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6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15.65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17.2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55.05pt"/>
    </style:style>
    <style:style style:name="co8" style:family="table-column">
      <style:table-column-properties fo:break-before="auto" style:column-width="22.59pt"/>
    </style:style>
    <style:style style:name="co9" style:family="table-column">
      <style:table-column-properties fo:break-before="auto" style:column-width="24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rial_20190715_215637_A" table:style-name="ta1">
        <table:shapes>
          <draw:frame draw:z-index="0" draw:style-name="gr1" draw:text-style-name="P1" svg:width="1125.75pt" svg:height="560.15pt" svg:x="259.74pt" svg:y="12.84pt">
            <draw:object draw:notify-on-update-of-ranges="serial_20190715_215637_A.B1:serial_20190715_215637_A.B383 serial_20190715_215637_A.D1:serial_20190715_215637_A.D1 serial_20190715_215637_A.E1:serial_20190715_215637_A.E383 serial_20190715_215637_B.B1:serial_20190715_215637_B.B217 serial_20190715_215637_B.D1:serial_20190715_215637_B.D1 serial_20190715_215637_B.E1:serial_20190715_215637_B.E2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25.75pt" svg:height="560.15pt" svg:x="259.71pt" svg:y="588.84pt">
            <draw:object draw:notify-on-update-of-ranges="serial_20190715_215637_A.B384:serial_20190715_215637_A.B681 serial_20190715_215637_A.D1:serial_20190715_215637_A.D1 serial_20190715_215637_A.E384:serial_20190715_215637_A.E681 serial_20190715_215637_B.B218:serial_20190715_215637_B.B382 serial_20190715_215637_B.D1:serial_20190715_215637_B.D1 serial_20190715_215637_B.E218:serial_20190715_215637_B.E38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21:54:33.677</text:p>
          </table:table-cell>
          <table:table-cell office:value-type="float" office:value="1547626" calcext:value-type="float">
            <text:p>154762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09" calcext:value-type="float">
            <text:p>24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3.789</text:p>
          </table:table-cell>
          <table:table-cell office:value-type="float" office:value="1547675" calcext:value-type="float">
            <text:p>154767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89" calcext:value-type="float">
            <text:p>24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3.791</text:p>
          </table:table-cell>
          <table:table-cell office:value-type="float" office:value="1547687" calcext:value-type="float">
            <text:p>154768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89" calcext:value-type="float">
            <text:p>24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3.793</text:p>
          </table:table-cell>
          <table:table-cell office:value-type="float" office:value="1547737" calcext:value-type="float">
            <text:p>154773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9" calcext:value-type="float">
            <text:p>24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3.839</text:p>
          </table:table-cell>
          <table:table-cell office:value-type="float" office:value="1547786" calcext:value-type="float">
            <text:p>154778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89" calcext:value-type="float">
            <text:p>24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3.848</text:p>
          </table:table-cell>
          <table:table-cell office:value-type="float" office:value="1547799" calcext:value-type="float">
            <text:p>154779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88" calcext:value-type="float">
            <text:p>24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3.986</text:p>
          </table:table-cell>
          <table:table-cell office:value-type="float" office:value="1547848" calcext:value-type="float">
            <text:p>154784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87" calcext:value-type="float">
            <text:p>24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3.988</text:p>
          </table:table-cell>
          <table:table-cell office:value-type="float" office:value="1547860" calcext:value-type="float">
            <text:p>154786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86" calcext:value-type="float">
            <text:p>24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3.993</text:p>
          </table:table-cell>
          <table:table-cell office:value-type="float" office:value="1547910" calcext:value-type="float">
            <text:p>15479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87" calcext:value-type="float">
            <text:p>24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037</text:p>
          </table:table-cell>
          <table:table-cell office:value-type="float" office:value="1547959" calcext:value-type="float">
            <text:p>154795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87" calcext:value-type="float">
            <text:p>24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039</text:p>
          </table:table-cell>
          <table:table-cell office:value-type="float" office:value="1547972" calcext:value-type="float">
            <text:p>15479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89" calcext:value-type="float">
            <text:p>24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074</text:p>
          </table:table-cell>
          <table:table-cell office:value-type="float" office:value="1548021" calcext:value-type="float">
            <text:p>15480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88" calcext:value-type="float">
            <text:p>24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086</text:p>
          </table:table-cell>
          <table:table-cell office:value-type="float" office:value="1548034" calcext:value-type="float">
            <text:p>154803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88" calcext:value-type="float">
            <text:p>24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141</text:p>
          </table:table-cell>
          <table:table-cell office:value-type="float" office:value="1548083" calcext:value-type="float">
            <text:p>154808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89" calcext:value-type="float">
            <text:p>24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143</text:p>
          </table:table-cell>
          <table:table-cell office:value-type="float" office:value="1548096" calcext:value-type="float">
            <text:p>154809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88" calcext:value-type="float">
            <text:p>24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210</text:p>
          </table:table-cell>
          <table:table-cell office:value-type="float" office:value="1548145" calcext:value-type="float">
            <text:p>154814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9" calcext:value-type="float">
            <text:p>24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212</text:p>
          </table:table-cell>
          <table:table-cell office:value-type="float" office:value="1548157" calcext:value-type="float">
            <text:p>154815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91" calcext:value-type="float">
            <text:p>24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297</text:p>
          </table:table-cell>
          <table:table-cell office:value-type="float" office:value="1548207" calcext:value-type="float">
            <text:p>154820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94" calcext:value-type="float">
            <text:p>24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309</text:p>
          </table:table-cell>
          <table:table-cell office:value-type="float" office:value="1548256" calcext:value-type="float">
            <text:p>154825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97" calcext:value-type="float">
            <text:p>24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321</text:p>
          </table:table-cell>
          <table:table-cell office:value-type="float" office:value="1548269" calcext:value-type="float">
            <text:p>154826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96" calcext:value-type="float">
            <text:p>24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404</text:p>
          </table:table-cell>
          <table:table-cell office:value-type="float" office:value="1548318" calcext:value-type="float">
            <text:p>15483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94" calcext:value-type="float">
            <text:p>24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406</text:p>
          </table:table-cell>
          <table:table-cell office:value-type="float" office:value="1548331" calcext:value-type="float">
            <text:p>154833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92" calcext:value-type="float">
            <text:p>2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433</text:p>
          </table:table-cell>
          <table:table-cell office:value-type="float" office:value="1548380" calcext:value-type="float">
            <text:p>15483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88" calcext:value-type="float">
            <text:p>24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443</text:p>
          </table:table-cell>
          <table:table-cell office:value-type="float" office:value="1548393" calcext:value-type="float">
            <text:p>154839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89" calcext:value-type="float">
            <text:p>24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507</text:p>
          </table:table-cell>
          <table:table-cell office:value-type="float" office:value="1548442" calcext:value-type="float">
            <text:p>154844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92" calcext:value-type="float">
            <text:p>2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509</text:p>
          </table:table-cell>
          <table:table-cell office:value-type="float" office:value="1548454" calcext:value-type="float">
            <text:p>154845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93" calcext:value-type="float">
            <text:p>24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565</text:p>
          </table:table-cell>
          <table:table-cell office:value-type="float" office:value="1548504" calcext:value-type="float">
            <text:p>154850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93" calcext:value-type="float">
            <text:p>24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606</text:p>
          </table:table-cell>
          <table:table-cell office:value-type="float" office:value="1548553" calcext:value-type="float">
            <text:p>154855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92" calcext:value-type="float">
            <text:p>2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618</text:p>
          </table:table-cell>
          <table:table-cell office:value-type="float" office:value="1548566" calcext:value-type="float">
            <text:p>154856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93" calcext:value-type="float">
            <text:p>24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673</text:p>
          </table:table-cell>
          <table:table-cell office:value-type="float" office:value="1548615" calcext:value-type="float">
            <text:p>15486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94" calcext:value-type="float">
            <text:p>24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677</text:p>
          </table:table-cell>
          <table:table-cell office:value-type="float" office:value="1548627" calcext:value-type="float">
            <text:p>154862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94" calcext:value-type="float">
            <text:p>24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745</text:p>
          </table:table-cell>
          <table:table-cell office:value-type="float" office:value="1548677" calcext:value-type="float">
            <text:p>154867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93" calcext:value-type="float">
            <text:p>24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773</text:p>
          </table:table-cell>
          <table:table-cell office:value-type="float" office:value="1548726" calcext:value-type="float">
            <text:p>154872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87" calcext:value-type="float">
            <text:p>24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816</text:p>
          </table:table-cell>
          <table:table-cell office:value-type="float" office:value="1548739" calcext:value-type="float">
            <text:p>154873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95" calcext:value-type="float">
            <text:p>24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847</text:p>
          </table:table-cell>
          <table:table-cell office:value-type="float" office:value="1548788" calcext:value-type="float">
            <text:p>15487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09" calcext:value-type="float">
            <text:p>25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853</text:p>
          </table:table-cell>
          <table:table-cell office:value-type="float" office:value="1548801" calcext:value-type="float">
            <text:p>154880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62" calcext:value-type="float">
            <text:p>25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911</text:p>
          </table:table-cell>
          <table:table-cell office:value-type="float" office:value="1548850" calcext:value-type="float">
            <text:p>154885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2" calcext:value-type="float">
            <text:p>2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916</text:p>
          </table:table-cell>
          <table:table-cell office:value-type="float" office:value="1548863" calcext:value-type="float">
            <text:p>154886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44" calcext:value-type="float">
            <text:p>26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967</text:p>
          </table:table-cell>
          <table:table-cell office:value-type="float" office:value="1548912" calcext:value-type="float">
            <text:p>15489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55" calcext:value-type="float">
            <text:p>26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979</text:p>
          </table:table-cell>
          <table:table-cell office:value-type="float" office:value="1548924" calcext:value-type="float">
            <text:p>154892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4" calcext:value-type="float">
            <text:p>25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025</text:p>
          </table:table-cell>
          <table:table-cell office:value-type="float" office:value="1548974" calcext:value-type="float">
            <text:p>154897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25" calcext:value-type="float">
            <text:p>25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081</text:p>
          </table:table-cell>
          <table:table-cell office:value-type="float" office:value="1549023" calcext:value-type="float">
            <text:p>15490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85" calcext:value-type="float">
            <text:p>24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095</text:p>
          </table:table-cell>
          <table:table-cell office:value-type="float" office:value="1549036" calcext:value-type="float">
            <text:p>154903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34" calcext:value-type="float">
            <text:p>25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150</text:p>
          </table:table-cell>
          <table:table-cell office:value-type="float" office:value="1549085" calcext:value-type="float">
            <text:p>154908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35" calcext:value-type="float">
            <text:p>26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35.153</text:p>
          </table:table-cell>
          <table:table-cell office:value-type="float" office:value="1549097" calcext:value-type="float">
            <text:p>154909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5" calcext:value-type="float">
            <text:p>27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35.200</text:p>
          </table:table-cell>
          <table:table-cell office:value-type="float" office:value="1549147" calcext:value-type="float">
            <text:p>154914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55" calcext:value-type="float">
            <text:p>28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35.247</text:p>
          </table:table-cell>
          <table:table-cell office:value-type="float" office:value="1549196" calcext:value-type="float">
            <text:p>154919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79" calcext:value-type="float">
            <text:p>28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257</text:p>
          </table:table-cell>
          <table:table-cell office:value-type="float" office:value="1549209" calcext:value-type="float">
            <text:p>154920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4" calcext:value-type="float">
            <text:p>2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318</text:p>
          </table:table-cell>
          <table:table-cell office:value-type="float" office:value="1549258" calcext:value-type="float">
            <text:p>154925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85" calcext:value-type="float">
            <text:p>27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319</text:p>
          </table:table-cell>
          <table:table-cell office:value-type="float" office:value="1549271" calcext:value-type="float">
            <text:p>154927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1" calcext:value-type="float">
            <text:p>27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380</text:p>
          </table:table-cell>
          <table:table-cell office:value-type="float" office:value="1549320" calcext:value-type="float">
            <text:p>15493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35" calcext:value-type="float">
            <text:p>26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380</text:p>
          </table:table-cell>
          <table:table-cell office:value-type="float" office:value="1549333" calcext:value-type="float">
            <text:p>154933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443</text:p>
          </table:table-cell>
          <table:table-cell office:value-type="float" office:value="1549382" calcext:value-type="float">
            <text:p>154938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64" calcext:value-type="float">
            <text:p>2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452</text:p>
          </table:table-cell>
          <table:table-cell office:value-type="float" office:value="1549394" calcext:value-type="float">
            <text:p>154939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2" calcext:value-type="float">
            <text:p>25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501</text:p>
          </table:table-cell>
          <table:table-cell office:value-type="float" office:value="1549444" calcext:value-type="float">
            <text:p>154944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87" calcext:value-type="float">
            <text:p>24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551</text:p>
          </table:table-cell>
          <table:table-cell office:value-type="float" office:value="1549493" calcext:value-type="float">
            <text:p>154949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14" calcext:value-type="float">
            <text:p>25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553</text:p>
          </table:table-cell>
          <table:table-cell office:value-type="float" office:value="1549506" calcext:value-type="float">
            <text:p>15495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27" calcext:value-type="float">
            <text:p>25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619</text:p>
          </table:table-cell>
          <table:table-cell office:value-type="float" office:value="1549555" calcext:value-type="float">
            <text:p>154955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61" calcext:value-type="float">
            <text:p>25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619</text:p>
          </table:table-cell>
          <table:table-cell office:value-type="float" office:value="1549568" calcext:value-type="float">
            <text:p>154956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3" calcext:value-type="float">
            <text:p>25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668</text:p>
          </table:table-cell>
          <table:table-cell office:value-type="float" office:value="1549617" calcext:value-type="float">
            <text:p>15496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8" calcext:value-type="float">
            <text:p>2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678</text:p>
          </table:table-cell>
          <table:table-cell office:value-type="float" office:value="1549630" calcext:value-type="float">
            <text:p>15496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83" calcext:value-type="float">
            <text:p>25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736</text:p>
          </table:table-cell>
          <table:table-cell office:value-type="float" office:value="1549679" calcext:value-type="float">
            <text:p>154967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62" calcext:value-type="float">
            <text:p>25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737</text:p>
          </table:table-cell>
          <table:table-cell office:value-type="float" office:value="1549691" calcext:value-type="float">
            <text:p>154969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44" calcext:value-type="float">
            <text:p>25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805</text:p>
          </table:table-cell>
          <table:table-cell office:value-type="float" office:value="1549741" calcext:value-type="float">
            <text:p>154974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08" calcext:value-type="float">
            <text:p>25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863</text:p>
          </table:table-cell>
          <table:table-cell office:value-type="float" office:value="1549790" calcext:value-type="float">
            <text:p>15497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93" calcext:value-type="float">
            <text:p>24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865</text:p>
          </table:table-cell>
          <table:table-cell office:value-type="float" office:value="1549803" calcext:value-type="float">
            <text:p>154980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3" calcext:value-type="float">
            <text:p>25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909</text:p>
          </table:table-cell>
          <table:table-cell office:value-type="float" office:value="1549852" calcext:value-type="float">
            <text:p>154985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89" calcext:value-type="float">
            <text:p>25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912</text:p>
          </table:table-cell>
          <table:table-cell office:value-type="float" office:value="1549864" calcext:value-type="float">
            <text:p>154986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49" calcext:value-type="float">
            <text:p>26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965</text:p>
          </table:table-cell>
          <table:table-cell office:value-type="float" office:value="1549914" calcext:value-type="float">
            <text:p>154991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95" calcext:value-type="float">
            <text:p>26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022</text:p>
          </table:table-cell>
          <table:table-cell office:value-type="float" office:value="1549963" calcext:value-type="float">
            <text:p>154996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02" calcext:value-type="float">
            <text:p>27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028</text:p>
          </table:table-cell>
          <table:table-cell office:value-type="float" office:value="1549976" calcext:value-type="float">
            <text:p>154997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45" calcext:value-type="float">
            <text:p>26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100</text:p>
          </table:table-cell>
          <table:table-cell office:value-type="float" office:value="1550025" calcext:value-type="float">
            <text:p>15500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88" calcext:value-type="float">
            <text:p>25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101</text:p>
          </table:table-cell>
          <table:table-cell office:value-type="float" office:value="1550038" calcext:value-type="float">
            <text:p>155003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98" calcext:value-type="float">
            <text:p>24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238</text:p>
          </table:table-cell>
          <table:table-cell office:value-type="float" office:value="1550087" calcext:value-type="float">
            <text:p>155008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2" calcext:value-type="float">
            <text:p>2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238</text:p>
          </table:table-cell>
          <table:table-cell office:value-type="float" office:value="1550100" calcext:value-type="float">
            <text:p>15501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63" calcext:value-type="float">
            <text:p>23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243</text:p>
          </table:table-cell>
          <table:table-cell office:value-type="float" office:value="1550149" calcext:value-type="float">
            <text:p>155014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13" calcext:value-type="float">
            <text:p>23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246</text:p>
          </table:table-cell>
          <table:table-cell office:value-type="float" office:value="1550161" calcext:value-type="float">
            <text:p>155016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89" calcext:value-type="float">
            <text:p>22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352</text:p>
          </table:table-cell>
          <table:table-cell office:value-type="float" office:value="1550211" calcext:value-type="float">
            <text:p>15502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7" calcext:value-type="float">
            <text:p>22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354</text:p>
          </table:table-cell>
          <table:table-cell office:value-type="float" office:value="1550260" calcext:value-type="float">
            <text:p>155026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71" calcext:value-type="float">
            <text:p>22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357</text:p>
          </table:table-cell>
          <table:table-cell office:value-type="float" office:value="1550273" calcext:value-type="float">
            <text:p>155027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71" calcext:value-type="float">
            <text:p>22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476</text:p>
          </table:table-cell>
          <table:table-cell office:value-type="float" office:value="1550322" calcext:value-type="float">
            <text:p>15503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76" calcext:value-type="float">
            <text:p>22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477</text:p>
          </table:table-cell>
          <table:table-cell office:value-type="float" office:value="1550334" calcext:value-type="float">
            <text:p>155033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74" calcext:value-type="float">
            <text:p>22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482</text:p>
          </table:table-cell>
          <table:table-cell office:value-type="float" office:value="1550384" calcext:value-type="float">
            <text:p>155038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63" calcext:value-type="float">
            <text:p>22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483</text:p>
          </table:table-cell>
          <table:table-cell office:value-type="float" office:value="1550433" calcext:value-type="float">
            <text:p>155043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43" calcext:value-type="float">
            <text:p>22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601</text:p>
          </table:table-cell>
          <table:table-cell office:value-type="float" office:value="1550446" calcext:value-type="float">
            <text:p>155044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07" calcext:value-type="float">
            <text:p>22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602</text:p>
          </table:table-cell>
          <table:table-cell office:value-type="float" office:value="1550495" calcext:value-type="float">
            <text:p>155049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78" calcext:value-type="float">
            <text:p>21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604</text:p>
          </table:table-cell>
          <table:table-cell office:value-type="float" office:value="1550508" calcext:value-type="float">
            <text:p>155050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46" calcext:value-type="float">
            <text:p>21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720</text:p>
          </table:table-cell>
          <table:table-cell office:value-type="float" office:value="1550557" calcext:value-type="float">
            <text:p>155055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19" calcext:value-type="float">
            <text:p>2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722</text:p>
          </table:table-cell>
          <table:table-cell office:value-type="float" office:value="1550570" calcext:value-type="float">
            <text:p>15505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08" calcext:value-type="float">
            <text:p>2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726</text:p>
          </table:table-cell>
          <table:table-cell office:value-type="float" office:value="1550619" calcext:value-type="float">
            <text:p>15506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97" calcext:value-type="float">
            <text:p>20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728</text:p>
          </table:table-cell>
          <table:table-cell office:value-type="float" office:value="1550631" calcext:value-type="float">
            <text:p>155063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03" calcext:value-type="float">
            <text:p>21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851</text:p>
          </table:table-cell>
          <table:table-cell office:value-type="float" office:value="1550681" calcext:value-type="float">
            <text:p>155068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08" calcext:value-type="float">
            <text:p>2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852</text:p>
          </table:table-cell>
          <table:table-cell office:value-type="float" office:value="1550730" calcext:value-type="float">
            <text:p>15507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16" calcext:value-type="float">
            <text:p>21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857</text:p>
          </table:table-cell>
          <table:table-cell office:value-type="float" office:value="1550743" calcext:value-type="float">
            <text:p>155074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21" calcext:value-type="float">
            <text:p>21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859</text:p>
          </table:table-cell>
          <table:table-cell office:value-type="float" office:value="1550792" calcext:value-type="float">
            <text:p>155079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19" calcext:value-type="float">
            <text:p>2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967</text:p>
          </table:table-cell>
          <table:table-cell office:value-type="float" office:value="1550804" calcext:value-type="float">
            <text:p>155080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21" calcext:value-type="float">
            <text:p>21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970</text:p>
          </table:table-cell>
          <table:table-cell office:value-type="float" office:value="1550854" calcext:value-type="float">
            <text:p>155085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22" calcext:value-type="float">
            <text:p>21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971</text:p>
          </table:table-cell>
          <table:table-cell office:value-type="float" office:value="1550903" calcext:value-type="float">
            <text:p>155090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3" calcext:value-type="float">
            <text:p>2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975</text:p>
          </table:table-cell>
          <table:table-cell office:value-type="float" office:value="1550916" calcext:value-type="float">
            <text:p>15509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47" calcext:value-type="float">
            <text:p>21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078</text:p>
          </table:table-cell>
          <table:table-cell office:value-type="float" office:value="1550965" calcext:value-type="float">
            <text:p>155096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73" calcext:value-type="float">
            <text:p>21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081</text:p>
          </table:table-cell>
          <table:table-cell office:value-type="float" office:value="1550978" calcext:value-type="float">
            <text:p>155097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93" calcext:value-type="float">
            <text:p>21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179</text:p>
          </table:table-cell>
          <table:table-cell office:value-type="float" office:value="1551028" calcext:value-type="float">
            <text:p>1551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09" calcext:value-type="float">
            <text:p>22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179</text:p>
          </table:table-cell>
          <table:table-cell office:value-type="float" office:value="1551040" calcext:value-type="float">
            <text:p>155104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14" calcext:value-type="float">
            <text:p>22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183</text:p>
          </table:table-cell>
          <table:table-cell office:value-type="float" office:value="1551089" calcext:value-type="float">
            <text:p>155108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16" calcext:value-type="float">
            <text:p>22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186</text:p>
          </table:table-cell>
          <table:table-cell office:value-type="float" office:value="1551102" calcext:value-type="float">
            <text:p>155110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2" calcext:value-type="float">
            <text:p>2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203</text:p>
          </table:table-cell>
          <table:table-cell office:value-type="float" office:value="1551152" calcext:value-type="float">
            <text:p>155115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2" calcext:value-type="float">
            <text:p>2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254</text:p>
          </table:table-cell>
          <table:table-cell office:value-type="float" office:value="1551201" calcext:value-type="float">
            <text:p>155120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03" calcext:value-type="float">
            <text:p>22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264</text:p>
          </table:table-cell>
          <table:table-cell office:value-type="float" office:value="1551213" calcext:value-type="float">
            <text:p>155121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77" calcext:value-type="float">
            <text:p>21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337</text:p>
          </table:table-cell>
          <table:table-cell office:value-type="float" office:value="1551262" calcext:value-type="float">
            <text:p>155126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53" calcext:value-type="float">
            <text:p>21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338</text:p>
          </table:table-cell>
          <table:table-cell office:value-type="float" office:value="1551276" calcext:value-type="float">
            <text:p>155127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38" calcext:value-type="float">
            <text:p>21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390</text:p>
          </table:table-cell>
          <table:table-cell office:value-type="float" office:value="1551325" calcext:value-type="float">
            <text:p>15513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36" calcext:value-type="float">
            <text:p>21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392</text:p>
          </table:table-cell>
          <table:table-cell office:value-type="float" office:value="1551337" calcext:value-type="float">
            <text:p>155133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37" calcext:value-type="float">
            <text:p>21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447</text:p>
          </table:table-cell>
          <table:table-cell office:value-type="float" office:value="1551386" calcext:value-type="float">
            <text:p>155138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35" calcext:value-type="float">
            <text:p>21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450</text:p>
          </table:table-cell>
          <table:table-cell office:value-type="float" office:value="1551399" calcext:value-type="float">
            <text:p>155139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17" calcext:value-type="float">
            <text:p>21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521</text:p>
          </table:table-cell>
          <table:table-cell office:value-type="float" office:value="1551449" calcext:value-type="float">
            <text:p>155144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95" calcext:value-type="float">
            <text:p>2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544</text:p>
          </table:table-cell>
          <table:table-cell office:value-type="float" office:value="1551498" calcext:value-type="float">
            <text:p>155149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71" calcext:value-type="float">
            <text:p>2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565</text:p>
          </table:table-cell>
          <table:table-cell office:value-type="float" office:value="1551510" calcext:value-type="float">
            <text:p>15515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47" calcext:value-type="float">
            <text:p>20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622</text:p>
          </table:table-cell>
          <table:table-cell office:value-type="float" office:value="1551559" calcext:value-type="float">
            <text:p>155155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34" calcext:value-type="float">
            <text:p>20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627</text:p>
          </table:table-cell>
          <table:table-cell office:value-type="float" office:value="1551572" calcext:value-type="float">
            <text:p>15515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25" calcext:value-type="float">
            <text:p>2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682</text:p>
          </table:table-cell>
          <table:table-cell office:value-type="float" office:value="1551622" calcext:value-type="float">
            <text:p>15516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22" calcext:value-type="float">
            <text:p>2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740</text:p>
          </table:table-cell>
          <table:table-cell office:value-type="float" office:value="1551671" calcext:value-type="float">
            <text:p>155167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27" calcext:value-type="float">
            <text:p>20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744</text:p>
          </table:table-cell>
          <table:table-cell office:value-type="float" office:value="1551683" calcext:value-type="float">
            <text:p>155168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26" calcext:value-type="float">
            <text:p>20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801</text:p>
          </table:table-cell>
          <table:table-cell office:value-type="float" office:value="1551732" calcext:value-type="float">
            <text:p>155173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24" calcext:value-type="float">
            <text:p>2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804</text:p>
          </table:table-cell>
          <table:table-cell office:value-type="float" office:value="1551746" calcext:value-type="float">
            <text:p>155174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23" calcext:value-type="float">
            <text:p>20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861</text:p>
          </table:table-cell>
          <table:table-cell office:value-type="float" office:value="1551795" calcext:value-type="float">
            <text:p>155179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15" calcext:value-type="float">
            <text:p>2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863</text:p>
          </table:table-cell>
          <table:table-cell office:value-type="float" office:value="1551807" calcext:value-type="float">
            <text:p>155180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15" calcext:value-type="float">
            <text:p>2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924</text:p>
          </table:table-cell>
          <table:table-cell office:value-type="float" office:value="1551856" calcext:value-type="float">
            <text:p>155185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15" calcext:value-type="float">
            <text:p>2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925</text:p>
          </table:table-cell>
          <table:table-cell office:value-type="float" office:value="1551869" calcext:value-type="float">
            <text:p>155186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14" calcext:value-type="float">
            <text:p>2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981</text:p>
          </table:table-cell>
          <table:table-cell office:value-type="float" office:value="1551919" calcext:value-type="float">
            <text:p>15519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11" calcext:value-type="float">
            <text:p>20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045</text:p>
          </table:table-cell>
          <table:table-cell office:value-type="float" office:value="1551968" calcext:value-type="float">
            <text:p>155196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1" calcext:value-type="float">
            <text:p>2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050</text:p>
          </table:table-cell>
          <table:table-cell office:value-type="float" office:value="1551981" calcext:value-type="float">
            <text:p>155198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08" calcext:value-type="float">
            <text:p>2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101</text:p>
          </table:table-cell>
          <table:table-cell office:value-type="float" office:value="1552029" calcext:value-type="float">
            <text:p>15520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1" calcext:value-type="float">
            <text:p>2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103</text:p>
          </table:table-cell>
          <table:table-cell office:value-type="float" office:value="1552043" calcext:value-type="float">
            <text:p>155204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13" calcext:value-type="float">
            <text:p>2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161</text:p>
          </table:table-cell>
          <table:table-cell office:value-type="float" office:value="1552092" calcext:value-type="float">
            <text:p>155209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16" calcext:value-type="float">
            <text:p>2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163</text:p>
          </table:table-cell>
          <table:table-cell office:value-type="float" office:value="1552105" calcext:value-type="float">
            <text:p>15521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17" calcext:value-type="float">
            <text:p>2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222</text:p>
          </table:table-cell>
          <table:table-cell office:value-type="float" office:value="1552154" calcext:value-type="float">
            <text:p>155215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17" calcext:value-type="float">
            <text:p>2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224</text:p>
          </table:table-cell>
          <table:table-cell office:value-type="float" office:value="1552166" calcext:value-type="float">
            <text:p>155216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15" calcext:value-type="float">
            <text:p>2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283</text:p>
          </table:table-cell>
          <table:table-cell office:value-type="float" office:value="1552216" calcext:value-type="float">
            <text:p>15522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13" calcext:value-type="float">
            <text:p>2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351</text:p>
          </table:table-cell>
          <table:table-cell office:value-type="float" office:value="1552265" calcext:value-type="float">
            <text:p>155226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18" calcext:value-type="float">
            <text:p>2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355</text:p>
          </table:table-cell>
          <table:table-cell office:value-type="float" office:value="1552278" calcext:value-type="float">
            <text:p>155227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29" calcext:value-type="float">
            <text:p>20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401</text:p>
          </table:table-cell>
          <table:table-cell office:value-type="float" office:value="1552327" calcext:value-type="float">
            <text:p>155232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41" calcext:value-type="float">
            <text:p>2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406</text:p>
          </table:table-cell>
          <table:table-cell office:value-type="float" office:value="1552339" calcext:value-type="float">
            <text:p>155233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67" calcext:value-type="float">
            <text:p>2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463</text:p>
          </table:table-cell>
          <table:table-cell office:value-type="float" office:value="1552389" calcext:value-type="float">
            <text:p>155238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89" calcext:value-type="float">
            <text:p>2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484</text:p>
          </table:table-cell>
          <table:table-cell office:value-type="float" office:value="1552438" calcext:value-type="float">
            <text:p>155243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525</text:p>
          </table:table-cell>
          <table:table-cell office:value-type="float" office:value="1552451" calcext:value-type="float">
            <text:p>155245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14" calcext:value-type="float">
            <text:p>21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588</text:p>
          </table:table-cell>
          <table:table-cell office:value-type="float" office:value="1552499" calcext:value-type="float">
            <text:p>155249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18" calcext:value-type="float">
            <text:p>2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590</text:p>
          </table:table-cell>
          <table:table-cell office:value-type="float" office:value="1552513" calcext:value-type="float">
            <text:p>155251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28" calcext:value-type="float">
            <text:p>21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606</text:p>
          </table:table-cell>
          <table:table-cell office:value-type="float" office:value="1552562" calcext:value-type="float">
            <text:p>155256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51" calcext:value-type="float">
            <text:p>21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644</text:p>
          </table:table-cell>
          <table:table-cell office:value-type="float" office:value="1552575" calcext:value-type="float">
            <text:p>155257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73" calcext:value-type="float">
            <text:p>21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713</text:p>
          </table:table-cell>
          <table:table-cell office:value-type="float" office:value="1552623" calcext:value-type="float">
            <text:p>15526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89" calcext:value-type="float">
            <text:p>21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714</text:p>
          </table:table-cell>
          <table:table-cell office:value-type="float" office:value="1552636" calcext:value-type="float">
            <text:p>155263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85" calcext:value-type="float">
            <text:p>21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729</text:p>
          </table:table-cell>
          <table:table-cell office:value-type="float" office:value="1552686" calcext:value-type="float">
            <text:p>155268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77" calcext:value-type="float">
            <text:p>21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783</text:p>
          </table:table-cell>
          <table:table-cell office:value-type="float" office:value="1552735" calcext:value-type="float">
            <text:p>155273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65" calcext:value-type="float">
            <text:p>21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823</text:p>
          </table:table-cell>
          <table:table-cell office:value-type="float" office:value="1552747" calcext:value-type="float">
            <text:p>155274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51" calcext:value-type="float">
            <text:p>21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844</text:p>
          </table:table-cell>
          <table:table-cell office:value-type="float" office:value="1552796" calcext:value-type="float">
            <text:p>155279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45" calcext:value-type="float">
            <text:p>21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884</text:p>
          </table:table-cell>
          <table:table-cell office:value-type="float" office:value="1552809" calcext:value-type="float">
            <text:p>155280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3" calcext:value-type="float">
            <text:p>2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906</text:p>
          </table:table-cell>
          <table:table-cell office:value-type="float" office:value="1552859" calcext:value-type="float">
            <text:p>155285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14" calcext:value-type="float">
            <text:p>21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957</text:p>
          </table:table-cell>
          <table:table-cell office:value-type="float" office:value="1552908" calcext:value-type="float">
            <text:p>155290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08" calcext:value-type="float">
            <text:p>2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968</text:p>
          </table:table-cell>
          <table:table-cell office:value-type="float" office:value="1552920" calcext:value-type="float">
            <text:p>15529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07" calcext:value-type="float">
            <text:p>21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019</text:p>
          </table:table-cell>
          <table:table-cell office:value-type="float" office:value="1552969" calcext:value-type="float">
            <text:p>155296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19" calcext:value-type="float">
            <text:p>2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063</text:p>
          </table:table-cell>
          <table:table-cell office:value-type="float" office:value="1552983" calcext:value-type="float">
            <text:p>155298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36" calcext:value-type="float">
            <text:p>21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081</text:p>
          </table:table-cell>
          <table:table-cell office:value-type="float" office:value="1553032" calcext:value-type="float">
            <text:p>155303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46" calcext:value-type="float">
            <text:p>21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089</text:p>
          </table:table-cell>
          <table:table-cell office:value-type="float" office:value="1553045" calcext:value-type="float">
            <text:p>155304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54" calcext:value-type="float">
            <text:p>21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141</text:p>
          </table:table-cell>
          <table:table-cell office:value-type="float" office:value="1553093" calcext:value-type="float">
            <text:p>155309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56" calcext:value-type="float">
            <text:p>21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181</text:p>
          </table:table-cell>
          <table:table-cell office:value-type="float" office:value="1553106" calcext:value-type="float">
            <text:p>15531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55" calcext:value-type="float">
            <text:p>21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242</text:p>
          </table:table-cell>
          <table:table-cell office:value-type="float" office:value="1553156" calcext:value-type="float">
            <text:p>155315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55" calcext:value-type="float">
            <text:p>21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259</text:p>
          </table:table-cell>
          <table:table-cell office:value-type="float" office:value="1553205" calcext:value-type="float">
            <text:p>15532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55" calcext:value-type="float">
            <text:p>21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270</text:p>
          </table:table-cell>
          <table:table-cell office:value-type="float" office:value="1553217" calcext:value-type="float">
            <text:p>15532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54" calcext:value-type="float">
            <text:p>21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316</text:p>
          </table:table-cell>
          <table:table-cell office:value-type="float" office:value="1553266" calcext:value-type="float">
            <text:p>155326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51" calcext:value-type="float">
            <text:p>21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326</text:p>
          </table:table-cell>
          <table:table-cell office:value-type="float" office:value="1553280" calcext:value-type="float">
            <text:p>15532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45" calcext:value-type="float">
            <text:p>21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377</text:p>
          </table:table-cell>
          <table:table-cell office:value-type="float" office:value="1553329" calcext:value-type="float">
            <text:p>15533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36" calcext:value-type="float">
            <text:p>21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389</text:p>
          </table:table-cell>
          <table:table-cell office:value-type="float" office:value="1553342" calcext:value-type="float">
            <text:p>155334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41" calcext:value-type="float">
            <text:p>21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440</text:p>
          </table:table-cell>
          <table:table-cell office:value-type="float" office:value="1553390" calcext:value-type="float">
            <text:p>15533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52" calcext:value-type="float">
            <text:p>21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450</text:p>
          </table:table-cell>
          <table:table-cell office:value-type="float" office:value="1553403" calcext:value-type="float">
            <text:p>155340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79" calcext:value-type="float">
            <text:p>21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501</text:p>
          </table:table-cell>
          <table:table-cell office:value-type="float" office:value="1553453" calcext:value-type="float">
            <text:p>155345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04" calcext:value-type="float">
            <text:p>22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553</text:p>
          </table:table-cell>
          <table:table-cell office:value-type="float" office:value="1553502" calcext:value-type="float">
            <text:p>155350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03" calcext:value-type="float">
            <text:p>22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563</text:p>
          </table:table-cell>
          <table:table-cell office:value-type="float" office:value="1553515" calcext:value-type="float">
            <text:p>15535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92" calcext:value-type="float">
            <text:p>21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616</text:p>
          </table:table-cell>
          <table:table-cell office:value-type="float" office:value="1553563" calcext:value-type="float">
            <text:p>155356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69" calcext:value-type="float">
            <text:p>21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622</text:p>
          </table:table-cell>
          <table:table-cell office:value-type="float" office:value="1553576" calcext:value-type="float">
            <text:p>155357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45" calcext:value-type="float">
            <text:p>21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723</text:p>
          </table:table-cell>
          <table:table-cell office:value-type="float" office:value="1553626" calcext:value-type="float">
            <text:p>155362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34" calcext:value-type="float">
            <text:p>21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723</text:p>
          </table:table-cell>
          <table:table-cell office:value-type="float" office:value="1553675" calcext:value-type="float">
            <text:p>155367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25" calcext:value-type="float">
            <text:p>21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740</text:p>
          </table:table-cell>
          <table:table-cell office:value-type="float" office:value="1553688" calcext:value-type="float">
            <text:p>15536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16" calcext:value-type="float">
            <text:p>21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792</text:p>
          </table:table-cell>
          <table:table-cell office:value-type="float" office:value="1553737" calcext:value-type="float">
            <text:p>155373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1" calcext:value-type="float">
            <text:p>2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803</text:p>
          </table:table-cell>
          <table:table-cell office:value-type="float" office:value="1553750" calcext:value-type="float">
            <text:p>155375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09" calcext:value-type="float">
            <text:p>21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842</text:p>
          </table:table-cell>
          <table:table-cell office:value-type="float" office:value="1553799" calcext:value-type="float">
            <text:p>155379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12" calcext:value-type="float">
            <text:p>2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035</text:p>
          </table:table-cell>
          <table:table-cell office:value-type="float" office:value="1553812" calcext:value-type="float">
            <text:p>15538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19" calcext:value-type="float">
            <text:p>2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151</text:p>
          </table:table-cell>
          <table:table-cell office:value-type="float" office:value="1553861" calcext:value-type="float">
            <text:p>155386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27" calcext:value-type="float">
            <text:p>21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153</text:p>
          </table:table-cell>
          <table:table-cell office:value-type="float" office:value="1553873" calcext:value-type="float">
            <text:p>155387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37" calcext:value-type="float">
            <text:p>21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156</text:p>
          </table:table-cell>
          <table:table-cell office:value-type="float" office:value="1553923" calcext:value-type="float">
            <text:p>15539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45" calcext:value-type="float">
            <text:p>21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156</text:p>
          </table:table-cell>
          <table:table-cell office:value-type="float" office:value="1553972" calcext:value-type="float">
            <text:p>15539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57" calcext:value-type="float">
            <text:p>21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156</text:p>
          </table:table-cell>
          <table:table-cell office:value-type="float" office:value="1553985" calcext:value-type="float">
            <text:p>155398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67" calcext:value-type="float">
            <text:p>21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159</text:p>
          </table:table-cell>
          <table:table-cell office:value-type="float" office:value="1554034" calcext:value-type="float">
            <text:p>155403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73" calcext:value-type="float">
            <text:p>21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161</text:p>
          </table:table-cell>
          <table:table-cell office:value-type="float" office:value="1554046" calcext:value-type="float">
            <text:p>155404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77" calcext:value-type="float">
            <text:p>21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279</text:p>
          </table:table-cell>
          <table:table-cell office:value-type="float" office:value="1554096" calcext:value-type="float">
            <text:p>155409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77" calcext:value-type="float">
            <text:p>21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396</text:p>
          </table:table-cell>
          <table:table-cell office:value-type="float" office:value="1554145" calcext:value-type="float">
            <text:p>155414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72" calcext:value-type="float">
            <text:p>21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396</text:p>
          </table:table-cell>
          <table:table-cell office:value-type="float" office:value="1554158" calcext:value-type="float">
            <text:p>155415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63" calcext:value-type="float">
            <text:p>21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396</text:p>
          </table:table-cell>
          <table:table-cell office:value-type="float" office:value="1554206" calcext:value-type="float">
            <text:p>1554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58" calcext:value-type="float">
            <text:p>21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396</text:p>
          </table:table-cell>
          <table:table-cell office:value-type="float" office:value="1554220" calcext:value-type="float">
            <text:p>15542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54" calcext:value-type="float">
            <text:p>21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398</text:p>
          </table:table-cell>
          <table:table-cell office:value-type="float" office:value="1554269" calcext:value-type="float">
            <text:p>155426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54" calcext:value-type="float">
            <text:p>21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399</text:p>
          </table:table-cell>
          <table:table-cell office:value-type="float" office:value="1554282" calcext:value-type="float">
            <text:p>155428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6" calcext:value-type="float">
            <text:p>2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403</text:p>
          </table:table-cell>
          <table:table-cell office:value-type="float" office:value="1554331" calcext:value-type="float">
            <text:p>155433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65" calcext:value-type="float">
            <text:p>21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520</text:p>
          </table:table-cell>
          <table:table-cell office:value-type="float" office:value="1554343" calcext:value-type="float">
            <text:p>155434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68" calcext:value-type="float">
            <text:p>21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521</text:p>
          </table:table-cell>
          <table:table-cell office:value-type="float" office:value="1554393" calcext:value-type="float">
            <text:p>155439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72" calcext:value-type="float">
            <text:p>21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526</text:p>
          </table:table-cell>
          <table:table-cell office:value-type="float" office:value="1554442" calcext:value-type="float">
            <text:p>155444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7" calcext:value-type="float">
            <text:p>2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529</text:p>
          </table:table-cell>
          <table:table-cell office:value-type="float" office:value="1554455" calcext:value-type="float">
            <text:p>155445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68" calcext:value-type="float">
            <text:p>21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638</text:p>
          </table:table-cell>
          <table:table-cell office:value-type="float" office:value="1554503" calcext:value-type="float">
            <text:p>155450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66" calcext:value-type="float">
            <text:p>21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639</text:p>
          </table:table-cell>
          <table:table-cell office:value-type="float" office:value="1554516" calcext:value-type="float">
            <text:p>15545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63" calcext:value-type="float">
            <text:p>21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643</text:p>
          </table:table-cell>
          <table:table-cell office:value-type="float" office:value="1554566" calcext:value-type="float">
            <text:p>155456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6" calcext:value-type="float">
            <text:p>2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757</text:p>
          </table:table-cell>
          <table:table-cell office:value-type="float" office:value="1554615" calcext:value-type="float">
            <text:p>15546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55" calcext:value-type="float">
            <text:p>21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758</text:p>
          </table:table-cell>
          <table:table-cell office:value-type="float" office:value="1554628" calcext:value-type="float">
            <text:p>15546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54" calcext:value-type="float">
            <text:p>21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763</text:p>
          </table:table-cell>
          <table:table-cell office:value-type="float" office:value="1554676" calcext:value-type="float">
            <text:p>155467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54" calcext:value-type="float">
            <text:p>21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766</text:p>
          </table:table-cell>
          <table:table-cell office:value-type="float" office:value="1554690" calcext:value-type="float">
            <text:p>15546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6" calcext:value-type="float">
            <text:p>2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871</text:p>
          </table:table-cell>
          <table:table-cell office:value-type="float" office:value="1554739" calcext:value-type="float">
            <text:p>155473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69" calcext:value-type="float">
            <text:p>21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872</text:p>
          </table:table-cell>
          <table:table-cell office:value-type="float" office:value="1554752" calcext:value-type="float">
            <text:p>155475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77" calcext:value-type="float">
            <text:p>21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878</text:p>
          </table:table-cell>
          <table:table-cell office:value-type="float" office:value="1554801" calcext:value-type="float">
            <text:p>155480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85" calcext:value-type="float">
            <text:p>21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880</text:p>
          </table:table-cell>
          <table:table-cell office:value-type="float" office:value="1554813" calcext:value-type="float">
            <text:p>155481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8" calcext:value-type="float">
            <text:p>2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922</text:p>
          </table:table-cell>
          <table:table-cell office:value-type="float" office:value="1554863" calcext:value-type="float">
            <text:p>155486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73" calcext:value-type="float">
            <text:p>21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984</text:p>
          </table:table-cell>
          <table:table-cell office:value-type="float" office:value="1554912" calcext:value-type="float">
            <text:p>15549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68" calcext:value-type="float">
            <text:p>21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985</text:p>
          </table:table-cell>
          <table:table-cell office:value-type="float" office:value="1554925" calcext:value-type="float">
            <text:p>15549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67" calcext:value-type="float">
            <text:p>21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049</text:p>
          </table:table-cell>
          <table:table-cell office:value-type="float" office:value="1554973" calcext:value-type="float">
            <text:p>155497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72" calcext:value-type="float">
            <text:p>21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106</text:p>
          </table:table-cell>
          <table:table-cell office:value-type="float" office:value="1554987" calcext:value-type="float">
            <text:p>155498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78" calcext:value-type="float">
            <text:p>21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110</text:p>
          </table:table-cell>
          <table:table-cell office:value-type="float" office:value="1555036" calcext:value-type="float">
            <text:p>155503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8" calcext:value-type="float">
            <text:p>2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112</text:p>
          </table:table-cell>
          <table:table-cell office:value-type="float" office:value="1555049" calcext:value-type="float">
            <text:p>155504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82" calcext:value-type="float">
            <text:p>21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163</text:p>
          </table:table-cell>
          <table:table-cell office:value-type="float" office:value="1555098" calcext:value-type="float">
            <text:p>155509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83" calcext:value-type="float">
            <text:p>21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164</text:p>
          </table:table-cell>
          <table:table-cell office:value-type="float" office:value="1555110" calcext:value-type="float">
            <text:p>15551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83" calcext:value-type="float">
            <text:p>21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223</text:p>
          </table:table-cell>
          <table:table-cell office:value-type="float" office:value="1555160" calcext:value-type="float">
            <text:p>155516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8" calcext:value-type="float">
            <text:p>2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289</text:p>
          </table:table-cell>
          <table:table-cell office:value-type="float" office:value="1555209" calcext:value-type="float">
            <text:p>155520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73" calcext:value-type="float">
            <text:p>21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294</text:p>
          </table:table-cell>
          <table:table-cell office:value-type="float" office:value="1555222" calcext:value-type="float">
            <text:p>15552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68" calcext:value-type="float">
            <text:p>21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342</text:p>
          </table:table-cell>
          <table:table-cell office:value-type="float" office:value="1555271" calcext:value-type="float">
            <text:p>155527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67" calcext:value-type="float">
            <text:p>21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345</text:p>
          </table:table-cell>
          <table:table-cell office:value-type="float" office:value="1555283" calcext:value-type="float">
            <text:p>155528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69" calcext:value-type="float">
            <text:p>21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414</text:p>
          </table:table-cell>
          <table:table-cell office:value-type="float" office:value="1555333" calcext:value-type="float">
            <text:p>155533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75" calcext:value-type="float">
            <text:p>21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430</text:p>
          </table:table-cell>
          <table:table-cell office:value-type="float" office:value="1555382" calcext:value-type="float">
            <text:p>155538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8" calcext:value-type="float">
            <text:p>2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462</text:p>
          </table:table-cell>
          <table:table-cell office:value-type="float" office:value="1555395" calcext:value-type="float">
            <text:p>155539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86" calcext:value-type="float">
            <text:p>21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540</text:p>
          </table:table-cell>
          <table:table-cell office:value-type="float" office:value="1555443" calcext:value-type="float">
            <text:p>155544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89" calcext:value-type="float">
            <text:p>21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540</text:p>
          </table:table-cell>
          <table:table-cell office:value-type="float" office:value="1555457" calcext:value-type="float">
            <text:p>155545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93" calcext:value-type="float">
            <text:p>21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551</text:p>
          </table:table-cell>
          <table:table-cell office:value-type="float" office:value="1555506" calcext:value-type="float">
            <text:p>15555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94" calcext:value-type="float">
            <text:p>21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585</text:p>
          </table:table-cell>
          <table:table-cell office:value-type="float" office:value="1555519" calcext:value-type="float">
            <text:p>15555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91" calcext:value-type="float">
            <text:p>21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643</text:p>
          </table:table-cell>
          <table:table-cell office:value-type="float" office:value="1555568" calcext:value-type="float">
            <text:p>155556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88" calcext:value-type="float">
            <text:p>21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646</text:p>
          </table:table-cell>
          <table:table-cell office:value-type="float" office:value="1555580" calcext:value-type="float">
            <text:p>15555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87" calcext:value-type="float">
            <text:p>21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712</text:p>
          </table:table-cell>
          <table:table-cell office:value-type="float" office:value="1555630" calcext:value-type="float">
            <text:p>15556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87" calcext:value-type="float">
            <text:p>21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726</text:p>
          </table:table-cell>
          <table:table-cell office:value-type="float" office:value="1555679" calcext:value-type="float">
            <text:p>155567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9" calcext:value-type="float">
            <text:p>21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762</text:p>
          </table:table-cell>
          <table:table-cell office:value-type="float" office:value="1555692" calcext:value-type="float">
            <text:p>155569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89" calcext:value-type="float">
            <text:p>21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787</text:p>
          </table:table-cell>
          <table:table-cell office:value-type="float" office:value="1555741" calcext:value-type="float">
            <text:p>155574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84" calcext:value-type="float">
            <text:p>21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823</text:p>
          </table:table-cell>
          <table:table-cell office:value-type="float" office:value="1555753" calcext:value-type="float">
            <text:p>155575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54" calcext:value-type="float">
            <text:p>21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850</text:p>
          </table:table-cell>
          <table:table-cell office:value-type="float" office:value="1555803" calcext:value-type="float">
            <text:p>155580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19" calcext:value-type="float">
            <text:p>2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902</text:p>
          </table:table-cell>
          <table:table-cell office:value-type="float" office:value="1555852" calcext:value-type="float">
            <text:p>155585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9" calcext:value-type="float">
            <text:p>2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909</text:p>
          </table:table-cell>
          <table:table-cell office:value-type="float" office:value="1555865" calcext:value-type="float">
            <text:p>155586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75" calcext:value-type="float">
            <text:p>21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2.004</text:p>
          </table:table-cell>
          <table:table-cell office:value-type="float" office:value="1555914" calcext:value-type="float">
            <text:p>155591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25" calcext:value-type="float">
            <text:p>23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2.006</text:p>
          </table:table-cell>
          <table:table-cell office:value-type="float" office:value="1555927" calcext:value-type="float">
            <text:p>155592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38" calcext:value-type="float">
            <text:p>25.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:54:42.023</text:p>
          </table:table-cell>
          <table:table-cell office:value-type="float" office:value="1555976" calcext:value-type="float">
            <text:p>155597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51" calcext:value-type="float">
            <text:p>27.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:54:42.062</text:p>
          </table:table-cell>
          <table:table-cell office:value-type="float" office:value="1555989" calcext:value-type="float">
            <text:p>155598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55" calcext:value-type="float">
            <text:p>28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2.123</text:p>
          </table:table-cell>
          <table:table-cell office:value-type="float" office:value="1556038" calcext:value-type="float">
            <text:p>155603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96" calcext:value-type="float">
            <text:p>28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2.123</text:p>
          </table:table-cell>
          <table:table-cell office:value-type="float" office:value="1556051" calcext:value-type="float">
            <text:p>155605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11" calcext:value-type="float">
            <text:p>27.1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2.183</text:p>
          </table:table-cell>
          <table:table-cell office:value-type="float" office:value="1556101" calcext:value-type="float">
            <text:p>155610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44" calcext:value-type="float">
            <text:p>25.4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2.198</text:p>
          </table:table-cell>
          <table:table-cell office:value-type="float" office:value="1556150" calcext:value-type="float">
            <text:p>155615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32" calcext:value-type="float">
            <text:p>23.3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1:54:42.201</text:p>
          </table:table-cell>
          <table:table-cell office:value-type="float" office:value="1556162" calcext:value-type="float">
            <text:p>155616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32" calcext:value-type="float">
            <text:p>21.3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1:54:42.259</text:p>
          </table:table-cell>
          <table:table-cell office:value-type="float" office:value="1556211" calcext:value-type="float">
            <text:p>15562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94" calcext:value-type="float">
            <text:p>20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2.266</text:p>
          </table:table-cell>
          <table:table-cell office:value-type="float" office:value="1556225" calcext:value-type="float">
            <text:p>15562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38" calcext:value-type="float">
            <text:p>20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2.378</text:p>
          </table:table-cell>
          <table:table-cell office:value-type="float" office:value="1556274" calcext:value-type="float">
            <text:p>155627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24" calcext:value-type="float">
            <text:p>2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2.380</text:p>
          </table:table-cell>
          <table:table-cell office:value-type="float" office:value="1556286" calcext:value-type="float">
            <text:p>155628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42" calcext:value-type="float">
            <text:p>2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2.382</text:p>
          </table:table-cell>
          <table:table-cell office:value-type="float" office:value="1556335" calcext:value-type="float">
            <text:p>155633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74" calcext:value-type="float">
            <text:p>20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2.422</text:p>
          </table:table-cell>
          <table:table-cell office:value-type="float" office:value="1556348" calcext:value-type="float">
            <text:p>155634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86" calcext:value-type="float">
            <text:p>21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2.442</text:p>
          </table:table-cell>
          <table:table-cell office:value-type="float" office:value="1556398" calcext:value-type="float">
            <text:p>155639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23" calcext:value-type="float">
            <text:p>23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2.494</text:p>
          </table:table-cell>
          <table:table-cell office:value-type="float" office:value="1556447" calcext:value-type="float">
            <text:p>155644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1" calcext:value-type="float">
            <text:p>25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2.504</text:p>
          </table:table-cell>
          <table:table-cell office:value-type="float" office:value="1556459" calcext:value-type="float">
            <text:p>155645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86" calcext:value-type="float">
            <text:p>26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2.556</text:p>
          </table:table-cell>
          <table:table-cell office:value-type="float" office:value="1556508" calcext:value-type="float">
            <text:p>155650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85" calcext:value-type="float">
            <text:p>27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2.562</text:p>
          </table:table-cell>
          <table:table-cell office:value-type="float" office:value="1556521" calcext:value-type="float">
            <text:p>15565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30.1" calcext:value-type="float">
            <text:p>30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:54:42.617</text:p>
          </table:table-cell>
          <table:table-cell office:value-type="float" office:value="1556571" calcext:value-type="float">
            <text:p>155657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31.65" calcext:value-type="float">
            <text:p>31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2.692</text:p>
          </table:table-cell>
          <table:table-cell office:value-type="float" office:value="1556620" calcext:value-type="float">
            <text:p>15566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32.08" calcext:value-type="float">
            <text:p>32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2.725</text:p>
          </table:table-cell>
          <table:table-cell office:value-type="float" office:value="1556632" calcext:value-type="float">
            <text:p>155663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30.37" calcext:value-type="float">
            <text:p>30.3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2.730</text:p>
          </table:table-cell>
          <table:table-cell office:value-type="float" office:value="1556681" calcext:value-type="float">
            <text:p>155668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96" calcext:value-type="float">
            <text:p>26.9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21:54:42.737</text:p>
          </table:table-cell>
          <table:table-cell office:value-type="float" office:value="1556695" calcext:value-type="float">
            <text:p>155669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74" calcext:value-type="float">
            <text:p>23.7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21:54:42.863</text:p>
          </table:table-cell>
          <table:table-cell office:value-type="float" office:value="1556769" calcext:value-type="float">
            <text:p>155676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39" calcext:value-type="float">
            <text:p>21.3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1:54:42.866</text:p>
          </table:table-cell>
          <table:table-cell office:value-type="float" office:value="1556818" calcext:value-type="float">
            <text:p>15568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04" calcext:value-type="float">
            <text:p>23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2.903</text:p>
          </table:table-cell>
          <table:table-cell office:value-type="float" office:value="1556832" calcext:value-type="float">
            <text:p>155683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47" calcext:value-type="float">
            <text:p>26.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1:54:42.930</text:p>
          </table:table-cell>
          <table:table-cell office:value-type="float" office:value="1556881" calcext:value-type="float">
            <text:p>155688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9.69" calcext:value-type="float">
            <text:p>29.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1:54:42.965</text:p>
          </table:table-cell>
          <table:table-cell office:value-type="float" office:value="1556893" calcext:value-type="float">
            <text:p>155689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33.17" calcext:value-type="float">
            <text:p>33.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1:54:42.990</text:p>
          </table:table-cell>
          <table:table-cell office:value-type="float" office:value="1556942" calcext:value-type="float">
            <text:p>155694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34.74" calcext:value-type="float">
            <text:p>34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3.025</text:p>
          </table:table-cell>
          <table:table-cell office:value-type="float" office:value="1556956" calcext:value-type="float">
            <text:p>155695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31.5" calcext:value-type="float">
            <text:p>31.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21:54:43.083</text:p>
          </table:table-cell>
          <table:table-cell office:value-type="float" office:value="1557005" calcext:value-type="float">
            <text:p>15570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32" calcext:value-type="float">
            <text:p>28.3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21:54:43.085</text:p>
          </table:table-cell>
          <table:table-cell office:value-type="float" office:value="1557017" calcext:value-type="float">
            <text:p>15570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09" calcext:value-type="float">
            <text:p>25.0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21:54:43.144</text:p>
          </table:table-cell>
          <table:table-cell office:value-type="float" office:value="1557066" calcext:value-type="float">
            <text:p>155706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23" calcext:value-type="float">
            <text:p>22.2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1:54:43.144</text:p>
          </table:table-cell>
          <table:table-cell office:value-type="float" office:value="1557080" calcext:value-type="float">
            <text:p>15570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35" calcext:value-type="float">
            <text:p>23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3.217</text:p>
          </table:table-cell>
          <table:table-cell office:value-type="float" office:value="1557129" calcext:value-type="float">
            <text:p>15571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06" calcext:value-type="float">
            <text:p>24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3.217</text:p>
          </table:table-cell>
          <table:table-cell office:value-type="float" office:value="1557142" calcext:value-type="float">
            <text:p>155714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35" calcext:value-type="float">
            <text:p>24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3.263</text:p>
          </table:table-cell>
          <table:table-cell office:value-type="float" office:value="1557190" calcext:value-type="float">
            <text:p>15571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18" calcext:value-type="float">
            <text:p>24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3.279</text:p>
          </table:table-cell>
          <table:table-cell office:value-type="float" office:value="1557203" calcext:value-type="float">
            <text:p>155720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98" calcext:value-type="float">
            <text:p>22.9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3.324</text:p>
          </table:table-cell>
          <table:table-cell office:value-type="float" office:value="1557253" calcext:value-type="float">
            <text:p>155725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04" calcext:value-type="float">
            <text:p>22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3.347</text:p>
          </table:table-cell>
          <table:table-cell office:value-type="float" office:value="1557302" calcext:value-type="float">
            <text:p>155730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41" calcext:value-type="float">
            <text:p>21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3.382</text:p>
          </table:table-cell>
          <table:table-cell office:value-type="float" office:value="1557315" calcext:value-type="float">
            <text:p>15573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32" calcext:value-type="float">
            <text:p>2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3.410</text:p>
          </table:table-cell>
          <table:table-cell office:value-type="float" office:value="1557363" calcext:value-type="float">
            <text:p>155736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84" calcext:value-type="float">
            <text:p>21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3.444</text:p>
          </table:table-cell>
          <table:table-cell office:value-type="float" office:value="1557377" calcext:value-type="float">
            <text:p>155737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97" calcext:value-type="float">
            <text:p>22.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3.510</text:p>
          </table:table-cell>
          <table:table-cell office:value-type="float" office:value="1557426" calcext:value-type="float">
            <text:p>155742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29" calcext:value-type="float">
            <text:p>24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3.510</text:p>
          </table:table-cell>
          <table:table-cell office:value-type="float" office:value="1557439" calcext:value-type="float">
            <text:p>155743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92" calcext:value-type="float">
            <text:p>2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3.563</text:p>
          </table:table-cell>
          <table:table-cell office:value-type="float" office:value="1557487" calcext:value-type="float">
            <text:p>155748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97" calcext:value-type="float">
            <text:p>24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3.569</text:p>
          </table:table-cell>
          <table:table-cell office:value-type="float" office:value="1557500" calcext:value-type="float">
            <text:p>15575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93" calcext:value-type="float">
            <text:p>23.9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3.635</text:p>
          </table:table-cell>
          <table:table-cell office:value-type="float" office:value="1557550" calcext:value-type="float">
            <text:p>155755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83" calcext:value-type="float">
            <text:p>22.8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3.643</text:p>
          </table:table-cell>
          <table:table-cell office:value-type="float" office:value="1557599" calcext:value-type="float">
            <text:p>155759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83" calcext:value-type="float">
            <text:p>21.8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3.682</text:p>
          </table:table-cell>
          <table:table-cell office:value-type="float" office:value="1557611" calcext:value-type="float">
            <text:p>15576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05" calcext:value-type="float">
            <text:p>21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3.706</text:p>
          </table:table-cell>
          <table:table-cell office:value-type="float" office:value="1557660" calcext:value-type="float">
            <text:p>155766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9" calcext:value-type="float">
            <text:p>2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3.743</text:p>
          </table:table-cell>
          <table:table-cell office:value-type="float" office:value="1557673" calcext:value-type="float">
            <text:p>155767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63" calcext:value-type="float">
            <text:p>21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3.803</text:p>
          </table:table-cell>
          <table:table-cell office:value-type="float" office:value="1557723" calcext:value-type="float">
            <text:p>15577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1" calcext:value-type="float">
            <text:p>23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3.822</text:p>
          </table:table-cell>
          <table:table-cell office:value-type="float" office:value="1557772" calcext:value-type="float">
            <text:p>15577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4" calcext:value-type="float">
            <text:p>24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3.828</text:p>
          </table:table-cell>
          <table:table-cell office:value-type="float" office:value="1557784" calcext:value-type="float">
            <text:p>155778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26" calcext:value-type="float">
            <text:p>24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3.882</text:p>
          </table:table-cell>
          <table:table-cell office:value-type="float" office:value="1557833" calcext:value-type="float">
            <text:p>155783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49" calcext:value-type="float">
            <text:p>23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3.890</text:p>
          </table:table-cell>
          <table:table-cell office:value-type="float" office:value="1557847" calcext:value-type="float">
            <text:p>155784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41" calcext:value-type="float">
            <text:p>22.4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3.942</text:p>
          </table:table-cell>
          <table:table-cell office:value-type="float" office:value="1557897" calcext:value-type="float">
            <text:p>155789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36" calcext:value-type="float">
            <text:p>21.3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3.990</text:p>
          </table:table-cell>
          <table:table-cell office:value-type="float" office:value="1557946" calcext:value-type="float">
            <text:p>155794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42" calcext:value-type="float">
            <text:p>21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4.609</text:p>
          </table:table-cell>
          <table:table-cell office:value-type="float" office:value="1558523" calcext:value-type="float">
            <text:p>15585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04" calcext:value-type="float">
            <text:p>22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4.731</text:p>
          </table:table-cell>
          <table:table-cell office:value-type="float" office:value="1558573" calcext:value-type="float">
            <text:p>155857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12" calcext:value-type="float">
            <text:p>22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4.857</text:p>
          </table:table-cell>
          <table:table-cell office:value-type="float" office:value="1558622" calcext:value-type="float">
            <text:p>15586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96" calcext:value-type="float">
            <text:p>21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4.859</text:p>
          </table:table-cell>
          <table:table-cell office:value-type="float" office:value="1558635" calcext:value-type="float">
            <text:p>155863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92" calcext:value-type="float">
            <text:p>21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4.862</text:p>
          </table:table-cell>
          <table:table-cell office:value-type="float" office:value="1558684" calcext:value-type="float">
            <text:p>155868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21" calcext:value-type="float">
            <text:p>23.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4.864</text:p>
          </table:table-cell>
          <table:table-cell office:value-type="float" office:value="1558696" calcext:value-type="float">
            <text:p>155869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07" calcext:value-type="float">
            <text:p>23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4.971</text:p>
          </table:table-cell>
          <table:table-cell office:value-type="float" office:value="1558746" calcext:value-type="float">
            <text:p>155874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87" calcext:value-type="float">
            <text:p>22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4.973</text:p>
          </table:table-cell>
          <table:table-cell office:value-type="float" office:value="1558795" calcext:value-type="float">
            <text:p>155879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87" calcext:value-type="float">
            <text:p>22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097</text:p>
          </table:table-cell>
          <table:table-cell office:value-type="float" office:value="1558808" calcext:value-type="float">
            <text:p>155880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01" calcext:value-type="float">
            <text:p>24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5.097</text:p>
          </table:table-cell>
          <table:table-cell office:value-type="float" office:value="1558856" calcext:value-type="float">
            <text:p>155885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19" calcext:value-type="float">
            <text:p>27.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1:54:45.097</text:p>
          </table:table-cell>
          <table:table-cell office:value-type="float" office:value="1558870" calcext:value-type="float">
            <text:p>15588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99" calcext:value-type="float">
            <text:p>28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5.097</text:p>
          </table:table-cell>
          <table:table-cell office:value-type="float" office:value="1558919" calcext:value-type="float">
            <text:p>15589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30.24" calcext:value-type="float">
            <text:p>30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5.098</text:p>
          </table:table-cell>
          <table:table-cell office:value-type="float" office:value="1558931" calcext:value-type="float">
            <text:p>155893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62" calcext:value-type="float">
            <text:p>27.6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1:54:45.106</text:p>
          </table:table-cell>
          <table:table-cell office:value-type="float" office:value="1558980" calcext:value-type="float">
            <text:p>15589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62" calcext:value-type="float">
            <text:p>27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107</text:p>
          </table:table-cell>
          <table:table-cell office:value-type="float" office:value="1558993" calcext:value-type="float">
            <text:p>155899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66" calcext:value-type="float">
            <text:p>26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152</text:p>
          </table:table-cell>
          <table:table-cell office:value-type="float" office:value="1559043" calcext:value-type="float">
            <text:p>155904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62" calcext:value-type="float">
            <text:p>26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154</text:p>
          </table:table-cell>
          <table:table-cell office:value-type="float" office:value="1559092" calcext:value-type="float">
            <text:p>155909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84" calcext:value-type="float">
            <text:p>27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5.159</text:p>
          </table:table-cell>
          <table:table-cell office:value-type="float" office:value="1559104" calcext:value-type="float">
            <text:p>155910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24" calcext:value-type="float">
            <text:p>26.2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5.209</text:p>
          </table:table-cell>
          <table:table-cell office:value-type="float" office:value="1559153" calcext:value-type="float">
            <text:p>155915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99" calcext:value-type="float">
            <text:p>26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211</text:p>
          </table:table-cell>
          <table:table-cell office:value-type="float" office:value="1559166" calcext:value-type="float">
            <text:p>155916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36" calcext:value-type="float">
            <text:p>26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268</text:p>
          </table:table-cell>
          <table:table-cell office:value-type="float" office:value="1559216" calcext:value-type="float">
            <text:p>15592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81" calcext:value-type="float">
            <text:p>24.8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5.336</text:p>
          </table:table-cell>
          <table:table-cell office:value-type="float" office:value="1559265" calcext:value-type="float">
            <text:p>155926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76" calcext:value-type="float">
            <text:p>22.7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1:54:45.337</text:p>
          </table:table-cell>
          <table:table-cell office:value-type="float" office:value="1559277" calcext:value-type="float">
            <text:p>155927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66" calcext:value-type="float">
            <text:p>24.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5.386</text:p>
          </table:table-cell>
          <table:table-cell office:value-type="float" office:value="1559326" calcext:value-type="float">
            <text:p>155932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54" calcext:value-type="float">
            <text:p>24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389</text:p>
          </table:table-cell>
          <table:table-cell office:value-type="float" office:value="1559340" calcext:value-type="float">
            <text:p>155934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82" calcext:value-type="float">
            <text:p>23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447</text:p>
          </table:table-cell>
          <table:table-cell office:value-type="float" office:value="1559389" calcext:value-type="float">
            <text:p>155938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88" calcext:value-type="float">
            <text:p>24.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5.449</text:p>
          </table:table-cell>
          <table:table-cell office:value-type="float" office:value="1559401" calcext:value-type="float">
            <text:p>155940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51" calcext:value-type="float">
            <text:p>22.5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1:54:45.506</text:p>
          </table:table-cell>
          <table:table-cell office:value-type="float" office:value="1559450" calcext:value-type="float">
            <text:p>155945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34" calcext:value-type="float">
            <text:p>22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509</text:p>
          </table:table-cell>
          <table:table-cell office:value-type="float" office:value="1559463" calcext:value-type="float">
            <text:p>155946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67" calcext:value-type="float">
            <text:p>23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5.569</text:p>
          </table:table-cell>
          <table:table-cell office:value-type="float" office:value="1559512" calcext:value-type="float">
            <text:p>15595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65" calcext:value-type="float">
            <text:p>23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626</text:p>
          </table:table-cell>
          <table:table-cell office:value-type="float" office:value="1559561" calcext:value-type="float">
            <text:p>155956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4" calcext:value-type="float">
            <text:p>2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628</text:p>
          </table:table-cell>
          <table:table-cell office:value-type="float" office:value="1559574" calcext:value-type="float">
            <text:p>155957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75" calcext:value-type="float">
            <text:p>23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687</text:p>
          </table:table-cell>
          <table:table-cell office:value-type="float" office:value="1559623" calcext:value-type="float">
            <text:p>15596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23" calcext:value-type="float">
            <text:p>23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688</text:p>
          </table:table-cell>
          <table:table-cell office:value-type="float" office:value="1559635" calcext:value-type="float">
            <text:p>155963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64" calcext:value-type="float">
            <text:p>2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755</text:p>
          </table:table-cell>
          <table:table-cell office:value-type="float" office:value="1559685" calcext:value-type="float">
            <text:p>155968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77" calcext:value-type="float">
            <text:p>21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772</text:p>
          </table:table-cell>
          <table:table-cell office:value-type="float" office:value="1559734" calcext:value-type="float">
            <text:p>155973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33" calcext:value-type="float">
            <text:p>21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808</text:p>
          </table:table-cell>
          <table:table-cell office:value-type="float" office:value="1559747" calcext:value-type="float">
            <text:p>155974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05" calcext:value-type="float">
            <text:p>21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880</text:p>
          </table:table-cell>
          <table:table-cell office:value-type="float" office:value="1559796" calcext:value-type="float">
            <text:p>155979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89" calcext:value-type="float">
            <text:p>2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884</text:p>
          </table:table-cell>
          <table:table-cell office:value-type="float" office:value="1559809" calcext:value-type="float">
            <text:p>155980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88" calcext:value-type="float">
            <text:p>2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925</text:p>
          </table:table-cell>
          <table:table-cell office:value-type="float" office:value="1559858" calcext:value-type="float">
            <text:p>155985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87" calcext:value-type="float">
            <text:p>20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930</text:p>
          </table:table-cell>
          <table:table-cell office:value-type="float" office:value="1559871" calcext:value-type="float">
            <text:p>155987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14" calcext:value-type="float">
            <text:p>21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986</text:p>
          </table:table-cell>
          <table:table-cell office:value-type="float" office:value="1559919" calcext:value-type="float">
            <text:p>15599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38" calcext:value-type="float">
            <text:p>21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989</text:p>
          </table:table-cell>
          <table:table-cell office:value-type="float" office:value="1559932" calcext:value-type="float">
            <text:p>155993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14" calcext:value-type="float">
            <text:p>22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046</text:p>
          </table:table-cell>
          <table:table-cell office:value-type="float" office:value="1559982" calcext:value-type="float">
            <text:p>155998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85" calcext:value-type="float">
            <text:p>22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113</text:p>
          </table:table-cell>
          <table:table-cell office:value-type="float" office:value="1560031" calcext:value-type="float">
            <text:p>156003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21" calcext:value-type="float">
            <text:p>23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113</text:p>
          </table:table-cell>
          <table:table-cell office:value-type="float" office:value="1560043" calcext:value-type="float">
            <text:p>156004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82" calcext:value-type="float">
            <text:p>23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135</text:p>
          </table:table-cell>
          <table:table-cell office:value-type="float" office:value="1560092" calcext:value-type="float">
            <text:p>156009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13" calcext:value-type="float">
            <text:p>24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169</text:p>
          </table:table-cell>
          <table:table-cell office:value-type="float" office:value="1560105" calcext:value-type="float">
            <text:p>15601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52" calcext:value-type="float">
            <text:p>24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195</text:p>
          </table:table-cell>
          <table:table-cell office:value-type="float" office:value="1560155" calcext:value-type="float">
            <text:p>156015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73" calcext:value-type="float">
            <text:p>25.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6.247</text:p>
          </table:table-cell>
          <table:table-cell office:value-type="float" office:value="1560204" calcext:value-type="float">
            <text:p>156020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1" calcext:value-type="float">
            <text:p>26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285</text:p>
          </table:table-cell>
          <table:table-cell office:value-type="float" office:value="1560216" calcext:value-type="float">
            <text:p>15602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6" calcext:value-type="float">
            <text:p>2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310</text:p>
          </table:table-cell>
          <table:table-cell office:value-type="float" office:value="1560265" calcext:value-type="float">
            <text:p>156026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93" calcext:value-type="float">
            <text:p>26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346</text:p>
          </table:table-cell>
          <table:table-cell office:value-type="float" office:value="1560279" calcext:value-type="float">
            <text:p>156027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53" calcext:value-type="float">
            <text:p>26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371</text:p>
          </table:table-cell>
          <table:table-cell office:value-type="float" office:value="1560328" calcext:value-type="float">
            <text:p>15603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04" calcext:value-type="float">
            <text:p>27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406</text:p>
          </table:table-cell>
          <table:table-cell office:value-type="float" office:value="1560340" calcext:value-type="float">
            <text:p>156034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31" calcext:value-type="float">
            <text:p>27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433</text:p>
          </table:table-cell>
          <table:table-cell office:value-type="float" office:value="1560389" calcext:value-type="float">
            <text:p>156038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09" calcext:value-type="float">
            <text:p>27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466</text:p>
          </table:table-cell>
          <table:table-cell office:value-type="float" office:value="1560402" calcext:value-type="float">
            <text:p>156040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08" calcext:value-type="float">
            <text:p>26.0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6.493</text:p>
          </table:table-cell>
          <table:table-cell office:value-type="float" office:value="1560451" calcext:value-type="float">
            <text:p>156045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33" calcext:value-type="float">
            <text:p>24.3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6.545</text:p>
          </table:table-cell>
          <table:table-cell office:value-type="float" office:value="1560500" calcext:value-type="float">
            <text:p>15605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15" calcext:value-type="float">
            <text:p>23.1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6.555</text:p>
          </table:table-cell>
          <table:table-cell office:value-type="float" office:value="1560513" calcext:value-type="float">
            <text:p>156051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52" calcext:value-type="float">
            <text:p>23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606</text:p>
          </table:table-cell>
          <table:table-cell office:value-type="float" office:value="1560562" calcext:value-type="float">
            <text:p>156056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07" calcext:value-type="float">
            <text:p>23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616</text:p>
          </table:table-cell>
          <table:table-cell office:value-type="float" office:value="1560574" calcext:value-type="float">
            <text:p>156057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35" calcext:value-type="float">
            <text:p>24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6.670</text:p>
          </table:table-cell>
          <table:table-cell office:value-type="float" office:value="1560624" calcext:value-type="float">
            <text:p>156062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12" calcext:value-type="float">
            <text:p>24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719</text:p>
          </table:table-cell>
          <table:table-cell office:value-type="float" office:value="1560673" calcext:value-type="float">
            <text:p>156067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76" calcext:value-type="float">
            <text:p>22.7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6.730</text:p>
          </table:table-cell>
          <table:table-cell office:value-type="float" office:value="1560686" calcext:value-type="float">
            <text:p>156068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81" calcext:value-type="float">
            <text:p>22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780</text:p>
          </table:table-cell>
          <table:table-cell office:value-type="float" office:value="1560735" calcext:value-type="float">
            <text:p>156073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62" calcext:value-type="float">
            <text:p>21.6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6.791</text:p>
          </table:table-cell>
          <table:table-cell office:value-type="float" office:value="1560748" calcext:value-type="float">
            <text:p>156074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45" calcext:value-type="float">
            <text:p>21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887</text:p>
          </table:table-cell>
          <table:table-cell office:value-type="float" office:value="1560797" calcext:value-type="float">
            <text:p>156079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04" calcext:value-type="float">
            <text:p>21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889</text:p>
          </table:table-cell>
          <table:table-cell office:value-type="float" office:value="1560810" calcext:value-type="float">
            <text:p>15608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66" calcext:value-type="float">
            <text:p>21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905</text:p>
          </table:table-cell>
          <table:table-cell office:value-type="float" office:value="1560858" calcext:value-type="float">
            <text:p>156085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02" calcext:value-type="float">
            <text:p>22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911</text:p>
          </table:table-cell>
          <table:table-cell office:value-type="float" office:value="1560871" calcext:value-type="float">
            <text:p>156087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83" calcext:value-type="float">
            <text:p>22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965</text:p>
          </table:table-cell>
          <table:table-cell office:value-type="float" office:value="1560921" calcext:value-type="float">
            <text:p>15609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82" calcext:value-type="float">
            <text:p>23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7.015</text:p>
          </table:table-cell>
          <table:table-cell office:value-type="float" office:value="1560970" calcext:value-type="float">
            <text:p>15609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42" calcext:value-type="float">
            <text:p>25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7.029</text:p>
          </table:table-cell>
          <table:table-cell office:value-type="float" office:value="1560982" calcext:value-type="float">
            <text:p>156098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36" calcext:value-type="float">
            <text:p>28.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:54:47.077</text:p>
          </table:table-cell>
          <table:table-cell office:value-type="float" office:value="1561031" calcext:value-type="float">
            <text:p>156103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69" calcext:value-type="float">
            <text:p>27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3.413</text:p>
          </table:table-cell>
          <table:table-cell office:value-type="float" office:value="1647406" calcext:value-type="float">
            <text:p>16474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43" calcext:value-type="float">
            <text:p>26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3.415</text:p>
          </table:table-cell>
          <table:table-cell office:value-type="float" office:value="1647419" calcext:value-type="float">
            <text:p>16474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51" calcext:value-type="float">
            <text:p>26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3.473</text:p>
          </table:table-cell>
          <table:table-cell office:value-type="float" office:value="1647468" calcext:value-type="float">
            <text:p>164746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62" calcext:value-type="float">
            <text:p>26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3.474</text:p>
          </table:table-cell>
          <table:table-cell office:value-type="float" office:value="1647480" calcext:value-type="float">
            <text:p>16474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65" calcext:value-type="float">
            <text:p>26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3.532</text:p>
          </table:table-cell>
          <table:table-cell office:value-type="float" office:value="1647529" calcext:value-type="float">
            <text:p>16475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67" calcext:value-type="float">
            <text:p>26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3.535</text:p>
          </table:table-cell>
          <table:table-cell office:value-type="float" office:value="1647543" calcext:value-type="float">
            <text:p>164754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57" calcext:value-type="float">
            <text:p>26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3.593</text:p>
          </table:table-cell>
          <table:table-cell office:value-type="float" office:value="1647592" calcext:value-type="float">
            <text:p>164759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46" calcext:value-type="float">
            <text:p>26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3.594</text:p>
          </table:table-cell>
          <table:table-cell office:value-type="float" office:value="1647604" calcext:value-type="float">
            <text:p>164760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4" calcext:value-type="float">
            <text:p>2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3.653</text:p>
          </table:table-cell>
          <table:table-cell office:value-type="float" office:value="1647653" calcext:value-type="float">
            <text:p>164765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33" calcext:value-type="float">
            <text:p>26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3.655</text:p>
          </table:table-cell>
          <table:table-cell office:value-type="float" office:value="1647667" calcext:value-type="float">
            <text:p>164766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48" calcext:value-type="float">
            <text:p>26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3.720</text:p>
          </table:table-cell>
          <table:table-cell office:value-type="float" office:value="1647716" calcext:value-type="float">
            <text:p>16477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73" calcext:value-type="float">
            <text:p>26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3.720</text:p>
          </table:table-cell>
          <table:table-cell office:value-type="float" office:value="1647728" calcext:value-type="float">
            <text:p>16477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95" calcext:value-type="float">
            <text:p>26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3.773</text:p>
          </table:table-cell>
          <table:table-cell office:value-type="float" office:value="1647777" calcext:value-type="float">
            <text:p>164777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19" calcext:value-type="float">
            <text:p>27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3.773</text:p>
          </table:table-cell>
          <table:table-cell office:value-type="float" office:value="1647791" calcext:value-type="float">
            <text:p>164779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1" calcext:value-type="float">
            <text:p>27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3.832</text:p>
          </table:table-cell>
          <table:table-cell office:value-type="float" office:value="1647840" calcext:value-type="float">
            <text:p>164784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85" calcext:value-type="float">
            <text:p>26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3.833</text:p>
          </table:table-cell>
          <table:table-cell office:value-type="float" office:value="1647852" calcext:value-type="float">
            <text:p>164785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54" calcext:value-type="float">
            <text:p>26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3.892</text:p>
          </table:table-cell>
          <table:table-cell office:value-type="float" office:value="1647901" calcext:value-type="float">
            <text:p>164790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24" calcext:value-type="float">
            <text:p>26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3.896</text:p>
          </table:table-cell>
          <table:table-cell office:value-type="float" office:value="1647915" calcext:value-type="float">
            <text:p>16479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46" calcext:value-type="float">
            <text:p>26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3.953</text:p>
          </table:table-cell>
          <table:table-cell office:value-type="float" office:value="1647964" calcext:value-type="float">
            <text:p>164796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78" calcext:value-type="float">
            <text:p>26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3.960</text:p>
          </table:table-cell>
          <table:table-cell office:value-type="float" office:value="1647976" calcext:value-type="float">
            <text:p>164797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1" calcext:value-type="float">
            <text:p>27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4.013</text:p>
          </table:table-cell>
          <table:table-cell office:value-type="float" office:value="1648025" calcext:value-type="float">
            <text:p>16480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4.023</text:p>
          </table:table-cell>
          <table:table-cell office:value-type="float" office:value="1648038" calcext:value-type="float">
            <text:p>164803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34" calcext:value-type="float">
            <text:p>27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4.074</text:p>
          </table:table-cell>
          <table:table-cell office:value-type="float" office:value="1648088" calcext:value-type="float">
            <text:p>16480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55" calcext:value-type="float">
            <text:p>27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4.132</text:p>
          </table:table-cell>
          <table:table-cell office:value-type="float" office:value="1648137" calcext:value-type="float">
            <text:p>164813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53" calcext:value-type="float">
            <text:p>27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4.133</text:p>
          </table:table-cell>
          <table:table-cell office:value-type="float" office:value="1648149" calcext:value-type="float">
            <text:p>164814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43" calcext:value-type="float">
            <text:p>27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4.193</text:p>
          </table:table-cell>
          <table:table-cell office:value-type="float" office:value="1648198" calcext:value-type="float">
            <text:p>164819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4.193</text:p>
          </table:table-cell>
          <table:table-cell office:value-type="float" office:value="1648211" calcext:value-type="float">
            <text:p>16482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19" calcext:value-type="float">
            <text:p>27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4.253</text:p>
          </table:table-cell>
          <table:table-cell office:value-type="float" office:value="1648261" calcext:value-type="float">
            <text:p>164826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33" calcext:value-type="float">
            <text:p>27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4.325</text:p>
          </table:table-cell>
          <table:table-cell office:value-type="float" office:value="1648310" calcext:value-type="float">
            <text:p>16483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3" calcext:value-type="float">
            <text:p>27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4.384</text:p>
          </table:table-cell>
          <table:table-cell office:value-type="float" office:value="1648322" calcext:value-type="float">
            <text:p>16483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24" calcext:value-type="float">
            <text:p>27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4.389</text:p>
          </table:table-cell>
          <table:table-cell office:value-type="float" office:value="1648371" calcext:value-type="float">
            <text:p>164837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97" calcext:value-type="float">
            <text:p>26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4.391</text:p>
          </table:table-cell>
          <table:table-cell office:value-type="float" office:value="1648385" calcext:value-type="float">
            <text:p>164838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94" calcext:value-type="float">
            <text:p>26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4.503</text:p>
          </table:table-cell>
          <table:table-cell office:value-type="float" office:value="1648434" calcext:value-type="float">
            <text:p>164843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12" calcext:value-type="float">
            <text:p>27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4.504</text:p>
          </table:table-cell>
          <table:table-cell office:value-type="float" office:value="1648446" calcext:value-type="float">
            <text:p>164844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13" calcext:value-type="float">
            <text:p>27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4.509</text:p>
          </table:table-cell>
          <table:table-cell office:value-type="float" office:value="1648495" calcext:value-type="float">
            <text:p>164849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06" calcext:value-type="float">
            <text:p>27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4.509</text:p>
          </table:table-cell>
          <table:table-cell office:value-type="float" office:value="1648508" calcext:value-type="float">
            <text:p>164850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87" calcext:value-type="float">
            <text:p>26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4.624</text:p>
          </table:table-cell>
          <table:table-cell office:value-type="float" office:value="1648558" calcext:value-type="float">
            <text:p>164855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85" calcext:value-type="float">
            <text:p>26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4.628</text:p>
          </table:table-cell>
          <table:table-cell office:value-type="float" office:value="1648607" calcext:value-type="float">
            <text:p>164860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78" calcext:value-type="float">
            <text:p>26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4.631</text:p>
          </table:table-cell>
          <table:table-cell office:value-type="float" office:value="1648619" calcext:value-type="float">
            <text:p>16486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69" calcext:value-type="float">
            <text:p>26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4.752</text:p>
          </table:table-cell>
          <table:table-cell office:value-type="float" office:value="1648668" calcext:value-type="float">
            <text:p>164866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51" calcext:value-type="float">
            <text:p>26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4.754</text:p>
          </table:table-cell>
          <table:table-cell office:value-type="float" office:value="1648681" calcext:value-type="float">
            <text:p>164868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13" calcext:value-type="float">
            <text:p>26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4.758</text:p>
          </table:table-cell>
          <table:table-cell office:value-type="float" office:value="1648731" calcext:value-type="float">
            <text:p>164873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06" calcext:value-type="float">
            <text:p>26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4.865</text:p>
          </table:table-cell>
          <table:table-cell office:value-type="float" office:value="1648780" calcext:value-type="float">
            <text:p>16487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1" calcext:value-type="float">
            <text:p>26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4.866</text:p>
          </table:table-cell>
          <table:table-cell office:value-type="float" office:value="1648792" calcext:value-type="float">
            <text:p>164879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77" calcext:value-type="float">
            <text:p>27.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6:14.870</text:p>
          </table:table-cell>
          <table:table-cell office:value-type="float" office:value="1648841" calcext:value-type="float">
            <text:p>164884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92" calcext:value-type="float">
            <text:p>28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6:14.872</text:p>
          </table:table-cell>
          <table:table-cell office:value-type="float" office:value="1648855" calcext:value-type="float">
            <text:p>164885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9.02" calcext:value-type="float">
            <text:p>29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4.983</text:p>
          </table:table-cell>
          <table:table-cell office:value-type="float" office:value="1648904" calcext:value-type="float">
            <text:p>164890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9.07" calcext:value-type="float">
            <text:p>29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4.986</text:p>
          </table:table-cell>
          <table:table-cell office:value-type="float" office:value="1648916" calcext:value-type="float">
            <text:p>16489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52" calcext:value-type="float">
            <text:p>27.5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6:14.994</text:p>
          </table:table-cell>
          <table:table-cell office:value-type="float" office:value="1648965" calcext:value-type="float">
            <text:p>164896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64" calcext:value-type="float">
            <text:p>26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4.994</text:p>
          </table:table-cell>
          <table:table-cell office:value-type="float" office:value="1648978" calcext:value-type="float">
            <text:p>164897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88" calcext:value-type="float">
            <text:p>26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5.114</text:p>
          </table:table-cell>
          <table:table-cell office:value-type="float" office:value="1649028" calcext:value-type="float">
            <text:p>1649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06" calcext:value-type="float">
            <text:p>27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5.118</text:p>
          </table:table-cell>
          <table:table-cell office:value-type="float" office:value="1649077" calcext:value-type="float">
            <text:p>164907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09" calcext:value-type="float">
            <text:p>27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5.121</text:p>
          </table:table-cell>
          <table:table-cell office:value-type="float" office:value="1649089" calcext:value-type="float">
            <text:p>164908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16" calcext:value-type="float">
            <text:p>27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5.237</text:p>
          </table:table-cell>
          <table:table-cell office:value-type="float" office:value="1649138" calcext:value-type="float">
            <text:p>164913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09" calcext:value-type="float">
            <text:p>27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5.241</text:p>
          </table:table-cell>
          <table:table-cell office:value-type="float" office:value="1649152" calcext:value-type="float">
            <text:p>164915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98" calcext:value-type="float">
            <text:p>26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5.345</text:p>
          </table:table-cell>
          <table:table-cell office:value-type="float" office:value="1649201" calcext:value-type="float">
            <text:p>164920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92" calcext:value-type="float">
            <text:p>26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5.345</text:p>
          </table:table-cell>
          <table:table-cell office:value-type="float" office:value="1649213" calcext:value-type="float">
            <text:p>164921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98" calcext:value-type="float">
            <text:p>26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5.346</text:p>
          </table:table-cell>
          <table:table-cell office:value-type="float" office:value="1649262" calcext:value-type="float">
            <text:p>164926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07" calcext:value-type="float">
            <text:p>27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5.348</text:p>
          </table:table-cell>
          <table:table-cell office:value-type="float" office:value="1649275" calcext:value-type="float">
            <text:p>164927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24" calcext:value-type="float">
            <text:p>27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5.353</text:p>
          </table:table-cell>
          <table:table-cell office:value-type="float" office:value="1649325" calcext:value-type="float">
            <text:p>16493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56" calcext:value-type="float">
            <text:p>27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5.354</text:p>
          </table:table-cell>
          <table:table-cell office:value-type="float" office:value="1649374" calcext:value-type="float">
            <text:p>164937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68" calcext:value-type="float">
            <text:p>27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5.392</text:p>
          </table:table-cell>
          <table:table-cell office:value-type="float" office:value="1649386" calcext:value-type="float">
            <text:p>164938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98" calcext:value-type="float">
            <text:p>27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5.406</text:p>
          </table:table-cell>
          <table:table-cell office:value-type="float" office:value="1649435" calcext:value-type="float">
            <text:p>164943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23" calcext:value-type="float">
            <text:p>28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5.453</text:p>
          </table:table-cell>
          <table:table-cell office:value-type="float" office:value="1649448" calcext:value-type="float">
            <text:p>164944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36" calcext:value-type="float">
            <text:p>28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5.469</text:p>
          </table:table-cell>
          <table:table-cell office:value-type="float" office:value="1649498" calcext:value-type="float">
            <text:p>164949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53" calcext:value-type="float">
            <text:p>28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5.520</text:p>
          </table:table-cell>
          <table:table-cell office:value-type="float" office:value="1649547" calcext:value-type="float">
            <text:p>164954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51" calcext:value-type="float">
            <text:p>28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5.572</text:p>
          </table:table-cell>
          <table:table-cell office:value-type="float" office:value="1649559" calcext:value-type="float">
            <text:p>164955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49" calcext:value-type="float">
            <text:p>28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5.583</text:p>
          </table:table-cell>
          <table:table-cell office:value-type="float" office:value="1649608" calcext:value-type="float">
            <text:p>164960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49" calcext:value-type="float">
            <text:p>28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5.632</text:p>
          </table:table-cell>
          <table:table-cell office:value-type="float" office:value="1649622" calcext:value-type="float">
            <text:p>16496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48" calcext:value-type="float">
            <text:p>28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5.645</text:p>
          </table:table-cell>
          <table:table-cell office:value-type="float" office:value="1649671" calcext:value-type="float">
            <text:p>164967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49" calcext:value-type="float">
            <text:p>28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5.693</text:p>
          </table:table-cell>
          <table:table-cell office:value-type="float" office:value="1649683" calcext:value-type="float">
            <text:p>164968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49" calcext:value-type="float">
            <text:p>28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5.751</text:p>
          </table:table-cell>
          <table:table-cell office:value-type="float" office:value="1649732" calcext:value-type="float">
            <text:p>164973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48" calcext:value-type="float">
            <text:p>28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5.756</text:p>
          </table:table-cell>
          <table:table-cell office:value-type="float" office:value="1649745" calcext:value-type="float">
            <text:p>164974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45" calcext:value-type="float">
            <text:p>28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5.767</text:p>
          </table:table-cell>
          <table:table-cell office:value-type="float" office:value="1649795" calcext:value-type="float">
            <text:p>164979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43" calcext:value-type="float">
            <text:p>28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5.817</text:p>
          </table:table-cell>
          <table:table-cell office:value-type="float" office:value="1649844" calcext:value-type="float">
            <text:p>164984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41" calcext:value-type="float">
            <text:p>28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5.830</text:p>
          </table:table-cell>
          <table:table-cell office:value-type="float" office:value="1649856" calcext:value-type="float">
            <text:p>164985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4" calcext:value-type="float">
            <text:p>2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5.877</text:p>
          </table:table-cell>
          <table:table-cell office:value-type="float" office:value="1649905" calcext:value-type="float">
            <text:p>16499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4" calcext:value-type="float">
            <text:p>2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5.901</text:p>
          </table:table-cell>
          <table:table-cell office:value-type="float" office:value="1649918" calcext:value-type="float">
            <text:p>16499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4" calcext:value-type="float">
            <text:p>2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5.942</text:p>
          </table:table-cell>
          <table:table-cell office:value-type="float" office:value="1649968" calcext:value-type="float">
            <text:p>164996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43" calcext:value-type="float">
            <text:p>28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5.992</text:p>
          </table:table-cell>
          <table:table-cell office:value-type="float" office:value="1650017" calcext:value-type="float">
            <text:p>16500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42" calcext:value-type="float">
            <text:p>28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6.004</text:p>
          </table:table-cell>
          <table:table-cell office:value-type="float" office:value="1650029" calcext:value-type="float">
            <text:p>16500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18" calcext:value-type="float">
            <text:p>28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6.054</text:p>
          </table:table-cell>
          <table:table-cell office:value-type="float" office:value="1650078" calcext:value-type="float">
            <text:p>165007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88" calcext:value-type="float">
            <text:p>27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6.068</text:p>
          </table:table-cell>
          <table:table-cell office:value-type="float" office:value="1650092" calcext:value-type="float">
            <text:p>165009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87" calcext:value-type="float">
            <text:p>27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6.115</text:p>
          </table:table-cell>
          <table:table-cell office:value-type="float" office:value="1650141" calcext:value-type="float">
            <text:p>165014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91" calcext:value-type="float">
            <text:p>27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6.128</text:p>
          </table:table-cell>
          <table:table-cell office:value-type="float" office:value="1650153" calcext:value-type="float">
            <text:p>165015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18" calcext:value-type="float">
            <text:p>28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6.197</text:p>
          </table:table-cell>
          <table:table-cell office:value-type="float" office:value="1650202" calcext:value-type="float">
            <text:p>165020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35" calcext:value-type="float">
            <text:p>28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6.198</text:p>
          </table:table-cell>
          <table:table-cell office:value-type="float" office:value="1650215" calcext:value-type="float">
            <text:p>16502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36" calcext:value-type="float">
            <text:p>28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6.236</text:p>
          </table:table-cell>
          <table:table-cell office:value-type="float" office:value="1650265" calcext:value-type="float">
            <text:p>165026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34" calcext:value-type="float">
            <text:p>28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6.294</text:p>
          </table:table-cell>
          <table:table-cell office:value-type="float" office:value="1650314" calcext:value-type="float">
            <text:p>165031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34" calcext:value-type="float">
            <text:p>28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6.299</text:p>
          </table:table-cell>
          <table:table-cell office:value-type="float" office:value="1650326" calcext:value-type="float">
            <text:p>165032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47" calcext:value-type="float">
            <text:p>28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6.352</text:p>
          </table:table-cell>
          <table:table-cell office:value-type="float" office:value="1650375" calcext:value-type="float">
            <text:p>165037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46" calcext:value-type="float">
            <text:p>28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6.363</text:p>
          </table:table-cell>
          <table:table-cell office:value-type="float" office:value="1650388" calcext:value-type="float">
            <text:p>16503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44" calcext:value-type="float">
            <text:p>28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6.412</text:p>
          </table:table-cell>
          <table:table-cell office:value-type="float" office:value="1650438" calcext:value-type="float">
            <text:p>165043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27" calcext:value-type="float">
            <text:p>28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6.473</text:p>
          </table:table-cell>
          <table:table-cell office:value-type="float" office:value="1650487" calcext:value-type="float">
            <text:p>165048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28" calcext:value-type="float">
            <text:p>28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6.474</text:p>
          </table:table-cell>
          <table:table-cell office:value-type="float" office:value="1650499" calcext:value-type="float">
            <text:p>165049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27" calcext:value-type="float">
            <text:p>28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6.550</text:p>
          </table:table-cell>
          <table:table-cell office:value-type="float" office:value="1650548" calcext:value-type="float">
            <text:p>165054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26" calcext:value-type="float">
            <text:p>28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6.551</text:p>
          </table:table-cell>
          <table:table-cell office:value-type="float" office:value="1650562" calcext:value-type="float">
            <text:p>165056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41" calcext:value-type="float">
            <text:p>28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6.593</text:p>
          </table:table-cell>
          <table:table-cell office:value-type="float" office:value="1650611" calcext:value-type="float">
            <text:p>16506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4" calcext:value-type="float">
            <text:p>2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6.597</text:p>
          </table:table-cell>
          <table:table-cell office:value-type="float" office:value="1650623" calcext:value-type="float">
            <text:p>16506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39" calcext:value-type="float">
            <text:p>28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6.668</text:p>
          </table:table-cell>
          <table:table-cell office:value-type="float" office:value="1650672" calcext:value-type="float">
            <text:p>16506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4" calcext:value-type="float">
            <text:p>2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6.670</text:p>
          </table:table-cell>
          <table:table-cell office:value-type="float" office:value="1650685" calcext:value-type="float">
            <text:p>165068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4" calcext:value-type="float">
            <text:p>2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6.712</text:p>
          </table:table-cell>
          <table:table-cell office:value-type="float" office:value="1650735" calcext:value-type="float">
            <text:p>165073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41" calcext:value-type="float">
            <text:p>28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6.774</text:p>
          </table:table-cell>
          <table:table-cell office:value-type="float" office:value="1650784" calcext:value-type="float">
            <text:p>165078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22" calcext:value-type="float">
            <text:p>28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6.775</text:p>
          </table:table-cell>
          <table:table-cell office:value-type="float" office:value="1650796" calcext:value-type="float">
            <text:p>165079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55" calcext:value-type="float">
            <text:p>27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6.834</text:p>
          </table:table-cell>
          <table:table-cell office:value-type="float" office:value="1650845" calcext:value-type="float">
            <text:p>165084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13" calcext:value-type="float">
            <text:p>27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6.835</text:p>
          </table:table-cell>
          <table:table-cell office:value-type="float" office:value="1650859" calcext:value-type="float">
            <text:p>165085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16" calcext:value-type="float">
            <text:p>27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6.904</text:p>
          </table:table-cell>
          <table:table-cell office:value-type="float" office:value="1650908" calcext:value-type="float">
            <text:p>165090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43" calcext:value-type="float">
            <text:p>27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6.904</text:p>
          </table:table-cell>
          <table:table-cell office:value-type="float" office:value="1650921" calcext:value-type="float">
            <text:p>16509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14" calcext:value-type="float">
            <text:p>28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6.959</text:p>
          </table:table-cell>
          <table:table-cell office:value-type="float" office:value="1650969" calcext:value-type="float">
            <text:p>165096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58" calcext:value-type="float">
            <text:p>28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6.961</text:p>
          </table:table-cell>
          <table:table-cell office:value-type="float" office:value="1650982" calcext:value-type="float">
            <text:p>165098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66" calcext:value-type="float">
            <text:p>28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7.075</text:p>
          </table:table-cell>
          <table:table-cell office:value-type="float" office:value="1651032" calcext:value-type="float">
            <text:p>165103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45" calcext:value-type="float">
            <text:p>28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7.075</text:p>
          </table:table-cell>
          <table:table-cell office:value-type="float" office:value="1651081" calcext:value-type="float">
            <text:p>165108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29" calcext:value-type="float">
            <text:p>28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7.081</text:p>
          </table:table-cell>
          <table:table-cell office:value-type="float" office:value="1651093" calcext:value-type="float">
            <text:p>165109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4" calcext:value-type="float">
            <text:p>2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7.126</text:p>
          </table:table-cell>
          <table:table-cell office:value-type="float" office:value="1651142" calcext:value-type="float">
            <text:p>165114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4" calcext:value-type="float">
            <text:p>2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7.129</text:p>
          </table:table-cell>
          <table:table-cell office:value-type="float" office:value="1651155" calcext:value-type="float">
            <text:p>165115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27" calcext:value-type="float">
            <text:p>28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7.189</text:p>
          </table:table-cell>
          <table:table-cell office:value-type="float" office:value="1651206" calcext:value-type="float">
            <text:p>1651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12" calcext:value-type="float">
            <text:p>28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7.245</text:p>
          </table:table-cell>
          <table:table-cell office:value-type="float" office:value="1651255" calcext:value-type="float">
            <text:p>165125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83" calcext:value-type="float">
            <text:p>27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7.250</text:p>
          </table:table-cell>
          <table:table-cell office:value-type="float" office:value="1651267" calcext:value-type="float">
            <text:p>165126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54" calcext:value-type="float">
            <text:p>27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7.314</text:p>
          </table:table-cell>
          <table:table-cell office:value-type="float" office:value="1651316" calcext:value-type="float">
            <text:p>16513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57" calcext:value-type="float">
            <text:p>27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7.316</text:p>
          </table:table-cell>
          <table:table-cell office:value-type="float" office:value="1651330" calcext:value-type="float">
            <text:p>16513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82" calcext:value-type="float">
            <text:p>27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7.420</text:p>
          </table:table-cell>
          <table:table-cell office:value-type="float" office:value="1651379" calcext:value-type="float">
            <text:p>165137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92" calcext:value-type="float">
            <text:p>27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7.425</text:p>
          </table:table-cell>
          <table:table-cell office:value-type="float" office:value="1651391" calcext:value-type="float">
            <text:p>165139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17" calcext:value-type="float">
            <text:p>28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7.429</text:p>
          </table:table-cell>
          <table:table-cell office:value-type="float" office:value="1651440" calcext:value-type="float">
            <text:p>165144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43" calcext:value-type="float">
            <text:p>28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7.431</text:p>
          </table:table-cell>
          <table:table-cell office:value-type="float" office:value="1651453" calcext:value-type="float">
            <text:p>165145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54" calcext:value-type="float">
            <text:p>28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7.483</text:p>
          </table:table-cell>
          <table:table-cell office:value-type="float" office:value="1651503" calcext:value-type="float">
            <text:p>165150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75" calcext:value-type="float">
            <text:p>28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7.524</text:p>
          </table:table-cell>
          <table:table-cell office:value-type="float" office:value="1651552" calcext:value-type="float">
            <text:p>165155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71" calcext:value-type="float">
            <text:p>28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7.547</text:p>
          </table:table-cell>
          <table:table-cell office:value-type="float" office:value="1651564" calcext:value-type="float">
            <text:p>165156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83" calcext:value-type="float">
            <text:p>28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7.590</text:p>
          </table:table-cell>
          <table:table-cell office:value-type="float" office:value="1651613" calcext:value-type="float">
            <text:p>165161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9" calcext:value-type="float">
            <text:p>28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7.608</text:p>
          </table:table-cell>
          <table:table-cell office:value-type="float" office:value="1651627" calcext:value-type="float">
            <text:p>165162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9" calcext:value-type="float">
            <text:p>28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7.657</text:p>
          </table:table-cell>
          <table:table-cell office:value-type="float" office:value="1651676" calcext:value-type="float">
            <text:p>165167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9.03" calcext:value-type="float">
            <text:p>29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7.668</text:p>
          </table:table-cell>
          <table:table-cell office:value-type="float" office:value="1651688" calcext:value-type="float">
            <text:p>16516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9.07" calcext:value-type="float">
            <text:p>29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7.766</text:p>
          </table:table-cell>
          <table:table-cell office:value-type="float" office:value="1651737" calcext:value-type="float">
            <text:p>165173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9.1" calcext:value-type="float">
            <text:p>29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7.771</text:p>
          </table:table-cell>
          <table:table-cell office:value-type="float" office:value="1651750" calcext:value-type="float">
            <text:p>165175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9.06" calcext:value-type="float">
            <text:p>29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7.772</text:p>
          </table:table-cell>
          <table:table-cell office:value-type="float" office:value="1651800" calcext:value-type="float">
            <text:p>16518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99" calcext:value-type="float">
            <text:p>28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7.831</text:p>
          </table:table-cell>
          <table:table-cell office:value-type="float" office:value="1651849" calcext:value-type="float">
            <text:p>165184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82" calcext:value-type="float">
            <text:p>28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7.842</text:p>
          </table:table-cell>
          <table:table-cell office:value-type="float" office:value="1651861" calcext:value-type="float">
            <text:p>165186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63" calcext:value-type="float">
            <text:p>28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7.942</text:p>
          </table:table-cell>
          <table:table-cell office:value-type="float" office:value="1651910" calcext:value-type="float">
            <text:p>16519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5" calcext:value-type="float">
            <text:p>2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7.943</text:p>
          </table:table-cell>
          <table:table-cell office:value-type="float" office:value="1651923" calcext:value-type="float">
            <text:p>16519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59" calcext:value-type="float">
            <text:p>27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7.946</text:p>
          </table:table-cell>
          <table:table-cell office:value-type="float" office:value="1651973" calcext:value-type="float">
            <text:p>165197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39" calcext:value-type="float">
            <text:p>26.3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6:18.005</text:p>
          </table:table-cell>
          <table:table-cell office:value-type="float" office:value="1652022" calcext:value-type="float">
            <text:p>16520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25" calcext:value-type="float">
            <text:p>25.2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6:18.007</text:p>
          </table:table-cell>
          <table:table-cell office:value-type="float" office:value="1652034" calcext:value-type="float">
            <text:p>165203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2" calcext:value-type="float">
            <text:p>24.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6:18.114</text:p>
          </table:table-cell>
          <table:table-cell office:value-type="float" office:value="1652083" calcext:value-type="float">
            <text:p>165208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94" calcext:value-type="float">
            <text:p>23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8.115</text:p>
          </table:table-cell>
          <table:table-cell office:value-type="float" office:value="1652097" calcext:value-type="float">
            <text:p>165209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62" calcext:value-type="float">
            <text:p>24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8.119</text:p>
          </table:table-cell>
          <table:table-cell office:value-type="float" office:value="1652146" calcext:value-type="float">
            <text:p>165214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86" calcext:value-type="float">
            <text:p>25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6:18.128</text:p>
          </table:table-cell>
          <table:table-cell office:value-type="float" office:value="1652158" calcext:value-type="float">
            <text:p>165215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24" calcext:value-type="float">
            <text:p>27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6:18.178</text:p>
          </table:table-cell>
          <table:table-cell office:value-type="float" office:value="1652207" calcext:value-type="float">
            <text:p>165220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67" calcext:value-type="float">
            <text:p>28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6:18.201</text:p>
          </table:table-cell>
          <table:table-cell office:value-type="float" office:value="1652220" calcext:value-type="float">
            <text:p>16522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9.46" calcext:value-type="float">
            <text:p>29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8.286</text:p>
          </table:table-cell>
          <table:table-cell office:value-type="float" office:value="1652270" calcext:value-type="float">
            <text:p>16522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9.62" calcext:value-type="float">
            <text:p>29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8.292</text:p>
          </table:table-cell>
          <table:table-cell office:value-type="float" office:value="1652319" calcext:value-type="float">
            <text:p>16523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9.57" calcext:value-type="float">
            <text:p>29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8.308</text:p>
          </table:table-cell>
          <table:table-cell office:value-type="float" office:value="1652331" calcext:value-type="float">
            <text:p>165233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97" calcext:value-type="float">
            <text:p>28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8.355</text:p>
          </table:table-cell>
          <table:table-cell office:value-type="float" office:value="1652380" calcext:value-type="float">
            <text:p>16523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28" calcext:value-type="float">
            <text:p>28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8.366</text:p>
          </table:table-cell>
          <table:table-cell office:value-type="float" office:value="1652393" calcext:value-type="float">
            <text:p>165239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17" calcext:value-type="float">
            <text:p>27.1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6:18.461</text:p>
          </table:table-cell>
          <table:table-cell office:value-type="float" office:value="1652443" calcext:value-type="float">
            <text:p>165244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8" calcext:value-type="float">
            <text:p>25.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6:18.466</text:p>
          </table:table-cell>
          <table:table-cell office:value-type="float" office:value="1652492" calcext:value-type="float">
            <text:p>165249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81" calcext:value-type="float">
            <text:p>24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8.479</text:p>
          </table:table-cell>
          <table:table-cell office:value-type="float" office:value="1652504" calcext:value-type="float">
            <text:p>165250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96" calcext:value-type="float">
            <text:p>23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8.527</text:p>
          </table:table-cell>
          <table:table-cell office:value-type="float" office:value="1652553" calcext:value-type="float">
            <text:p>165255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53" calcext:value-type="float">
            <text:p>23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8.539</text:p>
          </table:table-cell>
          <table:table-cell office:value-type="float" office:value="1652567" calcext:value-type="float">
            <text:p>165256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32" calcext:value-type="float">
            <text:p>23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8.636</text:p>
          </table:table-cell>
          <table:table-cell office:value-type="float" office:value="1652616" calcext:value-type="float">
            <text:p>16526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23" calcext:value-type="float">
            <text:p>23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8.637</text:p>
          </table:table-cell>
          <table:table-cell office:value-type="float" office:value="1652628" calcext:value-type="float">
            <text:p>16526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18" calcext:value-type="float">
            <text:p>23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8.651</text:p>
          </table:table-cell>
          <table:table-cell office:value-type="float" office:value="1652677" calcext:value-type="float">
            <text:p>165267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11" calcext:value-type="float">
            <text:p>23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8.899</text:p>
          </table:table-cell>
          <table:table-cell office:value-type="float" office:value="1652690" calcext:value-type="float">
            <text:p>16526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24" calcext:value-type="float">
            <text:p>2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9.687</text:p>
          </table:table-cell>
          <table:table-cell office:value-type="float" office:value="1652740" calcext:value-type="float">
            <text:p>165274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48" calcext:value-type="float">
            <text:p>2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9.691</text:p>
          </table:table-cell>
          <table:table-cell office:value-type="float" office:value="1652789" calcext:value-type="float">
            <text:p>165278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65" calcext:value-type="float">
            <text:p>23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9.695</text:p>
          </table:table-cell>
          <table:table-cell office:value-type="float" office:value="1652801" calcext:value-type="float">
            <text:p>165280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85" calcext:value-type="float">
            <text:p>23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9.695</text:p>
          </table:table-cell>
          <table:table-cell office:value-type="float" office:value="1652850" calcext:value-type="float">
            <text:p>165285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79" calcext:value-type="float">
            <text:p>23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9.695</text:p>
          </table:table-cell>
          <table:table-cell office:value-type="float" office:value="1652864" calcext:value-type="float">
            <text:p>165286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87" calcext:value-type="float">
            <text:p>23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9.695</text:p>
          </table:table-cell>
          <table:table-cell office:value-type="float" office:value="1652913" calcext:value-type="float">
            <text:p>165291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82" calcext:value-type="float">
            <text:p>23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9.699</text:p>
          </table:table-cell>
          <table:table-cell office:value-type="float" office:value="1652925" calcext:value-type="float">
            <text:p>16529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12" calcext:value-type="float">
            <text:p>24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9.699</text:p>
          </table:table-cell>
          <table:table-cell office:value-type="float" office:value="1652974" calcext:value-type="float">
            <text:p>165297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27" calcext:value-type="float">
            <text:p>25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6:19.699</text:p>
          </table:table-cell>
          <table:table-cell office:value-type="float" office:value="1652987" calcext:value-type="float">
            <text:p>165298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51" calcext:value-type="float">
            <text:p>27.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:56:19.699</text:p>
          </table:table-cell>
          <table:table-cell office:value-type="float" office:value="1653037" calcext:value-type="float">
            <text:p>165303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30.13" calcext:value-type="float">
            <text:p>30.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:56:19.701</text:p>
          </table:table-cell>
          <table:table-cell office:value-type="float" office:value="1653086" calcext:value-type="float">
            <text:p>165308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31.04" calcext:value-type="float">
            <text:p>31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9.701</text:p>
          </table:table-cell>
          <table:table-cell office:value-type="float" office:value="1653098" calcext:value-type="float">
            <text:p>165309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31.58" calcext:value-type="float">
            <text:p>31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9.701</text:p>
          </table:table-cell>
          <table:table-cell office:value-type="float" office:value="1653147" calcext:value-type="float">
            <text:p>165314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31.43" calcext:value-type="float">
            <text:p>31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9.721</text:p>
          </table:table-cell>
          <table:table-cell office:value-type="float" office:value="1653160" calcext:value-type="float">
            <text:p>165316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30.74" calcext:value-type="float">
            <text:p>30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9.721</text:p>
          </table:table-cell>
          <table:table-cell office:value-type="float" office:value="1653210" calcext:value-type="float">
            <text:p>16532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31.2" calcext:value-type="float">
            <text:p>3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9.721</text:p>
          </table:table-cell>
          <table:table-cell office:value-type="float" office:value="1653259" calcext:value-type="float">
            <text:p>165325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30.94" calcext:value-type="float">
            <text:p>30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9.732</text:p>
          </table:table-cell>
          <table:table-cell office:value-type="float" office:value="1653271" calcext:value-type="float">
            <text:p>165327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9.86" calcext:value-type="float">
            <text:p>29.8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6:19.732</text:p>
          </table:table-cell>
          <table:table-cell office:value-type="float" office:value="1653320" calcext:value-type="float">
            <text:p>16533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9.11" calcext:value-type="float">
            <text:p>29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9.732</text:p>
          </table:table-cell>
          <table:table-cell office:value-type="float" office:value="1653334" calcext:value-type="float">
            <text:p>165333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59" calcext:value-type="float">
            <text:p>28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9.732</text:p>
          </table:table-cell>
          <table:table-cell office:value-type="float" office:value="1653383" calcext:value-type="float">
            <text:p>165338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29" calcext:value-type="float">
            <text:p>28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9.736</text:p>
          </table:table-cell>
          <table:table-cell office:value-type="float" office:value="1653395" calcext:value-type="float">
            <text:p>165339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57" calcext:value-type="float">
            <text:p>27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9.736</text:p>
          </table:table-cell>
          <table:table-cell office:value-type="float" office:value="1653444" calcext:value-type="float">
            <text:p>165344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65" calcext:value-type="float">
            <text:p>26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9.736</text:p>
          </table:table-cell>
          <table:table-cell office:value-type="float" office:value="1653457" calcext:value-type="float">
            <text:p>165345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32" calcext:value-type="float">
            <text:p>25.3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6:19.736</text:p>
          </table:table-cell>
          <table:table-cell office:value-type="float" office:value="1653507" calcext:value-type="float">
            <text:p>165350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08" calcext:value-type="float">
            <text:p>24.0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6:19.740</text:p>
          </table:table-cell>
          <table:table-cell office:value-type="float" office:value="1653581" calcext:value-type="float">
            <text:p>165358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19" calcext:value-type="float">
            <text:p>23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9.744</text:p>
          </table:table-cell>
          <table:table-cell office:value-type="float" office:value="1653630" calcext:value-type="float">
            <text:p>16536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48" calcext:value-type="float">
            <text:p>22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9.744</text:p>
          </table:table-cell>
          <table:table-cell office:value-type="float" office:value="1653644" calcext:value-type="float">
            <text:p>165364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28" calcext:value-type="float">
            <text:p>2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9.744</text:p>
          </table:table-cell>
          <table:table-cell office:value-type="float" office:value="1653693" calcext:value-type="float">
            <text:p>165369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18" calcext:value-type="float">
            <text:p>2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9.744</text:p>
          </table:table-cell>
          <table:table-cell office:value-type="float" office:value="1653705" calcext:value-type="float">
            <text:p>16537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44" calcext:value-type="float">
            <text:p>22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9.745</text:p>
          </table:table-cell>
          <table:table-cell office:value-type="float" office:value="1653754" calcext:value-type="float">
            <text:p>165375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76" calcext:value-type="float">
            <text:p>22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9.751</text:p>
          </table:table-cell>
          <table:table-cell office:value-type="float" office:value="1653768" calcext:value-type="float">
            <text:p>165376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02" calcext:value-type="float">
            <text:p>23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9.797</text:p>
          </table:table-cell>
          <table:table-cell office:value-type="float" office:value="1653817" calcext:value-type="float">
            <text:p>16538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29" calcext:value-type="float">
            <text:p>23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9.810</text:p>
          </table:table-cell>
          <table:table-cell office:value-type="float" office:value="1653829" calcext:value-type="float">
            <text:p>16538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55" calcext:value-type="float">
            <text:p>23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9.846</text:p>
          </table:table-cell>
          <table:table-cell office:value-type="float" office:value="1653878" calcext:value-type="float">
            <text:p>165387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79" calcext:value-type="float">
            <text:p>23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9.865</text:p>
          </table:table-cell>
          <table:table-cell office:value-type="float" office:value="1653892" calcext:value-type="float">
            <text:p>165389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94" calcext:value-type="float">
            <text:p>23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9.932</text:p>
          </table:table-cell>
          <table:table-cell office:value-type="float" office:value="1653941" calcext:value-type="float">
            <text:p>165394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02" calcext:value-type="float">
            <text:p>24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9.936</text:p>
          </table:table-cell>
          <table:table-cell office:value-type="float" office:value="1653953" calcext:value-type="float">
            <text:p>165395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9" calcext:value-type="float">
            <text:p>23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9.983</text:p>
          </table:table-cell>
          <table:table-cell office:value-type="float" office:value="1654002" calcext:value-type="float">
            <text:p>165400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79" calcext:value-type="float">
            <text:p>23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9.989</text:p>
          </table:table-cell>
          <table:table-cell office:value-type="float" office:value="1654016" calcext:value-type="float">
            <text:p>16540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76" calcext:value-type="float">
            <text:p>23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0.042</text:p>
          </table:table-cell>
          <table:table-cell office:value-type="float" office:value="1654065" calcext:value-type="float">
            <text:p>165406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75" calcext:value-type="float">
            <text:p>23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0.051</text:p>
          </table:table-cell>
          <table:table-cell office:value-type="float" office:value="1654077" calcext:value-type="float">
            <text:p>165407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87" calcext:value-type="float">
            <text:p>23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0.113</text:p>
          </table:table-cell>
          <table:table-cell office:value-type="float" office:value="1654126" calcext:value-type="float">
            <text:p>165412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97" calcext:value-type="float">
            <text:p>23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0.123</text:p>
          </table:table-cell>
          <table:table-cell office:value-type="float" office:value="1654139" calcext:value-type="float">
            <text:p>165413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1" calcext:value-type="float">
            <text:p>24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0.172</text:p>
          </table:table-cell>
          <table:table-cell office:value-type="float" office:value="1654189" calcext:value-type="float">
            <text:p>165418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25" calcext:value-type="float">
            <text:p>24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0.218</text:p>
          </table:table-cell>
          <table:table-cell office:value-type="float" office:value="1654238" calcext:value-type="float">
            <text:p>165423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44" calcext:value-type="float">
            <text:p>2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0.223</text:p>
          </table:table-cell>
          <table:table-cell office:value-type="float" office:value="1654250" calcext:value-type="float">
            <text:p>165425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64" calcext:value-type="float">
            <text:p>24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0.267</text:p>
          </table:table-cell>
          <table:table-cell office:value-type="float" office:value="1654299" calcext:value-type="float">
            <text:p>165429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75" calcext:value-type="float">
            <text:p>24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0.283</text:p>
          </table:table-cell>
          <table:table-cell office:value-type="float" office:value="1654312" calcext:value-type="float">
            <text:p>16543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98" calcext:value-type="float">
            <text:p>24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0.330</text:p>
          </table:table-cell>
          <table:table-cell office:value-type="float" office:value="1654362" calcext:value-type="float">
            <text:p>165436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13" calcext:value-type="float">
            <text:p>25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0.391</text:p>
          </table:table-cell>
          <table:table-cell office:value-type="float" office:value="1654411" calcext:value-type="float">
            <text:p>16544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63" calcext:value-type="float">
            <text:p>25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0.401</text:p>
          </table:table-cell>
          <table:table-cell office:value-type="float" office:value="1654423" calcext:value-type="float">
            <text:p>16544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55" calcext:value-type="float">
            <text:p>26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0.449</text:p>
          </table:table-cell>
          <table:table-cell office:value-type="float" office:value="1654472" calcext:value-type="float">
            <text:p>16544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16" calcext:value-type="float">
            <text:p>27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0.464</text:p>
          </table:table-cell>
          <table:table-cell office:value-type="float" office:value="1654486" calcext:value-type="float">
            <text:p>165448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9.51" calcext:value-type="float">
            <text:p>29.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:56:20.526</text:p>
          </table:table-cell>
          <table:table-cell office:value-type="float" office:value="1654535" calcext:value-type="float">
            <text:p>165453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31.47" calcext:value-type="float">
            <text:p>31.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6:20.528</text:p>
          </table:table-cell>
          <table:table-cell office:value-type="float" office:value="1654547" calcext:value-type="float">
            <text:p>165454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31.44" calcext:value-type="float">
            <text:p>3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0.576</text:p>
          </table:table-cell>
          <table:table-cell office:value-type="float" office:value="1654596" calcext:value-type="float">
            <text:p>165459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32.34" calcext:value-type="float">
            <text:p>32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0.587</text:p>
          </table:table-cell>
          <table:table-cell office:value-type="float" office:value="1654609" calcext:value-type="float">
            <text:p>165460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31.55" calcext:value-type="float">
            <text:p>31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0.639</text:p>
          </table:table-cell>
          <table:table-cell office:value-type="float" office:value="1654659" calcext:value-type="float">
            <text:p>165465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30.84" calcext:value-type="float">
            <text:p>3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0.683</text:p>
          </table:table-cell>
          <table:table-cell office:value-type="float" office:value="1654709" calcext:value-type="float">
            <text:p>165470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86" calcext:value-type="float">
            <text:p>28.8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6:21.294</text:p>
          </table:table-cell>
          <table:table-cell office:value-type="float" office:value="1655323" calcext:value-type="float">
            <text:p>16553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87" calcext:value-type="float">
            <text:p>26.8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6:21.355</text:p>
          </table:table-cell>
          <table:table-cell office:value-type="float" office:value="1655372" calcext:value-type="float">
            <text:p>16553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96" calcext:value-type="float">
            <text:p>26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1.365</text:p>
          </table:table-cell>
          <table:table-cell office:value-type="float" office:value="1655385" calcext:value-type="float">
            <text:p>165538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67" calcext:value-type="float">
            <text:p>27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1.423</text:p>
          </table:table-cell>
          <table:table-cell office:value-type="float" office:value="1655434" calcext:value-type="float">
            <text:p>165543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9.3" calcext:value-type="float">
            <text:p>29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6:21.430</text:p>
          </table:table-cell>
          <table:table-cell office:value-type="float" office:value="1655447" calcext:value-type="float">
            <text:p>165544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9.27" calcext:value-type="float">
            <text:p>29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1.471</text:p>
          </table:table-cell>
          <table:table-cell office:value-type="float" office:value="1655495" calcext:value-type="float">
            <text:p>165549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07" calcext:value-type="float">
            <text:p>27.0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1:56:21.535</text:p>
          </table:table-cell>
          <table:table-cell office:value-type="float" office:value="1655508" calcext:value-type="float">
            <text:p>165550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34" calcext:value-type="float">
            <text:p>24.3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1:56:21.535</text:p>
          </table:table-cell>
          <table:table-cell office:value-type="float" office:value="1655558" calcext:value-type="float">
            <text:p>165555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92" calcext:value-type="float">
            <text:p>23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1.604</text:p>
          </table:table-cell>
          <table:table-cell office:value-type="float" office:value="1655607" calcext:value-type="float">
            <text:p>165560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44" calcext:value-type="float">
            <text:p>25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6:21.606</text:p>
          </table:table-cell>
          <table:table-cell office:value-type="float" office:value="1655619" calcext:value-type="float">
            <text:p>16556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15" calcext:value-type="float">
            <text:p>27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6:21.651</text:p>
          </table:table-cell>
          <table:table-cell office:value-type="float" office:value="1655668" calcext:value-type="float">
            <text:p>165566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38" calcext:value-type="float">
            <text:p>28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6:21.657</text:p>
          </table:table-cell>
          <table:table-cell office:value-type="float" office:value="1655682" calcext:value-type="float">
            <text:p>165568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45" calcext:value-type="float">
            <text:p>28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1.713</text:p>
          </table:table-cell>
          <table:table-cell office:value-type="float" office:value="1655731" calcext:value-type="float">
            <text:p>165573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5" calcext:value-type="float">
            <text:p>2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1.721</text:p>
          </table:table-cell>
          <table:table-cell office:value-type="float" office:value="1655743" calcext:value-type="float">
            <text:p>165574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45" calcext:value-type="float">
            <text:p>26.4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6:21.775</text:p>
          </table:table-cell>
          <table:table-cell office:value-type="float" office:value="1655792" calcext:value-type="float">
            <text:p>165579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78" calcext:value-type="float">
            <text:p>25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1.781</text:p>
          </table:table-cell>
          <table:table-cell office:value-type="float" office:value="1655805" calcext:value-type="float">
            <text:p>16558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83" calcext:value-type="float">
            <text:p>25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1.831</text:p>
          </table:table-cell>
          <table:table-cell office:value-type="float" office:value="1655855" calcext:value-type="float">
            <text:p>165585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88" calcext:value-type="float">
            <text:p>25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1.845</text:p>
          </table:table-cell>
          <table:table-cell office:value-type="float" office:value="1655867" calcext:value-type="float">
            <text:p>165586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2" calcext:value-type="float">
            <text:p>25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1.890</text:p>
          </table:table-cell>
          <table:table-cell office:value-type="float" office:value="1655916" calcext:value-type="float">
            <text:p>16559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" calcext:value-type="float">
            <text:p>2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1.911</text:p>
          </table:table-cell>
          <table:table-cell office:value-type="float" office:value="1655929" calcext:value-type="float">
            <text:p>16559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2" calcext:value-type="float">
            <text:p>25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1.950</text:p>
          </table:table-cell>
          <table:table-cell office:value-type="float" office:value="1655977" calcext:value-type="float">
            <text:p>165597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5" calcext:value-type="float">
            <text:p>25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1.967</text:p>
          </table:table-cell>
          <table:table-cell office:value-type="float" office:value="1655991" calcext:value-type="float">
            <text:p>165599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4" calcext:value-type="float">
            <text:p>25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2.011</text:p>
          </table:table-cell>
          <table:table-cell office:value-type="float" office:value="1656040" calcext:value-type="float">
            <text:p>165604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3" calcext:value-type="float">
            <text:p>25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2.023</text:p>
          </table:table-cell>
          <table:table-cell office:value-type="float" office:value="1656052" calcext:value-type="float">
            <text:p>165605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3" calcext:value-type="float">
            <text:p>25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2.070</text:p>
          </table:table-cell>
          <table:table-cell office:value-type="float" office:value="1656101" calcext:value-type="float">
            <text:p>165610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3" calcext:value-type="float">
            <text:p>25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2.083</text:p>
          </table:table-cell>
          <table:table-cell office:value-type="float" office:value="1656115" calcext:value-type="float">
            <text:p>16561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2" calcext:value-type="float">
            <text:p>25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2.131</text:p>
          </table:table-cell>
          <table:table-cell office:value-type="float" office:value="1656164" calcext:value-type="float">
            <text:p>165616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1" calcext:value-type="float">
            <text:p>25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2.149</text:p>
          </table:table-cell>
          <table:table-cell office:value-type="float" office:value="1656176" calcext:value-type="float">
            <text:p>165617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2" calcext:value-type="float">
            <text:p>25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2.205</text:p>
          </table:table-cell>
          <table:table-cell office:value-type="float" office:value="1656226" calcext:value-type="float">
            <text:p>165622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1" calcext:value-type="float">
            <text:p>25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2.209</text:p>
          </table:table-cell>
          <table:table-cell office:value-type="float" office:value="1656239" calcext:value-type="float">
            <text:p>165623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2" calcext:value-type="float">
            <text:p>25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2.262</text:p>
          </table:table-cell>
          <table:table-cell office:value-type="float" office:value="1656288" calcext:value-type="float">
            <text:p>16562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3" calcext:value-type="float">
            <text:p>25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2.390</text:p>
          </table:table-cell>
          <table:table-cell office:value-type="float" office:value="1656301" calcext:value-type="float">
            <text:p>165630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2" calcext:value-type="float">
            <text:p>25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2.394</text:p>
          </table:table-cell>
          <table:table-cell office:value-type="float" office:value="1656350" calcext:value-type="float">
            <text:p>165635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2" calcext:value-type="float">
            <text:p>25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2.396</text:p>
          </table:table-cell>
          <table:table-cell office:value-type="float" office:value="1656363" calcext:value-type="float">
            <text:p>165636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" calcext:value-type="float">
            <text:p>2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2.516</text:p>
          </table:table-cell>
          <table:table-cell office:value-type="float" office:value="1656412" calcext:value-type="float">
            <text:p>16564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" calcext:value-type="float">
            <text:p>2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2.517</text:p>
          </table:table-cell>
          <table:table-cell office:value-type="float" office:value="1656425" calcext:value-type="float">
            <text:p>16564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" calcext:value-type="float">
            <text:p>2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2.641</text:p>
          </table:table-cell>
          <table:table-cell office:value-type="float" office:value="1656474" calcext:value-type="float">
            <text:p>165647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89" calcext:value-type="float">
            <text:p>25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2.641</text:p>
          </table:table-cell>
          <table:table-cell office:value-type="float" office:value="1656486" calcext:value-type="float">
            <text:p>165648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" calcext:value-type="float">
            <text:p>2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2.641</text:p>
          </table:table-cell>
          <table:table-cell office:value-type="float" office:value="1656536" calcext:value-type="float">
            <text:p>165653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" calcext:value-type="float">
            <text:p>2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2.756</text:p>
          </table:table-cell>
          <table:table-cell office:value-type="float" office:value="1656585" calcext:value-type="float">
            <text:p>165658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1" calcext:value-type="float">
            <text:p>25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2.758</text:p>
          </table:table-cell>
          <table:table-cell office:value-type="float" office:value="1656597" calcext:value-type="float">
            <text:p>165659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2" calcext:value-type="float">
            <text:p>25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2.871</text:p>
          </table:table-cell>
          <table:table-cell office:value-type="float" office:value="1656646" calcext:value-type="float">
            <text:p>165664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2" calcext:value-type="float">
            <text:p>25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2.873</text:p>
          </table:table-cell>
          <table:table-cell office:value-type="float" office:value="1656659" calcext:value-type="float">
            <text:p>165665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2" calcext:value-type="float">
            <text:p>25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2.877</text:p>
          </table:table-cell>
          <table:table-cell office:value-type="float" office:value="1656709" calcext:value-type="float">
            <text:p>165670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2" calcext:value-type="float">
            <text:p>25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2.877</text:p>
          </table:table-cell>
          <table:table-cell office:value-type="float" office:value="1656758" calcext:value-type="float">
            <text:p>165675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2" calcext:value-type="float">
            <text:p>25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2.877</text:p>
          </table:table-cell>
          <table:table-cell office:value-type="float" office:value="1656770" calcext:value-type="float">
            <text:p>16567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2" calcext:value-type="float">
            <text:p>25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2.880</text:p>
          </table:table-cell>
          <table:table-cell office:value-type="float" office:value="1656819" calcext:value-type="float">
            <text:p>16568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1" calcext:value-type="float">
            <text:p>25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2.880</text:p>
          </table:table-cell>
          <table:table-cell office:value-type="float" office:value="1656833" calcext:value-type="float">
            <text:p>165683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1" calcext:value-type="float">
            <text:p>25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2.880</text:p>
          </table:table-cell>
          <table:table-cell office:value-type="float" office:value="1656882" calcext:value-type="float">
            <text:p>165688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89" calcext:value-type="float">
            <text:p>25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2.880</text:p>
          </table:table-cell>
          <table:table-cell office:value-type="float" office:value="1656894" calcext:value-type="float">
            <text:p>165689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89" calcext:value-type="float">
            <text:p>25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2.993</text:p>
          </table:table-cell>
          <table:table-cell office:value-type="float" office:value="1656943" calcext:value-type="float">
            <text:p>165694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1" calcext:value-type="float">
            <text:p>25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2.996</text:p>
          </table:table-cell>
          <table:table-cell office:value-type="float" office:value="1656956" calcext:value-type="float">
            <text:p>165695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1" calcext:value-type="float">
            <text:p>25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2.999</text:p>
          </table:table-cell>
          <table:table-cell office:value-type="float" office:value="1657006" calcext:value-type="float">
            <text:p>16570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2" calcext:value-type="float">
            <text:p>25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2.999</text:p>
          </table:table-cell>
          <table:table-cell office:value-type="float" office:value="1657018" calcext:value-type="float">
            <text:p>16570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2" calcext:value-type="float">
            <text:p>25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3.107</text:p>
          </table:table-cell>
          <table:table-cell office:value-type="float" office:value="1657067" calcext:value-type="float">
            <text:p>165706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" calcext:value-type="float">
            <text:p>2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3.110</text:p>
          </table:table-cell>
          <table:table-cell office:value-type="float" office:value="1657079" calcext:value-type="float">
            <text:p>165707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1" calcext:value-type="float">
            <text:p>25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3.111</text:p>
          </table:table-cell>
          <table:table-cell office:value-type="float" office:value="1657128" calcext:value-type="float">
            <text:p>16571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" calcext:value-type="float">
            <text:p>2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3.241</text:p>
          </table:table-cell>
          <table:table-cell office:value-type="float" office:value="1657142" calcext:value-type="float">
            <text:p>165714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" calcext:value-type="float">
            <text:p>2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3.241</text:p>
          </table:table-cell>
          <table:table-cell office:value-type="float" office:value="1657191" calcext:value-type="float">
            <text:p>165719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" calcext:value-type="float">
            <text:p>2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3.294</text:p>
          </table:table-cell>
          <table:table-cell office:value-type="float" office:value="1657203" calcext:value-type="float">
            <text:p>165720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" calcext:value-type="float">
            <text:p>2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3.295</text:p>
          </table:table-cell>
          <table:table-cell office:value-type="float" office:value="1657252" calcext:value-type="float">
            <text:p>165725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" calcext:value-type="float">
            <text:p>2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3.333</text:p>
          </table:table-cell>
          <table:table-cell office:value-type="float" office:value="1657266" calcext:value-type="float">
            <text:p>165726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" calcext:value-type="float">
            <text:p>2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3.333</text:p>
          </table:table-cell>
          <table:table-cell office:value-type="float" office:value="1657315" calcext:value-type="float">
            <text:p>16573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" calcext:value-type="float">
            <text:p>2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3.336</text:p>
          </table:table-cell>
          <table:table-cell office:value-type="float" office:value="1657327" calcext:value-type="float">
            <text:p>165732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89" calcext:value-type="float">
            <text:p>25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3.340</text:p>
          </table:table-cell>
          <table:table-cell office:value-type="float" office:value="1657376" calcext:value-type="float">
            <text:p>165737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" calcext:value-type="float">
            <text:p>2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3.392</text:p>
          </table:table-cell>
          <table:table-cell office:value-type="float" office:value="1657390" calcext:value-type="float">
            <text:p>16573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89" calcext:value-type="float">
            <text:p>25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3.405</text:p>
          </table:table-cell>
          <table:table-cell office:value-type="float" office:value="1657439" calcext:value-type="float">
            <text:p>165743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89" calcext:value-type="float">
            <text:p>25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3.420</text:p>
          </table:table-cell>
          <table:table-cell office:value-type="float" office:value="1657451" calcext:value-type="float">
            <text:p>165745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" calcext:value-type="float">
            <text:p>2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3.476</text:p>
          </table:table-cell>
          <table:table-cell office:value-type="float" office:value="1657500" calcext:value-type="float">
            <text:p>16575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1" calcext:value-type="float">
            <text:p>25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3.511</text:p>
          </table:table-cell>
          <table:table-cell office:value-type="float" office:value="1657513" calcext:value-type="float">
            <text:p>165751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1" calcext:value-type="float">
            <text:p>25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3.529</text:p>
          </table:table-cell>
          <table:table-cell office:value-type="float" office:value="1657562" calcext:value-type="float">
            <text:p>165756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1" calcext:value-type="float">
            <text:p>25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3.577</text:p>
          </table:table-cell>
          <table:table-cell office:value-type="float" office:value="1657611" calcext:value-type="float">
            <text:p>16576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" calcext:value-type="float">
            <text:p>2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3.640</text:p>
          </table:table-cell>
          <table:table-cell office:value-type="float" office:value="1657624" calcext:value-type="float">
            <text:p>165762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" calcext:value-type="float">
            <text:p>2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3.642</text:p>
          </table:table-cell>
          <table:table-cell office:value-type="float" office:value="1657673" calcext:value-type="float">
            <text:p>165767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89" calcext:value-type="float">
            <text:p>25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3.692</text:p>
          </table:table-cell>
          <table:table-cell office:value-type="float" office:value="1657686" calcext:value-type="float">
            <text:p>165768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89" calcext:value-type="float">
            <text:p>25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3.704</text:p>
          </table:table-cell>
          <table:table-cell office:value-type="float" office:value="1657735" calcext:value-type="float">
            <text:p>165773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" calcext:value-type="float">
            <text:p>2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3.752</text:p>
          </table:table-cell>
          <table:table-cell office:value-type="float" office:value="1657748" calcext:value-type="float">
            <text:p>165774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" calcext:value-type="float">
            <text:p>2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3.772</text:p>
          </table:table-cell>
          <table:table-cell office:value-type="float" office:value="1657797" calcext:value-type="float">
            <text:p>165779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" calcext:value-type="float">
            <text:p>25.9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erial_20190715_215637_B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21:54:33.791</text:p>
          </table:table-cell>
          <table:table-cell office:value-type="float" office:value="1547691" calcext:value-type="float">
            <text:p>154769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2" calcext:value-type="float">
            <text:p>100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3.796</text:p>
          </table:table-cell>
          <table:table-cell office:value-type="float" office:value="1547740" calcext:value-type="float">
            <text:p>154774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4" calcext:value-type="float">
            <text:p>1008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:54:33.859</text:p>
          </table:table-cell>
          <table:table-cell office:value-type="float" office:value="1547801" calcext:value-type="float">
            <text:p>154780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2.5" calcext:value-type="float">
            <text:p>100802.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33.992</text:p>
          </table:table-cell>
          <table:table-cell office:value-type="float" office:value="1547864" calcext:value-type="float">
            <text:p>154786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2" calcext:value-type="float">
            <text:p>100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3.993</text:p>
          </table:table-cell>
          <table:table-cell office:value-type="float" office:value="1547913" calcext:value-type="float">
            <text:p>154791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2.5" calcext:value-type="float">
            <text:p>10080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042</text:p>
          </table:table-cell>
          <table:table-cell office:value-type="float" office:value="1547974" calcext:value-type="float">
            <text:p>154797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.25" calcext:value-type="float">
            <text:p>100800.2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1:54:34.094</text:p>
          </table:table-cell>
          <table:table-cell office:value-type="float" office:value="1548037" calcext:value-type="float">
            <text:p>154803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1" calcext:value-type="float">
            <text:p>100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157</text:p>
          </table:table-cell>
          <table:table-cell office:value-type="float" office:value="1548098" calcext:value-type="float">
            <text:p>154809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1" calcext:value-type="float">
            <text:p>100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215</text:p>
          </table:table-cell>
          <table:table-cell office:value-type="float" office:value="1548161" calcext:value-type="float">
            <text:p>154816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1" calcext:value-type="float">
            <text:p>100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297</text:p>
          </table:table-cell>
          <table:table-cell office:value-type="float" office:value="1548210" calcext:value-type="float">
            <text:p>15482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1" calcext:value-type="float">
            <text:p>100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321</text:p>
          </table:table-cell>
          <table:table-cell office:value-type="float" office:value="1548271" calcext:value-type="float">
            <text:p>154827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1" calcext:value-type="float">
            <text:p>100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406</text:p>
          </table:table-cell>
          <table:table-cell office:value-type="float" office:value="1548334" calcext:value-type="float">
            <text:p>154833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1.5" calcext:value-type="float">
            <text:p>10080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454</text:p>
          </table:table-cell>
          <table:table-cell office:value-type="float" office:value="1548395" calcext:value-type="float">
            <text:p>154839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1" calcext:value-type="float">
            <text:p>100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513</text:p>
          </table:table-cell>
          <table:table-cell office:value-type="float" office:value="1548457" calcext:value-type="float">
            <text:p>154845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.75" calcext:value-type="float">
            <text:p>10080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565</text:p>
          </table:table-cell>
          <table:table-cell office:value-type="float" office:value="1548507" calcext:value-type="float">
            <text:p>154850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.5" calcext:value-type="float">
            <text:p>100799.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34.618</text:p>
          </table:table-cell>
          <table:table-cell office:value-type="float" office:value="1548568" calcext:value-type="float">
            <text:p>154856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75" calcext:value-type="float">
            <text:p>100797.7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34.677</text:p>
          </table:table-cell>
          <table:table-cell office:value-type="float" office:value="1548631" calcext:value-type="float">
            <text:p>154863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75" calcext:value-type="float">
            <text:p>100798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34.745</text:p>
          </table:table-cell>
          <table:table-cell office:value-type="float" office:value="1548680" calcext:value-type="float">
            <text:p>15486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.5" calcext:value-type="float">
            <text:p>10079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816</text:p>
          </table:table-cell>
          <table:table-cell office:value-type="float" office:value="1548741" calcext:value-type="float">
            <text:p>154874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.25" calcext:value-type="float">
            <text:p>100799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853</text:p>
          </table:table-cell>
          <table:table-cell office:value-type="float" office:value="1548804" calcext:value-type="float">
            <text:p>154880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.5" calcext:value-type="float">
            <text:p>10080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34.916</text:p>
          </table:table-cell>
          <table:table-cell office:value-type="float" office:value="1548865" calcext:value-type="float">
            <text:p>154886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" calcext:value-type="float">
            <text:p>100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979</text:p>
          </table:table-cell>
          <table:table-cell office:value-type="float" office:value="1548928" calcext:value-type="float">
            <text:p>15489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.5" calcext:value-type="float">
            <text:p>10080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032</text:p>
          </table:table-cell>
          <table:table-cell office:value-type="float" office:value="1548977" calcext:value-type="float">
            <text:p>154897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3.5" calcext:value-type="float">
            <text:p>100803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1:54:35.095</text:p>
          </table:table-cell>
          <table:table-cell office:value-type="float" office:value="1549038" calcext:value-type="float">
            <text:p>154903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2.5" calcext:value-type="float">
            <text:p>100802.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35.153</text:p>
          </table:table-cell>
          <table:table-cell office:value-type="float" office:value="1549101" calcext:value-type="float">
            <text:p>154910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2.75" calcext:value-type="float">
            <text:p>100802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203</text:p>
          </table:table-cell>
          <table:table-cell office:value-type="float" office:value="1549150" calcext:value-type="float">
            <text:p>154915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2.75" calcext:value-type="float">
            <text:p>100802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269</text:p>
          </table:table-cell>
          <table:table-cell office:value-type="float" office:value="1549211" calcext:value-type="float">
            <text:p>15492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.75" calcext:value-type="float">
            <text:p>100800.7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1:54:35.329</text:p>
          </table:table-cell>
          <table:table-cell office:value-type="float" office:value="1549274" calcext:value-type="float">
            <text:p>154927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.5" calcext:value-type="float">
            <text:p>10080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401</text:p>
          </table:table-cell>
          <table:table-cell office:value-type="float" office:value="1549335" calcext:value-type="float">
            <text:p>154933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" calcext:value-type="float">
            <text:p>10079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35.452</text:p>
          </table:table-cell>
          <table:table-cell office:value-type="float" office:value="1549398" calcext:value-type="float">
            <text:p>154939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25" calcext:value-type="float">
            <text:p>100798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503</text:p>
          </table:table-cell>
          <table:table-cell office:value-type="float" office:value="1549447" calcext:value-type="float">
            <text:p>154944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" calcext:value-type="float">
            <text:p>100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35.567</text:p>
          </table:table-cell>
          <table:table-cell office:value-type="float" office:value="1549508" calcext:value-type="float">
            <text:p>154950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2" calcext:value-type="float">
            <text:p>1008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:54:35.626</text:p>
          </table:table-cell>
          <table:table-cell office:value-type="float" office:value="1549571" calcext:value-type="float">
            <text:p>154957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2.75" calcext:value-type="float">
            <text:p>100802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690</text:p>
          </table:table-cell>
          <table:table-cell office:value-type="float" office:value="1549632" calcext:value-type="float">
            <text:p>154963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3.25" calcext:value-type="float">
            <text:p>100803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749</text:p>
          </table:table-cell>
          <table:table-cell office:value-type="float" office:value="1549694" calcext:value-type="float">
            <text:p>154969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1" calcext:value-type="float">
            <text:p>10080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1:54:35.807</text:p>
          </table:table-cell>
          <table:table-cell office:value-type="float" office:value="1549744" calcext:value-type="float">
            <text:p>154974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" calcext:value-type="float">
            <text:p>10079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1:54:35.868</text:p>
          </table:table-cell>
          <table:table-cell office:value-type="float" office:value="1549806" calcext:value-type="float">
            <text:p>15498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" calcext:value-type="float">
            <text:p>100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926</text:p>
          </table:table-cell>
          <table:table-cell office:value-type="float" office:value="1549868" calcext:value-type="float">
            <text:p>154986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5" calcext:value-type="float">
            <text:p>10079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965</text:p>
          </table:table-cell>
          <table:table-cell office:value-type="float" office:value="1549917" calcext:value-type="float">
            <text:p>15499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.5" calcext:value-type="float">
            <text:p>100799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36.028</text:p>
          </table:table-cell>
          <table:table-cell office:value-type="float" office:value="1549978" calcext:value-type="float">
            <text:p>154997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.5" calcext:value-type="float">
            <text:p>10080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36.101</text:p>
          </table:table-cell>
          <table:table-cell office:value-type="float" office:value="1550041" calcext:value-type="float">
            <text:p>155004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" calcext:value-type="float">
            <text:p>100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238</text:p>
          </table:table-cell>
          <table:table-cell office:value-type="float" office:value="1550102" calcext:value-type="float">
            <text:p>155010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.5" calcext:value-type="float">
            <text:p>10079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247</text:p>
          </table:table-cell>
          <table:table-cell office:value-type="float" office:value="1550164" calcext:value-type="float">
            <text:p>155016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.25" calcext:value-type="float">
            <text:p>100799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352</text:p>
          </table:table-cell>
          <table:table-cell office:value-type="float" office:value="1550214" calcext:value-type="float">
            <text:p>155021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" calcext:value-type="float">
            <text:p>100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357</text:p>
          </table:table-cell>
          <table:table-cell office:value-type="float" office:value="1550275" calcext:value-type="float">
            <text:p>155027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1.5" calcext:value-type="float">
            <text:p>10080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36.477</text:p>
          </table:table-cell>
          <table:table-cell office:value-type="float" office:value="1550338" calcext:value-type="float">
            <text:p>155033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3.75" calcext:value-type="float">
            <text:p>100803.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:54:36.482</text:p>
          </table:table-cell>
          <table:table-cell office:value-type="float" office:value="1550387" calcext:value-type="float">
            <text:p>155038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3.75" calcext:value-type="float">
            <text:p>100803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601</text:p>
          </table:table-cell>
          <table:table-cell office:value-type="float" office:value="1550448" calcext:value-type="float">
            <text:p>155044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2" calcext:value-type="float">
            <text:p>10080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36.604</text:p>
          </table:table-cell>
          <table:table-cell office:value-type="float" office:value="1550511" calcext:value-type="float">
            <text:p>15505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75" calcext:value-type="float">
            <text:p>100798.7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21:54:36.722</text:p>
          </table:table-cell>
          <table:table-cell office:value-type="float" office:value="1550572" calcext:value-type="float">
            <text:p>15505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.5" calcext:value-type="float">
            <text:p>100796.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1:54:36.728</text:p>
          </table:table-cell>
          <table:table-cell office:value-type="float" office:value="1550635" calcext:value-type="float">
            <text:p>155063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" calcext:value-type="float">
            <text:p>100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851</text:p>
          </table:table-cell>
          <table:table-cell office:value-type="float" office:value="1550684" calcext:value-type="float">
            <text:p>155068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" calcext:value-type="float">
            <text:p>100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857</text:p>
          </table:table-cell>
          <table:table-cell office:value-type="float" office:value="1550745" calcext:value-type="float">
            <text:p>155074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75" calcext:value-type="float">
            <text:p>100797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36.967</text:p>
          </table:table-cell>
          <table:table-cell office:value-type="float" office:value="1550808" calcext:value-type="float">
            <text:p>155080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75" calcext:value-type="float">
            <text:p>100797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970</text:p>
          </table:table-cell>
          <table:table-cell office:value-type="float" office:value="1550857" calcext:value-type="float">
            <text:p>155085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75" calcext:value-type="float">
            <text:p>100797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975</text:p>
          </table:table-cell>
          <table:table-cell office:value-type="float" office:value="1550918" calcext:value-type="float">
            <text:p>15509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.25" calcext:value-type="float">
            <text:p>100799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37.081</text:p>
          </table:table-cell>
          <table:table-cell office:value-type="float" office:value="1550981" calcext:value-type="float">
            <text:p>155098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.25" calcext:value-type="float">
            <text:p>100799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179</text:p>
          </table:table-cell>
          <table:table-cell office:value-type="float" office:value="1551043" calcext:value-type="float">
            <text:p>155104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25" calcext:value-type="float">
            <text:p>100798.2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37.186</text:p>
          </table:table-cell>
          <table:table-cell office:value-type="float" office:value="1551106" calcext:value-type="float">
            <text:p>15511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25" calcext:value-type="float">
            <text:p>100798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203</text:p>
          </table:table-cell>
          <table:table-cell office:value-type="float" office:value="1551155" calcext:value-type="float">
            <text:p>155115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.75" calcext:value-type="float">
            <text:p>100796.7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37.264</text:p>
          </table:table-cell>
          <table:table-cell office:value-type="float" office:value="1551216" calcext:value-type="float">
            <text:p>15512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.25" calcext:value-type="float">
            <text:p>100796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338</text:p>
          </table:table-cell>
          <table:table-cell office:value-type="float" office:value="1551279" calcext:value-type="float">
            <text:p>155127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75" calcext:value-type="float">
            <text:p>100797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37.392</text:p>
          </table:table-cell>
          <table:table-cell office:value-type="float" office:value="1551340" calcext:value-type="float">
            <text:p>155134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" calcext:value-type="float">
            <text:p>100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450</text:p>
          </table:table-cell>
          <table:table-cell office:value-type="float" office:value="1551403" calcext:value-type="float">
            <text:p>155140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.75" calcext:value-type="float">
            <text:p>100796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521</text:p>
          </table:table-cell>
          <table:table-cell office:value-type="float" office:value="1551452" calcext:value-type="float">
            <text:p>155145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5" calcext:value-type="float">
            <text:p>10079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565</text:p>
          </table:table-cell>
          <table:table-cell office:value-type="float" office:value="1551513" calcext:value-type="float">
            <text:p>155151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5" calcext:value-type="float">
            <text:p>10079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627</text:p>
          </table:table-cell>
          <table:table-cell office:value-type="float" office:value="1551576" calcext:value-type="float">
            <text:p>155157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5" calcext:value-type="float">
            <text:p>100798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37.682</text:p>
          </table:table-cell>
          <table:table-cell office:value-type="float" office:value="1551625" calcext:value-type="float">
            <text:p>15516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25" calcext:value-type="float">
            <text:p>100798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744</text:p>
          </table:table-cell>
          <table:table-cell office:value-type="float" office:value="1551686" calcext:value-type="float">
            <text:p>155168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5" calcext:value-type="float">
            <text:p>10079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804</text:p>
          </table:table-cell>
          <table:table-cell office:value-type="float" office:value="1551749" calcext:value-type="float">
            <text:p>155174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" calcext:value-type="float">
            <text:p>100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:54:37.863</text:p>
          </table:table-cell>
          <table:table-cell office:value-type="float" office:value="1551810" calcext:value-type="float">
            <text:p>15518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.5" calcext:value-type="float">
            <text:p>10079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925</text:p>
          </table:table-cell>
          <table:table-cell office:value-type="float" office:value="1551873" calcext:value-type="float">
            <text:p>155187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.5" calcext:value-type="float">
            <text:p>10080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37.981</text:p>
          </table:table-cell>
          <table:table-cell office:value-type="float" office:value="1551922" calcext:value-type="float">
            <text:p>15519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.5" calcext:value-type="float">
            <text:p>10080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050</text:p>
          </table:table-cell>
          <table:table-cell office:value-type="float" office:value="1551983" calcext:value-type="float">
            <text:p>155198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5" calcext:value-type="float">
            <text:p>100797.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21:54:38.103</text:p>
          </table:table-cell>
          <table:table-cell office:value-type="float" office:value="1552046" calcext:value-type="float">
            <text:p>155204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5" calcext:value-type="float">
            <text:p>10079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163</text:p>
          </table:table-cell>
          <table:table-cell office:value-type="float" office:value="1552107" calcext:value-type="float">
            <text:p>155210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" calcext:value-type="float">
            <text:p>100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224</text:p>
          </table:table-cell>
          <table:table-cell office:value-type="float" office:value="1552169" calcext:value-type="float">
            <text:p>155216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5" calcext:value-type="float">
            <text:p>10079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283</text:p>
          </table:table-cell>
          <table:table-cell office:value-type="float" office:value="1552219" calcext:value-type="float">
            <text:p>15522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75" calcext:value-type="float">
            <text:p>100797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355</text:p>
          </table:table-cell>
          <table:table-cell office:value-type="float" office:value="1552280" calcext:value-type="float">
            <text:p>15522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" calcext:value-type="float">
            <text:p>100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406</text:p>
          </table:table-cell>
          <table:table-cell office:value-type="float" office:value="1552343" calcext:value-type="float">
            <text:p>155234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5" calcext:value-type="float">
            <text:p>10079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463</text:p>
          </table:table-cell>
          <table:table-cell office:value-type="float" office:value="1552392" calcext:value-type="float">
            <text:p>155239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.25" calcext:value-type="float">
            <text:p>100796.2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1:54:38.525</text:p>
          </table:table-cell>
          <table:table-cell office:value-type="float" office:value="1552453" calcext:value-type="float">
            <text:p>155245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" calcext:value-type="float">
            <text:p>100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590</text:p>
          </table:table-cell>
          <table:table-cell office:value-type="float" office:value="1552516" calcext:value-type="float">
            <text:p>15525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5.25" calcext:value-type="float">
            <text:p>100795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644</text:p>
          </table:table-cell>
          <table:table-cell office:value-type="float" office:value="1552577" calcext:value-type="float">
            <text:p>155257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4.5" calcext:value-type="float">
            <text:p>10079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714</text:p>
          </table:table-cell>
          <table:table-cell office:value-type="float" office:value="1552640" calcext:value-type="float">
            <text:p>155264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.5" calcext:value-type="float">
            <text:p>100796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:54:38.764</text:p>
          </table:table-cell>
          <table:table-cell office:value-type="float" office:value="1552689" calcext:value-type="float">
            <text:p>155268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.5" calcext:value-type="float">
            <text:p>10079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823</text:p>
          </table:table-cell>
          <table:table-cell office:value-type="float" office:value="1552750" calcext:value-type="float">
            <text:p>155275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" calcext:value-type="float">
            <text:p>100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884</text:p>
          </table:table-cell>
          <table:table-cell office:value-type="float" office:value="1552813" calcext:value-type="float">
            <text:p>155281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.75" calcext:value-type="float">
            <text:p>100796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942</text:p>
          </table:table-cell>
          <table:table-cell office:value-type="float" office:value="1552862" calcext:value-type="float">
            <text:p>155286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.5" calcext:value-type="float">
            <text:p>10079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003</text:p>
          </table:table-cell>
          <table:table-cell office:value-type="float" office:value="1552923" calcext:value-type="float">
            <text:p>15529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.5" calcext:value-type="float">
            <text:p>10079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065</text:p>
          </table:table-cell>
          <table:table-cell office:value-type="float" office:value="1552986" calcext:value-type="float">
            <text:p>155298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.5" calcext:value-type="float">
            <text:p>10079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124</text:p>
          </table:table-cell>
          <table:table-cell office:value-type="float" office:value="1553047" calcext:value-type="float">
            <text:p>155304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5" calcext:value-type="float">
            <text:p>100797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39.183</text:p>
          </table:table-cell>
          <table:table-cell office:value-type="float" office:value="1553110" calcext:value-type="float">
            <text:p>15531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" calcext:value-type="float">
            <text:p>100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245</text:p>
          </table:table-cell>
          <table:table-cell office:value-type="float" office:value="1553159" calcext:value-type="float">
            <text:p>155315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5" calcext:value-type="float">
            <text:p>10079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305</text:p>
          </table:table-cell>
          <table:table-cell office:value-type="float" office:value="1553220" calcext:value-type="float">
            <text:p>15532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" calcext:value-type="float">
            <text:p>100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362</text:p>
          </table:table-cell>
          <table:table-cell office:value-type="float" office:value="1553283" calcext:value-type="float">
            <text:p>155328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.25" calcext:value-type="float">
            <text:p>100796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422</text:p>
          </table:table-cell>
          <table:table-cell office:value-type="float" office:value="1553344" calcext:value-type="float">
            <text:p>155334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5.5" calcext:value-type="float">
            <text:p>10079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484</text:p>
          </table:table-cell>
          <table:table-cell office:value-type="float" office:value="1553406" calcext:value-type="float">
            <text:p>15534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" calcext:value-type="float">
            <text:p>100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501</text:p>
          </table:table-cell>
          <table:table-cell office:value-type="float" office:value="1553456" calcext:value-type="float">
            <text:p>155345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75" calcext:value-type="float">
            <text:p>100797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39.563</text:p>
          </table:table-cell>
          <table:table-cell office:value-type="float" office:value="1553517" calcext:value-type="float">
            <text:p>15535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25" calcext:value-type="float">
            <text:p>100798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662</text:p>
          </table:table-cell>
          <table:table-cell office:value-type="float" office:value="1553580" calcext:value-type="float">
            <text:p>15535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5" calcext:value-type="float">
            <text:p>10079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723</text:p>
          </table:table-cell>
          <table:table-cell office:value-type="float" office:value="1553629" calcext:value-type="float">
            <text:p>15536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75" calcext:value-type="float">
            <text:p>100797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740</text:p>
          </table:table-cell>
          <table:table-cell office:value-type="float" office:value="1553690" calcext:value-type="float">
            <text:p>15536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.25" calcext:value-type="float">
            <text:p>100796.2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39.803</text:p>
          </table:table-cell>
          <table:table-cell office:value-type="float" office:value="1553753" calcext:value-type="float">
            <text:p>155375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.25" calcext:value-type="float">
            <text:p>100796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035</text:p>
          </table:table-cell>
          <table:table-cell office:value-type="float" office:value="1553814" calcext:value-type="float">
            <text:p>155381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5" calcext:value-type="float">
            <text:p>100797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0.153</text:p>
          </table:table-cell>
          <table:table-cell office:value-type="float" office:value="1553876" calcext:value-type="float">
            <text:p>155387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25" calcext:value-type="float">
            <text:p>100797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156</text:p>
          </table:table-cell>
          <table:table-cell office:value-type="float" office:value="1553926" calcext:value-type="float">
            <text:p>155392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75" calcext:value-type="float">
            <text:p>100797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156</text:p>
          </table:table-cell>
          <table:table-cell office:value-type="float" office:value="1553987" calcext:value-type="float">
            <text:p>155398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25" calcext:value-type="float">
            <text:p>100798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161</text:p>
          </table:table-cell>
          <table:table-cell office:value-type="float" office:value="1554050" calcext:value-type="float">
            <text:p>155405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5" calcext:value-type="float">
            <text:p>10079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280</text:p>
          </table:table-cell>
          <table:table-cell office:value-type="float" office:value="1554099" calcext:value-type="float">
            <text:p>155409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25" calcext:value-type="float">
            <text:p>100798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396</text:p>
          </table:table-cell>
          <table:table-cell office:value-type="float" office:value="1554160" calcext:value-type="float">
            <text:p>155416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25" calcext:value-type="float">
            <text:p>100798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396</text:p>
          </table:table-cell>
          <table:table-cell office:value-type="float" office:value="1554223" calcext:value-type="float">
            <text:p>15542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.5" calcext:value-type="float">
            <text:p>100796.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0.402</text:p>
          </table:table-cell>
          <table:table-cell office:value-type="float" office:value="1554284" calcext:value-type="float">
            <text:p>155428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" calcext:value-type="float">
            <text:p>100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520</text:p>
          </table:table-cell>
          <table:table-cell office:value-type="float" office:value="1554347" calcext:value-type="float">
            <text:p>155434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.25" calcext:value-type="float">
            <text:p>100796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523</text:p>
          </table:table-cell>
          <table:table-cell office:value-type="float" office:value="1554396" calcext:value-type="float">
            <text:p>155439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" calcext:value-type="float">
            <text:p>100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530</text:p>
          </table:table-cell>
          <table:table-cell office:value-type="float" office:value="1554457" calcext:value-type="float">
            <text:p>155445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25" calcext:value-type="float">
            <text:p>100798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0.641</text:p>
          </table:table-cell>
          <table:table-cell office:value-type="float" office:value="1554520" calcext:value-type="float">
            <text:p>15545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" calcext:value-type="float">
            <text:p>100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643</text:p>
          </table:table-cell>
          <table:table-cell office:value-type="float" office:value="1554569" calcext:value-type="float">
            <text:p>155456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75" calcext:value-type="float">
            <text:p>100797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758</text:p>
          </table:table-cell>
          <table:table-cell office:value-type="float" office:value="1554630" calcext:value-type="float">
            <text:p>15546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.25" calcext:value-type="float">
            <text:p>100796.2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0.766</text:p>
          </table:table-cell>
          <table:table-cell office:value-type="float" office:value="1554693" calcext:value-type="float">
            <text:p>155469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5.75" calcext:value-type="float">
            <text:p>100795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875</text:p>
          </table:table-cell>
          <table:table-cell office:value-type="float" office:value="1554754" calcext:value-type="float">
            <text:p>155475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.75" calcext:value-type="float">
            <text:p>100796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0.882</text:p>
          </table:table-cell>
          <table:table-cell office:value-type="float" office:value="1554817" calcext:value-type="float">
            <text:p>15548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" calcext:value-type="float">
            <text:p>100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922</text:p>
          </table:table-cell>
          <table:table-cell office:value-type="float" office:value="1554866" calcext:value-type="float">
            <text:p>155486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75" calcext:value-type="float">
            <text:p>100797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985</text:p>
          </table:table-cell>
          <table:table-cell office:value-type="float" office:value="1554927" calcext:value-type="float">
            <text:p>155492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5" calcext:value-type="float">
            <text:p>10079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106</text:p>
          </table:table-cell>
          <table:table-cell office:value-type="float" office:value="1554990" calcext:value-type="float">
            <text:p>15549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75" calcext:value-type="float">
            <text:p>100797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112</text:p>
          </table:table-cell>
          <table:table-cell office:value-type="float" office:value="1555051" calcext:value-type="float">
            <text:p>155505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.75" calcext:value-type="float">
            <text:p>100796.7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1.164</text:p>
          </table:table-cell>
          <table:table-cell office:value-type="float" office:value="1555113" calcext:value-type="float">
            <text:p>155511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.5" calcext:value-type="float">
            <text:p>10079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223</text:p>
          </table:table-cell>
          <table:table-cell office:value-type="float" office:value="1555163" calcext:value-type="float">
            <text:p>155516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" calcext:value-type="float">
            <text:p>100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294</text:p>
          </table:table-cell>
          <table:table-cell office:value-type="float" office:value="1555224" calcext:value-type="float">
            <text:p>155522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" calcext:value-type="float">
            <text:p>100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345</text:p>
          </table:table-cell>
          <table:table-cell office:value-type="float" office:value="1555287" calcext:value-type="float">
            <text:p>155528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75" calcext:value-type="float">
            <text:p>100797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415</text:p>
          </table:table-cell>
          <table:table-cell office:value-type="float" office:value="1555336" calcext:value-type="float">
            <text:p>155533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.75" calcext:value-type="float">
            <text:p>100799.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:54:41.464</text:p>
          </table:table-cell>
          <table:table-cell office:value-type="float" office:value="1555397" calcext:value-type="float">
            <text:p>155539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.25" calcext:value-type="float">
            <text:p>100799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542</text:p>
          </table:table-cell>
          <table:table-cell office:value-type="float" office:value="1555460" calcext:value-type="float">
            <text:p>155546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1" calcext:value-type="float">
            <text:p>100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1.585</text:p>
          </table:table-cell>
          <table:table-cell office:value-type="float" office:value="1555521" calcext:value-type="float">
            <text:p>15555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1.75" calcext:value-type="float">
            <text:p>100801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646</text:p>
          </table:table-cell>
          <table:table-cell office:value-type="float" office:value="1555584" calcext:value-type="float">
            <text:p>155558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.75" calcext:value-type="float">
            <text:p>100800.7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1.715</text:p>
          </table:table-cell>
          <table:table-cell office:value-type="float" office:value="1555633" calcext:value-type="float">
            <text:p>155563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1.5" calcext:value-type="float">
            <text:p>10080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764</text:p>
          </table:table-cell>
          <table:table-cell office:value-type="float" office:value="1555694" calcext:value-type="float">
            <text:p>155569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.75" calcext:value-type="float">
            <text:p>100799.7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1.825</text:p>
          </table:table-cell>
          <table:table-cell office:value-type="float" office:value="1555757" calcext:value-type="float">
            <text:p>155575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.25" calcext:value-type="float">
            <text:p>100799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850</text:p>
          </table:table-cell>
          <table:table-cell office:value-type="float" office:value="1555806" calcext:value-type="float">
            <text:p>15558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5" calcext:value-type="float">
            <text:p>10079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942</text:p>
          </table:table-cell>
          <table:table-cell office:value-type="float" office:value="1555867" calcext:value-type="float">
            <text:p>155586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25" calcext:value-type="float">
            <text:p>100798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2.009</text:p>
          </table:table-cell>
          <table:table-cell office:value-type="float" office:value="1555930" calcext:value-type="float">
            <text:p>15559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" calcext:value-type="float">
            <text:p>100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2.064</text:p>
          </table:table-cell>
          <table:table-cell office:value-type="float" office:value="1555991" calcext:value-type="float">
            <text:p>155599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5" calcext:value-type="float">
            <text:p>10079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2.126</text:p>
          </table:table-cell>
          <table:table-cell office:value-type="float" office:value="1556055" calcext:value-type="float">
            <text:p>155605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5" calcext:value-type="float">
            <text:p>10079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2.184</text:p>
          </table:table-cell>
          <table:table-cell office:value-type="float" office:value="1556103" calcext:value-type="float">
            <text:p>155610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75" calcext:value-type="float">
            <text:p>100797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2.242</text:p>
          </table:table-cell>
          <table:table-cell office:value-type="float" office:value="1556165" calcext:value-type="float">
            <text:p>155616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" calcext:value-type="float">
            <text:p>1007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2.302</text:p>
          </table:table-cell>
          <table:table-cell office:value-type="float" office:value="1556228" calcext:value-type="float">
            <text:p>15562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" calcext:value-type="float">
            <text:p>100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2.380</text:p>
          </table:table-cell>
          <table:table-cell office:value-type="float" office:value="1556289" calcext:value-type="float">
            <text:p>155628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.25" calcext:value-type="float">
            <text:p>10080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2.422</text:p>
          </table:table-cell>
          <table:table-cell office:value-type="float" office:value="1556352" calcext:value-type="float">
            <text:p>155635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" calcext:value-type="float">
            <text:p>100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2.482</text:p>
          </table:table-cell>
          <table:table-cell office:value-type="float" office:value="1556401" calcext:value-type="float">
            <text:p>155640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" calcext:value-type="float">
            <text:p>100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2.542</text:p>
          </table:table-cell>
          <table:table-cell office:value-type="float" office:value="1556462" calcext:value-type="float">
            <text:p>155646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.5" calcext:value-type="float">
            <text:p>10080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2.605</text:p>
          </table:table-cell>
          <table:table-cell office:value-type="float" office:value="1556525" calcext:value-type="float">
            <text:p>15565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75" calcext:value-type="float">
            <text:p>100798.7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2.617</text:p>
          </table:table-cell>
          <table:table-cell office:value-type="float" office:value="1556574" calcext:value-type="float">
            <text:p>155657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5.5" calcext:value-type="float">
            <text:p>100795.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21:54:42.728</text:p>
          </table:table-cell>
          <table:table-cell office:value-type="float" office:value="1556635" calcext:value-type="float">
            <text:p>155663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87.25" calcext:value-type="float">
            <text:p>100787.25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1:54:42.749</text:p>
          </table:table-cell>
          <table:table-cell office:value-type="float" office:value="1556698" calcext:value-type="float">
            <text:p>155669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67.5" calcext:value-type="float">
            <text:p>100767.5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string" calcext:value-type="string">
            <text:p>21:54:42.863</text:p>
          </table:table-cell>
          <table:table-cell office:value-type="float" office:value="1556772" calcext:value-type="float">
            <text:p>15567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65.25" calcext:value-type="float">
            <text:p>100765.2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1:54:42.903</text:p>
          </table:table-cell>
          <table:table-cell office:value-type="float" office:value="1556835" calcext:value-type="float">
            <text:p>155683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64" calcext:value-type="float">
            <text:p>10076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2.967</text:p>
          </table:table-cell>
          <table:table-cell office:value-type="float" office:value="1556896" calcext:value-type="float">
            <text:p>155689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67.75" calcext:value-type="float">
            <text:p>100767.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1:54:43.028</text:p>
          </table:table-cell>
          <table:table-cell office:value-type="float" office:value="1556959" calcext:value-type="float">
            <text:p>155695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84.5" calcext:value-type="float">
            <text:p>100784.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1:54:43.087</text:p>
          </table:table-cell>
          <table:table-cell office:value-type="float" office:value="1557020" calcext:value-type="float">
            <text:p>15570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82.25" calcext:value-type="float">
            <text:p>100782.2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1:54:43.146</text:p>
          </table:table-cell>
          <table:table-cell office:value-type="float" office:value="1557083" calcext:value-type="float">
            <text:p>155708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79.5" calcext:value-type="float">
            <text:p>100779.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1:54:43.217</text:p>
          </table:table-cell>
          <table:table-cell office:value-type="float" office:value="1557144" calcext:value-type="float">
            <text:p>155714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76.5" calcext:value-type="float">
            <text:p>100776.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21:54:43.279</text:p>
          </table:table-cell>
          <table:table-cell office:value-type="float" office:value="1557207" calcext:value-type="float">
            <text:p>155720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71.25" calcext:value-type="float">
            <text:p>100771.2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21:54:43.326</text:p>
          </table:table-cell>
          <table:table-cell office:value-type="float" office:value="1557256" calcext:value-type="float">
            <text:p>155725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69.5" calcext:value-type="float">
            <text:p>100769.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3.385</text:p>
          </table:table-cell>
          <table:table-cell office:value-type="float" office:value="1557317" calcext:value-type="float">
            <text:p>15573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71.25" calcext:value-type="float">
            <text:p>100771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3.447</text:p>
          </table:table-cell>
          <table:table-cell office:value-type="float" office:value="1557380" calcext:value-type="float">
            <text:p>15573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74.25" calcext:value-type="float">
            <text:p>100774.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1:54:43.513</text:p>
          </table:table-cell>
          <table:table-cell office:value-type="float" office:value="1557441" calcext:value-type="float">
            <text:p>155744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77.75" calcext:value-type="float">
            <text:p>100777.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1:54:43.571</text:p>
          </table:table-cell>
          <table:table-cell office:value-type="float" office:value="1557504" calcext:value-type="float">
            <text:p>155750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82.25" calcext:value-type="float">
            <text:p>100782.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:54:43.641</text:p>
          </table:table-cell>
          <table:table-cell office:value-type="float" office:value="1557553" calcext:value-type="float">
            <text:p>155755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84" calcext:value-type="float">
            <text:p>1007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3.685</text:p>
          </table:table-cell>
          <table:table-cell office:value-type="float" office:value="1557614" calcext:value-type="float">
            <text:p>155761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85.75" calcext:value-type="float">
            <text:p>100785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3.744</text:p>
          </table:table-cell>
          <table:table-cell office:value-type="float" office:value="1557677" calcext:value-type="float">
            <text:p>155767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87.75" calcext:value-type="float">
            <text:p>100787.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:54:43.803</text:p>
          </table:table-cell>
          <table:table-cell office:value-type="float" office:value="1557726" calcext:value-type="float">
            <text:p>155772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0.75" calcext:value-type="float">
            <text:p>100790.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1:54:43.828</text:p>
          </table:table-cell>
          <table:table-cell office:value-type="float" office:value="1557787" calcext:value-type="float">
            <text:p>155778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3.5" calcext:value-type="float">
            <text:p>100793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:54:43.930</text:p>
          </table:table-cell>
          <table:table-cell office:value-type="float" office:value="1557850" calcext:value-type="float">
            <text:p>155785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5.75" calcext:value-type="float">
            <text:p>100795.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:54:43.942</text:p>
          </table:table-cell>
          <table:table-cell office:value-type="float" office:value="1557899" calcext:value-type="float">
            <text:p>155789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.25" calcext:value-type="float">
            <text:p>100799.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1:54:44.610</text:p>
          </table:table-cell>
          <table:table-cell office:value-type="float" office:value="1558526" calcext:value-type="float">
            <text:p>155852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1" calcext:value-type="float">
            <text:p>100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4.733</text:p>
          </table:table-cell>
          <table:table-cell office:value-type="float" office:value="1558576" calcext:value-type="float">
            <text:p>155857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11.25" calcext:value-type="float">
            <text:p>100811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54:44.862</text:p>
          </table:table-cell>
          <table:table-cell office:value-type="float" office:value="1558637" calcext:value-type="float">
            <text:p>155863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20" calcext:value-type="float">
            <text:p>1008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1:54:44.865</text:p>
          </table:table-cell>
          <table:table-cell office:value-type="float" office:value="1558700" calcext:value-type="float">
            <text:p>15587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39.5" calcext:value-type="float">
            <text:p>100839.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1:54:44.971</text:p>
          </table:table-cell>
          <table:table-cell office:value-type="float" office:value="1558749" calcext:value-type="float">
            <text:p>155874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7.25" calcext:value-type="float">
            <text:p>100847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1:54:45.097</text:p>
          </table:table-cell>
          <table:table-cell office:value-type="float" office:value="1558810" calcext:value-type="float">
            <text:p>15588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8.75" calcext:value-type="float">
            <text:p>100848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5.097</text:p>
          </table:table-cell>
          <table:table-cell office:value-type="float" office:value="1558873" calcext:value-type="float">
            <text:p>155887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9.75" calcext:value-type="float">
            <text:p>100849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5.101</text:p>
          </table:table-cell>
          <table:table-cell office:value-type="float" office:value="1558934" calcext:value-type="float">
            <text:p>155893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37.75" calcext:value-type="float">
            <text:p>100837.75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string" calcext:value-type="string">
            <text:p>21:54:45.149</text:p>
          </table:table-cell>
          <table:table-cell office:value-type="float" office:value="1558996" calcext:value-type="float">
            <text:p>155899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37.75" calcext:value-type="float">
            <text:p>100837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152</text:p>
          </table:table-cell>
          <table:table-cell office:value-type="float" office:value="1559046" calcext:value-type="float">
            <text:p>155904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36.5" calcext:value-type="float">
            <text:p>100836.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5.159</text:p>
          </table:table-cell>
          <table:table-cell office:value-type="float" office:value="1559107" calcext:value-type="float">
            <text:p>155910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36.25" calcext:value-type="float">
            <text:p>100836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211</text:p>
          </table:table-cell>
          <table:table-cell office:value-type="float" office:value="1559170" calcext:value-type="float">
            <text:p>15591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38.75" calcext:value-type="float">
            <text:p>100838.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:54:45.268</text:p>
          </table:table-cell>
          <table:table-cell office:value-type="float" office:value="1559218" calcext:value-type="float">
            <text:p>15592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1" calcext:value-type="float">
            <text:p>1008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:54:45.337</text:p>
          </table:table-cell>
          <table:table-cell office:value-type="float" office:value="1559280" calcext:value-type="float">
            <text:p>15592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2.75" calcext:value-type="float">
            <text:p>100842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5.389</text:p>
          </table:table-cell>
          <table:table-cell office:value-type="float" office:value="1559342" calcext:value-type="float">
            <text:p>155934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3.25" calcext:value-type="float">
            <text:p>100843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449</text:p>
          </table:table-cell>
          <table:table-cell office:value-type="float" office:value="1559404" calcext:value-type="float">
            <text:p>155940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2" calcext:value-type="float">
            <text:p>10084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5.509</text:p>
          </table:table-cell>
          <table:table-cell office:value-type="float" office:value="1559465" calcext:value-type="float">
            <text:p>155946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1.75" calcext:value-type="float">
            <text:p>100841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569</text:p>
          </table:table-cell>
          <table:table-cell office:value-type="float" office:value="1559515" calcext:value-type="float">
            <text:p>15595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1" calcext:value-type="float">
            <text:p>100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628</text:p>
          </table:table-cell>
          <table:table-cell office:value-type="float" office:value="1559577" calcext:value-type="float">
            <text:p>155957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2" calcext:value-type="float">
            <text:p>1008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5.688</text:p>
          </table:table-cell>
          <table:table-cell office:value-type="float" office:value="1559639" calcext:value-type="float">
            <text:p>155963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4" calcext:value-type="float">
            <text:p>1008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:54:45.755</text:p>
          </table:table-cell>
          <table:table-cell office:value-type="float" office:value="1559688" calcext:value-type="float">
            <text:p>15596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5.25" calcext:value-type="float">
            <text:p>100845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5.808</text:p>
          </table:table-cell>
          <table:table-cell office:value-type="float" office:value="1559749" calcext:value-type="float">
            <text:p>155974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6.25" calcext:value-type="float">
            <text:p>100846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5.884</text:p>
          </table:table-cell>
          <table:table-cell office:value-type="float" office:value="1559812" calcext:value-type="float">
            <text:p>15598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8" calcext:value-type="float">
            <text:p>1008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5.930</text:p>
          </table:table-cell>
          <table:table-cell office:value-type="float" office:value="1559873" calcext:value-type="float">
            <text:p>155987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7.75" calcext:value-type="float">
            <text:p>100847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989</text:p>
          </table:table-cell>
          <table:table-cell office:value-type="float" office:value="1559936" calcext:value-type="float">
            <text:p>155993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6.75" calcext:value-type="float">
            <text:p>100846.7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6.047</text:p>
          </table:table-cell>
          <table:table-cell office:value-type="float" office:value="1559985" calcext:value-type="float">
            <text:p>155998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6.5" calcext:value-type="float">
            <text:p>10084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116</text:p>
          </table:table-cell>
          <table:table-cell office:value-type="float" office:value="1560046" calcext:value-type="float">
            <text:p>156004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7.25" calcext:value-type="float">
            <text:p>100847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169</text:p>
          </table:table-cell>
          <table:table-cell office:value-type="float" office:value="1560109" calcext:value-type="float">
            <text:p>156010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7" calcext:value-type="float">
            <text:p>100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228</text:p>
          </table:table-cell>
          <table:table-cell office:value-type="float" office:value="1560157" calcext:value-type="float">
            <text:p>156015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8" calcext:value-type="float">
            <text:p>1008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6.293</text:p>
          </table:table-cell>
          <table:table-cell office:value-type="float" office:value="1560219" calcext:value-type="float">
            <text:p>15602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8.75" calcext:value-type="float">
            <text:p>100848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348</text:p>
          </table:table-cell>
          <table:table-cell office:value-type="float" office:value="1560281" calcext:value-type="float">
            <text:p>156028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7.25" calcext:value-type="float">
            <text:p>100847.2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6.409</text:p>
          </table:table-cell>
          <table:table-cell office:value-type="float" office:value="1560343" calcext:value-type="float">
            <text:p>156034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8.75" calcext:value-type="float">
            <text:p>100848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6.468</text:p>
          </table:table-cell>
          <table:table-cell office:value-type="float" office:value="1560404" calcext:value-type="float">
            <text:p>156040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8.75" calcext:value-type="float">
            <text:p>100848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530</text:p>
          </table:table-cell>
          <table:table-cell office:value-type="float" office:value="1560454" calcext:value-type="float">
            <text:p>156045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8.5" calcext:value-type="float">
            <text:p>10084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588</text:p>
          </table:table-cell>
          <table:table-cell office:value-type="float" office:value="1560516" calcext:value-type="float">
            <text:p>15605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8.25" calcext:value-type="float">
            <text:p>100848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649</text:p>
          </table:table-cell>
          <table:table-cell office:value-type="float" office:value="1560578" calcext:value-type="float">
            <text:p>156057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6.75" calcext:value-type="float">
            <text:p>100846.7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6.670</text:p>
          </table:table-cell>
          <table:table-cell office:value-type="float" office:value="1560627" calcext:value-type="float">
            <text:p>156062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6" calcext:value-type="float">
            <text:p>100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730</text:p>
          </table:table-cell>
          <table:table-cell office:value-type="float" office:value="1560688" calcext:value-type="float">
            <text:p>15606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5.5" calcext:value-type="float">
            <text:p>10084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791</text:p>
          </table:table-cell>
          <table:table-cell office:value-type="float" office:value="1560751" calcext:value-type="float">
            <text:p>156075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6.25" calcext:value-type="float">
            <text:p>100846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891</text:p>
          </table:table-cell>
          <table:table-cell office:value-type="float" office:value="1560812" calcext:value-type="float">
            <text:p>15608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6.75" calcext:value-type="float">
            <text:p>100846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948</text:p>
          </table:table-cell>
          <table:table-cell office:value-type="float" office:value="1560875" calcext:value-type="float">
            <text:p>156087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6.75" calcext:value-type="float">
            <text:p>100846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965</text:p>
          </table:table-cell>
          <table:table-cell office:value-type="float" office:value="1560924" calcext:value-type="float">
            <text:p>156092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7" calcext:value-type="float">
            <text:p>100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7.029</text:p>
          </table:table-cell>
          <table:table-cell office:value-type="float" office:value="1560985" calcext:value-type="float">
            <text:p>156098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5.75" calcext:value-type="float">
            <text:p>100845.7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6:13.415</text:p>
          </table:table-cell>
          <table:table-cell office:value-type="float" office:value="1647421" calcext:value-type="float">
            <text:p>16474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1.25" calcext:value-type="float">
            <text:p>100801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6:13.474</text:p>
          </table:table-cell>
          <table:table-cell office:value-type="float" office:value="1647483" calcext:value-type="float">
            <text:p>164748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2" calcext:value-type="float">
            <text:p>100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3.537</text:p>
          </table:table-cell>
          <table:table-cell office:value-type="float" office:value="1647545" calcext:value-type="float">
            <text:p>164754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.5" calcext:value-type="float">
            <text:p>100800.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6:13.597</text:p>
          </table:table-cell>
          <table:table-cell office:value-type="float" office:value="1647607" calcext:value-type="float">
            <text:p>164760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.75" calcext:value-type="float">
            <text:p>10080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3.657</text:p>
          </table:table-cell>
          <table:table-cell office:value-type="float" office:value="1647670" calcext:value-type="float">
            <text:p>16476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3" calcext:value-type="float">
            <text:p>1008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:56:13.723</text:p>
          </table:table-cell>
          <table:table-cell office:value-type="float" office:value="1647731" calcext:value-type="float">
            <text:p>164773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3" calcext:value-type="float">
            <text:p>100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3.776</text:p>
          </table:table-cell>
          <table:table-cell office:value-type="float" office:value="1647793" calcext:value-type="float">
            <text:p>164779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3.5" calcext:value-type="float">
            <text:p>10080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3.836</text:p>
          </table:table-cell>
          <table:table-cell office:value-type="float" office:value="1647855" calcext:value-type="float">
            <text:p>164785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3.25" calcext:value-type="float">
            <text:p>100803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3.896</text:p>
          </table:table-cell>
          <table:table-cell office:value-type="float" office:value="1647918" calcext:value-type="float">
            <text:p>16479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1.5" calcext:value-type="float">
            <text:p>100801.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6:13.960</text:p>
          </table:table-cell>
          <table:table-cell office:value-type="float" office:value="1647979" calcext:value-type="float">
            <text:p>164797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2.25" calcext:value-type="float">
            <text:p>100802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4.023</text:p>
          </table:table-cell>
          <table:table-cell office:value-type="float" office:value="1648041" calcext:value-type="float">
            <text:p>164804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3.25" calcext:value-type="float">
            <text:p>100803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6:14.076</text:p>
          </table:table-cell>
          <table:table-cell office:value-type="float" office:value="1648091" calcext:value-type="float">
            <text:p>164809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4" calcext:value-type="float">
            <text:p>100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4.136</text:p>
          </table:table-cell>
          <table:table-cell office:value-type="float" office:value="1648152" calcext:value-type="float">
            <text:p>164815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3" calcext:value-type="float">
            <text:p>10080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6:14.196</text:p>
          </table:table-cell>
          <table:table-cell office:value-type="float" office:value="1648215" calcext:value-type="float">
            <text:p>16482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2" calcext:value-type="float">
            <text:p>10080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6:14.254</text:p>
          </table:table-cell>
          <table:table-cell office:value-type="float" office:value="1648264" calcext:value-type="float">
            <text:p>164826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1.75" calcext:value-type="float">
            <text:p>100801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4.385</text:p>
          </table:table-cell>
          <table:table-cell office:value-type="float" office:value="1648325" calcext:value-type="float">
            <text:p>16483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.5" calcext:value-type="float">
            <text:p>100800.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6:14.392</text:p>
          </table:table-cell>
          <table:table-cell office:value-type="float" office:value="1648388" calcext:value-type="float">
            <text:p>16483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1" calcext:value-type="float">
            <text:p>100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4.507</text:p>
          </table:table-cell>
          <table:table-cell office:value-type="float" office:value="1648449" calcext:value-type="float">
            <text:p>164844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1.75" calcext:value-type="float">
            <text:p>100801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4.509</text:p>
          </table:table-cell>
          <table:table-cell office:value-type="float" office:value="1648512" calcext:value-type="float">
            <text:p>16485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1.5" calcext:value-type="float">
            <text:p>10080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4.624</text:p>
          </table:table-cell>
          <table:table-cell office:value-type="float" office:value="1648560" calcext:value-type="float">
            <text:p>164856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2.5" calcext:value-type="float">
            <text:p>10080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6:14.631</text:p>
          </table:table-cell>
          <table:table-cell office:value-type="float" office:value="1648622" calcext:value-type="float">
            <text:p>16486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3.75" calcext:value-type="float">
            <text:p>100803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6:14.756</text:p>
          </table:table-cell>
          <table:table-cell office:value-type="float" office:value="1648685" calcext:value-type="float">
            <text:p>164868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4.75" calcext:value-type="float">
            <text:p>100804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6:14.758</text:p>
          </table:table-cell>
          <table:table-cell office:value-type="float" office:value="1648733" calcext:value-type="float">
            <text:p>164873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4.75" calcext:value-type="float">
            <text:p>100804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4.866</text:p>
          </table:table-cell>
          <table:table-cell office:value-type="float" office:value="1648795" calcext:value-type="float">
            <text:p>164879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4" calcext:value-type="float">
            <text:p>100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4.872</text:p>
          </table:table-cell>
          <table:table-cell office:value-type="float" office:value="1648858" calcext:value-type="float">
            <text:p>164885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2.75" calcext:value-type="float">
            <text:p>100802.7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6:14.986</text:p>
          </table:table-cell>
          <table:table-cell office:value-type="float" office:value="1648919" calcext:value-type="float">
            <text:p>16489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1.5" calcext:value-type="float">
            <text:p>100801.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6:14.994</text:p>
          </table:table-cell>
          <table:table-cell office:value-type="float" office:value="1648982" calcext:value-type="float">
            <text:p>164898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2" calcext:value-type="float">
            <text:p>100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5.114</text:p>
          </table:table-cell>
          <table:table-cell office:value-type="float" office:value="1649030" calcext:value-type="float">
            <text:p>16490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3.5" calcext:value-type="float">
            <text:p>100803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6:15.121</text:p>
          </table:table-cell>
          <table:table-cell office:value-type="float" office:value="1649092" calcext:value-type="float">
            <text:p>164909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3.5" calcext:value-type="float">
            <text:p>10080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5.241</text:p>
          </table:table-cell>
          <table:table-cell office:value-type="float" office:value="1649154" calcext:value-type="float">
            <text:p>164915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4" calcext:value-type="float">
            <text:p>100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5.345</text:p>
          </table:table-cell>
          <table:table-cell office:value-type="float" office:value="1649216" calcext:value-type="float">
            <text:p>16492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4.25" calcext:value-type="float">
            <text:p>100804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5.348</text:p>
          </table:table-cell>
          <table:table-cell office:value-type="float" office:value="1649278" calcext:value-type="float">
            <text:p>164927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1.25" calcext:value-type="float">
            <text:p>100801.2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21:56:15.353</text:p>
          </table:table-cell>
          <table:table-cell office:value-type="float" office:value="1649327" calcext:value-type="float">
            <text:p>164932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2.25" calcext:value-type="float">
            <text:p>100802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6:15.392</text:p>
          </table:table-cell>
          <table:table-cell office:value-type="float" office:value="1649389" calcext:value-type="float">
            <text:p>164938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2.5" calcext:value-type="float">
            <text:p>10080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5.453</text:p>
          </table:table-cell>
          <table:table-cell office:value-type="float" office:value="1649451" calcext:value-type="float">
            <text:p>164945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2.25" calcext:value-type="float">
            <text:p>100802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5.481</text:p>
          </table:table-cell>
          <table:table-cell office:value-type="float" office:value="1649500" calcext:value-type="float">
            <text:p>16495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4" calcext:value-type="float">
            <text:p>1008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6:15.572</text:p>
          </table:table-cell>
          <table:table-cell office:value-type="float" office:value="1649562" calcext:value-type="float">
            <text:p>164956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1.75" calcext:value-type="float">
            <text:p>100801.7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1:56:15.632</text:p>
          </table:table-cell>
          <table:table-cell office:value-type="float" office:value="1649624" calcext:value-type="float">
            <text:p>164962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.5" calcext:value-type="float">
            <text:p>100800.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6:15.693</text:p>
          </table:table-cell>
          <table:table-cell office:value-type="float" office:value="1649686" calcext:value-type="float">
            <text:p>164968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.25" calcext:value-type="float">
            <text:p>10080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5.756</text:p>
          </table:table-cell>
          <table:table-cell office:value-type="float" office:value="1649748" calcext:value-type="float">
            <text:p>164974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.5" calcext:value-type="float">
            <text:p>10079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5.815</text:p>
          </table:table-cell>
          <table:table-cell office:value-type="float" office:value="1649797" calcext:value-type="float">
            <text:p>164979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1.5" calcext:value-type="float">
            <text:p>100801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:56:15.840</text:p>
          </table:table-cell>
          <table:table-cell office:value-type="float" office:value="1649859" calcext:value-type="float">
            <text:p>164985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1.75" calcext:value-type="float">
            <text:p>100801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5.901</text:p>
          </table:table-cell>
          <table:table-cell office:value-type="float" office:value="1649922" calcext:value-type="float">
            <text:p>16499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2" calcext:value-type="float">
            <text:p>100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5.952</text:p>
          </table:table-cell>
          <table:table-cell office:value-type="float" office:value="1649971" calcext:value-type="float">
            <text:p>164997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.75" calcext:value-type="float">
            <text:p>100800.7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6:16.013</text:p>
          </table:table-cell>
          <table:table-cell office:value-type="float" office:value="1650032" calcext:value-type="float">
            <text:p>165003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" calcext:value-type="float">
            <text:p>100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6.113</text:p>
          </table:table-cell>
          <table:table-cell office:value-type="float" office:value="1650095" calcext:value-type="float">
            <text:p>165009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.75" calcext:value-type="float">
            <text:p>100799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6.139</text:p>
          </table:table-cell>
          <table:table-cell office:value-type="float" office:value="1650156" calcext:value-type="float">
            <text:p>165015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" calcext:value-type="float">
            <text:p>10079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6:16.201</text:p>
          </table:table-cell>
          <table:table-cell office:value-type="float" office:value="1650219" calcext:value-type="float">
            <text:p>16502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.75" calcext:value-type="float">
            <text:p>100799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6:16.250</text:p>
          </table:table-cell>
          <table:table-cell office:value-type="float" office:value="1650268" calcext:value-type="float">
            <text:p>165026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.5" calcext:value-type="float">
            <text:p>10079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6.311</text:p>
          </table:table-cell>
          <table:table-cell office:value-type="float" office:value="1650329" calcext:value-type="float">
            <text:p>16503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1.25" calcext:value-type="float">
            <text:p>100801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6:16.373</text:p>
          </table:table-cell>
          <table:table-cell office:value-type="float" office:value="1650392" calcext:value-type="float">
            <text:p>165039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1.25" calcext:value-type="float">
            <text:p>100801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6.412</text:p>
          </table:table-cell>
          <table:table-cell office:value-type="float" office:value="1650441" calcext:value-type="float">
            <text:p>165044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1.5" calcext:value-type="float">
            <text:p>10080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6.474</text:p>
          </table:table-cell>
          <table:table-cell office:value-type="float" office:value="1650502" calcext:value-type="float">
            <text:p>165050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2" calcext:value-type="float">
            <text:p>100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6.551</text:p>
          </table:table-cell>
          <table:table-cell office:value-type="float" office:value="1650565" calcext:value-type="float">
            <text:p>165056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.75" calcext:value-type="float">
            <text:p>100800.7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6:16.597</text:p>
          </table:table-cell>
          <table:table-cell office:value-type="float" office:value="1650626" calcext:value-type="float">
            <text:p>165062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1.5" calcext:value-type="float">
            <text:p>10080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6.672</text:p>
          </table:table-cell>
          <table:table-cell office:value-type="float" office:value="1650689" calcext:value-type="float">
            <text:p>165068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.25" calcext:value-type="float">
            <text:p>100799.2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1:56:16.712</text:p>
          </table:table-cell>
          <table:table-cell office:value-type="float" office:value="1650738" calcext:value-type="float">
            <text:p>165073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5" calcext:value-type="float">
            <text:p>10079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6.775</text:p>
          </table:table-cell>
          <table:table-cell office:value-type="float" office:value="1650799" calcext:value-type="float">
            <text:p>165079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5" calcext:value-type="float">
            <text:p>10079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6.835</text:p>
          </table:table-cell>
          <table:table-cell office:value-type="float" office:value="1650862" calcext:value-type="float">
            <text:p>165086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25" calcext:value-type="float">
            <text:p>100797.2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6:16.904</text:p>
          </table:table-cell>
          <table:table-cell office:value-type="float" office:value="1650923" calcext:value-type="float">
            <text:p>16509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.75" calcext:value-type="float">
            <text:p>100799.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:56:16.961</text:p>
          </table:table-cell>
          <table:table-cell office:value-type="float" office:value="1650985" calcext:value-type="float">
            <text:p>165098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.25" calcext:value-type="float">
            <text:p>100799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7.075</text:p>
          </table:table-cell>
          <table:table-cell office:value-type="float" office:value="1651035" calcext:value-type="float">
            <text:p>165103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25" calcext:value-type="float">
            <text:p>100798.2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6:17.081</text:p>
          </table:table-cell>
          <table:table-cell office:value-type="float" office:value="1651096" calcext:value-type="float">
            <text:p>165109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.75" calcext:value-type="float">
            <text:p>100799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6:17.129</text:p>
          </table:table-cell>
          <table:table-cell office:value-type="float" office:value="1651159" calcext:value-type="float">
            <text:p>165115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25" calcext:value-type="float">
            <text:p>100798.2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6:17.189</text:p>
          </table:table-cell>
          <table:table-cell office:value-type="float" office:value="1651208" calcext:value-type="float">
            <text:p>165120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.5" calcext:value-type="float">
            <text:p>100799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6:17.250</text:p>
          </table:table-cell>
          <table:table-cell office:value-type="float" office:value="1651270" calcext:value-type="float">
            <text:p>16512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1.5" calcext:value-type="float">
            <text:p>100801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:56:17.316</text:p>
          </table:table-cell>
          <table:table-cell office:value-type="float" office:value="1651332" calcext:value-type="float">
            <text:p>165133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1.5" calcext:value-type="float">
            <text:p>10080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7.425</text:p>
          </table:table-cell>
          <table:table-cell office:value-type="float" office:value="1651394" calcext:value-type="float">
            <text:p>165139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2.75" calcext:value-type="float">
            <text:p>100802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6:17.431</text:p>
          </table:table-cell>
          <table:table-cell office:value-type="float" office:value="1651456" calcext:value-type="float">
            <text:p>165145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3.5" calcext:value-type="float">
            <text:p>10080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7.486</text:p>
          </table:table-cell>
          <table:table-cell office:value-type="float" office:value="1651505" calcext:value-type="float">
            <text:p>16515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2.5" calcext:value-type="float">
            <text:p>100802.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6:17.547</text:p>
          </table:table-cell>
          <table:table-cell office:value-type="float" office:value="1651567" calcext:value-type="float">
            <text:p>165156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3" calcext:value-type="float">
            <text:p>100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7.608</text:p>
          </table:table-cell>
          <table:table-cell office:value-type="float" office:value="1651629" calcext:value-type="float">
            <text:p>16516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1.75" calcext:value-type="float">
            <text:p>100801.7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6:17.668</text:p>
          </table:table-cell>
          <table:table-cell office:value-type="float" office:value="1651691" calcext:value-type="float">
            <text:p>165169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.25" calcext:value-type="float">
            <text:p>100800.2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6:17.771</text:p>
          </table:table-cell>
          <table:table-cell office:value-type="float" office:value="1651752" calcext:value-type="float">
            <text:p>165175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.25" calcext:value-type="float">
            <text:p>10080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7.786</text:p>
          </table:table-cell>
          <table:table-cell office:value-type="float" office:value="1651802" calcext:value-type="float">
            <text:p>165180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.25" calcext:value-type="float">
            <text:p>100799.2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6:17.842</text:p>
          </table:table-cell>
          <table:table-cell office:value-type="float" office:value="1651864" calcext:value-type="float">
            <text:p>165186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.5" calcext:value-type="float">
            <text:p>10080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6:17.943</text:p>
          </table:table-cell>
          <table:table-cell office:value-type="float" office:value="1651926" calcext:value-type="float">
            <text:p>165192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.75" calcext:value-type="float">
            <text:p>100799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7.958</text:p>
          </table:table-cell>
          <table:table-cell office:value-type="float" office:value="1651975" calcext:value-type="float">
            <text:p>165197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" calcext:value-type="float">
            <text:p>100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8.016</text:p>
          </table:table-cell>
          <table:table-cell office:value-type="float" office:value="1652037" calcext:value-type="float">
            <text:p>165203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75" calcext:value-type="float">
            <text:p>100798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8.117</text:p>
          </table:table-cell>
          <table:table-cell office:value-type="float" office:value="1652099" calcext:value-type="float">
            <text:p>165209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5.75" calcext:value-type="float">
            <text:p>100795.7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21:56:18.139</text:p>
          </table:table-cell>
          <table:table-cell office:value-type="float" office:value="1652161" calcext:value-type="float">
            <text:p>165216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" calcext:value-type="float">
            <text:p>100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8.201</text:p>
          </table:table-cell>
          <table:table-cell office:value-type="float" office:value="1652222" calcext:value-type="float">
            <text:p>16522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.25" calcext:value-type="float">
            <text:p>100796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8.288</text:p>
          </table:table-cell>
          <table:table-cell office:value-type="float" office:value="1652272" calcext:value-type="float">
            <text:p>16522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.25" calcext:value-type="float">
            <text:p>100796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8.311</text:p>
          </table:table-cell>
          <table:table-cell office:value-type="float" office:value="1652334" calcext:value-type="float">
            <text:p>165233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5" calcext:value-type="float">
            <text:p>100798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:56:18.377</text:p>
          </table:table-cell>
          <table:table-cell office:value-type="float" office:value="1652396" calcext:value-type="float">
            <text:p>165239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75" calcext:value-type="float">
            <text:p>100798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8.461</text:p>
          </table:table-cell>
          <table:table-cell office:value-type="float" office:value="1652445" calcext:value-type="float">
            <text:p>165244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25" calcext:value-type="float">
            <text:p>100798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8.479</text:p>
          </table:table-cell>
          <table:table-cell office:value-type="float" office:value="1652507" calcext:value-type="float">
            <text:p>165250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25" calcext:value-type="float">
            <text:p>100798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8.551</text:p>
          </table:table-cell>
          <table:table-cell office:value-type="float" office:value="1652570" calcext:value-type="float">
            <text:p>16525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75" calcext:value-type="float">
            <text:p>100797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8.640</text:p>
          </table:table-cell>
          <table:table-cell office:value-type="float" office:value="1652631" calcext:value-type="float">
            <text:p>165263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5" calcext:value-type="float">
            <text:p>10079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9.584</text:p>
          </table:table-cell>
          <table:table-cell office:value-type="float" office:value="1652694" calcext:value-type="float">
            <text:p>165269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5" calcext:value-type="float">
            <text:p>10079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9.687</text:p>
          </table:table-cell>
          <table:table-cell office:value-type="float" office:value="1652742" calcext:value-type="float">
            <text:p>165274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" calcext:value-type="float">
            <text:p>100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9.695</text:p>
          </table:table-cell>
          <table:table-cell office:value-type="float" office:value="1652804" calcext:value-type="float">
            <text:p>165280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.5" calcext:value-type="float">
            <text:p>10079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9.695</text:p>
          </table:table-cell>
          <table:table-cell office:value-type="float" office:value="1652866" calcext:value-type="float">
            <text:p>165286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.25" calcext:value-type="float">
            <text:p>10080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9.699</text:p>
          </table:table-cell>
          <table:table-cell office:value-type="float" office:value="1652928" calcext:value-type="float">
            <text:p>16529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.5" calcext:value-type="float">
            <text:p>10080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9.699</text:p>
          </table:table-cell>
          <table:table-cell office:value-type="float" office:value="1652990" calcext:value-type="float">
            <text:p>16529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" calcext:value-type="float">
            <text:p>100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9.701</text:p>
          </table:table-cell>
          <table:table-cell office:value-type="float" office:value="1653039" calcext:value-type="float">
            <text:p>165303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75" calcext:value-type="float">
            <text:p>100798.7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6:19.701</text:p>
          </table:table-cell>
          <table:table-cell office:value-type="float" office:value="1653101" calcext:value-type="float">
            <text:p>165310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" calcext:value-type="float">
            <text:p>10079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1:56:19.721</text:p>
          </table:table-cell>
          <table:table-cell office:value-type="float" office:value="1653164" calcext:value-type="float">
            <text:p>165316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0.5" calcext:value-type="float">
            <text:p>100790.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21:56:19.721</text:p>
          </table:table-cell>
          <table:table-cell office:value-type="float" office:value="1653212" calcext:value-type="float">
            <text:p>16532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86.25" calcext:value-type="float">
            <text:p>100786.2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21:56:19.732</text:p>
          </table:table-cell>
          <table:table-cell office:value-type="float" office:value="1653274" calcext:value-type="float">
            <text:p>165327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85.5" calcext:value-type="float">
            <text:p>1007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9.732</text:p>
          </table:table-cell>
          <table:table-cell office:value-type="float" office:value="1653336" calcext:value-type="float">
            <text:p>165333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82.5" calcext:value-type="float">
            <text:p>100782.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21:56:19.736</text:p>
          </table:table-cell>
          <table:table-cell office:value-type="float" office:value="1653398" calcext:value-type="float">
            <text:p>165339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80.5" calcext:value-type="float">
            <text:p>100780.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1:56:19.736</text:p>
          </table:table-cell>
          <table:table-cell office:value-type="float" office:value="1653460" calcext:value-type="float">
            <text:p>165346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74.5" calcext:value-type="float">
            <text:p>100774.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1:56:19.740</text:p>
          </table:table-cell>
          <table:table-cell office:value-type="float" office:value="1653509" calcext:value-type="float">
            <text:p>165350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68.75" calcext:value-type="float">
            <text:p>100768.7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21:56:19.744</text:p>
          </table:table-cell>
          <table:table-cell office:value-type="float" office:value="1653584" calcext:value-type="float">
            <text:p>165358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64.75" calcext:value-type="float">
            <text:p>100764.7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21:56:19.744</text:p>
          </table:table-cell>
          <table:table-cell office:value-type="float" office:value="1653647" calcext:value-type="float">
            <text:p>165364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67.5" calcext:value-type="float">
            <text:p>100767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:56:19.745</text:p>
          </table:table-cell>
          <table:table-cell office:value-type="float" office:value="1653708" calcext:value-type="float">
            <text:p>165370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69.75" calcext:value-type="float">
            <text:p>100769.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:56:19.751</text:p>
          </table:table-cell>
          <table:table-cell office:value-type="float" office:value="1653771" calcext:value-type="float">
            <text:p>165377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68.5" calcext:value-type="float">
            <text:p>100768.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6:19.810</text:p>
          </table:table-cell>
          <table:table-cell office:value-type="float" office:value="1653832" calcext:value-type="float">
            <text:p>165383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67.75" calcext:value-type="float">
            <text:p>100767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9.865</text:p>
          </table:table-cell>
          <table:table-cell office:value-type="float" office:value="1653895" calcext:value-type="float">
            <text:p>165389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64" calcext:value-type="float">
            <text:p>10076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21:56:19.936</text:p>
          </table:table-cell>
          <table:table-cell office:value-type="float" office:value="1653956" calcext:value-type="float">
            <text:p>165395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66.25" calcext:value-type="float">
            <text:p>100766.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:56:19.989</text:p>
          </table:table-cell>
          <table:table-cell office:value-type="float" office:value="1654018" calcext:value-type="float">
            <text:p>16540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69.5" calcext:value-type="float">
            <text:p>100769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1:56:20.051</text:p>
          </table:table-cell>
          <table:table-cell office:value-type="float" office:value="1654080" calcext:value-type="float">
            <text:p>16540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73.75" calcext:value-type="float">
            <text:p>100773.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:56:20.123</text:p>
          </table:table-cell>
          <table:table-cell office:value-type="float" office:value="1654142" calcext:value-type="float">
            <text:p>165414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79.5" calcext:value-type="float">
            <text:p>100779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1:56:20.172</text:p>
          </table:table-cell>
          <table:table-cell office:value-type="float" office:value="1654191" calcext:value-type="float">
            <text:p>165419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83.25" calcext:value-type="float">
            <text:p>100783.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1:56:20.223</text:p>
          </table:table-cell>
          <table:table-cell office:value-type="float" office:value="1654253" calcext:value-type="float">
            <text:p>165425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87.5" calcext:value-type="float">
            <text:p>100787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:56:20.283</text:p>
          </table:table-cell>
          <table:table-cell office:value-type="float" office:value="1654315" calcext:value-type="float">
            <text:p>16543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88.75" calcext:value-type="float">
            <text:p>100788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6:20.342</text:p>
          </table:table-cell>
          <table:table-cell office:value-type="float" office:value="1654364" calcext:value-type="float">
            <text:p>165436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87.75" calcext:value-type="float">
            <text:p>100787.7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6:20.401</text:p>
          </table:table-cell>
          <table:table-cell office:value-type="float" office:value="1654426" calcext:value-type="float">
            <text:p>165442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84" calcext:value-type="float">
            <text:p>10078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21:56:20.464</text:p>
          </table:table-cell>
          <table:table-cell office:value-type="float" office:value="1654488" calcext:value-type="float">
            <text:p>16544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82.75" calcext:value-type="float">
            <text:p>100782.7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6:20.528</text:p>
          </table:table-cell>
          <table:table-cell office:value-type="float" office:value="1654550" calcext:value-type="float">
            <text:p>165455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88.25" calcext:value-type="float">
            <text:p>100788.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1:56:20.587</text:p>
          </table:table-cell>
          <table:table-cell office:value-type="float" office:value="1654611" calcext:value-type="float">
            <text:p>16546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25" calcext:value-type="float">
            <text:p>100797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1:56:20.642</text:p>
          </table:table-cell>
          <table:table-cell office:value-type="float" office:value="1654662" calcext:value-type="float">
            <text:p>165466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9.25" calcext:value-type="float">
            <text:p>100809.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1:56:20.683</text:p>
          </table:table-cell>
          <table:table-cell office:value-type="float" office:value="1654712" calcext:value-type="float">
            <text:p>16547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20.5" calcext:value-type="float">
            <text:p>100820.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1:56:21.305</text:p>
          </table:table-cell>
          <table:table-cell office:value-type="float" office:value="1655325" calcext:value-type="float">
            <text:p>16553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28.25" calcext:value-type="float">
            <text:p>100828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1:56:21.365</text:p>
          </table:table-cell>
          <table:table-cell office:value-type="float" office:value="1655388" calcext:value-type="float">
            <text:p>16553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32.5" calcext:value-type="float">
            <text:p>100832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:56:21.430</text:p>
          </table:table-cell>
          <table:table-cell office:value-type="float" office:value="1655449" calcext:value-type="float">
            <text:p>165544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35.75" calcext:value-type="float">
            <text:p>100835.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1:56:21.535</text:p>
          </table:table-cell>
          <table:table-cell office:value-type="float" office:value="1655512" calcext:value-type="float">
            <text:p>16555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35.75" calcext:value-type="float">
            <text:p>100835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1.537</text:p>
          </table:table-cell>
          <table:table-cell office:value-type="float" office:value="1655561" calcext:value-type="float">
            <text:p>165556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35" calcext:value-type="float">
            <text:p>10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1.610</text:p>
          </table:table-cell>
          <table:table-cell office:value-type="float" office:value="1655622" calcext:value-type="float">
            <text:p>16556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34" calcext:value-type="float">
            <text:p>10083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6:21.657</text:p>
          </table:table-cell>
          <table:table-cell office:value-type="float" office:value="1655684" calcext:value-type="float">
            <text:p>165568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33.75" calcext:value-type="float">
            <text:p>100833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1.721</text:p>
          </table:table-cell>
          <table:table-cell office:value-type="float" office:value="1655746" calcext:value-type="float">
            <text:p>165574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34.25" calcext:value-type="float">
            <text:p>100834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1.781</text:p>
          </table:table-cell>
          <table:table-cell office:value-type="float" office:value="1655808" calcext:value-type="float">
            <text:p>165580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35" calcext:value-type="float">
            <text:p>10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1.845</text:p>
          </table:table-cell>
          <table:table-cell office:value-type="float" office:value="1655870" calcext:value-type="float">
            <text:p>16558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35.75" calcext:value-type="float">
            <text:p>100835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1.911</text:p>
          </table:table-cell>
          <table:table-cell office:value-type="float" office:value="1655931" calcext:value-type="float">
            <text:p>165593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35.75" calcext:value-type="float">
            <text:p>100835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1.967</text:p>
          </table:table-cell>
          <table:table-cell office:value-type="float" office:value="1655994" calcext:value-type="float">
            <text:p>165599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35.75" calcext:value-type="float">
            <text:p>100835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2.023</text:p>
          </table:table-cell>
          <table:table-cell office:value-type="float" office:value="1656055" calcext:value-type="float">
            <text:p>165605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35.75" calcext:value-type="float">
            <text:p>100835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2.083</text:p>
          </table:table-cell>
          <table:table-cell office:value-type="float" office:value="1656118" calcext:value-type="float">
            <text:p>16561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36.5" calcext:value-type="float">
            <text:p>10083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2.149</text:p>
          </table:table-cell>
          <table:table-cell office:value-type="float" office:value="1656179" calcext:value-type="float">
            <text:p>165617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39.75" calcext:value-type="float">
            <text:p>100839.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1:56:22.209</text:p>
          </table:table-cell>
          <table:table-cell office:value-type="float" office:value="1656242" calcext:value-type="float">
            <text:p>165624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0.5" calcext:value-type="float">
            <text:p>10084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2.390</text:p>
          </table:table-cell>
          <table:table-cell office:value-type="float" office:value="1656304" calcext:value-type="float">
            <text:p>165630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0.5" calcext:value-type="float">
            <text:p>10084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2.399</text:p>
          </table:table-cell>
          <table:table-cell office:value-type="float" office:value="1656366" calcext:value-type="float">
            <text:p>165636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0.25" calcext:value-type="float">
            <text:p>10084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2.519</text:p>
          </table:table-cell>
          <table:table-cell office:value-type="float" office:value="1656427" calcext:value-type="float">
            <text:p>165642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39" calcext:value-type="float">
            <text:p>10083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6:22.641</text:p>
          </table:table-cell>
          <table:table-cell office:value-type="float" office:value="1656489" calcext:value-type="float">
            <text:p>165648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39" calcext:value-type="float">
            <text:p>100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2.641</text:p>
          </table:table-cell>
          <table:table-cell office:value-type="float" office:value="1656539" calcext:value-type="float">
            <text:p>165653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0.5" calcext:value-type="float">
            <text:p>10084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6:22.758</text:p>
          </table:table-cell>
          <table:table-cell office:value-type="float" office:value="1656600" calcext:value-type="float">
            <text:p>16566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0.25" calcext:value-type="float">
            <text:p>10084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2.873</text:p>
          </table:table-cell>
          <table:table-cell office:value-type="float" office:value="1656663" calcext:value-type="float">
            <text:p>165666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38" calcext:value-type="float">
            <text:p>10083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1:56:22.877</text:p>
          </table:table-cell>
          <table:table-cell office:value-type="float" office:value="1656712" calcext:value-type="float">
            <text:p>16567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39.75" calcext:value-type="float">
            <text:p>100839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6:22.877</text:p>
          </table:table-cell>
          <table:table-cell office:value-type="float" office:value="1656773" calcext:value-type="float">
            <text:p>165677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38.5" calcext:value-type="float">
            <text:p>100838.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6:22.880</text:p>
          </table:table-cell>
          <table:table-cell office:value-type="float" office:value="1656835" calcext:value-type="float">
            <text:p>165683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37.75" calcext:value-type="float">
            <text:p>100837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2.880</text:p>
          </table:table-cell>
          <table:table-cell office:value-type="float" office:value="1656897" calcext:value-type="float">
            <text:p>165689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38" calcext:value-type="float">
            <text:p>100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2.996</text:p>
          </table:table-cell>
          <table:table-cell office:value-type="float" office:value="1656958" calcext:value-type="float">
            <text:p>165695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37.5" calcext:value-type="float">
            <text:p>10083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2.999</text:p>
          </table:table-cell>
          <table:table-cell office:value-type="float" office:value="1657021" calcext:value-type="float">
            <text:p>16570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37" calcext:value-type="float">
            <text:p>100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3.110</text:p>
          </table:table-cell>
          <table:table-cell office:value-type="float" office:value="1657082" calcext:value-type="float">
            <text:p>165708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39.75" calcext:value-type="float">
            <text:p>100839.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:56:23.241</text:p>
          </table:table-cell>
          <table:table-cell office:value-type="float" office:value="1657145" calcext:value-type="float">
            <text:p>165714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0.25" calcext:value-type="float">
            <text:p>10084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3.294</text:p>
          </table:table-cell>
          <table:table-cell office:value-type="float" office:value="1657206" calcext:value-type="float">
            <text:p>1657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38.5" calcext:value-type="float">
            <text:p>100838.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6:23.333</text:p>
          </table:table-cell>
          <table:table-cell office:value-type="float" office:value="1657269" calcext:value-type="float">
            <text:p>165726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0" calcext:value-type="float">
            <text:p>1008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6:23.336</text:p>
          </table:table-cell>
          <table:table-cell office:value-type="float" office:value="1657330" calcext:value-type="float">
            <text:p>16573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38.75" calcext:value-type="float">
            <text:p>100838.7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6:23.392</text:p>
          </table:table-cell>
          <table:table-cell office:value-type="float" office:value="1657392" calcext:value-type="float">
            <text:p>165739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38.5" calcext:value-type="float">
            <text:p>10083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3.420</text:p>
          </table:table-cell>
          <table:table-cell office:value-type="float" office:value="1657454" calcext:value-type="float">
            <text:p>165745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39.25" calcext:value-type="float">
            <text:p>100839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3.511</text:p>
          </table:table-cell>
          <table:table-cell office:value-type="float" office:value="1657516" calcext:value-type="float">
            <text:p>16575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37.25" calcext:value-type="float">
            <text:p>100837.2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1:56:23.575</text:p>
          </table:table-cell>
          <table:table-cell office:value-type="float" office:value="1657565" calcext:value-type="float">
            <text:p>165756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36.25" calcext:value-type="float">
            <text:p>100836.2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6:23.640</text:p>
          </table:table-cell>
          <table:table-cell office:value-type="float" office:value="1657627" calcext:value-type="float">
            <text:p>165762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36.75" calcext:value-type="float">
            <text:p>100836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3.692</text:p>
          </table:table-cell>
          <table:table-cell office:value-type="float" office:value="1657689" calcext:value-type="float">
            <text:p>165768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35.75" calcext:value-type="float">
            <text:p>100835.7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6:23.752</text:p>
          </table:table-cell>
          <table:table-cell office:value-type="float" office:value="1657750" calcext:value-type="float">
            <text:p>165775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36.5" calcext:value-type="float">
            <text:p>100836.5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erial_20190715_215637_M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21:53:25.758</text:p>
          </table:table-cell>
          <table:table-cell office:value-type="float" office:value="1479622" calcext:value-type="float">
            <text:p>14796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67.28" calcext:value-type="float">
            <text:p>67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3:26.296</text:p>
          </table:table-cell>
          <table:table-cell office:value-type="float" office:value="1480154" calcext:value-type="float">
            <text:p>148015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68.04" calcext:value-type="float">
            <text:p>68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3:26.902</text:p>
          </table:table-cell>
          <table:table-cell office:value-type="float" office:value="1480685" calcext:value-type="float">
            <text:p>148068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67.64" calcext:value-type="float">
            <text:p>67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3:27.390</text:p>
          </table:table-cell>
          <table:table-cell office:value-type="float" office:value="1481218" calcext:value-type="float">
            <text:p>14812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67.71" calcext:value-type="float">
            <text:p>67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3:27.856</text:p>
          </table:table-cell>
          <table:table-cell office:value-type="float" office:value="1481750" calcext:value-type="float">
            <text:p>148175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67.32" calcext:value-type="float">
            <text:p>67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3:28.404</text:p>
          </table:table-cell>
          <table:table-cell office:value-type="float" office:value="1482281" calcext:value-type="float">
            <text:p>148228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67.08" calcext:value-type="float">
            <text:p>67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3:28.951</text:p>
          </table:table-cell>
          <table:table-cell office:value-type="float" office:value="1482813" calcext:value-type="float">
            <text:p>148281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67.35" calcext:value-type="float">
            <text:p>67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7.194</text:p>
          </table:table-cell>
          <table:table-cell office:value-type="float" office:value="1561155" calcext:value-type="float">
            <text:p>156115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75.38" calcext:value-type="float">
            <text:p>75.3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1:54:47.728</text:p>
          </table:table-cell>
          <table:table-cell office:value-type="float" office:value="1561692" calcext:value-type="float">
            <text:p>156169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75.65" calcext:value-type="float">
            <text:p>75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8.266</text:p>
          </table:table-cell>
          <table:table-cell office:value-type="float" office:value="1562227" calcext:value-type="float">
            <text:p>156222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58.72" calcext:value-type="float">
            <text:p>58.72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string" calcext:value-type="string">
            <text:p>21:54:48.880</text:p>
          </table:table-cell>
          <table:table-cell office:value-type="float" office:value="1562763" calcext:value-type="float">
            <text:p>156276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34.13" calcext:value-type="float">
            <text:p>34.13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21:54:49.358</text:p>
          </table:table-cell>
          <table:table-cell office:value-type="float" office:value="1563299" calcext:value-type="float">
            <text:p>156329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47.46" calcext:value-type="float">
            <text:p>47.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1:54:49.898</text:p>
          </table:table-cell>
          <table:table-cell office:value-type="float" office:value="1563835" calcext:value-type="float">
            <text:p>156383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76.47" calcext:value-type="float">
            <text:p>76.4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1:54:50.425</text:p>
          </table:table-cell>
          <table:table-cell office:value-type="float" office:value="1564370" calcext:value-type="float">
            <text:p>15643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76.23" calcext:value-type="float">
            <text:p>76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50.967</text:p>
          </table:table-cell>
          <table:table-cell office:value-type="float" office:value="1564907" calcext:value-type="float">
            <text:p>156490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51.8" calcext:value-type="float">
            <text:p>51.8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21:54:51.512</text:p>
          </table:table-cell>
          <table:table-cell office:value-type="float" office:value="1565443" calcext:value-type="float">
            <text:p>156544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41.34" calcext:value-type="float">
            <text:p>41.34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21:54:52.016</text:p>
          </table:table-cell>
          <table:table-cell office:value-type="float" office:value="1565978" calcext:value-type="float">
            <text:p>156597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22.47" calcext:value-type="float">
            <text:p>22.47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string" calcext:value-type="string">
            <text:p>21:54:52.653</text:p>
          </table:table-cell>
          <table:table-cell office:value-type="float" office:value="1566516" calcext:value-type="float">
            <text:p>15665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78.39" calcext:value-type="float">
            <text:p>78.3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1:54:53.125</text:p>
          </table:table-cell>
          <table:table-cell office:value-type="float" office:value="1567051" calcext:value-type="float">
            <text:p>156705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47.44" calcext:value-type="float">
            <text:p>47.44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21:54:53.631</text:p>
          </table:table-cell>
          <table:table-cell office:value-type="float" office:value="1567587" calcext:value-type="float">
            <text:p>156758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69.55" calcext:value-type="float">
            <text:p>69.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1:54:54.158</text:p>
          </table:table-cell>
          <table:table-cell office:value-type="float" office:value="1568123" calcext:value-type="float">
            <text:p>15681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60.52" calcext:value-type="float">
            <text:p>60.5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1:54:54.714</text:p>
          </table:table-cell>
          <table:table-cell office:value-type="float" office:value="1568659" calcext:value-type="float">
            <text:p>156865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60.23" calcext:value-type="float">
            <text:p>60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55.227</text:p>
          </table:table-cell>
          <table:table-cell office:value-type="float" office:value="1569195" calcext:value-type="float">
            <text:p>156919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48.68" calcext:value-type="float">
            <text:p>48.68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21:54:55.767</text:p>
          </table:table-cell>
          <table:table-cell office:value-type="float" office:value="1569730" calcext:value-type="float">
            <text:p>15697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56.35" calcext:value-type="float">
            <text:p>56.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1:56:02.505</text:p>
          </table:table-cell>
          <table:table-cell office:value-type="float" office:value="1636509" calcext:value-type="float">
            <text:p>163650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63.22" calcext:value-type="float">
            <text:p>63.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1:56:03.033</text:p>
          </table:table-cell>
          <table:table-cell office:value-type="float" office:value="1637041" calcext:value-type="float">
            <text:p>163704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77.7" calcext:value-type="float">
            <text:p>77.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1:56:03.587</text:p>
          </table:table-cell>
          <table:table-cell office:value-type="float" office:value="1637573" calcext:value-type="float">
            <text:p>163757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77.69" calcext:value-type="float">
            <text:p>77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04.112</text:p>
          </table:table-cell>
          <table:table-cell office:value-type="float" office:value="1638105" calcext:value-type="float">
            <text:p>16381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77.75" calcext:value-type="float">
            <text:p>77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04.618</text:p>
          </table:table-cell>
          <table:table-cell office:value-type="float" office:value="1638636" calcext:value-type="float">
            <text:p>163863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77.94" calcext:value-type="float">
            <text:p>77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05.161</text:p>
          </table:table-cell>
          <table:table-cell office:value-type="float" office:value="1639169" calcext:value-type="float">
            <text:p>163916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78.03" calcext:value-type="float">
            <text:p>78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05.683</text:p>
          </table:table-cell>
          <table:table-cell office:value-type="float" office:value="1639700" calcext:value-type="float">
            <text:p>16397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78.1" calcext:value-type="float">
            <text:p>7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06.214</text:p>
          </table:table-cell>
          <table:table-cell office:value-type="float" office:value="1640231" calcext:value-type="float">
            <text:p>164023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77.98" calcext:value-type="float">
            <text:p>77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06.971</text:p>
          </table:table-cell>
          <table:table-cell office:value-type="float" office:value="1640763" calcext:value-type="float">
            <text:p>164076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78.5" calcext:value-type="float">
            <text:p>7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07.355</text:p>
          </table:table-cell>
          <table:table-cell office:value-type="float" office:value="1641295" calcext:value-type="float">
            <text:p>164129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82.03" calcext:value-type="float">
            <text:p>82.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1:56:07.832</text:p>
          </table:table-cell>
          <table:table-cell office:value-type="float" office:value="1641827" calcext:value-type="float">
            <text:p>164182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82.45" calcext:value-type="float">
            <text:p>82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08.375</text:p>
          </table:table-cell>
          <table:table-cell office:value-type="float" office:value="1642359" calcext:value-type="float">
            <text:p>164235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80.29" calcext:value-type="float">
            <text:p>80.2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1:56:08.879</text:p>
          </table:table-cell>
          <table:table-cell office:value-type="float" office:value="1642891" calcext:value-type="float">
            <text:p>164289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79.89" calcext:value-type="float">
            <text:p>79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09.414</text:p>
          </table:table-cell>
          <table:table-cell office:value-type="float" office:value="1643422" calcext:value-type="float">
            <text:p>16434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79.88" calcext:value-type="float">
            <text:p>79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09.939</text:p>
          </table:table-cell>
          <table:table-cell office:value-type="float" office:value="1643954" calcext:value-type="float">
            <text:p>164395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80.01" calcext:value-type="float">
            <text:p>8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0.653</text:p>
          </table:table-cell>
          <table:table-cell office:value-type="float" office:value="1644486" calcext:value-type="float">
            <text:p>164448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80.86" calcext:value-type="float">
            <text:p>80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1.171</text:p>
          </table:table-cell>
          <table:table-cell office:value-type="float" office:value="1645018" calcext:value-type="float">
            <text:p>16450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82.01" calcext:value-type="float">
            <text:p>82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6:11.552</text:p>
          </table:table-cell>
          <table:table-cell office:value-type="float" office:value="1645549" calcext:value-type="float">
            <text:p>164554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82.41" calcext:value-type="float">
            <text:p>82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2.102</text:p>
          </table:table-cell>
          <table:table-cell office:value-type="float" office:value="1646081" calcext:value-type="float">
            <text:p>164608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82.29" calcext:value-type="float">
            <text:p>82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2.594</text:p>
          </table:table-cell>
          <table:table-cell office:value-type="float" office:value="1646613" calcext:value-type="float">
            <text:p>164661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82.12" calcext:value-type="float">
            <text:p>82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13.124</text:p>
          </table:table-cell>
          <table:table-cell office:value-type="float" office:value="1647145" calcext:value-type="float">
            <text:p>164714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82.18" calcext:value-type="float">
            <text:p>8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3.899</text:p>
          </table:table-cell>
          <table:table-cell office:value-type="float" office:value="1657920" calcext:value-type="float">
            <text:p>16579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66.79" calcext:value-type="float">
            <text:p>66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4.422</text:p>
          </table:table-cell>
          <table:table-cell office:value-type="float" office:value="1658456" calcext:value-type="float">
            <text:p>165845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66.41" calcext:value-type="float">
            <text:p>66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4.956</text:p>
          </table:table-cell>
          <table:table-cell office:value-type="float" office:value="1658991" calcext:value-type="float">
            <text:p>165899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66.65" calcext:value-type="float">
            <text:p>66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5.502</text:p>
          </table:table-cell>
          <table:table-cell office:value-type="float" office:value="1659528" calcext:value-type="float">
            <text:p>16595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66.48" calcext:value-type="float">
            <text:p>66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6.034</text:p>
          </table:table-cell>
          <table:table-cell office:value-type="float" office:value="1660063" calcext:value-type="float">
            <text:p>166006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66.44" calcext:value-type="float">
            <text:p>66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6.575</text:p>
          </table:table-cell>
          <table:table-cell office:value-type="float" office:value="1660599" calcext:value-type="float">
            <text:p>166059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66.39" calcext:value-type="float">
            <text:p>66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7.122</text:p>
          </table:table-cell>
          <table:table-cell office:value-type="float" office:value="1661135" calcext:value-type="float">
            <text:p>166113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66.53" calcext:value-type="float">
            <text:p>66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7.723</text:p>
          </table:table-cell>
          <table:table-cell office:value-type="float" office:value="1661672" calcext:value-type="float">
            <text:p>16616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66.53" calcext:value-type="float">
            <text:p>66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8.203</text:p>
          </table:table-cell>
          <table:table-cell office:value-type="float" office:value="1662208" calcext:value-type="float">
            <text:p>166220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66.33" calcext:value-type="float">
            <text:p>66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8.741</text:p>
          </table:table-cell>
          <table:table-cell office:value-type="float" office:value="1662744" calcext:value-type="float">
            <text:p>166274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66.56" calcext:value-type="float">
            <text:p>66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9.283</text:p>
          </table:table-cell>
          <table:table-cell office:value-type="float" office:value="1663280" calcext:value-type="float">
            <text:p>16632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66.65" calcext:value-type="float">
            <text:p>66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29.781</text:p>
          </table:table-cell>
          <table:table-cell office:value-type="float" office:value="1663815" calcext:value-type="float">
            <text:p>16638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66.34" calcext:value-type="float">
            <text:p>66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30.311</text:p>
          </table:table-cell>
          <table:table-cell office:value-type="float" office:value="1664351" calcext:value-type="float">
            <text:p>166435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66.42" calcext:value-type="float">
            <text:p>66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30.860</text:p>
          </table:table-cell>
          <table:table-cell office:value-type="float" office:value="1664887" calcext:value-type="float">
            <text:p>166488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66.39" calcext:value-type="float">
            <text:p>66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31.385</text:p>
          </table:table-cell>
          <table:table-cell office:value-type="float" office:value="1665423" calcext:value-type="float">
            <text:p>16654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66.56" calcext:value-type="float">
            <text:p>66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31.979</text:p>
          </table:table-cell>
          <table:table-cell office:value-type="float" office:value="1665958" calcext:value-type="float">
            <text:p>166595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66.39" calcext:value-type="float">
            <text:p>66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32.459</text:p>
          </table:table-cell>
          <table:table-cell office:value-type="float" office:value="1666495" calcext:value-type="float">
            <text:p>166649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66.42" calcext:value-type="float">
            <text:p>66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33.015</text:p>
          </table:table-cell>
          <table:table-cell office:value-type="float" office:value="1667031" calcext:value-type="float">
            <text:p>166703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66.47" calcext:value-type="float">
            <text:p>66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33.556</text:p>
          </table:table-cell>
          <table:table-cell office:value-type="float" office:value="1667567" calcext:value-type="float">
            <text:p>166756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66.31" calcext:value-type="float">
            <text:p>66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34.098</text:p>
          </table:table-cell>
          <table:table-cell office:value-type="float" office:value="1668103" calcext:value-type="float">
            <text:p>166810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66.52" calcext:value-type="float">
            <text:p>66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6:34.601</text:p>
          </table:table-cell>
          <table:table-cell office:value-type="float" office:value="1668638" calcext:value-type="float">
            <text:p>166863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66.49" calcext:value-type="float">
            <text:p>66.49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erial_20190715_215637_V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21:53:32.064</text:p>
          </table:table-cell>
          <table:table-cell office:value-type="float" office:value="1485927" calcext:value-type="float">
            <text:p>148592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21:53:37.037</text:p>
          </table:table-cell>
          <table:table-cell office:value-type="float" office:value="1490936" calcext:value-type="float">
            <text:p>149093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21:53:42.051</text:p>
          </table:table-cell>
          <table:table-cell office:value-type="float" office:value="1495936" calcext:value-type="float">
            <text:p>149593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21:53:47.046</text:p>
          </table:table-cell>
          <table:table-cell office:value-type="float" office:value="1500944" calcext:value-type="float">
            <text:p>150094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21:53:52.056</text:p>
          </table:table-cell>
          <table:table-cell office:value-type="float" office:value="1505953" calcext:value-type="float">
            <text:p>150595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21:53:57.061</text:p>
          </table:table-cell>
          <table:table-cell office:value-type="float" office:value="1510963" calcext:value-type="float">
            <text:p>151096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21:54:02.070</text:p>
          </table:table-cell>
          <table:table-cell office:value-type="float" office:value="1515971" calcext:value-type="float">
            <text:p>151597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21:54:07.057</text:p>
          </table:table-cell>
          <table:table-cell office:value-type="float" office:value="1520980" calcext:value-type="float">
            <text:p>15209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21:54:12.053</text:p>
          </table:table-cell>
          <table:table-cell office:value-type="float" office:value="1525980" calcext:value-type="float">
            <text:p>15259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21:54:17.148</text:p>
          </table:table-cell>
          <table:table-cell office:value-type="float" office:value="1530989" calcext:value-type="float">
            <text:p>153098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21:54:22.061</text:p>
          </table:table-cell>
          <table:table-cell office:value-type="float" office:value="1535997" calcext:value-type="float">
            <text:p>153599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21:54:27.061</text:p>
          </table:table-cell>
          <table:table-cell office:value-type="float" office:value="1540997" calcext:value-type="float">
            <text:p>154099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21:54:32.071</text:p>
          </table:table-cell>
          <table:table-cell office:value-type="float" office:value="1546006" calcext:value-type="float">
            <text:p>15460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21:54:37.174</text:p>
          </table:table-cell>
          <table:table-cell office:value-type="float" office:value="1551027" calcext:value-type="float">
            <text:p>155102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21:54:42.123</text:p>
          </table:table-cell>
          <table:table-cell office:value-type="float" office:value="1556038" calcext:value-type="float">
            <text:p>155603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21:54:47.091</text:p>
          </table:table-cell>
          <table:table-cell office:value-type="float" office:value="1561046" calcext:value-type="float">
            <text:p>156104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21:54:52.114</text:p>
          </table:table-cell>
          <table:table-cell office:value-type="float" office:value="1566049" calcext:value-type="float">
            <text:p>156604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21:54:57.161</text:p>
          </table:table-cell>
          <table:table-cell office:value-type="float" office:value="1571055" calcext:value-type="float">
            <text:p>157105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21:55:02.107</text:p>
          </table:table-cell>
          <table:table-cell office:value-type="float" office:value="1576064" calcext:value-type="float">
            <text:p>157606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21:55:07.113</text:p>
          </table:table-cell>
          <table:table-cell office:value-type="float" office:value="1581073" calcext:value-type="float">
            <text:p>158107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21:55:12.106</text:p>
          </table:table-cell>
          <table:table-cell office:value-type="float" office:value="1586082" calcext:value-type="float">
            <text:p>158608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21:55:17.149</text:p>
          </table:table-cell>
          <table:table-cell office:value-type="float" office:value="1591091" calcext:value-type="float">
            <text:p>159109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21:55:22.132</text:p>
          </table:table-cell>
          <table:table-cell office:value-type="float" office:value="1596100" calcext:value-type="float">
            <text:p>15961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21:55:27.155</text:p>
          </table:table-cell>
          <table:table-cell office:value-type="float" office:value="1601108" calcext:value-type="float">
            <text:p>160110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21:55:32.147</text:p>
          </table:table-cell>
          <table:table-cell office:value-type="float" office:value="1606108" calcext:value-type="float">
            <text:p>160610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21:55:37.148</text:p>
          </table:table-cell>
          <table:table-cell office:value-type="float" office:value="1611117" calcext:value-type="float">
            <text:p>16111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21:55:42.201</text:p>
          </table:table-cell>
          <table:table-cell office:value-type="float" office:value="1616126" calcext:value-type="float">
            <text:p>161612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21:55:47.159</text:p>
          </table:table-cell>
          <table:table-cell office:value-type="float" office:value="1621125" calcext:value-type="float">
            <text:p>16211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21:55:52.141</text:p>
          </table:table-cell>
          <table:table-cell office:value-type="float" office:value="1626134" calcext:value-type="float">
            <text:p>162613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21:55:57.146</text:p>
          </table:table-cell>
          <table:table-cell office:value-type="float" office:value="1631143" calcext:value-type="float">
            <text:p>163114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21:56:02.232</text:p>
          </table:table-cell>
          <table:table-cell office:value-type="float" office:value="1636152" calcext:value-type="float">
            <text:p>163615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21:56:07.183</text:p>
          </table:table-cell>
          <table:table-cell office:value-type="float" office:value="1641176" calcext:value-type="float">
            <text:p>164117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21:56:12.180</text:p>
          </table:table-cell>
          <table:table-cell office:value-type="float" office:value="1646198" calcext:value-type="float">
            <text:p>164619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21:56:17.187</text:p>
          </table:table-cell>
          <table:table-cell office:value-type="float" office:value="1651205" calcext:value-type="float">
            <text:p>16512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21:56:22.193</text:p>
          </table:table-cell>
          <table:table-cell office:value-type="float" office:value="1656225" calcext:value-type="float">
            <text:p>16562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21:56:27.233</text:p>
          </table:table-cell>
          <table:table-cell office:value-type="float" office:value="1661253" calcext:value-type="float">
            <text:p>166125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21:56:32.213</text:p>
          </table:table-cell>
          <table:table-cell office:value-type="float" office:value="1666254" calcext:value-type="float">
            <text:p>166625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21:56:37.226</text:p>
          </table:table-cell>
          <table:table-cell office:value-type="float" office:value="1671256" calcext:value-type="float">
            <text:p>167125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7" calcext:value-type="float">
            <text:p>8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9T21:47:41.293760006</dc:date>
    <meta:editing-duration>P1DT4H5M4S</meta:editing-duration>
    <meta:editing-cycles>1</meta:editing-cycles>
    <meta:document-statistic meta:table-count="4" meta:cell-count="6964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0" chart:maximum="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9.715cm" svg:height="19.762cm" xlink:href=".." xlink:type="simple" chart:class="chart:scatter" chart:style-name="ch1">
        <chart:legend chart:legend-position="end" svg:x="38.133cm" svg:y="9.333cm" style:legend-expansion="high" chart:style-name="ch2"/>
        <chart:plot-area chart:style-name="ch3" table:cell-range-address="serial_20190715_215637_A.B1:serial_20190715_215637_A.B383 serial_20190715_215637_A.D1:serial_20190715_215637_A.D1 serial_20190715_215637_A.E1:serial_20190715_215637_A.E383 serial_20190715_215637_B.D1:serial_20190715_215637_B.D1 serial_20190715_215637_B.E1:serial_20190715_215637_B.E217" chart:data-source-has-labels="row" svg:x="0.794cm" svg:y="0.395cm" svg:width="36.545cm" svg:height="18.972cm">
          <chartooo:coordinate-region svg:x="1.442cm" svg:y="0.595cm" svg:width="34.534cm" svg:height="18.1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erial_20190715_215637_A.E1:serial_20190715_215637_A.E383" chart:label-cell-address="serial_20190715_215637_A.D1:serial_20190715_215637_A.D1" chart:class="chart:scatter">
            <chart:domain table:cell-range-address="serial_20190715_215637_A.B1:serial_20190715_215637_A.B383"/>
            <chart:data-point chart:repeated="383"/>
          </chart:series>
          <chart:series chart:attached-axis="secondary-y" chart:style-name="ch9" chart:values-cell-range-address="serial_20190715_215637_B.E1:serial_20190715_215637_B.E217" chart:label-cell-address="serial_20190715_215637_B.D1:serial_20190715_215637_B.D1" chart:class="chart:scatter">
            <chart:domain table:cell-range-address="serial_20190715_215637_B.B1:serial_20190715_215637_B.B217"/>
            <chart:data-point chart:repeated="2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</text:p>
                <draw:g>
                  <svg:desc>serial_20190715_215637_A.D1:serial_20190715_215637_A.D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B</text:p>
                <draw:g>
                  <svg:desc>serial_20190715_215637_B.D1:serial_20190715_215637_B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47626">
                <text:p>1547626</text:p>
                <draw:g>
                  <svg:desc>serial_20190715_215637_A.B1:serial_20190715_215637_A.B383</svg:desc>
                </draw:g>
              </table:table-cell>
              <table:table-cell office:value-type="float" office:value="24.09">
                <text:p>24.09</text:p>
                <draw:g>
                  <svg:desc>serial_20190715_215637_A.E1:serial_20190715_215637_A.E383</svg:desc>
                </draw:g>
              </table:table-cell>
              <table:table-cell office:value-type="float" office:value="1547691">
                <text:p>1547691</text:p>
                <draw:g>
                  <svg:desc>serial_20190715_215637_B.B1:serial_20190715_215637_B.B217</svg:desc>
                </draw:g>
              </table:table-cell>
              <table:table-cell office:value-type="float" office:value="100802">
                <text:p>100802</text:p>
                <draw:g>
                  <svg:desc>serial_20190715_215637_B.E1:serial_20190715_215637_B.E2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47675">
                <text:p>1547675</text:p>
              </table:table-cell>
              <table:table-cell office:value-type="float" office:value="24.89">
                <text:p>24.89</text:p>
              </table:table-cell>
              <table:table-cell office:value-type="float" office:value="1547740">
                <text:p>1547740</text:p>
              </table:table-cell>
              <table:table-cell office:value-type="float" office:value="100804">
                <text:p>1008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47687">
                <text:p>1547687</text:p>
              </table:table-cell>
              <table:table-cell office:value-type="float" office:value="24.89">
                <text:p>24.89</text:p>
              </table:table-cell>
              <table:table-cell office:value-type="float" office:value="1547801">
                <text:p>1547801</text:p>
              </table:table-cell>
              <table:table-cell office:value-type="float" office:value="100802.5">
                <text:p>10080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47737">
                <text:p>1547737</text:p>
              </table:table-cell>
              <table:table-cell office:value-type="float" office:value="24.9">
                <text:p>24.9</text:p>
              </table:table-cell>
              <table:table-cell office:value-type="float" office:value="1547864">
                <text:p>1547864</text:p>
              </table:table-cell>
              <table:table-cell office:value-type="float" office:value="100802">
                <text:p>100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7786">
                <text:p>1547786</text:p>
              </table:table-cell>
              <table:table-cell office:value-type="float" office:value="24.89">
                <text:p>24.89</text:p>
              </table:table-cell>
              <table:table-cell office:value-type="float" office:value="1547913">
                <text:p>1547913</text:p>
              </table:table-cell>
              <table:table-cell office:value-type="float" office:value="100802.5">
                <text:p>10080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47799">
                <text:p>1547799</text:p>
              </table:table-cell>
              <table:table-cell office:value-type="float" office:value="24.88">
                <text:p>24.88</text:p>
              </table:table-cell>
              <table:table-cell office:value-type="float" office:value="1547974">
                <text:p>1547974</text:p>
              </table:table-cell>
              <table:table-cell office:value-type="float" office:value="100800.25">
                <text:p>10080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47848">
                <text:p>1547848</text:p>
              </table:table-cell>
              <table:table-cell office:value-type="float" office:value="24.87">
                <text:p>24.87</text:p>
              </table:table-cell>
              <table:table-cell office:value-type="float" office:value="1548037">
                <text:p>1548037</text:p>
              </table:table-cell>
              <table:table-cell office:value-type="float" office:value="100801">
                <text:p>1008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47860">
                <text:p>1547860</text:p>
              </table:table-cell>
              <table:table-cell office:value-type="float" office:value="24.86">
                <text:p>24.86</text:p>
              </table:table-cell>
              <table:table-cell office:value-type="float" office:value="1548098">
                <text:p>1548098</text:p>
              </table:table-cell>
              <table:table-cell office:value-type="float" office:value="100801">
                <text:p>1008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47910">
                <text:p>1547910</text:p>
              </table:table-cell>
              <table:table-cell office:value-type="float" office:value="24.87">
                <text:p>24.87</text:p>
              </table:table-cell>
              <table:table-cell office:value-type="float" office:value="1548161">
                <text:p>1548161</text:p>
              </table:table-cell>
              <table:table-cell office:value-type="float" office:value="100801">
                <text:p>1008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47959">
                <text:p>1547959</text:p>
              </table:table-cell>
              <table:table-cell office:value-type="float" office:value="24.87">
                <text:p>24.87</text:p>
              </table:table-cell>
              <table:table-cell office:value-type="float" office:value="1548210">
                <text:p>1548210</text:p>
              </table:table-cell>
              <table:table-cell office:value-type="float" office:value="100801">
                <text:p>1008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47972">
                <text:p>1547972</text:p>
              </table:table-cell>
              <table:table-cell office:value-type="float" office:value="24.89">
                <text:p>24.89</text:p>
              </table:table-cell>
              <table:table-cell office:value-type="float" office:value="1548271">
                <text:p>1548271</text:p>
              </table:table-cell>
              <table:table-cell office:value-type="float" office:value="100801">
                <text:p>1008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48021">
                <text:p>1548021</text:p>
              </table:table-cell>
              <table:table-cell office:value-type="float" office:value="24.88">
                <text:p>24.88</text:p>
              </table:table-cell>
              <table:table-cell office:value-type="float" office:value="1548334">
                <text:p>1548334</text:p>
              </table:table-cell>
              <table:table-cell office:value-type="float" office:value="100801.5">
                <text:p>100801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48034">
                <text:p>1548034</text:p>
              </table:table-cell>
              <table:table-cell office:value-type="float" office:value="24.88">
                <text:p>24.88</text:p>
              </table:table-cell>
              <table:table-cell office:value-type="float" office:value="1548395">
                <text:p>1548395</text:p>
              </table:table-cell>
              <table:table-cell office:value-type="float" office:value="100801">
                <text:p>1008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48083">
                <text:p>1548083</text:p>
              </table:table-cell>
              <table:table-cell office:value-type="float" office:value="24.89">
                <text:p>24.89</text:p>
              </table:table-cell>
              <table:table-cell office:value-type="float" office:value="1548457">
                <text:p>1548457</text:p>
              </table:table-cell>
              <table:table-cell office:value-type="float" office:value="100800.75">
                <text:p>100800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48096">
                <text:p>1548096</text:p>
              </table:table-cell>
              <table:table-cell office:value-type="float" office:value="24.88">
                <text:p>24.88</text:p>
              </table:table-cell>
              <table:table-cell office:value-type="float" office:value="1548507">
                <text:p>1548507</text:p>
              </table:table-cell>
              <table:table-cell office:value-type="float" office:value="100799.5">
                <text:p>100799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48145">
                <text:p>1548145</text:p>
              </table:table-cell>
              <table:table-cell office:value-type="float" office:value="24.9">
                <text:p>24.9</text:p>
              </table:table-cell>
              <table:table-cell office:value-type="float" office:value="1548568">
                <text:p>1548568</text:p>
              </table:table-cell>
              <table:table-cell office:value-type="float" office:value="100797.75">
                <text:p>100797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48157">
                <text:p>1548157</text:p>
              </table:table-cell>
              <table:table-cell office:value-type="float" office:value="24.91">
                <text:p>24.91</text:p>
              </table:table-cell>
              <table:table-cell office:value-type="float" office:value="1548631">
                <text:p>1548631</text:p>
              </table:table-cell>
              <table:table-cell office:value-type="float" office:value="100798.75">
                <text:p>100798.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48207">
                <text:p>1548207</text:p>
              </table:table-cell>
              <table:table-cell office:value-type="float" office:value="24.94">
                <text:p>24.94</text:p>
              </table:table-cell>
              <table:table-cell office:value-type="float" office:value="1548680">
                <text:p>1548680</text:p>
              </table:table-cell>
              <table:table-cell office:value-type="float" office:value="100799.5">
                <text:p>100799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48256">
                <text:p>1548256</text:p>
              </table:table-cell>
              <table:table-cell office:value-type="float" office:value="24.97">
                <text:p>24.97</text:p>
              </table:table-cell>
              <table:table-cell office:value-type="float" office:value="1548741">
                <text:p>1548741</text:p>
              </table:table-cell>
              <table:table-cell office:value-type="float" office:value="100799.25">
                <text:p>100799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48269">
                <text:p>1548269</text:p>
              </table:table-cell>
              <table:table-cell office:value-type="float" office:value="24.96">
                <text:p>24.96</text:p>
              </table:table-cell>
              <table:table-cell office:value-type="float" office:value="1548804">
                <text:p>1548804</text:p>
              </table:table-cell>
              <table:table-cell office:value-type="float" office:value="100800.5">
                <text:p>10080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48318">
                <text:p>1548318</text:p>
              </table:table-cell>
              <table:table-cell office:value-type="float" office:value="24.94">
                <text:p>24.94</text:p>
              </table:table-cell>
              <table:table-cell office:value-type="float" office:value="1548865">
                <text:p>1548865</text:p>
              </table:table-cell>
              <table:table-cell office:value-type="float" office:value="100800">
                <text:p>1008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48331">
                <text:p>1548331</text:p>
              </table:table-cell>
              <table:table-cell office:value-type="float" office:value="24.92">
                <text:p>24.92</text:p>
              </table:table-cell>
              <table:table-cell office:value-type="float" office:value="1548928">
                <text:p>1548928</text:p>
              </table:table-cell>
              <table:table-cell office:value-type="float" office:value="100800.5">
                <text:p>10080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48380">
                <text:p>1548380</text:p>
              </table:table-cell>
              <table:table-cell office:value-type="float" office:value="24.88">
                <text:p>24.88</text:p>
              </table:table-cell>
              <table:table-cell office:value-type="float" office:value="1548977">
                <text:p>1548977</text:p>
              </table:table-cell>
              <table:table-cell office:value-type="float" office:value="100803.5">
                <text:p>100803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48393">
                <text:p>1548393</text:p>
              </table:table-cell>
              <table:table-cell office:value-type="float" office:value="24.89">
                <text:p>24.89</text:p>
              </table:table-cell>
              <table:table-cell office:value-type="float" office:value="1549038">
                <text:p>1549038</text:p>
              </table:table-cell>
              <table:table-cell office:value-type="float" office:value="100802.5">
                <text:p>100802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48442">
                <text:p>1548442</text:p>
              </table:table-cell>
              <table:table-cell office:value-type="float" office:value="24.92">
                <text:p>24.92</text:p>
              </table:table-cell>
              <table:table-cell office:value-type="float" office:value="1549101">
                <text:p>1549101</text:p>
              </table:table-cell>
              <table:table-cell office:value-type="float" office:value="100802.75">
                <text:p>100802.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48454">
                <text:p>1548454</text:p>
              </table:table-cell>
              <table:table-cell office:value-type="float" office:value="24.93">
                <text:p>24.93</text:p>
              </table:table-cell>
              <table:table-cell office:value-type="float" office:value="1549150">
                <text:p>1549150</text:p>
              </table:table-cell>
              <table:table-cell office:value-type="float" office:value="100802.75">
                <text:p>100802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48504">
                <text:p>1548504</text:p>
              </table:table-cell>
              <table:table-cell office:value-type="float" office:value="24.93">
                <text:p>24.93</text:p>
              </table:table-cell>
              <table:table-cell office:value-type="float" office:value="1549211">
                <text:p>1549211</text:p>
              </table:table-cell>
              <table:table-cell office:value-type="float" office:value="100800.75">
                <text:p>100800.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48553">
                <text:p>1548553</text:p>
              </table:table-cell>
              <table:table-cell office:value-type="float" office:value="24.92">
                <text:p>24.92</text:p>
              </table:table-cell>
              <table:table-cell office:value-type="float" office:value="1549274">
                <text:p>1549274</text:p>
              </table:table-cell>
              <table:table-cell office:value-type="float" office:value="100800.5">
                <text:p>100800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48566">
                <text:p>1548566</text:p>
              </table:table-cell>
              <table:table-cell office:value-type="float" office:value="24.93">
                <text:p>24.93</text:p>
              </table:table-cell>
              <table:table-cell office:value-type="float" office:value="1549335">
                <text:p>1549335</text:p>
              </table:table-cell>
              <table:table-cell office:value-type="float" office:value="100799">
                <text:p>1007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48615">
                <text:p>1548615</text:p>
              </table:table-cell>
              <table:table-cell office:value-type="float" office:value="24.94">
                <text:p>24.94</text:p>
              </table:table-cell>
              <table:table-cell office:value-type="float" office:value="1549398">
                <text:p>1549398</text:p>
              </table:table-cell>
              <table:table-cell office:value-type="float" office:value="100798.25">
                <text:p>100798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48627">
                <text:p>1548627</text:p>
              </table:table-cell>
              <table:table-cell office:value-type="float" office:value="24.94">
                <text:p>24.94</text:p>
              </table:table-cell>
              <table:table-cell office:value-type="float" office:value="1549447">
                <text:p>1549447</text:p>
              </table:table-cell>
              <table:table-cell office:value-type="float" office:value="100800">
                <text:p>1008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48677">
                <text:p>1548677</text:p>
              </table:table-cell>
              <table:table-cell office:value-type="float" office:value="24.93">
                <text:p>24.93</text:p>
              </table:table-cell>
              <table:table-cell office:value-type="float" office:value="1549508">
                <text:p>1549508</text:p>
              </table:table-cell>
              <table:table-cell office:value-type="float" office:value="100802">
                <text:p>1008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48726">
                <text:p>1548726</text:p>
              </table:table-cell>
              <table:table-cell office:value-type="float" office:value="24.87">
                <text:p>24.87</text:p>
              </table:table-cell>
              <table:table-cell office:value-type="float" office:value="1549571">
                <text:p>1549571</text:p>
              </table:table-cell>
              <table:table-cell office:value-type="float" office:value="100802.75">
                <text:p>100802.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48739">
                <text:p>1548739</text:p>
              </table:table-cell>
              <table:table-cell office:value-type="float" office:value="24.95">
                <text:p>24.95</text:p>
              </table:table-cell>
              <table:table-cell office:value-type="float" office:value="1549632">
                <text:p>1549632</text:p>
              </table:table-cell>
              <table:table-cell office:value-type="float" office:value="100803.25">
                <text:p>100803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48788">
                <text:p>1548788</text:p>
              </table:table-cell>
              <table:table-cell office:value-type="float" office:value="25.09">
                <text:p>25.09</text:p>
              </table:table-cell>
              <table:table-cell office:value-type="float" office:value="1549694">
                <text:p>1549694</text:p>
              </table:table-cell>
              <table:table-cell office:value-type="float" office:value="100801">
                <text:p>1008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48801">
                <text:p>1548801</text:p>
              </table:table-cell>
              <table:table-cell office:value-type="float" office:value="25.62">
                <text:p>25.62</text:p>
              </table:table-cell>
              <table:table-cell office:value-type="float" office:value="1549744">
                <text:p>1549744</text:p>
              </table:table-cell>
              <table:table-cell office:value-type="float" office:value="100799">
                <text:p>1007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48850">
                <text:p>1548850</text:p>
              </table:table-cell>
              <table:table-cell office:value-type="float" office:value="26.2">
                <text:p>26.2</text:p>
              </table:table-cell>
              <table:table-cell office:value-type="float" office:value="1549806">
                <text:p>1549806</text:p>
              </table:table-cell>
              <table:table-cell office:value-type="float" office:value="100799">
                <text:p>1007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48863">
                <text:p>1548863</text:p>
              </table:table-cell>
              <table:table-cell office:value-type="float" office:value="26.44">
                <text:p>26.44</text:p>
              </table:table-cell>
              <table:table-cell office:value-type="float" office:value="1549868">
                <text:p>1549868</text:p>
              </table:table-cell>
              <table:table-cell office:value-type="float" office:value="100798.5">
                <text:p>100798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8912">
                <text:p>1548912</text:p>
              </table:table-cell>
              <table:table-cell office:value-type="float" office:value="26.55">
                <text:p>26.55</text:p>
              </table:table-cell>
              <table:table-cell office:value-type="float" office:value="1549917">
                <text:p>1549917</text:p>
              </table:table-cell>
              <table:table-cell office:value-type="float" office:value="100799.5">
                <text:p>100799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48924">
                <text:p>1548924</text:p>
              </table:table-cell>
              <table:table-cell office:value-type="float" office:value="25.94">
                <text:p>25.94</text:p>
              </table:table-cell>
              <table:table-cell office:value-type="float" office:value="1549978">
                <text:p>1549978</text:p>
              </table:table-cell>
              <table:table-cell office:value-type="float" office:value="100800.5">
                <text:p>100800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48974">
                <text:p>1548974</text:p>
              </table:table-cell>
              <table:table-cell office:value-type="float" office:value="25.25">
                <text:p>25.25</text:p>
              </table:table-cell>
              <table:table-cell office:value-type="float" office:value="1550041">
                <text:p>1550041</text:p>
              </table:table-cell>
              <table:table-cell office:value-type="float" office:value="100800">
                <text:p>1008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49023">
                <text:p>1549023</text:p>
              </table:table-cell>
              <table:table-cell office:value-type="float" office:value="24.85">
                <text:p>24.85</text:p>
              </table:table-cell>
              <table:table-cell office:value-type="float" office:value="1550102">
                <text:p>1550102</text:p>
              </table:table-cell>
              <table:table-cell office:value-type="float" office:value="100799.5">
                <text:p>100799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49036">
                <text:p>1549036</text:p>
              </table:table-cell>
              <table:table-cell office:value-type="float" office:value="25.34">
                <text:p>25.34</text:p>
              </table:table-cell>
              <table:table-cell office:value-type="float" office:value="1550164">
                <text:p>1550164</text:p>
              </table:table-cell>
              <table:table-cell office:value-type="float" office:value="100799.25">
                <text:p>100799.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49085">
                <text:p>1549085</text:p>
              </table:table-cell>
              <table:table-cell office:value-type="float" office:value="26.35">
                <text:p>26.35</text:p>
              </table:table-cell>
              <table:table-cell office:value-type="float" office:value="1550214">
                <text:p>1550214</text:p>
              </table:table-cell>
              <table:table-cell office:value-type="float" office:value="100800">
                <text:p>1008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49097">
                <text:p>1549097</text:p>
              </table:table-cell>
              <table:table-cell office:value-type="float" office:value="27.5">
                <text:p>27.5</text:p>
              </table:table-cell>
              <table:table-cell office:value-type="float" office:value="1550275">
                <text:p>1550275</text:p>
              </table:table-cell>
              <table:table-cell office:value-type="float" office:value="100801.5">
                <text:p>100801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49147">
                <text:p>1549147</text:p>
              </table:table-cell>
              <table:table-cell office:value-type="float" office:value="28.55">
                <text:p>28.55</text:p>
              </table:table-cell>
              <table:table-cell office:value-type="float" office:value="1550338">
                <text:p>1550338</text:p>
              </table:table-cell>
              <table:table-cell office:value-type="float" office:value="100803.75">
                <text:p>100803.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49196">
                <text:p>1549196</text:p>
              </table:table-cell>
              <table:table-cell office:value-type="float" office:value="28.79">
                <text:p>28.79</text:p>
              </table:table-cell>
              <table:table-cell office:value-type="float" office:value="1550387">
                <text:p>1550387</text:p>
              </table:table-cell>
              <table:table-cell office:value-type="float" office:value="100803.75">
                <text:p>100803.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49209">
                <text:p>1549209</text:p>
              </table:table-cell>
              <table:table-cell office:value-type="float" office:value="28.4">
                <text:p>28.4</text:p>
              </table:table-cell>
              <table:table-cell office:value-type="float" office:value="1550448">
                <text:p>1550448</text:p>
              </table:table-cell>
              <table:table-cell office:value-type="float" office:value="100802">
                <text:p>1008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49258">
                <text:p>1549258</text:p>
              </table:table-cell>
              <table:table-cell office:value-type="float" office:value="27.85">
                <text:p>27.85</text:p>
              </table:table-cell>
              <table:table-cell office:value-type="float" office:value="1550511">
                <text:p>1550511</text:p>
              </table:table-cell>
              <table:table-cell office:value-type="float" office:value="100798.75">
                <text:p>100798.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49271">
                <text:p>1549271</text:p>
              </table:table-cell>
              <table:table-cell office:value-type="float" office:value="27.1">
                <text:p>27.1</text:p>
              </table:table-cell>
              <table:table-cell office:value-type="float" office:value="1550572">
                <text:p>1550572</text:p>
              </table:table-cell>
              <table:table-cell office:value-type="float" office:value="100796.5">
                <text:p>100796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49320">
                <text:p>1549320</text:p>
              </table:table-cell>
              <table:table-cell office:value-type="float" office:value="26.35">
                <text:p>26.35</text:p>
              </table:table-cell>
              <table:table-cell office:value-type="float" office:value="1550635">
                <text:p>1550635</text:p>
              </table:table-cell>
              <table:table-cell office:value-type="float" office:value="100796">
                <text:p>1007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49333">
                <text:p>1549333</text:p>
              </table:table-cell>
              <table:table-cell office:value-type="float" office:value="26">
                <text:p>26</text:p>
              </table:table-cell>
              <table:table-cell office:value-type="float" office:value="1550684">
                <text:p>1550684</text:p>
              </table:table-cell>
              <table:table-cell office:value-type="float" office:value="100796">
                <text:p>1007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49382">
                <text:p>1549382</text:p>
              </table:table-cell>
              <table:table-cell office:value-type="float" office:value="25.64">
                <text:p>25.64</text:p>
              </table:table-cell>
              <table:table-cell office:value-type="float" office:value="1550745">
                <text:p>1550745</text:p>
              </table:table-cell>
              <table:table-cell office:value-type="float" office:value="100797.75">
                <text:p>100797.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49394">
                <text:p>1549394</text:p>
              </table:table-cell>
              <table:table-cell office:value-type="float" office:value="25.2">
                <text:p>25.2</text:p>
              </table:table-cell>
              <table:table-cell office:value-type="float" office:value="1550808">
                <text:p>1550808</text:p>
              </table:table-cell>
              <table:table-cell office:value-type="float" office:value="100797.75">
                <text:p>100797.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49444">
                <text:p>1549444</text:p>
              </table:table-cell>
              <table:table-cell office:value-type="float" office:value="24.87">
                <text:p>24.87</text:p>
              </table:table-cell>
              <table:table-cell office:value-type="float" office:value="1550857">
                <text:p>1550857</text:p>
              </table:table-cell>
              <table:table-cell office:value-type="float" office:value="100797.75">
                <text:p>100797.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49493">
                <text:p>1549493</text:p>
              </table:table-cell>
              <table:table-cell office:value-type="float" office:value="25.14">
                <text:p>25.14</text:p>
              </table:table-cell>
              <table:table-cell office:value-type="float" office:value="1550918">
                <text:p>1550918</text:p>
              </table:table-cell>
              <table:table-cell office:value-type="float" office:value="100799.25">
                <text:p>100799.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49506">
                <text:p>1549506</text:p>
              </table:table-cell>
              <table:table-cell office:value-type="float" office:value="25.27">
                <text:p>25.27</text:p>
              </table:table-cell>
              <table:table-cell office:value-type="float" office:value="1550981">
                <text:p>1550981</text:p>
              </table:table-cell>
              <table:table-cell office:value-type="float" office:value="100799.25">
                <text:p>100799.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49555">
                <text:p>1549555</text:p>
              </table:table-cell>
              <table:table-cell office:value-type="float" office:value="25.61">
                <text:p>25.61</text:p>
              </table:table-cell>
              <table:table-cell office:value-type="float" office:value="1551043">
                <text:p>1551043</text:p>
              </table:table-cell>
              <table:table-cell office:value-type="float" office:value="100798.25">
                <text:p>100798.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49568">
                <text:p>1549568</text:p>
              </table:table-cell>
              <table:table-cell office:value-type="float" office:value="25.93">
                <text:p>25.93</text:p>
              </table:table-cell>
              <table:table-cell office:value-type="float" office:value="1551106">
                <text:p>1551106</text:p>
              </table:table-cell>
              <table:table-cell office:value-type="float" office:value="100798.25">
                <text:p>100798.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49617">
                <text:p>1549617</text:p>
              </table:table-cell>
              <table:table-cell office:value-type="float" office:value="25.8">
                <text:p>25.8</text:p>
              </table:table-cell>
              <table:table-cell office:value-type="float" office:value="1551155">
                <text:p>1551155</text:p>
              </table:table-cell>
              <table:table-cell office:value-type="float" office:value="100796.75">
                <text:p>100796.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49630">
                <text:p>1549630</text:p>
              </table:table-cell>
              <table:table-cell office:value-type="float" office:value="25.83">
                <text:p>25.83</text:p>
              </table:table-cell>
              <table:table-cell office:value-type="float" office:value="1551216">
                <text:p>1551216</text:p>
              </table:table-cell>
              <table:table-cell office:value-type="float" office:value="100796.25">
                <text:p>100796.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49679">
                <text:p>1549679</text:p>
              </table:table-cell>
              <table:table-cell office:value-type="float" office:value="25.62">
                <text:p>25.62</text:p>
              </table:table-cell>
              <table:table-cell office:value-type="float" office:value="1551279">
                <text:p>1551279</text:p>
              </table:table-cell>
              <table:table-cell office:value-type="float" office:value="100797.75">
                <text:p>100797.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49691">
                <text:p>1549691</text:p>
              </table:table-cell>
              <table:table-cell office:value-type="float" office:value="25.44">
                <text:p>25.44</text:p>
              </table:table-cell>
              <table:table-cell office:value-type="float" office:value="1551340">
                <text:p>1551340</text:p>
              </table:table-cell>
              <table:table-cell office:value-type="float" office:value="100797">
                <text:p>1007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49741">
                <text:p>1549741</text:p>
              </table:table-cell>
              <table:table-cell office:value-type="float" office:value="25.08">
                <text:p>25.08</text:p>
              </table:table-cell>
              <table:table-cell office:value-type="float" office:value="1551403">
                <text:p>1551403</text:p>
              </table:table-cell>
              <table:table-cell office:value-type="float" office:value="100796.75">
                <text:p>100796.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49790">
                <text:p>1549790</text:p>
              </table:table-cell>
              <table:table-cell office:value-type="float" office:value="24.93">
                <text:p>24.93</text:p>
              </table:table-cell>
              <table:table-cell office:value-type="float" office:value="1551452">
                <text:p>1551452</text:p>
              </table:table-cell>
              <table:table-cell office:value-type="float" office:value="100797.5">
                <text:p>100797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49803">
                <text:p>1549803</text:p>
              </table:table-cell>
              <table:table-cell office:value-type="float" office:value="25.3">
                <text:p>25.3</text:p>
              </table:table-cell>
              <table:table-cell office:value-type="float" office:value="1551513">
                <text:p>1551513</text:p>
              </table:table-cell>
              <table:table-cell office:value-type="float" office:value="100797.5">
                <text:p>100797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49852">
                <text:p>1549852</text:p>
              </table:table-cell>
              <table:table-cell office:value-type="float" office:value="25.89">
                <text:p>25.89</text:p>
              </table:table-cell>
              <table:table-cell office:value-type="float" office:value="1551576">
                <text:p>1551576</text:p>
              </table:table-cell>
              <table:table-cell office:value-type="float" office:value="100798.5">
                <text:p>100798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49864">
                <text:p>1549864</text:p>
              </table:table-cell>
              <table:table-cell office:value-type="float" office:value="26.49">
                <text:p>26.49</text:p>
              </table:table-cell>
              <table:table-cell office:value-type="float" office:value="1551625">
                <text:p>1551625</text:p>
              </table:table-cell>
              <table:table-cell office:value-type="float" office:value="100798.25">
                <text:p>100798.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49914">
                <text:p>1549914</text:p>
              </table:table-cell>
              <table:table-cell office:value-type="float" office:value="26.95">
                <text:p>26.95</text:p>
              </table:table-cell>
              <table:table-cell office:value-type="float" office:value="1551686">
                <text:p>1551686</text:p>
              </table:table-cell>
              <table:table-cell office:value-type="float" office:value="100797.5">
                <text:p>100797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49963">
                <text:p>1549963</text:p>
              </table:table-cell>
              <table:table-cell office:value-type="float" office:value="27.02">
                <text:p>27.02</text:p>
              </table:table-cell>
              <table:table-cell office:value-type="float" office:value="1551749">
                <text:p>1551749</text:p>
              </table:table-cell>
              <table:table-cell office:value-type="float" office:value="100800">
                <text:p>1008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49976">
                <text:p>1549976</text:p>
              </table:table-cell>
              <table:table-cell office:value-type="float" office:value="26.45">
                <text:p>26.45</text:p>
              </table:table-cell>
              <table:table-cell office:value-type="float" office:value="1551810">
                <text:p>1551810</text:p>
              </table:table-cell>
              <table:table-cell office:value-type="float" office:value="100799.5">
                <text:p>100799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50025">
                <text:p>1550025</text:p>
              </table:table-cell>
              <table:table-cell office:value-type="float" office:value="25.88">
                <text:p>25.88</text:p>
              </table:table-cell>
              <table:table-cell office:value-type="float" office:value="1551873">
                <text:p>1551873</text:p>
              </table:table-cell>
              <table:table-cell office:value-type="float" office:value="100800.5">
                <text:p>100800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50038">
                <text:p>1550038</text:p>
              </table:table-cell>
              <table:table-cell office:value-type="float" office:value="24.98">
                <text:p>24.98</text:p>
              </table:table-cell>
              <table:table-cell office:value-type="float" office:value="1551922">
                <text:p>1551922</text:p>
              </table:table-cell>
              <table:table-cell office:value-type="float" office:value="100800.5">
                <text:p>100800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50087">
                <text:p>1550087</text:p>
              </table:table-cell>
              <table:table-cell office:value-type="float" office:value="24.2">
                <text:p>24.2</text:p>
              </table:table-cell>
              <table:table-cell office:value-type="float" office:value="1551983">
                <text:p>1551983</text:p>
              </table:table-cell>
              <table:table-cell office:value-type="float" office:value="100797.5">
                <text:p>100797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50100">
                <text:p>1550100</text:p>
              </table:table-cell>
              <table:table-cell office:value-type="float" office:value="23.63">
                <text:p>23.63</text:p>
              </table:table-cell>
              <table:table-cell office:value-type="float" office:value="1552046">
                <text:p>1552046</text:p>
              </table:table-cell>
              <table:table-cell office:value-type="float" office:value="100797.5">
                <text:p>100797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50149">
                <text:p>1550149</text:p>
              </table:table-cell>
              <table:table-cell office:value-type="float" office:value="23.13">
                <text:p>23.13</text:p>
              </table:table-cell>
              <table:table-cell office:value-type="float" office:value="1552107">
                <text:p>1552107</text:p>
              </table:table-cell>
              <table:table-cell office:value-type="float" office:value="100797">
                <text:p>1007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50161">
                <text:p>1550161</text:p>
              </table:table-cell>
              <table:table-cell office:value-type="float" office:value="22.89">
                <text:p>22.89</text:p>
              </table:table-cell>
              <table:table-cell office:value-type="float" office:value="1552169">
                <text:p>1552169</text:p>
              </table:table-cell>
              <table:table-cell office:value-type="float" office:value="100797.5">
                <text:p>100797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0211">
                <text:p>1550211</text:p>
              </table:table-cell>
              <table:table-cell office:value-type="float" office:value="22.7">
                <text:p>22.7</text:p>
              </table:table-cell>
              <table:table-cell office:value-type="float" office:value="1552219">
                <text:p>1552219</text:p>
              </table:table-cell>
              <table:table-cell office:value-type="float" office:value="100797.75">
                <text:p>100797.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50260">
                <text:p>1550260</text:p>
              </table:table-cell>
              <table:table-cell office:value-type="float" office:value="22.71">
                <text:p>22.71</text:p>
              </table:table-cell>
              <table:table-cell office:value-type="float" office:value="1552280">
                <text:p>1552280</text:p>
              </table:table-cell>
              <table:table-cell office:value-type="float" office:value="100798">
                <text:p>1007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50273">
                <text:p>1550273</text:p>
              </table:table-cell>
              <table:table-cell office:value-type="float" office:value="22.71">
                <text:p>22.71</text:p>
              </table:table-cell>
              <table:table-cell office:value-type="float" office:value="1552343">
                <text:p>1552343</text:p>
              </table:table-cell>
              <table:table-cell office:value-type="float" office:value="100798.5">
                <text:p>100798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50322">
                <text:p>1550322</text:p>
              </table:table-cell>
              <table:table-cell office:value-type="float" office:value="22.76">
                <text:p>22.76</text:p>
              </table:table-cell>
              <table:table-cell office:value-type="float" office:value="1552392">
                <text:p>1552392</text:p>
              </table:table-cell>
              <table:table-cell office:value-type="float" office:value="100796.25">
                <text:p>100796.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50334">
                <text:p>1550334</text:p>
              </table:table-cell>
              <table:table-cell office:value-type="float" office:value="22.74">
                <text:p>22.74</text:p>
              </table:table-cell>
              <table:table-cell office:value-type="float" office:value="1552453">
                <text:p>1552453</text:p>
              </table:table-cell>
              <table:table-cell office:value-type="float" office:value="100796">
                <text:p>1007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50384">
                <text:p>1550384</text:p>
              </table:table-cell>
              <table:table-cell office:value-type="float" office:value="22.63">
                <text:p>22.63</text:p>
              </table:table-cell>
              <table:table-cell office:value-type="float" office:value="1552516">
                <text:p>1552516</text:p>
              </table:table-cell>
              <table:table-cell office:value-type="float" office:value="100795.25">
                <text:p>100795.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50433">
                <text:p>1550433</text:p>
              </table:table-cell>
              <table:table-cell office:value-type="float" office:value="22.43">
                <text:p>22.43</text:p>
              </table:table-cell>
              <table:table-cell office:value-type="float" office:value="1552577">
                <text:p>1552577</text:p>
              </table:table-cell>
              <table:table-cell office:value-type="float" office:value="100794.5">
                <text:p>100794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50446">
                <text:p>1550446</text:p>
              </table:table-cell>
              <table:table-cell office:value-type="float" office:value="22.07">
                <text:p>22.07</text:p>
              </table:table-cell>
              <table:table-cell office:value-type="float" office:value="1552640">
                <text:p>1552640</text:p>
              </table:table-cell>
              <table:table-cell office:value-type="float" office:value="100796.5">
                <text:p>100796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50495">
                <text:p>1550495</text:p>
              </table:table-cell>
              <table:table-cell office:value-type="float" office:value="21.78">
                <text:p>21.78</text:p>
              </table:table-cell>
              <table:table-cell office:value-type="float" office:value="1552689">
                <text:p>1552689</text:p>
              </table:table-cell>
              <table:table-cell office:value-type="float" office:value="100796.5">
                <text:p>100796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50508">
                <text:p>1550508</text:p>
              </table:table-cell>
              <table:table-cell office:value-type="float" office:value="21.46">
                <text:p>21.46</text:p>
              </table:table-cell>
              <table:table-cell office:value-type="float" office:value="1552750">
                <text:p>1552750</text:p>
              </table:table-cell>
              <table:table-cell office:value-type="float" office:value="100797">
                <text:p>1007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50557">
                <text:p>1550557</text:p>
              </table:table-cell>
              <table:table-cell office:value-type="float" office:value="21.19">
                <text:p>21.19</text:p>
              </table:table-cell>
              <table:table-cell office:value-type="float" office:value="1552813">
                <text:p>1552813</text:p>
              </table:table-cell>
              <table:table-cell office:value-type="float" office:value="100796.75">
                <text:p>100796.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50570">
                <text:p>1550570</text:p>
              </table:table-cell>
              <table:table-cell office:value-type="float" office:value="21.08">
                <text:p>21.08</text:p>
              </table:table-cell>
              <table:table-cell office:value-type="float" office:value="1552862">
                <text:p>1552862</text:p>
              </table:table-cell>
              <table:table-cell office:value-type="float" office:value="100796.5">
                <text:p>100796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50619">
                <text:p>1550619</text:p>
              </table:table-cell>
              <table:table-cell office:value-type="float" office:value="20.97">
                <text:p>20.97</text:p>
              </table:table-cell>
              <table:table-cell office:value-type="float" office:value="1552923">
                <text:p>1552923</text:p>
              </table:table-cell>
              <table:table-cell office:value-type="float" office:value="100796.5">
                <text:p>100796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50631">
                <text:p>1550631</text:p>
              </table:table-cell>
              <table:table-cell office:value-type="float" office:value="21.03">
                <text:p>21.03</text:p>
              </table:table-cell>
              <table:table-cell office:value-type="float" office:value="1552986">
                <text:p>1552986</text:p>
              </table:table-cell>
              <table:table-cell office:value-type="float" office:value="100796.5">
                <text:p>100796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50681">
                <text:p>1550681</text:p>
              </table:table-cell>
              <table:table-cell office:value-type="float" office:value="21.08">
                <text:p>21.08</text:p>
              </table:table-cell>
              <table:table-cell office:value-type="float" office:value="1553047">
                <text:p>1553047</text:p>
              </table:table-cell>
              <table:table-cell office:value-type="float" office:value="100797.5">
                <text:p>100797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50730">
                <text:p>1550730</text:p>
              </table:table-cell>
              <table:table-cell office:value-type="float" office:value="21.16">
                <text:p>21.16</text:p>
              </table:table-cell>
              <table:table-cell office:value-type="float" office:value="1553110">
                <text:p>1553110</text:p>
              </table:table-cell>
              <table:table-cell office:value-type="float" office:value="100798">
                <text:p>1007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50743">
                <text:p>1550743</text:p>
              </table:table-cell>
              <table:table-cell office:value-type="float" office:value="21.21">
                <text:p>21.21</text:p>
              </table:table-cell>
              <table:table-cell office:value-type="float" office:value="1553159">
                <text:p>1553159</text:p>
              </table:table-cell>
              <table:table-cell office:value-type="float" office:value="100797.5">
                <text:p>100797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50792">
                <text:p>1550792</text:p>
              </table:table-cell>
              <table:table-cell office:value-type="float" office:value="21.19">
                <text:p>21.19</text:p>
              </table:table-cell>
              <table:table-cell office:value-type="float" office:value="1553220">
                <text:p>1553220</text:p>
              </table:table-cell>
              <table:table-cell office:value-type="float" office:value="100797">
                <text:p>1007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50804">
                <text:p>1550804</text:p>
              </table:table-cell>
              <table:table-cell office:value-type="float" office:value="21.21">
                <text:p>21.21</text:p>
              </table:table-cell>
              <table:table-cell office:value-type="float" office:value="1553283">
                <text:p>1553283</text:p>
              </table:table-cell>
              <table:table-cell office:value-type="float" office:value="100796.25">
                <text:p>100796.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50854">
                <text:p>1550854</text:p>
              </table:table-cell>
              <table:table-cell office:value-type="float" office:value="21.22">
                <text:p>21.22</text:p>
              </table:table-cell>
              <table:table-cell office:value-type="float" office:value="1553344">
                <text:p>1553344</text:p>
              </table:table-cell>
              <table:table-cell office:value-type="float" office:value="100795.5">
                <text:p>100795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50903">
                <text:p>1550903</text:p>
              </table:table-cell>
              <table:table-cell office:value-type="float" office:value="21.3">
                <text:p>21.3</text:p>
              </table:table-cell>
              <table:table-cell office:value-type="float" office:value="1553406">
                <text:p>1553406</text:p>
              </table:table-cell>
              <table:table-cell office:value-type="float" office:value="100796">
                <text:p>1007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50916">
                <text:p>1550916</text:p>
              </table:table-cell>
              <table:table-cell office:value-type="float" office:value="21.47">
                <text:p>21.47</text:p>
              </table:table-cell>
              <table:table-cell office:value-type="float" office:value="1553456">
                <text:p>1553456</text:p>
              </table:table-cell>
              <table:table-cell office:value-type="float" office:value="100797.75">
                <text:p>100797.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50965">
                <text:p>1550965</text:p>
              </table:table-cell>
              <table:table-cell office:value-type="float" office:value="21.73">
                <text:p>21.73</text:p>
              </table:table-cell>
              <table:table-cell office:value-type="float" office:value="1553517">
                <text:p>1553517</text:p>
              </table:table-cell>
              <table:table-cell office:value-type="float" office:value="100798.25">
                <text:p>100798.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50978">
                <text:p>1550978</text:p>
              </table:table-cell>
              <table:table-cell office:value-type="float" office:value="21.93">
                <text:p>21.93</text:p>
              </table:table-cell>
              <table:table-cell office:value-type="float" office:value="1553580">
                <text:p>1553580</text:p>
              </table:table-cell>
              <table:table-cell office:value-type="float" office:value="100797.5">
                <text:p>100797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51028">
                <text:p>1551028</text:p>
              </table:table-cell>
              <table:table-cell office:value-type="float" office:value="22.09">
                <text:p>22.09</text:p>
              </table:table-cell>
              <table:table-cell office:value-type="float" office:value="1553629">
                <text:p>1553629</text:p>
              </table:table-cell>
              <table:table-cell office:value-type="float" office:value="100797.75">
                <text:p>100797.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51040">
                <text:p>1551040</text:p>
              </table:table-cell>
              <table:table-cell office:value-type="float" office:value="22.14">
                <text:p>22.14</text:p>
              </table:table-cell>
              <table:table-cell office:value-type="float" office:value="1553690">
                <text:p>1553690</text:p>
              </table:table-cell>
              <table:table-cell office:value-type="float" office:value="100796.25">
                <text:p>100796.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1089">
                <text:p>1551089</text:p>
              </table:table-cell>
              <table:table-cell office:value-type="float" office:value="22.16">
                <text:p>22.16</text:p>
              </table:table-cell>
              <table:table-cell office:value-type="float" office:value="1553753">
                <text:p>1553753</text:p>
              </table:table-cell>
              <table:table-cell office:value-type="float" office:value="100796.25">
                <text:p>100796.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51102">
                <text:p>1551102</text:p>
              </table:table-cell>
              <table:table-cell office:value-type="float" office:value="22.2">
                <text:p>22.2</text:p>
              </table:table-cell>
              <table:table-cell office:value-type="float" office:value="1553814">
                <text:p>1553814</text:p>
              </table:table-cell>
              <table:table-cell office:value-type="float" office:value="100797.5">
                <text:p>100797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51152">
                <text:p>1551152</text:p>
              </table:table-cell>
              <table:table-cell office:value-type="float" office:value="22.2">
                <text:p>22.2</text:p>
              </table:table-cell>
              <table:table-cell office:value-type="float" office:value="1553876">
                <text:p>1553876</text:p>
              </table:table-cell>
              <table:table-cell office:value-type="float" office:value="100797.25">
                <text:p>100797.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51201">
                <text:p>1551201</text:p>
              </table:table-cell>
              <table:table-cell office:value-type="float" office:value="22.03">
                <text:p>22.03</text:p>
              </table:table-cell>
              <table:table-cell office:value-type="float" office:value="1553926">
                <text:p>1553926</text:p>
              </table:table-cell>
              <table:table-cell office:value-type="float" office:value="100797.75">
                <text:p>100797.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51213">
                <text:p>1551213</text:p>
              </table:table-cell>
              <table:table-cell office:value-type="float" office:value="21.77">
                <text:p>21.77</text:p>
              </table:table-cell>
              <table:table-cell office:value-type="float" office:value="1553987">
                <text:p>1553987</text:p>
              </table:table-cell>
              <table:table-cell office:value-type="float" office:value="100798.25">
                <text:p>100798.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51262">
                <text:p>1551262</text:p>
              </table:table-cell>
              <table:table-cell office:value-type="float" office:value="21.53">
                <text:p>21.53</text:p>
              </table:table-cell>
              <table:table-cell office:value-type="float" office:value="1554050">
                <text:p>1554050</text:p>
              </table:table-cell>
              <table:table-cell office:value-type="float" office:value="100798.5">
                <text:p>100798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51276">
                <text:p>1551276</text:p>
              </table:table-cell>
              <table:table-cell office:value-type="float" office:value="21.38">
                <text:p>21.38</text:p>
              </table:table-cell>
              <table:table-cell office:value-type="float" office:value="1554099">
                <text:p>1554099</text:p>
              </table:table-cell>
              <table:table-cell office:value-type="float" office:value="100798.25">
                <text:p>100798.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51325">
                <text:p>1551325</text:p>
              </table:table-cell>
              <table:table-cell office:value-type="float" office:value="21.36">
                <text:p>21.36</text:p>
              </table:table-cell>
              <table:table-cell office:value-type="float" office:value="1554160">
                <text:p>1554160</text:p>
              </table:table-cell>
              <table:table-cell office:value-type="float" office:value="100798.25">
                <text:p>100798.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51337">
                <text:p>1551337</text:p>
              </table:table-cell>
              <table:table-cell office:value-type="float" office:value="21.37">
                <text:p>21.37</text:p>
              </table:table-cell>
              <table:table-cell office:value-type="float" office:value="1554223">
                <text:p>1554223</text:p>
              </table:table-cell>
              <table:table-cell office:value-type="float" office:value="100796.5">
                <text:p>100796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51386">
                <text:p>1551386</text:p>
              </table:table-cell>
              <table:table-cell office:value-type="float" office:value="21.35">
                <text:p>21.35</text:p>
              </table:table-cell>
              <table:table-cell office:value-type="float" office:value="1554284">
                <text:p>1554284</text:p>
              </table:table-cell>
              <table:table-cell office:value-type="float" office:value="100796">
                <text:p>1007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51399">
                <text:p>1551399</text:p>
              </table:table-cell>
              <table:table-cell office:value-type="float" office:value="21.17">
                <text:p>21.17</text:p>
              </table:table-cell>
              <table:table-cell office:value-type="float" office:value="1554347">
                <text:p>1554347</text:p>
              </table:table-cell>
              <table:table-cell office:value-type="float" office:value="100796.25">
                <text:p>100796.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51449">
                <text:p>1551449</text:p>
              </table:table-cell>
              <table:table-cell office:value-type="float" office:value="20.95">
                <text:p>20.95</text:p>
              </table:table-cell>
              <table:table-cell office:value-type="float" office:value="1554396">
                <text:p>1554396</text:p>
              </table:table-cell>
              <table:table-cell office:value-type="float" office:value="100797">
                <text:p>1007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51498">
                <text:p>1551498</text:p>
              </table:table-cell>
              <table:table-cell office:value-type="float" office:value="20.71">
                <text:p>20.71</text:p>
              </table:table-cell>
              <table:table-cell office:value-type="float" office:value="1554457">
                <text:p>1554457</text:p>
              </table:table-cell>
              <table:table-cell office:value-type="float" office:value="100798.25">
                <text:p>100798.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51510">
                <text:p>1551510</text:p>
              </table:table-cell>
              <table:table-cell office:value-type="float" office:value="20.47">
                <text:p>20.47</text:p>
              </table:table-cell>
              <table:table-cell office:value-type="float" office:value="1554520">
                <text:p>1554520</text:p>
              </table:table-cell>
              <table:table-cell office:value-type="float" office:value="100798">
                <text:p>1007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51559">
                <text:p>1551559</text:p>
              </table:table-cell>
              <table:table-cell office:value-type="float" office:value="20.34">
                <text:p>20.34</text:p>
              </table:table-cell>
              <table:table-cell office:value-type="float" office:value="1554569">
                <text:p>1554569</text:p>
              </table:table-cell>
              <table:table-cell office:value-type="float" office:value="100797.75">
                <text:p>100797.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51572">
                <text:p>1551572</text:p>
              </table:table-cell>
              <table:table-cell office:value-type="float" office:value="20.25">
                <text:p>20.25</text:p>
              </table:table-cell>
              <table:table-cell office:value-type="float" office:value="1554630">
                <text:p>1554630</text:p>
              </table:table-cell>
              <table:table-cell office:value-type="float" office:value="100796.25">
                <text:p>100796.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51622">
                <text:p>1551622</text:p>
              </table:table-cell>
              <table:table-cell office:value-type="float" office:value="20.22">
                <text:p>20.22</text:p>
              </table:table-cell>
              <table:table-cell office:value-type="float" office:value="1554693">
                <text:p>1554693</text:p>
              </table:table-cell>
              <table:table-cell office:value-type="float" office:value="100795.75">
                <text:p>100795.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51671">
                <text:p>1551671</text:p>
              </table:table-cell>
              <table:table-cell office:value-type="float" office:value="20.27">
                <text:p>20.27</text:p>
              </table:table-cell>
              <table:table-cell office:value-type="float" office:value="1554754">
                <text:p>1554754</text:p>
              </table:table-cell>
              <table:table-cell office:value-type="float" office:value="100796.75">
                <text:p>100796.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51683">
                <text:p>1551683</text:p>
              </table:table-cell>
              <table:table-cell office:value-type="float" office:value="20.26">
                <text:p>20.26</text:p>
              </table:table-cell>
              <table:table-cell office:value-type="float" office:value="1554817">
                <text:p>1554817</text:p>
              </table:table-cell>
              <table:table-cell office:value-type="float" office:value="100797">
                <text:p>1007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51732">
                <text:p>1551732</text:p>
              </table:table-cell>
              <table:table-cell office:value-type="float" office:value="20.24">
                <text:p>20.24</text:p>
              </table:table-cell>
              <table:table-cell office:value-type="float" office:value="1554866">
                <text:p>1554866</text:p>
              </table:table-cell>
              <table:table-cell office:value-type="float" office:value="100797.75">
                <text:p>100797.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51746">
                <text:p>1551746</text:p>
              </table:table-cell>
              <table:table-cell office:value-type="float" office:value="20.23">
                <text:p>20.23</text:p>
              </table:table-cell>
              <table:table-cell office:value-type="float" office:value="1554927">
                <text:p>1554927</text:p>
              </table:table-cell>
              <table:table-cell office:value-type="float" office:value="100798.5">
                <text:p>100798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51795">
                <text:p>1551795</text:p>
              </table:table-cell>
              <table:table-cell office:value-type="float" office:value="20.15">
                <text:p>20.15</text:p>
              </table:table-cell>
              <table:table-cell office:value-type="float" office:value="1554990">
                <text:p>1554990</text:p>
              </table:table-cell>
              <table:table-cell office:value-type="float" office:value="100797.75">
                <text:p>100797.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51807">
                <text:p>1551807</text:p>
              </table:table-cell>
              <table:table-cell office:value-type="float" office:value="20.15">
                <text:p>20.15</text:p>
              </table:table-cell>
              <table:table-cell office:value-type="float" office:value="1555051">
                <text:p>1555051</text:p>
              </table:table-cell>
              <table:table-cell office:value-type="float" office:value="100796.75">
                <text:p>100796.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51856">
                <text:p>1551856</text:p>
              </table:table-cell>
              <table:table-cell office:value-type="float" office:value="20.15">
                <text:p>20.15</text:p>
              </table:table-cell>
              <table:table-cell office:value-type="float" office:value="1555113">
                <text:p>1555113</text:p>
              </table:table-cell>
              <table:table-cell office:value-type="float" office:value="100796.5">
                <text:p>100796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51869">
                <text:p>1551869</text:p>
              </table:table-cell>
              <table:table-cell office:value-type="float" office:value="20.14">
                <text:p>20.14</text:p>
              </table:table-cell>
              <table:table-cell office:value-type="float" office:value="1555163">
                <text:p>1555163</text:p>
              </table:table-cell>
              <table:table-cell office:value-type="float" office:value="100797">
                <text:p>1007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51919">
                <text:p>1551919</text:p>
              </table:table-cell>
              <table:table-cell office:value-type="float" office:value="20.11">
                <text:p>20.11</text:p>
              </table:table-cell>
              <table:table-cell office:value-type="float" office:value="1555224">
                <text:p>1555224</text:p>
              </table:table-cell>
              <table:table-cell office:value-type="float" office:value="100797">
                <text:p>1007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51968">
                <text:p>1551968</text:p>
              </table:table-cell>
              <table:table-cell office:value-type="float" office:value="20.1">
                <text:p>20.1</text:p>
              </table:table-cell>
              <table:table-cell office:value-type="float" office:value="1555287">
                <text:p>1555287</text:p>
              </table:table-cell>
              <table:table-cell office:value-type="float" office:value="100797.75">
                <text:p>100797.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51981">
                <text:p>1551981</text:p>
              </table:table-cell>
              <table:table-cell office:value-type="float" office:value="20.08">
                <text:p>20.08</text:p>
              </table:table-cell>
              <table:table-cell office:value-type="float" office:value="1555336">
                <text:p>1555336</text:p>
              </table:table-cell>
              <table:table-cell office:value-type="float" office:value="100799.75">
                <text:p>100799.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52029">
                <text:p>1552029</text:p>
              </table:table-cell>
              <table:table-cell office:value-type="float" office:value="20.1">
                <text:p>20.1</text:p>
              </table:table-cell>
              <table:table-cell office:value-type="float" office:value="1555397">
                <text:p>1555397</text:p>
              </table:table-cell>
              <table:table-cell office:value-type="float" office:value="100799.25">
                <text:p>100799.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52043">
                <text:p>1552043</text:p>
              </table:table-cell>
              <table:table-cell office:value-type="float" office:value="20.13">
                <text:p>20.13</text:p>
              </table:table-cell>
              <table:table-cell office:value-type="float" office:value="1555460">
                <text:p>1555460</text:p>
              </table:table-cell>
              <table:table-cell office:value-type="float" office:value="100801">
                <text:p>1008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52092">
                <text:p>1552092</text:p>
              </table:table-cell>
              <table:table-cell office:value-type="float" office:value="20.16">
                <text:p>20.16</text:p>
              </table:table-cell>
              <table:table-cell office:value-type="float" office:value="1555521">
                <text:p>1555521</text:p>
              </table:table-cell>
              <table:table-cell office:value-type="float" office:value="100801.75">
                <text:p>100801.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52105">
                <text:p>1552105</text:p>
              </table:table-cell>
              <table:table-cell office:value-type="float" office:value="20.17">
                <text:p>20.17</text:p>
              </table:table-cell>
              <table:table-cell office:value-type="float" office:value="1555584">
                <text:p>1555584</text:p>
              </table:table-cell>
              <table:table-cell office:value-type="float" office:value="100800.75">
                <text:p>100800.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52154">
                <text:p>1552154</text:p>
              </table:table-cell>
              <table:table-cell office:value-type="float" office:value="20.17">
                <text:p>20.17</text:p>
              </table:table-cell>
              <table:table-cell office:value-type="float" office:value="1555633">
                <text:p>1555633</text:p>
              </table:table-cell>
              <table:table-cell office:value-type="float" office:value="100801.5">
                <text:p>100801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52166">
                <text:p>1552166</text:p>
              </table:table-cell>
              <table:table-cell office:value-type="float" office:value="20.15">
                <text:p>20.15</text:p>
              </table:table-cell>
              <table:table-cell office:value-type="float" office:value="1555694">
                <text:p>1555694</text:p>
              </table:table-cell>
              <table:table-cell office:value-type="float" office:value="100799.75">
                <text:p>100799.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52216">
                <text:p>1552216</text:p>
              </table:table-cell>
              <table:table-cell office:value-type="float" office:value="20.13">
                <text:p>20.13</text:p>
              </table:table-cell>
              <table:table-cell office:value-type="float" office:value="1555757">
                <text:p>1555757</text:p>
              </table:table-cell>
              <table:table-cell office:value-type="float" office:value="100799.25">
                <text:p>100799.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52265">
                <text:p>1552265</text:p>
              </table:table-cell>
              <table:table-cell office:value-type="float" office:value="20.18">
                <text:p>20.18</text:p>
              </table:table-cell>
              <table:table-cell office:value-type="float" office:value="1555806">
                <text:p>1555806</text:p>
              </table:table-cell>
              <table:table-cell office:value-type="float" office:value="100798.5">
                <text:p>100798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2278">
                <text:p>1552278</text:p>
              </table:table-cell>
              <table:table-cell office:value-type="float" office:value="20.29">
                <text:p>20.29</text:p>
              </table:table-cell>
              <table:table-cell office:value-type="float" office:value="1555867">
                <text:p>1555867</text:p>
              </table:table-cell>
              <table:table-cell office:value-type="float" office:value="100798.25">
                <text:p>100798.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52327">
                <text:p>1552327</text:p>
              </table:table-cell>
              <table:table-cell office:value-type="float" office:value="20.41">
                <text:p>20.41</text:p>
              </table:table-cell>
              <table:table-cell office:value-type="float" office:value="1555930">
                <text:p>1555930</text:p>
              </table:table-cell>
              <table:table-cell office:value-type="float" office:value="100798">
                <text:p>1007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52339">
                <text:p>1552339</text:p>
              </table:table-cell>
              <table:table-cell office:value-type="float" office:value="20.67">
                <text:p>20.67</text:p>
              </table:table-cell>
              <table:table-cell office:value-type="float" office:value="1555991">
                <text:p>1555991</text:p>
              </table:table-cell>
              <table:table-cell office:value-type="float" office:value="100797.5">
                <text:p>100797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52389">
                <text:p>1552389</text:p>
              </table:table-cell>
              <table:table-cell office:value-type="float" office:value="20.89">
                <text:p>20.89</text:p>
              </table:table-cell>
              <table:table-cell office:value-type="float" office:value="1556055">
                <text:p>1556055</text:p>
              </table:table-cell>
              <table:table-cell office:value-type="float" office:value="100797.5">
                <text:p>100797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52438">
                <text:p>1552438</text:p>
              </table:table-cell>
              <table:table-cell office:value-type="float" office:value="21">
                <text:p>21</text:p>
              </table:table-cell>
              <table:table-cell office:value-type="float" office:value="1556103">
                <text:p>1556103</text:p>
              </table:table-cell>
              <table:table-cell office:value-type="float" office:value="100797.75">
                <text:p>100797.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52451">
                <text:p>1552451</text:p>
              </table:table-cell>
              <table:table-cell office:value-type="float" office:value="21.14">
                <text:p>21.14</text:p>
              </table:table-cell>
              <table:table-cell office:value-type="float" office:value="1556165">
                <text:p>1556165</text:p>
              </table:table-cell>
              <table:table-cell office:value-type="float" office:value="100799">
                <text:p>1007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52499">
                <text:p>1552499</text:p>
              </table:table-cell>
              <table:table-cell office:value-type="float" office:value="21.18">
                <text:p>21.18</text:p>
              </table:table-cell>
              <table:table-cell office:value-type="float" office:value="1556228">
                <text:p>1556228</text:p>
              </table:table-cell>
              <table:table-cell office:value-type="float" office:value="100800">
                <text:p>1008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52513">
                <text:p>1552513</text:p>
              </table:table-cell>
              <table:table-cell office:value-type="float" office:value="21.28">
                <text:p>21.28</text:p>
              </table:table-cell>
              <table:table-cell office:value-type="float" office:value="1556289">
                <text:p>1556289</text:p>
              </table:table-cell>
              <table:table-cell office:value-type="float" office:value="100800.25">
                <text:p>100800.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52562">
                <text:p>1552562</text:p>
              </table:table-cell>
              <table:table-cell office:value-type="float" office:value="21.51">
                <text:p>21.51</text:p>
              </table:table-cell>
              <table:table-cell office:value-type="float" office:value="1556352">
                <text:p>1556352</text:p>
              </table:table-cell>
              <table:table-cell office:value-type="float" office:value="100800">
                <text:p>1008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52575">
                <text:p>1552575</text:p>
              </table:table-cell>
              <table:table-cell office:value-type="float" office:value="21.73">
                <text:p>21.73</text:p>
              </table:table-cell>
              <table:table-cell office:value-type="float" office:value="1556401">
                <text:p>1556401</text:p>
              </table:table-cell>
              <table:table-cell office:value-type="float" office:value="100800">
                <text:p>1008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52623">
                <text:p>1552623</text:p>
              </table:table-cell>
              <table:table-cell office:value-type="float" office:value="21.89">
                <text:p>21.89</text:p>
              </table:table-cell>
              <table:table-cell office:value-type="float" office:value="1556462">
                <text:p>1556462</text:p>
              </table:table-cell>
              <table:table-cell office:value-type="float" office:value="100800.5">
                <text:p>100800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52636">
                <text:p>1552636</text:p>
              </table:table-cell>
              <table:table-cell office:value-type="float" office:value="21.85">
                <text:p>21.85</text:p>
              </table:table-cell>
              <table:table-cell office:value-type="float" office:value="1556525">
                <text:p>1556525</text:p>
              </table:table-cell>
              <table:table-cell office:value-type="float" office:value="100798.75">
                <text:p>100798.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52686">
                <text:p>1552686</text:p>
              </table:table-cell>
              <table:table-cell office:value-type="float" office:value="21.77">
                <text:p>21.77</text:p>
              </table:table-cell>
              <table:table-cell office:value-type="float" office:value="1556574">
                <text:p>1556574</text:p>
              </table:table-cell>
              <table:table-cell office:value-type="float" office:value="100795.5">
                <text:p>100795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52735">
                <text:p>1552735</text:p>
              </table:table-cell>
              <table:table-cell office:value-type="float" office:value="21.65">
                <text:p>21.65</text:p>
              </table:table-cell>
              <table:table-cell office:value-type="float" office:value="1556635">
                <text:p>1556635</text:p>
              </table:table-cell>
              <table:table-cell office:value-type="float" office:value="100787.25">
                <text:p>100787.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52747">
                <text:p>1552747</text:p>
              </table:table-cell>
              <table:table-cell office:value-type="float" office:value="21.51">
                <text:p>21.51</text:p>
              </table:table-cell>
              <table:table-cell office:value-type="float" office:value="1556698">
                <text:p>1556698</text:p>
              </table:table-cell>
              <table:table-cell office:value-type="float" office:value="100767.5">
                <text:p>100767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2796">
                <text:p>1552796</text:p>
              </table:table-cell>
              <table:table-cell office:value-type="float" office:value="21.45">
                <text:p>21.45</text:p>
              </table:table-cell>
              <table:table-cell office:value-type="float" office:value="1556772">
                <text:p>1556772</text:p>
              </table:table-cell>
              <table:table-cell office:value-type="float" office:value="100765.25">
                <text:p>100765.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2809">
                <text:p>1552809</text:p>
              </table:table-cell>
              <table:table-cell office:value-type="float" office:value="21.3">
                <text:p>21.3</text:p>
              </table:table-cell>
              <table:table-cell office:value-type="float" office:value="1556835">
                <text:p>1556835</text:p>
              </table:table-cell>
              <table:table-cell office:value-type="float" office:value="100764">
                <text:p>1007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52859">
                <text:p>1552859</text:p>
              </table:table-cell>
              <table:table-cell office:value-type="float" office:value="21.14">
                <text:p>21.14</text:p>
              </table:table-cell>
              <table:table-cell office:value-type="float" office:value="1556896">
                <text:p>1556896</text:p>
              </table:table-cell>
              <table:table-cell office:value-type="float" office:value="100767.75">
                <text:p>100767.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52908">
                <text:p>1552908</text:p>
              </table:table-cell>
              <table:table-cell office:value-type="float" office:value="21.08">
                <text:p>21.08</text:p>
              </table:table-cell>
              <table:table-cell office:value-type="float" office:value="1556959">
                <text:p>1556959</text:p>
              </table:table-cell>
              <table:table-cell office:value-type="float" office:value="100784.5">
                <text:p>100784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52920">
                <text:p>1552920</text:p>
              </table:table-cell>
              <table:table-cell office:value-type="float" office:value="21.07">
                <text:p>21.07</text:p>
              </table:table-cell>
              <table:table-cell office:value-type="float" office:value="1557020">
                <text:p>1557020</text:p>
              </table:table-cell>
              <table:table-cell office:value-type="float" office:value="100782.25">
                <text:p>100782.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52969">
                <text:p>1552969</text:p>
              </table:table-cell>
              <table:table-cell office:value-type="float" office:value="21.19">
                <text:p>21.19</text:p>
              </table:table-cell>
              <table:table-cell office:value-type="float" office:value="1557083">
                <text:p>1557083</text:p>
              </table:table-cell>
              <table:table-cell office:value-type="float" office:value="100779.5">
                <text:p>100779.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52983">
                <text:p>1552983</text:p>
              </table:table-cell>
              <table:table-cell office:value-type="float" office:value="21.36">
                <text:p>21.36</text:p>
              </table:table-cell>
              <table:table-cell office:value-type="float" office:value="1557144">
                <text:p>1557144</text:p>
              </table:table-cell>
              <table:table-cell office:value-type="float" office:value="100776.5">
                <text:p>100776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53032">
                <text:p>1553032</text:p>
              </table:table-cell>
              <table:table-cell office:value-type="float" office:value="21.46">
                <text:p>21.46</text:p>
              </table:table-cell>
              <table:table-cell office:value-type="float" office:value="1557207">
                <text:p>1557207</text:p>
              </table:table-cell>
              <table:table-cell office:value-type="float" office:value="100771.25">
                <text:p>100771.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53045">
                <text:p>1553045</text:p>
              </table:table-cell>
              <table:table-cell office:value-type="float" office:value="21.54">
                <text:p>21.54</text:p>
              </table:table-cell>
              <table:table-cell office:value-type="float" office:value="1557256">
                <text:p>1557256</text:p>
              </table:table-cell>
              <table:table-cell office:value-type="float" office:value="100769.5">
                <text:p>100769.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53093">
                <text:p>1553093</text:p>
              </table:table-cell>
              <table:table-cell office:value-type="float" office:value="21.56">
                <text:p>21.56</text:p>
              </table:table-cell>
              <table:table-cell office:value-type="float" office:value="1557317">
                <text:p>1557317</text:p>
              </table:table-cell>
              <table:table-cell office:value-type="float" office:value="100771.25">
                <text:p>100771.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53106">
                <text:p>1553106</text:p>
              </table:table-cell>
              <table:table-cell office:value-type="float" office:value="21.55">
                <text:p>21.55</text:p>
              </table:table-cell>
              <table:table-cell office:value-type="float" office:value="1557380">
                <text:p>1557380</text:p>
              </table:table-cell>
              <table:table-cell office:value-type="float" office:value="100774.25">
                <text:p>100774.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53156">
                <text:p>1553156</text:p>
              </table:table-cell>
              <table:table-cell office:value-type="float" office:value="21.55">
                <text:p>21.55</text:p>
              </table:table-cell>
              <table:table-cell office:value-type="float" office:value="1557441">
                <text:p>1557441</text:p>
              </table:table-cell>
              <table:table-cell office:value-type="float" office:value="100777.75">
                <text:p>100777.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53205">
                <text:p>1553205</text:p>
              </table:table-cell>
              <table:table-cell office:value-type="float" office:value="21.55">
                <text:p>21.55</text:p>
              </table:table-cell>
              <table:table-cell office:value-type="float" office:value="1557504">
                <text:p>1557504</text:p>
              </table:table-cell>
              <table:table-cell office:value-type="float" office:value="100782.25">
                <text:p>100782.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53217">
                <text:p>1553217</text:p>
              </table:table-cell>
              <table:table-cell office:value-type="float" office:value="21.54">
                <text:p>21.54</text:p>
              </table:table-cell>
              <table:table-cell office:value-type="float" office:value="1557553">
                <text:p>1557553</text:p>
              </table:table-cell>
              <table:table-cell office:value-type="float" office:value="100784">
                <text:p>1007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53266">
                <text:p>1553266</text:p>
              </table:table-cell>
              <table:table-cell office:value-type="float" office:value="21.51">
                <text:p>21.51</text:p>
              </table:table-cell>
              <table:table-cell office:value-type="float" office:value="1557614">
                <text:p>1557614</text:p>
              </table:table-cell>
              <table:table-cell office:value-type="float" office:value="100785.75">
                <text:p>100785.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53280">
                <text:p>1553280</text:p>
              </table:table-cell>
              <table:table-cell office:value-type="float" office:value="21.45">
                <text:p>21.45</text:p>
              </table:table-cell>
              <table:table-cell office:value-type="float" office:value="1557677">
                <text:p>1557677</text:p>
              </table:table-cell>
              <table:table-cell office:value-type="float" office:value="100787.75">
                <text:p>100787.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53329">
                <text:p>1553329</text:p>
              </table:table-cell>
              <table:table-cell office:value-type="float" office:value="21.36">
                <text:p>21.36</text:p>
              </table:table-cell>
              <table:table-cell office:value-type="float" office:value="1557726">
                <text:p>1557726</text:p>
              </table:table-cell>
              <table:table-cell office:value-type="float" office:value="100790.75">
                <text:p>100790.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53342">
                <text:p>1553342</text:p>
              </table:table-cell>
              <table:table-cell office:value-type="float" office:value="21.41">
                <text:p>21.41</text:p>
              </table:table-cell>
              <table:table-cell office:value-type="float" office:value="1557787">
                <text:p>1557787</text:p>
              </table:table-cell>
              <table:table-cell office:value-type="float" office:value="100793.5">
                <text:p>100793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53390">
                <text:p>1553390</text:p>
              </table:table-cell>
              <table:table-cell office:value-type="float" office:value="21.52">
                <text:p>21.52</text:p>
              </table:table-cell>
              <table:table-cell office:value-type="float" office:value="1557850">
                <text:p>1557850</text:p>
              </table:table-cell>
              <table:table-cell office:value-type="float" office:value="100795.75">
                <text:p>100795.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53403">
                <text:p>1553403</text:p>
              </table:table-cell>
              <table:table-cell office:value-type="float" office:value="21.79">
                <text:p>21.79</text:p>
              </table:table-cell>
              <table:table-cell office:value-type="float" office:value="1557899">
                <text:p>1557899</text:p>
              </table:table-cell>
              <table:table-cell office:value-type="float" office:value="100799.25">
                <text:p>100799.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53453">
                <text:p>1553453</text:p>
              </table:table-cell>
              <table:table-cell office:value-type="float" office:value="22.04">
                <text:p>22.04</text:p>
              </table:table-cell>
              <table:table-cell office:value-type="float" office:value="1558526">
                <text:p>1558526</text:p>
              </table:table-cell>
              <table:table-cell office:value-type="float" office:value="100801">
                <text:p>1008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53502">
                <text:p>1553502</text:p>
              </table:table-cell>
              <table:table-cell office:value-type="float" office:value="22.03">
                <text:p>22.03</text:p>
              </table:table-cell>
              <table:table-cell office:value-type="float" office:value="1558576">
                <text:p>1558576</text:p>
              </table:table-cell>
              <table:table-cell office:value-type="float" office:value="100811.25">
                <text:p>100811.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53515">
                <text:p>1553515</text:p>
              </table:table-cell>
              <table:table-cell office:value-type="float" office:value="21.92">
                <text:p>21.92</text:p>
              </table:table-cell>
              <table:table-cell office:value-type="float" office:value="1558637">
                <text:p>1558637</text:p>
              </table:table-cell>
              <table:table-cell office:value-type="float" office:value="100820">
                <text:p>10082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53563">
                <text:p>1553563</text:p>
              </table:table-cell>
              <table:table-cell office:value-type="float" office:value="21.69">
                <text:p>21.69</text:p>
              </table:table-cell>
              <table:table-cell office:value-type="float" office:value="1558700">
                <text:p>1558700</text:p>
              </table:table-cell>
              <table:table-cell office:value-type="float" office:value="100839.5">
                <text:p>100839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53576">
                <text:p>1553576</text:p>
              </table:table-cell>
              <table:table-cell office:value-type="float" office:value="21.45">
                <text:p>21.45</text:p>
              </table:table-cell>
              <table:table-cell office:value-type="float" office:value="1558749">
                <text:p>1558749</text:p>
              </table:table-cell>
              <table:table-cell office:value-type="float" office:value="100847.25">
                <text:p>100847.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53626">
                <text:p>1553626</text:p>
              </table:table-cell>
              <table:table-cell office:value-type="float" office:value="21.34">
                <text:p>21.34</text:p>
              </table:table-cell>
              <table:table-cell office:value-type="float" office:value="1558810">
                <text:p>1558810</text:p>
              </table:table-cell>
              <table:table-cell office:value-type="float" office:value="100848.75">
                <text:p>100848.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53675">
                <text:p>1553675</text:p>
              </table:table-cell>
              <table:table-cell office:value-type="float" office:value="21.25">
                <text:p>21.25</text:p>
              </table:table-cell>
              <table:table-cell office:value-type="float" office:value="1558873">
                <text:p>1558873</text:p>
              </table:table-cell>
              <table:table-cell office:value-type="float" office:value="100849.75">
                <text:p>100849.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53688">
                <text:p>1553688</text:p>
              </table:table-cell>
              <table:table-cell office:value-type="float" office:value="21.16">
                <text:p>21.16</text:p>
              </table:table-cell>
              <table:table-cell office:value-type="float" office:value="1558934">
                <text:p>1558934</text:p>
              </table:table-cell>
              <table:table-cell office:value-type="float" office:value="100837.75">
                <text:p>100837.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53737">
                <text:p>1553737</text:p>
              </table:table-cell>
              <table:table-cell office:value-type="float" office:value="21.1">
                <text:p>21.1</text:p>
              </table:table-cell>
              <table:table-cell office:value-type="float" office:value="1558996">
                <text:p>1558996</text:p>
              </table:table-cell>
              <table:table-cell office:value-type="float" office:value="100837.75">
                <text:p>100837.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53750">
                <text:p>1553750</text:p>
              </table:table-cell>
              <table:table-cell office:value-type="float" office:value="21.09">
                <text:p>21.09</text:p>
              </table:table-cell>
              <table:table-cell office:value-type="float" office:value="1559046">
                <text:p>1559046</text:p>
              </table:table-cell>
              <table:table-cell office:value-type="float" office:value="100836.5">
                <text:p>100836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53799">
                <text:p>1553799</text:p>
              </table:table-cell>
              <table:table-cell office:value-type="float" office:value="21.12">
                <text:p>21.12</text:p>
              </table:table-cell>
              <table:table-cell office:value-type="float" office:value="1559107">
                <text:p>1559107</text:p>
              </table:table-cell>
              <table:table-cell office:value-type="float" office:value="100836.25">
                <text:p>100836.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53812">
                <text:p>1553812</text:p>
              </table:table-cell>
              <table:table-cell office:value-type="float" office:value="21.19">
                <text:p>21.19</text:p>
              </table:table-cell>
              <table:table-cell office:value-type="float" office:value="1559170">
                <text:p>1559170</text:p>
              </table:table-cell>
              <table:table-cell office:value-type="float" office:value="100838.75">
                <text:p>100838.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53861">
                <text:p>1553861</text:p>
              </table:table-cell>
              <table:table-cell office:value-type="float" office:value="21.27">
                <text:p>21.27</text:p>
              </table:table-cell>
              <table:table-cell office:value-type="float" office:value="1559218">
                <text:p>1559218</text:p>
              </table:table-cell>
              <table:table-cell office:value-type="float" office:value="100841">
                <text:p>1008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53873">
                <text:p>1553873</text:p>
              </table:table-cell>
              <table:table-cell office:value-type="float" office:value="21.37">
                <text:p>21.37</text:p>
              </table:table-cell>
              <table:table-cell office:value-type="float" office:value="1559280">
                <text:p>1559280</text:p>
              </table:table-cell>
              <table:table-cell office:value-type="float" office:value="100842.75">
                <text:p>100842.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53923">
                <text:p>1553923</text:p>
              </table:table-cell>
              <table:table-cell office:value-type="float" office:value="21.45">
                <text:p>21.45</text:p>
              </table:table-cell>
              <table:table-cell office:value-type="float" office:value="1559342">
                <text:p>1559342</text:p>
              </table:table-cell>
              <table:table-cell office:value-type="float" office:value="100843.25">
                <text:p>100843.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53972">
                <text:p>1553972</text:p>
              </table:table-cell>
              <table:table-cell office:value-type="float" office:value="21.57">
                <text:p>21.57</text:p>
              </table:table-cell>
              <table:table-cell office:value-type="float" office:value="1559404">
                <text:p>1559404</text:p>
              </table:table-cell>
              <table:table-cell office:value-type="float" office:value="100842">
                <text:p>1008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53985">
                <text:p>1553985</text:p>
              </table:table-cell>
              <table:table-cell office:value-type="float" office:value="21.67">
                <text:p>21.67</text:p>
              </table:table-cell>
              <table:table-cell office:value-type="float" office:value="1559465">
                <text:p>1559465</text:p>
              </table:table-cell>
              <table:table-cell office:value-type="float" office:value="100841.75">
                <text:p>100841.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54034">
                <text:p>1554034</text:p>
              </table:table-cell>
              <table:table-cell office:value-type="float" office:value="21.73">
                <text:p>21.73</text:p>
              </table:table-cell>
              <table:table-cell office:value-type="float" office:value="1559515">
                <text:p>1559515</text:p>
              </table:table-cell>
              <table:table-cell office:value-type="float" office:value="100841">
                <text:p>1008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54046">
                <text:p>1554046</text:p>
              </table:table-cell>
              <table:table-cell office:value-type="float" office:value="21.77">
                <text:p>21.77</text:p>
              </table:table-cell>
              <table:table-cell office:value-type="float" office:value="1559577">
                <text:p>1559577</text:p>
              </table:table-cell>
              <table:table-cell office:value-type="float" office:value="100842">
                <text:p>1008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54096">
                <text:p>1554096</text:p>
              </table:table-cell>
              <table:table-cell office:value-type="float" office:value="21.77">
                <text:p>21.77</text:p>
              </table:table-cell>
              <table:table-cell office:value-type="float" office:value="1559639">
                <text:p>1559639</text:p>
              </table:table-cell>
              <table:table-cell office:value-type="float" office:value="100844">
                <text:p>1008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54145">
                <text:p>1554145</text:p>
              </table:table-cell>
              <table:table-cell office:value-type="float" office:value="21.72">
                <text:p>21.72</text:p>
              </table:table-cell>
              <table:table-cell office:value-type="float" office:value="1559688">
                <text:p>1559688</text:p>
              </table:table-cell>
              <table:table-cell office:value-type="float" office:value="100845.25">
                <text:p>100845.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54158">
                <text:p>1554158</text:p>
              </table:table-cell>
              <table:table-cell office:value-type="float" office:value="21.63">
                <text:p>21.63</text:p>
              </table:table-cell>
              <table:table-cell office:value-type="float" office:value="1559749">
                <text:p>1559749</text:p>
              </table:table-cell>
              <table:table-cell office:value-type="float" office:value="100846.25">
                <text:p>100846.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54206">
                <text:p>1554206</text:p>
              </table:table-cell>
              <table:table-cell office:value-type="float" office:value="21.58">
                <text:p>21.58</text:p>
              </table:table-cell>
              <table:table-cell office:value-type="float" office:value="1559812">
                <text:p>1559812</text:p>
              </table:table-cell>
              <table:table-cell office:value-type="float" office:value="100848">
                <text:p>1008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54220">
                <text:p>1554220</text:p>
              </table:table-cell>
              <table:table-cell office:value-type="float" office:value="21.54">
                <text:p>21.54</text:p>
              </table:table-cell>
              <table:table-cell office:value-type="float" office:value="1559873">
                <text:p>1559873</text:p>
              </table:table-cell>
              <table:table-cell office:value-type="float" office:value="100847.75">
                <text:p>100847.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54269">
                <text:p>1554269</text:p>
              </table:table-cell>
              <table:table-cell office:value-type="float" office:value="21.54">
                <text:p>21.54</text:p>
              </table:table-cell>
              <table:table-cell office:value-type="float" office:value="1559936">
                <text:p>1559936</text:p>
              </table:table-cell>
              <table:table-cell office:value-type="float" office:value="100846.75">
                <text:p>100846.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54282">
                <text:p>1554282</text:p>
              </table:table-cell>
              <table:table-cell office:value-type="float" office:value="21.6">
                <text:p>21.6</text:p>
              </table:table-cell>
              <table:table-cell office:value-type="float" office:value="1559985">
                <text:p>1559985</text:p>
              </table:table-cell>
              <table:table-cell office:value-type="float" office:value="100846.5">
                <text:p>100846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54331">
                <text:p>1554331</text:p>
              </table:table-cell>
              <table:table-cell office:value-type="float" office:value="21.65">
                <text:p>21.65</text:p>
              </table:table-cell>
              <table:table-cell office:value-type="float" office:value="1560046">
                <text:p>1560046</text:p>
              </table:table-cell>
              <table:table-cell office:value-type="float" office:value="100847.25">
                <text:p>100847.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54343">
                <text:p>1554343</text:p>
              </table:table-cell>
              <table:table-cell office:value-type="float" office:value="21.68">
                <text:p>21.68</text:p>
              </table:table-cell>
              <table:table-cell office:value-type="float" office:value="1560109">
                <text:p>1560109</text:p>
              </table:table-cell>
              <table:table-cell office:value-type="float" office:value="100847">
                <text:p>1008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54393">
                <text:p>1554393</text:p>
              </table:table-cell>
              <table:table-cell office:value-type="float" office:value="21.72">
                <text:p>21.72</text:p>
              </table:table-cell>
              <table:table-cell office:value-type="float" office:value="1560157">
                <text:p>1560157</text:p>
              </table:table-cell>
              <table:table-cell office:value-type="float" office:value="100848">
                <text:p>1008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54442">
                <text:p>1554442</text:p>
              </table:table-cell>
              <table:table-cell office:value-type="float" office:value="21.7">
                <text:p>21.7</text:p>
              </table:table-cell>
              <table:table-cell office:value-type="float" office:value="1560219">
                <text:p>1560219</text:p>
              </table:table-cell>
              <table:table-cell office:value-type="float" office:value="100848.75">
                <text:p>100848.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54455">
                <text:p>1554455</text:p>
              </table:table-cell>
              <table:table-cell office:value-type="float" office:value="21.68">
                <text:p>21.68</text:p>
              </table:table-cell>
              <table:table-cell office:value-type="float" office:value="1560281">
                <text:p>1560281</text:p>
              </table:table-cell>
              <table:table-cell office:value-type="float" office:value="100847.25">
                <text:p>100847.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54503">
                <text:p>1554503</text:p>
              </table:table-cell>
              <table:table-cell office:value-type="float" office:value="21.66">
                <text:p>21.66</text:p>
              </table:table-cell>
              <table:table-cell office:value-type="float" office:value="1560343">
                <text:p>1560343</text:p>
              </table:table-cell>
              <table:table-cell office:value-type="float" office:value="100848.75">
                <text:p>100848.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54516">
                <text:p>1554516</text:p>
              </table:table-cell>
              <table:table-cell office:value-type="float" office:value="21.63">
                <text:p>21.63</text:p>
              </table:table-cell>
              <table:table-cell office:value-type="float" office:value="1560404">
                <text:p>1560404</text:p>
              </table:table-cell>
              <table:table-cell office:value-type="float" office:value="100848.75">
                <text:p>100848.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54566">
                <text:p>1554566</text:p>
              </table:table-cell>
              <table:table-cell office:value-type="float" office:value="21.6">
                <text:p>21.6</text:p>
              </table:table-cell>
              <table:table-cell office:value-type="float" office:value="1560454">
                <text:p>1560454</text:p>
              </table:table-cell>
              <table:table-cell office:value-type="float" office:value="100848.5">
                <text:p>100848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54615">
                <text:p>1554615</text:p>
              </table:table-cell>
              <table:table-cell office:value-type="float" office:value="21.55">
                <text:p>21.55</text:p>
              </table:table-cell>
              <table:table-cell office:value-type="float" office:value="1560516">
                <text:p>1560516</text:p>
              </table:table-cell>
              <table:table-cell office:value-type="float" office:value="100848.25">
                <text:p>100848.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54628">
                <text:p>1554628</text:p>
              </table:table-cell>
              <table:table-cell office:value-type="float" office:value="21.54">
                <text:p>21.54</text:p>
              </table:table-cell>
              <table:table-cell office:value-type="float" office:value="1560578">
                <text:p>1560578</text:p>
              </table:table-cell>
              <table:table-cell office:value-type="float" office:value="100846.75">
                <text:p>100846.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54676">
                <text:p>1554676</text:p>
              </table:table-cell>
              <table:table-cell office:value-type="float" office:value="21.54">
                <text:p>21.54</text:p>
              </table:table-cell>
              <table:table-cell office:value-type="float" office:value="1560627">
                <text:p>1560627</text:p>
              </table:table-cell>
              <table:table-cell office:value-type="float" office:value="100846">
                <text:p>1008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54690">
                <text:p>1554690</text:p>
              </table:table-cell>
              <table:table-cell office:value-type="float" office:value="21.6">
                <text:p>21.6</text:p>
              </table:table-cell>
              <table:table-cell office:value-type="float" office:value="1560688">
                <text:p>1560688</text:p>
              </table:table-cell>
              <table:table-cell office:value-type="float" office:value="100845.5">
                <text:p>100845.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54739">
                <text:p>1554739</text:p>
              </table:table-cell>
              <table:table-cell office:value-type="float" office:value="21.69">
                <text:p>21.69</text:p>
              </table:table-cell>
              <table:table-cell office:value-type="float" office:value="1560751">
                <text:p>1560751</text:p>
              </table:table-cell>
              <table:table-cell office:value-type="float" office:value="100846.25">
                <text:p>100846.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54752">
                <text:p>1554752</text:p>
              </table:table-cell>
              <table:table-cell office:value-type="float" office:value="21.77">
                <text:p>21.77</text:p>
              </table:table-cell>
              <table:table-cell office:value-type="float" office:value="1560812">
                <text:p>1560812</text:p>
              </table:table-cell>
              <table:table-cell office:value-type="float" office:value="100846.75">
                <text:p>100846.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54801">
                <text:p>1554801</text:p>
              </table:table-cell>
              <table:table-cell office:value-type="float" office:value="21.85">
                <text:p>21.85</text:p>
              </table:table-cell>
              <table:table-cell office:value-type="float" office:value="1560875">
                <text:p>1560875</text:p>
              </table:table-cell>
              <table:table-cell office:value-type="float" office:value="100846.75">
                <text:p>100846.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54813">
                <text:p>1554813</text:p>
              </table:table-cell>
              <table:table-cell office:value-type="float" office:value="21.8">
                <text:p>21.8</text:p>
              </table:table-cell>
              <table:table-cell office:value-type="float" office:value="1560924">
                <text:p>1560924</text:p>
              </table:table-cell>
              <table:table-cell office:value-type="float" office:value="100847">
                <text:p>1008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54863">
                <text:p>1554863</text:p>
              </table:table-cell>
              <table:table-cell office:value-type="float" office:value="21.73">
                <text:p>21.73</text:p>
              </table:table-cell>
              <table:table-cell office:value-type="float" office:value="1560985">
                <text:p>1560985</text:p>
              </table:table-cell>
              <table:table-cell office:value-type="float" office:value="100845.75">
                <text:p>100845.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54912">
                <text:p>1554912</text:p>
              </table:table-cell>
              <table:table-cell office:value-type="float" office:value="21.68">
                <text:p>21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54925">
                <text:p>1554925</text:p>
              </table:table-cell>
              <table:table-cell office:value-type="float" office:value="21.67">
                <text:p>21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54973">
                <text:p>1554973</text:p>
              </table:table-cell>
              <table:table-cell office:value-type="float" office:value="21.72">
                <text:p>21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54987">
                <text:p>1554987</text:p>
              </table:table-cell>
              <table:table-cell office:value-type="float" office:value="21.78">
                <text:p>21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55036">
                <text:p>1555036</text:p>
              </table:table-cell>
              <table:table-cell office:value-type="float" office:value="21.8">
                <text:p>2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55049">
                <text:p>1555049</text:p>
              </table:table-cell>
              <table:table-cell office:value-type="float" office:value="21.82">
                <text:p>21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55098">
                <text:p>1555098</text:p>
              </table:table-cell>
              <table:table-cell office:value-type="float" office:value="21.83">
                <text:p>21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55110">
                <text:p>1555110</text:p>
              </table:table-cell>
              <table:table-cell office:value-type="float" office:value="21.83">
                <text:p>21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55160">
                <text:p>1555160</text:p>
              </table:table-cell>
              <table:table-cell office:value-type="float" office:value="21.8">
                <text:p>2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55209">
                <text:p>1555209</text:p>
              </table:table-cell>
              <table:table-cell office:value-type="float" office:value="21.73">
                <text:p>21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55222">
                <text:p>1555222</text:p>
              </table:table-cell>
              <table:table-cell office:value-type="float" office:value="21.68">
                <text:p>21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55271">
                <text:p>1555271</text:p>
              </table:table-cell>
              <table:table-cell office:value-type="float" office:value="21.67">
                <text:p>21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55283">
                <text:p>1555283</text:p>
              </table:table-cell>
              <table:table-cell office:value-type="float" office:value="21.69">
                <text:p>21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55333">
                <text:p>1555333</text:p>
              </table:table-cell>
              <table:table-cell office:value-type="float" office:value="21.75">
                <text:p>2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55382">
                <text:p>1555382</text:p>
              </table:table-cell>
              <table:table-cell office:value-type="float" office:value="21.8">
                <text:p>2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55395">
                <text:p>1555395</text:p>
              </table:table-cell>
              <table:table-cell office:value-type="float" office:value="21.86">
                <text:p>21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55443">
                <text:p>1555443</text:p>
              </table:table-cell>
              <table:table-cell office:value-type="float" office:value="21.89">
                <text:p>21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55457">
                <text:p>1555457</text:p>
              </table:table-cell>
              <table:table-cell office:value-type="float" office:value="21.93">
                <text:p>21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55506">
                <text:p>1555506</text:p>
              </table:table-cell>
              <table:table-cell office:value-type="float" office:value="21.94">
                <text:p>21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55519">
                <text:p>1555519</text:p>
              </table:table-cell>
              <table:table-cell office:value-type="float" office:value="21.91">
                <text:p>21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55568">
                <text:p>1555568</text:p>
              </table:table-cell>
              <table:table-cell office:value-type="float" office:value="21.88">
                <text:p>21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55580">
                <text:p>1555580</text:p>
              </table:table-cell>
              <table:table-cell office:value-type="float" office:value="21.87">
                <text:p>21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55630">
                <text:p>1555630</text:p>
              </table:table-cell>
              <table:table-cell office:value-type="float" office:value="21.87">
                <text:p>21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55679">
                <text:p>1555679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55692">
                <text:p>1555692</text:p>
              </table:table-cell>
              <table:table-cell office:value-type="float" office:value="21.89">
                <text:p>21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55741">
                <text:p>1555741</text:p>
              </table:table-cell>
              <table:table-cell office:value-type="float" office:value="21.84">
                <text:p>21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55753">
                <text:p>1555753</text:p>
              </table:table-cell>
              <table:table-cell office:value-type="float" office:value="21.54">
                <text:p>21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55803">
                <text:p>1555803</text:p>
              </table:table-cell>
              <table:table-cell office:value-type="float" office:value="21.19">
                <text:p>21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55852">
                <text:p>1555852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55865">
                <text:p>1555865</text:p>
              </table:table-cell>
              <table:table-cell office:value-type="float" office:value="21.75">
                <text:p>2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55914">
                <text:p>1555914</text:p>
              </table:table-cell>
              <table:table-cell office:value-type="float" office:value="23.25">
                <text:p>2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55927">
                <text:p>1555927</text:p>
              </table:table-cell>
              <table:table-cell office:value-type="float" office:value="25.38">
                <text:p>25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55976">
                <text:p>1555976</text:p>
              </table:table-cell>
              <table:table-cell office:value-type="float" office:value="27.51">
                <text:p>27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55989">
                <text:p>1555989</text:p>
              </table:table-cell>
              <table:table-cell office:value-type="float" office:value="28.55">
                <text:p>28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56038">
                <text:p>1556038</text:p>
              </table:table-cell>
              <table:table-cell office:value-type="float" office:value="28.96">
                <text:p>28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56051">
                <text:p>1556051</text:p>
              </table:table-cell>
              <table:table-cell office:value-type="float" office:value="27.11">
                <text:p>27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56101">
                <text:p>1556101</text:p>
              </table:table-cell>
              <table:table-cell office:value-type="float" office:value="25.44">
                <text:p>25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56150">
                <text:p>1556150</text:p>
              </table:table-cell>
              <table:table-cell office:value-type="float" office:value="23.32">
                <text:p>23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56162">
                <text:p>1556162</text:p>
              </table:table-cell>
              <table:table-cell office:value-type="float" office:value="21.32">
                <text:p>21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56211">
                <text:p>1556211</text:p>
              </table:table-cell>
              <table:table-cell office:value-type="float" office:value="20.94">
                <text:p>20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56225">
                <text:p>1556225</text:p>
              </table:table-cell>
              <table:table-cell office:value-type="float" office:value="20.38">
                <text:p>2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56274">
                <text:p>1556274</text:p>
              </table:table-cell>
              <table:table-cell office:value-type="float" office:value="20.24">
                <text:p>20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56286">
                <text:p>1556286</text:p>
              </table:table-cell>
              <table:table-cell office:value-type="float" office:value="20.42">
                <text:p>2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56335">
                <text:p>1556335</text:p>
              </table:table-cell>
              <table:table-cell office:value-type="float" office:value="20.74">
                <text:p>20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56348">
                <text:p>1556348</text:p>
              </table:table-cell>
              <table:table-cell office:value-type="float" office:value="21.86">
                <text:p>21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56398">
                <text:p>1556398</text:p>
              </table:table-cell>
              <table:table-cell office:value-type="float" office:value="23.23">
                <text:p>23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56447">
                <text:p>1556447</text:p>
              </table:table-cell>
              <table:table-cell office:value-type="float" office:value="25.1">
                <text:p>2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56459">
                <text:p>1556459</text:p>
              </table:table-cell>
              <table:table-cell office:value-type="float" office:value="26.86">
                <text:p>26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56508">
                <text:p>1556508</text:p>
              </table:table-cell>
              <table:table-cell office:value-type="float" office:value="27.85">
                <text:p>27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56521">
                <text:p>1556521</text:p>
              </table:table-cell>
              <table:table-cell office:value-type="float" office:value="30.1">
                <text:p>3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56571">
                <text:p>1556571</text:p>
              </table:table-cell>
              <table:table-cell office:value-type="float" office:value="31.65">
                <text:p>31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56620">
                <text:p>1556620</text:p>
              </table:table-cell>
              <table:table-cell office:value-type="float" office:value="32.08">
                <text:p>32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56632">
                <text:p>1556632</text:p>
              </table:table-cell>
              <table:table-cell office:value-type="float" office:value="30.37">
                <text:p>3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56681">
                <text:p>1556681</text:p>
              </table:table-cell>
              <table:table-cell office:value-type="float" office:value="26.96">
                <text:p>26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56695">
                <text:p>1556695</text:p>
              </table:table-cell>
              <table:table-cell office:value-type="float" office:value="23.74">
                <text:p>2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56769">
                <text:p>1556769</text:p>
              </table:table-cell>
              <table:table-cell office:value-type="float" office:value="21.39">
                <text:p>21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56818">
                <text:p>1556818</text:p>
              </table:table-cell>
              <table:table-cell office:value-type="float" office:value="23.04">
                <text:p>2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56832">
                <text:p>1556832</text:p>
              </table:table-cell>
              <table:table-cell office:value-type="float" office:value="26.47">
                <text:p>26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56881">
                <text:p>1556881</text:p>
              </table:table-cell>
              <table:table-cell office:value-type="float" office:value="29.69">
                <text:p>29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56893">
                <text:p>1556893</text:p>
              </table:table-cell>
              <table:table-cell office:value-type="float" office:value="33.17">
                <text:p>3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56942">
                <text:p>1556942</text:p>
              </table:table-cell>
              <table:table-cell office:value-type="float" office:value="34.74">
                <text:p>34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56956">
                <text:p>1556956</text:p>
              </table:table-cell>
              <table:table-cell office:value-type="float" office:value="31.5">
                <text:p>3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57005">
                <text:p>1557005</text:p>
              </table:table-cell>
              <table:table-cell office:value-type="float" office:value="28.32">
                <text:p>28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57017">
                <text:p>1557017</text:p>
              </table:table-cell>
              <table:table-cell office:value-type="float" office:value="25.09">
                <text:p>25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57066">
                <text:p>1557066</text:p>
              </table:table-cell>
              <table:table-cell office:value-type="float" office:value="22.23">
                <text:p>22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57080">
                <text:p>1557080</text:p>
              </table:table-cell>
              <table:table-cell office:value-type="float" office:value="23.35">
                <text:p>23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557129">
                <text:p>1557129</text:p>
              </table:table-cell>
              <table:table-cell office:value-type="float" office:value="24.06">
                <text:p>2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557142">
                <text:p>1557142</text:p>
              </table:table-cell>
              <table:table-cell office:value-type="float" office:value="24.35">
                <text:p>24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557190">
                <text:p>1557190</text:p>
              </table:table-cell>
              <table:table-cell office:value-type="float" office:value="24.18">
                <text:p>24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557203">
                <text:p>1557203</text:p>
              </table:table-cell>
              <table:table-cell office:value-type="float" office:value="22.98">
                <text:p>22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557253">
                <text:p>1557253</text:p>
              </table:table-cell>
              <table:table-cell office:value-type="float" office:value="22.04">
                <text:p>22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57302">
                <text:p>1557302</text:p>
              </table:table-cell>
              <table:table-cell office:value-type="float" office:value="21.41">
                <text:p>21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57315">
                <text:p>1557315</text:p>
              </table:table-cell>
              <table:table-cell office:value-type="float" office:value="21.32">
                <text:p>21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557363">
                <text:p>1557363</text:p>
              </table:table-cell>
              <table:table-cell office:value-type="float" office:value="21.84">
                <text:p>21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57377">
                <text:p>1557377</text:p>
              </table:table-cell>
              <table:table-cell office:value-type="float" office:value="22.97">
                <text:p>2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57426">
                <text:p>1557426</text:p>
              </table:table-cell>
              <table:table-cell office:value-type="float" office:value="24.29">
                <text:p>24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57439">
                <text:p>1557439</text:p>
              </table:table-cell>
              <table:table-cell office:value-type="float" office:value="24.92">
                <text:p>24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57487">
                <text:p>1557487</text:p>
              </table:table-cell>
              <table:table-cell office:value-type="float" office:value="24.97">
                <text:p>24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57500">
                <text:p>1557500</text:p>
              </table:table-cell>
              <table:table-cell office:value-type="float" office:value="23.93">
                <text:p>23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57550">
                <text:p>1557550</text:p>
              </table:table-cell>
              <table:table-cell office:value-type="float" office:value="22.83">
                <text:p>22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57599">
                <text:p>1557599</text:p>
              </table:table-cell>
              <table:table-cell office:value-type="float" office:value="21.83">
                <text:p>21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57611">
                <text:p>1557611</text:p>
              </table:table-cell>
              <table:table-cell office:value-type="float" office:value="21.05">
                <text:p>21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57660">
                <text:p>1557660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57673">
                <text:p>1557673</text:p>
              </table:table-cell>
              <table:table-cell office:value-type="float" office:value="21.63">
                <text:p>21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57723">
                <text:p>1557723</text:p>
              </table:table-cell>
              <table:table-cell office:value-type="float" office:value="23.1">
                <text:p>2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57772">
                <text:p>1557772</text:p>
              </table:table-cell>
              <table:table-cell office:value-type="float" office:value="24.4">
                <text:p>2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57784">
                <text:p>1557784</text:p>
              </table:table-cell>
              <table:table-cell office:value-type="float" office:value="24.26">
                <text:p>24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57833">
                <text:p>1557833</text:p>
              </table:table-cell>
              <table:table-cell office:value-type="float" office:value="23.49">
                <text:p>23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57847">
                <text:p>1557847</text:p>
              </table:table-cell>
              <table:table-cell office:value-type="float" office:value="22.41">
                <text:p>22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57897">
                <text:p>1557897</text:p>
              </table:table-cell>
              <table:table-cell office:value-type="float" office:value="21.36">
                <text:p>21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57946">
                <text:p>1557946</text:p>
              </table:table-cell>
              <table:table-cell office:value-type="float" office:value="21.42">
                <text:p>21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58523">
                <text:p>1558523</text:p>
              </table:table-cell>
              <table:table-cell office:value-type="float" office:value="22.04">
                <text:p>22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58573">
                <text:p>1558573</text:p>
              </table:table-cell>
              <table:table-cell office:value-type="float" office:value="22.12">
                <text:p>22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58622">
                <text:p>1558622</text:p>
              </table:table-cell>
              <table:table-cell office:value-type="float" office:value="21.96">
                <text:p>21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58635">
                <text:p>1558635</text:p>
              </table:table-cell>
              <table:table-cell office:value-type="float" office:value="21.92">
                <text:p>21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58684">
                <text:p>1558684</text:p>
              </table:table-cell>
              <table:table-cell office:value-type="float" office:value="23.21">
                <text:p>2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58696">
                <text:p>1558696</text:p>
              </table:table-cell>
              <table:table-cell office:value-type="float" office:value="23.07">
                <text:p>23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58746">
                <text:p>1558746</text:p>
              </table:table-cell>
              <table:table-cell office:value-type="float" office:value="22.87">
                <text:p>22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58795">
                <text:p>1558795</text:p>
              </table:table-cell>
              <table:table-cell office:value-type="float" office:value="22.87">
                <text:p>22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58808">
                <text:p>1558808</text:p>
              </table:table-cell>
              <table:table-cell office:value-type="float" office:value="24.01">
                <text:p>24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58856">
                <text:p>1558856</text:p>
              </table:table-cell>
              <table:table-cell office:value-type="float" office:value="27.19">
                <text:p>27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58870">
                <text:p>1558870</text:p>
              </table:table-cell>
              <table:table-cell office:value-type="float" office:value="28.99">
                <text:p>28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58919">
                <text:p>1558919</text:p>
              </table:table-cell>
              <table:table-cell office:value-type="float" office:value="30.24">
                <text:p>30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58931">
                <text:p>1558931</text:p>
              </table:table-cell>
              <table:table-cell office:value-type="float" office:value="27.62">
                <text:p>27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558980">
                <text:p>1558980</text:p>
              </table:table-cell>
              <table:table-cell office:value-type="float" office:value="27.62">
                <text:p>27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58993">
                <text:p>1558993</text:p>
              </table:table-cell>
              <table:table-cell office:value-type="float" office:value="26.66">
                <text:p>26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59043">
                <text:p>1559043</text:p>
              </table:table-cell>
              <table:table-cell office:value-type="float" office:value="26.62">
                <text:p>26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59092">
                <text:p>1559092</text:p>
              </table:table-cell>
              <table:table-cell office:value-type="float" office:value="27.84">
                <text:p>27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59104">
                <text:p>1559104</text:p>
              </table:table-cell>
              <table:table-cell office:value-type="float" office:value="26.24">
                <text:p>26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59153">
                <text:p>1559153</text:p>
              </table:table-cell>
              <table:table-cell office:value-type="float" office:value="26.99">
                <text:p>26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59166">
                <text:p>1559166</text:p>
              </table:table-cell>
              <table:table-cell office:value-type="float" office:value="26.36">
                <text:p>26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59216">
                <text:p>1559216</text:p>
              </table:table-cell>
              <table:table-cell office:value-type="float" office:value="24.81">
                <text:p>24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59265">
                <text:p>1559265</text:p>
              </table:table-cell>
              <table:table-cell office:value-type="float" office:value="22.76">
                <text:p>22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59277">
                <text:p>1559277</text:p>
              </table:table-cell>
              <table:table-cell office:value-type="float" office:value="24.66">
                <text:p>24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59326">
                <text:p>1559326</text:p>
              </table:table-cell>
              <table:table-cell office:value-type="float" office:value="24.54">
                <text:p>24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59340">
                <text:p>1559340</text:p>
              </table:table-cell>
              <table:table-cell office:value-type="float" office:value="23.82">
                <text:p>2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59389">
                <text:p>1559389</text:p>
              </table:table-cell>
              <table:table-cell office:value-type="float" office:value="24.88">
                <text:p>24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59401">
                <text:p>1559401</text:p>
              </table:table-cell>
              <table:table-cell office:value-type="float" office:value="22.51">
                <text:p>22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59450">
                <text:p>1559450</text:p>
              </table:table-cell>
              <table:table-cell office:value-type="float" office:value="22.34">
                <text:p>22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59463">
                <text:p>1559463</text:p>
              </table:table-cell>
              <table:table-cell office:value-type="float" office:value="23.67">
                <text:p>2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59512">
                <text:p>1559512</text:p>
              </table:table-cell>
              <table:table-cell office:value-type="float" office:value="23.65">
                <text:p>2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59561">
                <text:p>1559561</text:p>
              </table:table-cell>
              <table:table-cell office:value-type="float" office:value="23.4">
                <text:p>2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59574">
                <text:p>1559574</text:p>
              </table:table-cell>
              <table:table-cell office:value-type="float" office:value="23.75">
                <text:p>2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59623">
                <text:p>1559623</text:p>
              </table:table-cell>
              <table:table-cell office:value-type="float" office:value="23.23">
                <text:p>23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59635">
                <text:p>1559635</text:p>
              </table:table-cell>
              <table:table-cell office:value-type="float" office:value="22.64">
                <text:p>22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59685">
                <text:p>1559685</text:p>
              </table:table-cell>
              <table:table-cell office:value-type="float" office:value="21.77">
                <text:p>21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59734">
                <text:p>1559734</text:p>
              </table:table-cell>
              <table:table-cell office:value-type="float" office:value="21.33">
                <text:p>21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59747">
                <text:p>1559747</text:p>
              </table:table-cell>
              <table:table-cell office:value-type="float" office:value="21.05">
                <text:p>21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59796">
                <text:p>1559796</text:p>
              </table:table-cell>
              <table:table-cell office:value-type="float" office:value="20.89">
                <text:p>20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59809">
                <text:p>1559809</text:p>
              </table:table-cell>
              <table:table-cell office:value-type="float" office:value="20.88">
                <text:p>2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59858">
                <text:p>1559858</text:p>
              </table:table-cell>
              <table:table-cell office:value-type="float" office:value="20.87">
                <text:p>20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559871">
                <text:p>1559871</text:p>
              </table:table-cell>
              <table:table-cell office:value-type="float" office:value="21.14">
                <text:p>21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59919">
                <text:p>1559919</text:p>
              </table:table-cell>
              <table:table-cell office:value-type="float" office:value="21.38">
                <text:p>21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59932">
                <text:p>1559932</text:p>
              </table:table-cell>
              <table:table-cell office:value-type="float" office:value="22.14">
                <text:p>22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59982">
                <text:p>1559982</text:p>
              </table:table-cell>
              <table:table-cell office:value-type="float" office:value="22.85">
                <text:p>22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60031">
                <text:p>1560031</text:p>
              </table:table-cell>
              <table:table-cell office:value-type="float" office:value="23.21">
                <text:p>2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60043">
                <text:p>1560043</text:p>
              </table:table-cell>
              <table:table-cell office:value-type="float" office:value="23.82">
                <text:p>2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60092">
                <text:p>1560092</text:p>
              </table:table-cell>
              <table:table-cell office:value-type="float" office:value="24.13">
                <text:p>24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60105">
                <text:p>1560105</text:p>
              </table:table-cell>
              <table:table-cell office:value-type="float" office:value="24.52">
                <text:p>24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60155">
                <text:p>1560155</text:p>
              </table:table-cell>
              <table:table-cell office:value-type="float" office:value="25.73">
                <text:p>25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60204">
                <text:p>1560204</text:p>
              </table:table-cell>
              <table:table-cell office:value-type="float" office:value="26.1">
                <text:p>2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60216">
                <text:p>1560216</text:p>
              </table:table-cell>
              <table:table-cell office:value-type="float" office:value="26.6">
                <text:p>2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560265">
                <text:p>1560265</text:p>
              </table:table-cell>
              <table:table-cell office:value-type="float" office:value="26.93">
                <text:p>26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60279">
                <text:p>1560279</text:p>
              </table:table-cell>
              <table:table-cell office:value-type="float" office:value="26.53">
                <text:p>26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60328">
                <text:p>1560328</text:p>
              </table:table-cell>
              <table:table-cell office:value-type="float" office:value="27.04">
                <text:p>27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60340">
                <text:p>1560340</text:p>
              </table:table-cell>
              <table:table-cell office:value-type="float" office:value="27.31">
                <text:p>27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560389">
                <text:p>1560389</text:p>
              </table:table-cell>
              <table:table-cell office:value-type="float" office:value="27.09">
                <text:p>27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60402">
                <text:p>1560402</text:p>
              </table:table-cell>
              <table:table-cell office:value-type="float" office:value="26.08">
                <text:p>26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60451">
                <text:p>1560451</text:p>
              </table:table-cell>
              <table:table-cell office:value-type="float" office:value="24.33">
                <text:p>24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60500">
                <text:p>1560500</text:p>
              </table:table-cell>
              <table:table-cell office:value-type="float" office:value="23.15">
                <text:p>23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560513">
                <text:p>1560513</text:p>
              </table:table-cell>
              <table:table-cell office:value-type="float" office:value="23.52">
                <text:p>2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60562">
                <text:p>1560562</text:p>
              </table:table-cell>
              <table:table-cell office:value-type="float" office:value="23.07">
                <text:p>23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60574">
                <text:p>1560574</text:p>
              </table:table-cell>
              <table:table-cell office:value-type="float" office:value="24.35">
                <text:p>24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560624">
                <text:p>1560624</text:p>
              </table:table-cell>
              <table:table-cell office:value-type="float" office:value="24.12">
                <text:p>24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560673">
                <text:p>1560673</text:p>
              </table:table-cell>
              <table:table-cell office:value-type="float" office:value="22.76">
                <text:p>22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60686">
                <text:p>1560686</text:p>
              </table:table-cell>
              <table:table-cell office:value-type="float" office:value="22.81">
                <text:p>22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560735">
                <text:p>1560735</text:p>
              </table:table-cell>
              <table:table-cell office:value-type="float" office:value="21.62">
                <text:p>21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560748">
                <text:p>1560748</text:p>
              </table:table-cell>
              <table:table-cell office:value-type="float" office:value="21.45">
                <text:p>21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60797">
                <text:p>1560797</text:p>
              </table:table-cell>
              <table:table-cell office:value-type="float" office:value="21.04">
                <text:p>21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60810">
                <text:p>1560810</text:p>
              </table:table-cell>
              <table:table-cell office:value-type="float" office:value="21.66">
                <text:p>21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560858">
                <text:p>1560858</text:p>
              </table:table-cell>
              <table:table-cell office:value-type="float" office:value="22.02">
                <text:p>22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60871">
                <text:p>1560871</text:p>
              </table:table-cell>
              <table:table-cell office:value-type="float" office:value="22.83">
                <text:p>22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560921">
                <text:p>1560921</text:p>
              </table:table-cell>
              <table:table-cell office:value-type="float" office:value="23.82">
                <text:p>2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560970">
                <text:p>1560970</text:p>
              </table:table-cell>
              <table:table-cell office:value-type="float" office:value="25.42">
                <text:p>25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60982">
                <text:p>1560982</text:p>
              </table:table-cell>
              <table:table-cell office:value-type="float" office:value="28.36">
                <text:p>28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561031">
                <text:p>1561031</text:p>
              </table:table-cell>
              <table:table-cell office:value-type="float" office:value="27.69">
                <text:p>27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0" chart:maximum="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9.715cm" svg:height="19.762cm" xlink:href=".." xlink:type="simple" chart:class="chart:scatter" chart:style-name="ch1">
        <chart:legend chart:legend-position="end" svg:x="38.133cm" svg:y="9.333cm" style:legend-expansion="high" chart:style-name="ch2"/>
        <chart:plot-area chart:style-name="ch3" table:cell-range-address="serial_20190715_215637_A.B384:serial_20190715_215637_A.B681 serial_20190715_215637_A.D1:serial_20190715_215637_A.D1 serial_20190715_215637_A.E384:serial_20190715_215637_A.E681 serial_20190715_215637_B.D1:serial_20190715_215637_B.D1 serial_20190715_215637_B.E218:serial_20190715_215637_B.E382" chart:data-source-has-labels="row" svg:x="0.794cm" svg:y="0.395cm" svg:width="36.545cm" svg:height="18.972cm">
          <chartooo:coordinate-region svg:x="1.442cm" svg:y="0.595cm" svg:width="34.534cm" svg:height="18.1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erial_20190715_215637_A.E384:serial_20190715_215637_A.E681" chart:label-cell-address="serial_20190715_215637_A.D1:serial_20190715_215637_A.D1" chart:class="chart:scatter">
            <chart:domain table:cell-range-address="serial_20190715_215637_A.B384:serial_20190715_215637_A.B681"/>
            <chart:data-point chart:repeated="298"/>
          </chart:series>
          <chart:series chart:attached-axis="secondary-y" chart:style-name="ch9" chart:values-cell-range-address="serial_20190715_215637_B.E218:serial_20190715_215637_B.E382" chart:label-cell-address="serial_20190715_215637_B.D1:serial_20190715_215637_B.D1" chart:class="chart:scatter">
            <chart:domain table:cell-range-address="serial_20190715_215637_B.B218:serial_20190715_215637_B.B382"/>
            <chart:data-point chart:repeated="16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</text:p>
                <draw:g>
                  <svg:desc>serial_20190715_215637_A.D1:serial_20190715_215637_A.D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B</text:p>
                <draw:g>
                  <svg:desc>serial_20190715_215637_B.D1:serial_20190715_215637_B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47406">
                <text:p>1647406</text:p>
                <draw:g>
                  <svg:desc>serial_20190715_215637_A.B384:serial_20190715_215637_A.B681</svg:desc>
                </draw:g>
              </table:table-cell>
              <table:table-cell office:value-type="float" office:value="26.43">
                <text:p>26.43</text:p>
                <draw:g>
                  <svg:desc>serial_20190715_215637_A.E384:serial_20190715_215637_A.E681</svg:desc>
                </draw:g>
              </table:table-cell>
              <table:table-cell office:value-type="float" office:value="1647421">
                <text:p>1647421</text:p>
                <draw:g>
                  <svg:desc>serial_20190715_215637_B.B218:serial_20190715_215637_B.B382</svg:desc>
                </draw:g>
              </table:table-cell>
              <table:table-cell office:value-type="float" office:value="100801.25">
                <text:p>100801.25</text:p>
                <draw:g>
                  <svg:desc>serial_20190715_215637_B.E218:serial_20190715_215637_B.E3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47419">
                <text:p>1647419</text:p>
              </table:table-cell>
              <table:table-cell office:value-type="float" office:value="26.51">
                <text:p>26.51</text:p>
              </table:table-cell>
              <table:table-cell office:value-type="float" office:value="1647483">
                <text:p>1647483</text:p>
              </table:table-cell>
              <table:table-cell office:value-type="float" office:value="100802">
                <text:p>1008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47468">
                <text:p>1647468</text:p>
              </table:table-cell>
              <table:table-cell office:value-type="float" office:value="26.62">
                <text:p>26.62</text:p>
              </table:table-cell>
              <table:table-cell office:value-type="float" office:value="1647545">
                <text:p>1647545</text:p>
              </table:table-cell>
              <table:table-cell office:value-type="float" office:value="100800.5">
                <text:p>10080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47480">
                <text:p>1647480</text:p>
              </table:table-cell>
              <table:table-cell office:value-type="float" office:value="26.65">
                <text:p>26.65</text:p>
              </table:table-cell>
              <table:table-cell office:value-type="float" office:value="1647607">
                <text:p>1647607</text:p>
              </table:table-cell>
              <table:table-cell office:value-type="float" office:value="100800.75">
                <text:p>100800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47529">
                <text:p>1647529</text:p>
              </table:table-cell>
              <table:table-cell office:value-type="float" office:value="26.67">
                <text:p>26.67</text:p>
              </table:table-cell>
              <table:table-cell office:value-type="float" office:value="1647670">
                <text:p>1647670</text:p>
              </table:table-cell>
              <table:table-cell office:value-type="float" office:value="100803">
                <text:p>1008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47543">
                <text:p>1647543</text:p>
              </table:table-cell>
              <table:table-cell office:value-type="float" office:value="26.57">
                <text:p>26.57</text:p>
              </table:table-cell>
              <table:table-cell office:value-type="float" office:value="1647731">
                <text:p>1647731</text:p>
              </table:table-cell>
              <table:table-cell office:value-type="float" office:value="100803">
                <text:p>1008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47592">
                <text:p>1647592</text:p>
              </table:table-cell>
              <table:table-cell office:value-type="float" office:value="26.46">
                <text:p>26.46</text:p>
              </table:table-cell>
              <table:table-cell office:value-type="float" office:value="1647793">
                <text:p>1647793</text:p>
              </table:table-cell>
              <table:table-cell office:value-type="float" office:value="100803.5">
                <text:p>10080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47604">
                <text:p>1647604</text:p>
              </table:table-cell>
              <table:table-cell office:value-type="float" office:value="26.4">
                <text:p>26.4</text:p>
              </table:table-cell>
              <table:table-cell office:value-type="float" office:value="1647855">
                <text:p>1647855</text:p>
              </table:table-cell>
              <table:table-cell office:value-type="float" office:value="100803.25">
                <text:p>100803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47653">
                <text:p>1647653</text:p>
              </table:table-cell>
              <table:table-cell office:value-type="float" office:value="26.33">
                <text:p>26.33</text:p>
              </table:table-cell>
              <table:table-cell office:value-type="float" office:value="1647918">
                <text:p>1647918</text:p>
              </table:table-cell>
              <table:table-cell office:value-type="float" office:value="100801.5">
                <text:p>10080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47667">
                <text:p>1647667</text:p>
              </table:table-cell>
              <table:table-cell office:value-type="float" office:value="26.48">
                <text:p>26.48</text:p>
              </table:table-cell>
              <table:table-cell office:value-type="float" office:value="1647979">
                <text:p>1647979</text:p>
              </table:table-cell>
              <table:table-cell office:value-type="float" office:value="100802.25">
                <text:p>100802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47716">
                <text:p>1647716</text:p>
              </table:table-cell>
              <table:table-cell office:value-type="float" office:value="26.73">
                <text:p>26.73</text:p>
              </table:table-cell>
              <table:table-cell office:value-type="float" office:value="1648041">
                <text:p>1648041</text:p>
              </table:table-cell>
              <table:table-cell office:value-type="float" office:value="100803.25">
                <text:p>100803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47728">
                <text:p>1647728</text:p>
              </table:table-cell>
              <table:table-cell office:value-type="float" office:value="26.95">
                <text:p>26.95</text:p>
              </table:table-cell>
              <table:table-cell office:value-type="float" office:value="1648091">
                <text:p>1648091</text:p>
              </table:table-cell>
              <table:table-cell office:value-type="float" office:value="100804">
                <text:p>1008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47777">
                <text:p>1647777</text:p>
              </table:table-cell>
              <table:table-cell office:value-type="float" office:value="27.19">
                <text:p>27.19</text:p>
              </table:table-cell>
              <table:table-cell office:value-type="float" office:value="1648152">
                <text:p>1648152</text:p>
              </table:table-cell>
              <table:table-cell office:value-type="float" office:value="100803">
                <text:p>1008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47791">
                <text:p>1647791</text:p>
              </table:table-cell>
              <table:table-cell office:value-type="float" office:value="27.1">
                <text:p>27.1</text:p>
              </table:table-cell>
              <table:table-cell office:value-type="float" office:value="1648215">
                <text:p>1648215</text:p>
              </table:table-cell>
              <table:table-cell office:value-type="float" office:value="100802">
                <text:p>1008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47840">
                <text:p>1647840</text:p>
              </table:table-cell>
              <table:table-cell office:value-type="float" office:value="26.85">
                <text:p>26.85</text:p>
              </table:table-cell>
              <table:table-cell office:value-type="float" office:value="1648264">
                <text:p>1648264</text:p>
              </table:table-cell>
              <table:table-cell office:value-type="float" office:value="100801.75">
                <text:p>100801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47852">
                <text:p>1647852</text:p>
              </table:table-cell>
              <table:table-cell office:value-type="float" office:value="26.54">
                <text:p>26.54</text:p>
              </table:table-cell>
              <table:table-cell office:value-type="float" office:value="1648325">
                <text:p>1648325</text:p>
              </table:table-cell>
              <table:table-cell office:value-type="float" office:value="100800.5">
                <text:p>10080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47901">
                <text:p>1647901</text:p>
              </table:table-cell>
              <table:table-cell office:value-type="float" office:value="26.24">
                <text:p>26.24</text:p>
              </table:table-cell>
              <table:table-cell office:value-type="float" office:value="1648388">
                <text:p>1648388</text:p>
              </table:table-cell>
              <table:table-cell office:value-type="float" office:value="100801">
                <text:p>1008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47915">
                <text:p>1647915</text:p>
              </table:table-cell>
              <table:table-cell office:value-type="float" office:value="26.46">
                <text:p>26.46</text:p>
              </table:table-cell>
              <table:table-cell office:value-type="float" office:value="1648449">
                <text:p>1648449</text:p>
              </table:table-cell>
              <table:table-cell office:value-type="float" office:value="100801.75">
                <text:p>100801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47964">
                <text:p>1647964</text:p>
              </table:table-cell>
              <table:table-cell office:value-type="float" office:value="26.78">
                <text:p>26.78</text:p>
              </table:table-cell>
              <table:table-cell office:value-type="float" office:value="1648512">
                <text:p>1648512</text:p>
              </table:table-cell>
              <table:table-cell office:value-type="float" office:value="100801.5">
                <text:p>100801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47976">
                <text:p>1647976</text:p>
              </table:table-cell>
              <table:table-cell office:value-type="float" office:value="27.1">
                <text:p>27.1</text:p>
              </table:table-cell>
              <table:table-cell office:value-type="float" office:value="1648560">
                <text:p>1648560</text:p>
              </table:table-cell>
              <table:table-cell office:value-type="float" office:value="100802.5">
                <text:p>10080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48025">
                <text:p>1648025</text:p>
              </table:table-cell>
              <table:table-cell office:value-type="float" office:value="27.39">
                <text:p>27.39</text:p>
              </table:table-cell>
              <table:table-cell office:value-type="float" office:value="1648622">
                <text:p>1648622</text:p>
              </table:table-cell>
              <table:table-cell office:value-type="float" office:value="100803.75">
                <text:p>100803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48038">
                <text:p>1648038</text:p>
              </table:table-cell>
              <table:table-cell office:value-type="float" office:value="27.34">
                <text:p>27.34</text:p>
              </table:table-cell>
              <table:table-cell office:value-type="float" office:value="1648685">
                <text:p>1648685</text:p>
              </table:table-cell>
              <table:table-cell office:value-type="float" office:value="100804.75">
                <text:p>100804.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48088">
                <text:p>1648088</text:p>
              </table:table-cell>
              <table:table-cell office:value-type="float" office:value="27.55">
                <text:p>27.55</text:p>
              </table:table-cell>
              <table:table-cell office:value-type="float" office:value="1648733">
                <text:p>1648733</text:p>
              </table:table-cell>
              <table:table-cell office:value-type="float" office:value="100804.75">
                <text:p>100804.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48137">
                <text:p>1648137</text:p>
              </table:table-cell>
              <table:table-cell office:value-type="float" office:value="27.53">
                <text:p>27.53</text:p>
              </table:table-cell>
              <table:table-cell office:value-type="float" office:value="1648795">
                <text:p>1648795</text:p>
              </table:table-cell>
              <table:table-cell office:value-type="float" office:value="100804">
                <text:p>1008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48149">
                <text:p>1648149</text:p>
              </table:table-cell>
              <table:table-cell office:value-type="float" office:value="27.43">
                <text:p>27.43</text:p>
              </table:table-cell>
              <table:table-cell office:value-type="float" office:value="1648858">
                <text:p>1648858</text:p>
              </table:table-cell>
              <table:table-cell office:value-type="float" office:value="100802.75">
                <text:p>100802.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48198">
                <text:p>1648198</text:p>
              </table:table-cell>
              <table:table-cell office:value-type="float" office:value="27.32">
                <text:p>27.32</text:p>
              </table:table-cell>
              <table:table-cell office:value-type="float" office:value="1648919">
                <text:p>1648919</text:p>
              </table:table-cell>
              <table:table-cell office:value-type="float" office:value="100801.5">
                <text:p>100801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48211">
                <text:p>1648211</text:p>
              </table:table-cell>
              <table:table-cell office:value-type="float" office:value="27.19">
                <text:p>27.19</text:p>
              </table:table-cell>
              <table:table-cell office:value-type="float" office:value="1648982">
                <text:p>1648982</text:p>
              </table:table-cell>
              <table:table-cell office:value-type="float" office:value="100802">
                <text:p>1008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48261">
                <text:p>1648261</text:p>
              </table:table-cell>
              <table:table-cell office:value-type="float" office:value="27.33">
                <text:p>27.33</text:p>
              </table:table-cell>
              <table:table-cell office:value-type="float" office:value="1649030">
                <text:p>1649030</text:p>
              </table:table-cell>
              <table:table-cell office:value-type="float" office:value="100803.5">
                <text:p>100803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48310">
                <text:p>1648310</text:p>
              </table:table-cell>
              <table:table-cell office:value-type="float" office:value="27.3">
                <text:p>27.3</text:p>
              </table:table-cell>
              <table:table-cell office:value-type="float" office:value="1649092">
                <text:p>1649092</text:p>
              </table:table-cell>
              <table:table-cell office:value-type="float" office:value="100803.5">
                <text:p>100803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48322">
                <text:p>1648322</text:p>
              </table:table-cell>
              <table:table-cell office:value-type="float" office:value="27.24">
                <text:p>27.24</text:p>
              </table:table-cell>
              <table:table-cell office:value-type="float" office:value="1649154">
                <text:p>1649154</text:p>
              </table:table-cell>
              <table:table-cell office:value-type="float" office:value="100804">
                <text:p>1008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48371">
                <text:p>1648371</text:p>
              </table:table-cell>
              <table:table-cell office:value-type="float" office:value="26.97">
                <text:p>26.97</text:p>
              </table:table-cell>
              <table:table-cell office:value-type="float" office:value="1649216">
                <text:p>1649216</text:p>
              </table:table-cell>
              <table:table-cell office:value-type="float" office:value="100804.25">
                <text:p>100804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48385">
                <text:p>1648385</text:p>
              </table:table-cell>
              <table:table-cell office:value-type="float" office:value="26.94">
                <text:p>26.94</text:p>
              </table:table-cell>
              <table:table-cell office:value-type="float" office:value="1649278">
                <text:p>1649278</text:p>
              </table:table-cell>
              <table:table-cell office:value-type="float" office:value="100801.25">
                <text:p>100801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48434">
                <text:p>1648434</text:p>
              </table:table-cell>
              <table:table-cell office:value-type="float" office:value="27.12">
                <text:p>27.12</text:p>
              </table:table-cell>
              <table:table-cell office:value-type="float" office:value="1649327">
                <text:p>1649327</text:p>
              </table:table-cell>
              <table:table-cell office:value-type="float" office:value="100802.25">
                <text:p>100802.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48446">
                <text:p>1648446</text:p>
              </table:table-cell>
              <table:table-cell office:value-type="float" office:value="27.13">
                <text:p>27.13</text:p>
              </table:table-cell>
              <table:table-cell office:value-type="float" office:value="1649389">
                <text:p>1649389</text:p>
              </table:table-cell>
              <table:table-cell office:value-type="float" office:value="100802.5">
                <text:p>100802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48495">
                <text:p>1648495</text:p>
              </table:table-cell>
              <table:table-cell office:value-type="float" office:value="27.06">
                <text:p>27.06</text:p>
              </table:table-cell>
              <table:table-cell office:value-type="float" office:value="1649451">
                <text:p>1649451</text:p>
              </table:table-cell>
              <table:table-cell office:value-type="float" office:value="100802.25">
                <text:p>100802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48508">
                <text:p>1648508</text:p>
              </table:table-cell>
              <table:table-cell office:value-type="float" office:value="26.87">
                <text:p>26.87</text:p>
              </table:table-cell>
              <table:table-cell office:value-type="float" office:value="1649500">
                <text:p>1649500</text:p>
              </table:table-cell>
              <table:table-cell office:value-type="float" office:value="100804">
                <text:p>1008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48558">
                <text:p>1648558</text:p>
              </table:table-cell>
              <table:table-cell office:value-type="float" office:value="26.85">
                <text:p>26.85</text:p>
              </table:table-cell>
              <table:table-cell office:value-type="float" office:value="1649562">
                <text:p>1649562</text:p>
              </table:table-cell>
              <table:table-cell office:value-type="float" office:value="100801.75">
                <text:p>100801.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48607">
                <text:p>1648607</text:p>
              </table:table-cell>
              <table:table-cell office:value-type="float" office:value="26.78">
                <text:p>26.78</text:p>
              </table:table-cell>
              <table:table-cell office:value-type="float" office:value="1649624">
                <text:p>1649624</text:p>
              </table:table-cell>
              <table:table-cell office:value-type="float" office:value="100800.5">
                <text:p>100800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48619">
                <text:p>1648619</text:p>
              </table:table-cell>
              <table:table-cell office:value-type="float" office:value="26.69">
                <text:p>26.69</text:p>
              </table:table-cell>
              <table:table-cell office:value-type="float" office:value="1649686">
                <text:p>1649686</text:p>
              </table:table-cell>
              <table:table-cell office:value-type="float" office:value="100800.25">
                <text:p>100800.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48668">
                <text:p>1648668</text:p>
              </table:table-cell>
              <table:table-cell office:value-type="float" office:value="26.51">
                <text:p>26.51</text:p>
              </table:table-cell>
              <table:table-cell office:value-type="float" office:value="1649748">
                <text:p>1649748</text:p>
              </table:table-cell>
              <table:table-cell office:value-type="float" office:value="100799.5">
                <text:p>100799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48681">
                <text:p>1648681</text:p>
              </table:table-cell>
              <table:table-cell office:value-type="float" office:value="26.13">
                <text:p>26.13</text:p>
              </table:table-cell>
              <table:table-cell office:value-type="float" office:value="1649797">
                <text:p>1649797</text:p>
              </table:table-cell>
              <table:table-cell office:value-type="float" office:value="100801.5">
                <text:p>100801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48731">
                <text:p>1648731</text:p>
              </table:table-cell>
              <table:table-cell office:value-type="float" office:value="26.06">
                <text:p>26.06</text:p>
              </table:table-cell>
              <table:table-cell office:value-type="float" office:value="1649859">
                <text:p>1649859</text:p>
              </table:table-cell>
              <table:table-cell office:value-type="float" office:value="100801.75">
                <text:p>100801.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48780">
                <text:p>1648780</text:p>
              </table:table-cell>
              <table:table-cell office:value-type="float" office:value="26.1">
                <text:p>26.1</text:p>
              </table:table-cell>
              <table:table-cell office:value-type="float" office:value="1649922">
                <text:p>1649922</text:p>
              </table:table-cell>
              <table:table-cell office:value-type="float" office:value="100802">
                <text:p>1008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48792">
                <text:p>1648792</text:p>
              </table:table-cell>
              <table:table-cell office:value-type="float" office:value="27.77">
                <text:p>27.77</text:p>
              </table:table-cell>
              <table:table-cell office:value-type="float" office:value="1649971">
                <text:p>1649971</text:p>
              </table:table-cell>
              <table:table-cell office:value-type="float" office:value="100800.75">
                <text:p>100800.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48841">
                <text:p>1648841</text:p>
              </table:table-cell>
              <table:table-cell office:value-type="float" office:value="28.92">
                <text:p>28.92</text:p>
              </table:table-cell>
              <table:table-cell office:value-type="float" office:value="1650032">
                <text:p>1650032</text:p>
              </table:table-cell>
              <table:table-cell office:value-type="float" office:value="100800">
                <text:p>1008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48855">
                <text:p>1648855</text:p>
              </table:table-cell>
              <table:table-cell office:value-type="float" office:value="29.02">
                <text:p>29.02</text:p>
              </table:table-cell>
              <table:table-cell office:value-type="float" office:value="1650095">
                <text:p>1650095</text:p>
              </table:table-cell>
              <table:table-cell office:value-type="float" office:value="100799.75">
                <text:p>100799.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48904">
                <text:p>1648904</text:p>
              </table:table-cell>
              <table:table-cell office:value-type="float" office:value="29.07">
                <text:p>29.07</text:p>
              </table:table-cell>
              <table:table-cell office:value-type="float" office:value="1650156">
                <text:p>1650156</text:p>
              </table:table-cell>
              <table:table-cell office:value-type="float" office:value="100798">
                <text:p>1007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48916">
                <text:p>1648916</text:p>
              </table:table-cell>
              <table:table-cell office:value-type="float" office:value="27.52">
                <text:p>27.52</text:p>
              </table:table-cell>
              <table:table-cell office:value-type="float" office:value="1650219">
                <text:p>1650219</text:p>
              </table:table-cell>
              <table:table-cell office:value-type="float" office:value="100799.75">
                <text:p>100799.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48965">
                <text:p>1648965</text:p>
              </table:table-cell>
              <table:table-cell office:value-type="float" office:value="26.64">
                <text:p>26.64</text:p>
              </table:table-cell>
              <table:table-cell office:value-type="float" office:value="1650268">
                <text:p>1650268</text:p>
              </table:table-cell>
              <table:table-cell office:value-type="float" office:value="100799.5">
                <text:p>100799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48978">
                <text:p>1648978</text:p>
              </table:table-cell>
              <table:table-cell office:value-type="float" office:value="26.88">
                <text:p>26.88</text:p>
              </table:table-cell>
              <table:table-cell office:value-type="float" office:value="1650329">
                <text:p>1650329</text:p>
              </table:table-cell>
              <table:table-cell office:value-type="float" office:value="100801.25">
                <text:p>100801.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49028">
                <text:p>1649028</text:p>
              </table:table-cell>
              <table:table-cell office:value-type="float" office:value="27.06">
                <text:p>27.06</text:p>
              </table:table-cell>
              <table:table-cell office:value-type="float" office:value="1650392">
                <text:p>1650392</text:p>
              </table:table-cell>
              <table:table-cell office:value-type="float" office:value="100801.25">
                <text:p>100801.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49077">
                <text:p>1649077</text:p>
              </table:table-cell>
              <table:table-cell office:value-type="float" office:value="27.09">
                <text:p>27.09</text:p>
              </table:table-cell>
              <table:table-cell office:value-type="float" office:value="1650441">
                <text:p>1650441</text:p>
              </table:table-cell>
              <table:table-cell office:value-type="float" office:value="100801.5">
                <text:p>100801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49089">
                <text:p>1649089</text:p>
              </table:table-cell>
              <table:table-cell office:value-type="float" office:value="27.16">
                <text:p>27.16</text:p>
              </table:table-cell>
              <table:table-cell office:value-type="float" office:value="1650502">
                <text:p>1650502</text:p>
              </table:table-cell>
              <table:table-cell office:value-type="float" office:value="100802">
                <text:p>1008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49138">
                <text:p>1649138</text:p>
              </table:table-cell>
              <table:table-cell office:value-type="float" office:value="27.09">
                <text:p>27.09</text:p>
              </table:table-cell>
              <table:table-cell office:value-type="float" office:value="1650565">
                <text:p>1650565</text:p>
              </table:table-cell>
              <table:table-cell office:value-type="float" office:value="100800.75">
                <text:p>100800.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49152">
                <text:p>1649152</text:p>
              </table:table-cell>
              <table:table-cell office:value-type="float" office:value="26.98">
                <text:p>26.98</text:p>
              </table:table-cell>
              <table:table-cell office:value-type="float" office:value="1650626">
                <text:p>1650626</text:p>
              </table:table-cell>
              <table:table-cell office:value-type="float" office:value="100801.5">
                <text:p>100801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49201">
                <text:p>1649201</text:p>
              </table:table-cell>
              <table:table-cell office:value-type="float" office:value="26.92">
                <text:p>26.92</text:p>
              </table:table-cell>
              <table:table-cell office:value-type="float" office:value="1650689">
                <text:p>1650689</text:p>
              </table:table-cell>
              <table:table-cell office:value-type="float" office:value="100799.25">
                <text:p>100799.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49213">
                <text:p>1649213</text:p>
              </table:table-cell>
              <table:table-cell office:value-type="float" office:value="26.98">
                <text:p>26.98</text:p>
              </table:table-cell>
              <table:table-cell office:value-type="float" office:value="1650738">
                <text:p>1650738</text:p>
              </table:table-cell>
              <table:table-cell office:value-type="float" office:value="100798.5">
                <text:p>100798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49262">
                <text:p>1649262</text:p>
              </table:table-cell>
              <table:table-cell office:value-type="float" office:value="27.07">
                <text:p>27.07</text:p>
              </table:table-cell>
              <table:table-cell office:value-type="float" office:value="1650799">
                <text:p>1650799</text:p>
              </table:table-cell>
              <table:table-cell office:value-type="float" office:value="100798.5">
                <text:p>100798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49275">
                <text:p>1649275</text:p>
              </table:table-cell>
              <table:table-cell office:value-type="float" office:value="27.24">
                <text:p>27.24</text:p>
              </table:table-cell>
              <table:table-cell office:value-type="float" office:value="1650862">
                <text:p>1650862</text:p>
              </table:table-cell>
              <table:table-cell office:value-type="float" office:value="100797.25">
                <text:p>100797.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49325">
                <text:p>1649325</text:p>
              </table:table-cell>
              <table:table-cell office:value-type="float" office:value="27.56">
                <text:p>27.56</text:p>
              </table:table-cell>
              <table:table-cell office:value-type="float" office:value="1650923">
                <text:p>1650923</text:p>
              </table:table-cell>
              <table:table-cell office:value-type="float" office:value="100799.75">
                <text:p>100799.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49374">
                <text:p>1649374</text:p>
              </table:table-cell>
              <table:table-cell office:value-type="float" office:value="27.68">
                <text:p>27.68</text:p>
              </table:table-cell>
              <table:table-cell office:value-type="float" office:value="1650985">
                <text:p>1650985</text:p>
              </table:table-cell>
              <table:table-cell office:value-type="float" office:value="100799.25">
                <text:p>100799.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49386">
                <text:p>1649386</text:p>
              </table:table-cell>
              <table:table-cell office:value-type="float" office:value="27.98">
                <text:p>27.98</text:p>
              </table:table-cell>
              <table:table-cell office:value-type="float" office:value="1651035">
                <text:p>1651035</text:p>
              </table:table-cell>
              <table:table-cell office:value-type="float" office:value="100798.25">
                <text:p>100798.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49435">
                <text:p>1649435</text:p>
              </table:table-cell>
              <table:table-cell office:value-type="float" office:value="28.23">
                <text:p>28.23</text:p>
              </table:table-cell>
              <table:table-cell office:value-type="float" office:value="1651096">
                <text:p>1651096</text:p>
              </table:table-cell>
              <table:table-cell office:value-type="float" office:value="100799.75">
                <text:p>100799.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49448">
                <text:p>1649448</text:p>
              </table:table-cell>
              <table:table-cell office:value-type="float" office:value="28.36">
                <text:p>28.36</text:p>
              </table:table-cell>
              <table:table-cell office:value-type="float" office:value="1651159">
                <text:p>1651159</text:p>
              </table:table-cell>
              <table:table-cell office:value-type="float" office:value="100798.25">
                <text:p>100798.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49498">
                <text:p>1649498</text:p>
              </table:table-cell>
              <table:table-cell office:value-type="float" office:value="28.53">
                <text:p>28.53</text:p>
              </table:table-cell>
              <table:table-cell office:value-type="float" office:value="1651208">
                <text:p>1651208</text:p>
              </table:table-cell>
              <table:table-cell office:value-type="float" office:value="100799.5">
                <text:p>100799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49547">
                <text:p>1649547</text:p>
              </table:table-cell>
              <table:table-cell office:value-type="float" office:value="28.51">
                <text:p>28.51</text:p>
              </table:table-cell>
              <table:table-cell office:value-type="float" office:value="1651270">
                <text:p>1651270</text:p>
              </table:table-cell>
              <table:table-cell office:value-type="float" office:value="100801.5">
                <text:p>100801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49559">
                <text:p>1649559</text:p>
              </table:table-cell>
              <table:table-cell office:value-type="float" office:value="28.49">
                <text:p>28.49</text:p>
              </table:table-cell>
              <table:table-cell office:value-type="float" office:value="1651332">
                <text:p>1651332</text:p>
              </table:table-cell>
              <table:table-cell office:value-type="float" office:value="100801.5">
                <text:p>10080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49608">
                <text:p>1649608</text:p>
              </table:table-cell>
              <table:table-cell office:value-type="float" office:value="28.49">
                <text:p>28.49</text:p>
              </table:table-cell>
              <table:table-cell office:value-type="float" office:value="1651394">
                <text:p>1651394</text:p>
              </table:table-cell>
              <table:table-cell office:value-type="float" office:value="100802.75">
                <text:p>100802.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49622">
                <text:p>1649622</text:p>
              </table:table-cell>
              <table:table-cell office:value-type="float" office:value="28.48">
                <text:p>28.48</text:p>
              </table:table-cell>
              <table:table-cell office:value-type="float" office:value="1651456">
                <text:p>1651456</text:p>
              </table:table-cell>
              <table:table-cell office:value-type="float" office:value="100803.5">
                <text:p>100803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49671">
                <text:p>1649671</text:p>
              </table:table-cell>
              <table:table-cell office:value-type="float" office:value="28.49">
                <text:p>28.49</text:p>
              </table:table-cell>
              <table:table-cell office:value-type="float" office:value="1651505">
                <text:p>1651505</text:p>
              </table:table-cell>
              <table:table-cell office:value-type="float" office:value="100802.5">
                <text:p>100802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49683">
                <text:p>1649683</text:p>
              </table:table-cell>
              <table:table-cell office:value-type="float" office:value="28.49">
                <text:p>28.49</text:p>
              </table:table-cell>
              <table:table-cell office:value-type="float" office:value="1651567">
                <text:p>1651567</text:p>
              </table:table-cell>
              <table:table-cell office:value-type="float" office:value="100803">
                <text:p>1008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49732">
                <text:p>1649732</text:p>
              </table:table-cell>
              <table:table-cell office:value-type="float" office:value="28.48">
                <text:p>28.48</text:p>
              </table:table-cell>
              <table:table-cell office:value-type="float" office:value="1651629">
                <text:p>1651629</text:p>
              </table:table-cell>
              <table:table-cell office:value-type="float" office:value="100801.75">
                <text:p>100801.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49745">
                <text:p>1649745</text:p>
              </table:table-cell>
              <table:table-cell office:value-type="float" office:value="28.45">
                <text:p>28.45</text:p>
              </table:table-cell>
              <table:table-cell office:value-type="float" office:value="1651691">
                <text:p>1651691</text:p>
              </table:table-cell>
              <table:table-cell office:value-type="float" office:value="100800.25">
                <text:p>100800.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49795">
                <text:p>1649795</text:p>
              </table:table-cell>
              <table:table-cell office:value-type="float" office:value="28.43">
                <text:p>28.43</text:p>
              </table:table-cell>
              <table:table-cell office:value-type="float" office:value="1651752">
                <text:p>1651752</text:p>
              </table:table-cell>
              <table:table-cell office:value-type="float" office:value="100800.25">
                <text:p>100800.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49844">
                <text:p>1649844</text:p>
              </table:table-cell>
              <table:table-cell office:value-type="float" office:value="28.41">
                <text:p>28.41</text:p>
              </table:table-cell>
              <table:table-cell office:value-type="float" office:value="1651802">
                <text:p>1651802</text:p>
              </table:table-cell>
              <table:table-cell office:value-type="float" office:value="100799.25">
                <text:p>100799.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49856">
                <text:p>1649856</text:p>
              </table:table-cell>
              <table:table-cell office:value-type="float" office:value="28.4">
                <text:p>28.4</text:p>
              </table:table-cell>
              <table:table-cell office:value-type="float" office:value="1651864">
                <text:p>1651864</text:p>
              </table:table-cell>
              <table:table-cell office:value-type="float" office:value="100800.5">
                <text:p>100800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49905">
                <text:p>1649905</text:p>
              </table:table-cell>
              <table:table-cell office:value-type="float" office:value="28.4">
                <text:p>28.4</text:p>
              </table:table-cell>
              <table:table-cell office:value-type="float" office:value="1651926">
                <text:p>1651926</text:p>
              </table:table-cell>
              <table:table-cell office:value-type="float" office:value="100799.75">
                <text:p>100799.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49918">
                <text:p>1649918</text:p>
              </table:table-cell>
              <table:table-cell office:value-type="float" office:value="28.4">
                <text:p>28.4</text:p>
              </table:table-cell>
              <table:table-cell office:value-type="float" office:value="1651975">
                <text:p>1651975</text:p>
              </table:table-cell>
              <table:table-cell office:value-type="float" office:value="100799">
                <text:p>1007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49968">
                <text:p>1649968</text:p>
              </table:table-cell>
              <table:table-cell office:value-type="float" office:value="28.43">
                <text:p>28.43</text:p>
              </table:table-cell>
              <table:table-cell office:value-type="float" office:value="1652037">
                <text:p>1652037</text:p>
              </table:table-cell>
              <table:table-cell office:value-type="float" office:value="100798.75">
                <text:p>100798.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50017">
                <text:p>1650017</text:p>
              </table:table-cell>
              <table:table-cell office:value-type="float" office:value="28.42">
                <text:p>28.42</text:p>
              </table:table-cell>
              <table:table-cell office:value-type="float" office:value="1652099">
                <text:p>1652099</text:p>
              </table:table-cell>
              <table:table-cell office:value-type="float" office:value="100795.75">
                <text:p>100795.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50029">
                <text:p>1650029</text:p>
              </table:table-cell>
              <table:table-cell office:value-type="float" office:value="28.18">
                <text:p>28.18</text:p>
              </table:table-cell>
              <table:table-cell office:value-type="float" office:value="1652161">
                <text:p>1652161</text:p>
              </table:table-cell>
              <table:table-cell office:value-type="float" office:value="100796">
                <text:p>1007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50078">
                <text:p>1650078</text:p>
              </table:table-cell>
              <table:table-cell office:value-type="float" office:value="27.88">
                <text:p>27.88</text:p>
              </table:table-cell>
              <table:table-cell office:value-type="float" office:value="1652222">
                <text:p>1652222</text:p>
              </table:table-cell>
              <table:table-cell office:value-type="float" office:value="100796.25">
                <text:p>100796.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0092">
                <text:p>1650092</text:p>
              </table:table-cell>
              <table:table-cell office:value-type="float" office:value="27.87">
                <text:p>27.87</text:p>
              </table:table-cell>
              <table:table-cell office:value-type="float" office:value="1652272">
                <text:p>1652272</text:p>
              </table:table-cell>
              <table:table-cell office:value-type="float" office:value="100796.25">
                <text:p>100796.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50141">
                <text:p>1650141</text:p>
              </table:table-cell>
              <table:table-cell office:value-type="float" office:value="27.91">
                <text:p>27.91</text:p>
              </table:table-cell>
              <table:table-cell office:value-type="float" office:value="1652334">
                <text:p>1652334</text:p>
              </table:table-cell>
              <table:table-cell office:value-type="float" office:value="100798.5">
                <text:p>100798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50153">
                <text:p>1650153</text:p>
              </table:table-cell>
              <table:table-cell office:value-type="float" office:value="28.18">
                <text:p>28.18</text:p>
              </table:table-cell>
              <table:table-cell office:value-type="float" office:value="1652396">
                <text:p>1652396</text:p>
              </table:table-cell>
              <table:table-cell office:value-type="float" office:value="100798.75">
                <text:p>100798.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50202">
                <text:p>1650202</text:p>
              </table:table-cell>
              <table:table-cell office:value-type="float" office:value="28.35">
                <text:p>28.35</text:p>
              </table:table-cell>
              <table:table-cell office:value-type="float" office:value="1652445">
                <text:p>1652445</text:p>
              </table:table-cell>
              <table:table-cell office:value-type="float" office:value="100798.25">
                <text:p>100798.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50215">
                <text:p>1650215</text:p>
              </table:table-cell>
              <table:table-cell office:value-type="float" office:value="28.36">
                <text:p>28.36</text:p>
              </table:table-cell>
              <table:table-cell office:value-type="float" office:value="1652507">
                <text:p>1652507</text:p>
              </table:table-cell>
              <table:table-cell office:value-type="float" office:value="100798.25">
                <text:p>100798.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50265">
                <text:p>1650265</text:p>
              </table:table-cell>
              <table:table-cell office:value-type="float" office:value="28.34">
                <text:p>28.34</text:p>
              </table:table-cell>
              <table:table-cell office:value-type="float" office:value="1652570">
                <text:p>1652570</text:p>
              </table:table-cell>
              <table:table-cell office:value-type="float" office:value="100797.75">
                <text:p>100797.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50314">
                <text:p>1650314</text:p>
              </table:table-cell>
              <table:table-cell office:value-type="float" office:value="28.34">
                <text:p>28.34</text:p>
              </table:table-cell>
              <table:table-cell office:value-type="float" office:value="1652631">
                <text:p>1652631</text:p>
              </table:table-cell>
              <table:table-cell office:value-type="float" office:value="100798.5">
                <text:p>100798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50326">
                <text:p>1650326</text:p>
              </table:table-cell>
              <table:table-cell office:value-type="float" office:value="28.47">
                <text:p>28.47</text:p>
              </table:table-cell>
              <table:table-cell office:value-type="float" office:value="1652694">
                <text:p>1652694</text:p>
              </table:table-cell>
              <table:table-cell office:value-type="float" office:value="100798.5">
                <text:p>100798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50375">
                <text:p>1650375</text:p>
              </table:table-cell>
              <table:table-cell office:value-type="float" office:value="28.46">
                <text:p>28.46</text:p>
              </table:table-cell>
              <table:table-cell office:value-type="float" office:value="1652742">
                <text:p>1652742</text:p>
              </table:table-cell>
              <table:table-cell office:value-type="float" office:value="100799">
                <text:p>1007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50388">
                <text:p>1650388</text:p>
              </table:table-cell>
              <table:table-cell office:value-type="float" office:value="28.44">
                <text:p>28.44</text:p>
              </table:table-cell>
              <table:table-cell office:value-type="float" office:value="1652804">
                <text:p>1652804</text:p>
              </table:table-cell>
              <table:table-cell office:value-type="float" office:value="100799.5">
                <text:p>100799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50438">
                <text:p>1650438</text:p>
              </table:table-cell>
              <table:table-cell office:value-type="float" office:value="28.27">
                <text:p>28.27</text:p>
              </table:table-cell>
              <table:table-cell office:value-type="float" office:value="1652866">
                <text:p>1652866</text:p>
              </table:table-cell>
              <table:table-cell office:value-type="float" office:value="100800.25">
                <text:p>100800.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50487">
                <text:p>1650487</text:p>
              </table:table-cell>
              <table:table-cell office:value-type="float" office:value="28.28">
                <text:p>28.28</text:p>
              </table:table-cell>
              <table:table-cell office:value-type="float" office:value="1652928">
                <text:p>1652928</text:p>
              </table:table-cell>
              <table:table-cell office:value-type="float" office:value="100800.5">
                <text:p>100800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50499">
                <text:p>1650499</text:p>
              </table:table-cell>
              <table:table-cell office:value-type="float" office:value="28.27">
                <text:p>28.27</text:p>
              </table:table-cell>
              <table:table-cell office:value-type="float" office:value="1652990">
                <text:p>1652990</text:p>
              </table:table-cell>
              <table:table-cell office:value-type="float" office:value="100800">
                <text:p>1008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50548">
                <text:p>1650548</text:p>
              </table:table-cell>
              <table:table-cell office:value-type="float" office:value="28.26">
                <text:p>28.26</text:p>
              </table:table-cell>
              <table:table-cell office:value-type="float" office:value="1653039">
                <text:p>1653039</text:p>
              </table:table-cell>
              <table:table-cell office:value-type="float" office:value="100798.75">
                <text:p>100798.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50562">
                <text:p>1650562</text:p>
              </table:table-cell>
              <table:table-cell office:value-type="float" office:value="28.41">
                <text:p>28.41</text:p>
              </table:table-cell>
              <table:table-cell office:value-type="float" office:value="1653101">
                <text:p>1653101</text:p>
              </table:table-cell>
              <table:table-cell office:value-type="float" office:value="100796">
                <text:p>1007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50611">
                <text:p>1650611</text:p>
              </table:table-cell>
              <table:table-cell office:value-type="float" office:value="28.4">
                <text:p>28.4</text:p>
              </table:table-cell>
              <table:table-cell office:value-type="float" office:value="1653164">
                <text:p>1653164</text:p>
              </table:table-cell>
              <table:table-cell office:value-type="float" office:value="100790.5">
                <text:p>100790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50623">
                <text:p>1650623</text:p>
              </table:table-cell>
              <table:table-cell office:value-type="float" office:value="28.39">
                <text:p>28.39</text:p>
              </table:table-cell>
              <table:table-cell office:value-type="float" office:value="1653212">
                <text:p>1653212</text:p>
              </table:table-cell>
              <table:table-cell office:value-type="float" office:value="100786.25">
                <text:p>100786.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50672">
                <text:p>1650672</text:p>
              </table:table-cell>
              <table:table-cell office:value-type="float" office:value="28.4">
                <text:p>28.4</text:p>
              </table:table-cell>
              <table:table-cell office:value-type="float" office:value="1653274">
                <text:p>1653274</text:p>
              </table:table-cell>
              <table:table-cell office:value-type="float" office:value="100785.5">
                <text:p>100785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50685">
                <text:p>1650685</text:p>
              </table:table-cell>
              <table:table-cell office:value-type="float" office:value="28.4">
                <text:p>28.4</text:p>
              </table:table-cell>
              <table:table-cell office:value-type="float" office:value="1653336">
                <text:p>1653336</text:p>
              </table:table-cell>
              <table:table-cell office:value-type="float" office:value="100782.5">
                <text:p>100782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50735">
                <text:p>1650735</text:p>
              </table:table-cell>
              <table:table-cell office:value-type="float" office:value="28.41">
                <text:p>28.41</text:p>
              </table:table-cell>
              <table:table-cell office:value-type="float" office:value="1653398">
                <text:p>1653398</text:p>
              </table:table-cell>
              <table:table-cell office:value-type="float" office:value="100780.5">
                <text:p>100780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50784">
                <text:p>1650784</text:p>
              </table:table-cell>
              <table:table-cell office:value-type="float" office:value="28.22">
                <text:p>28.22</text:p>
              </table:table-cell>
              <table:table-cell office:value-type="float" office:value="1653460">
                <text:p>1653460</text:p>
              </table:table-cell>
              <table:table-cell office:value-type="float" office:value="100774.5">
                <text:p>100774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50796">
                <text:p>1650796</text:p>
              </table:table-cell>
              <table:table-cell office:value-type="float" office:value="27.55">
                <text:p>27.55</text:p>
              </table:table-cell>
              <table:table-cell office:value-type="float" office:value="1653509">
                <text:p>1653509</text:p>
              </table:table-cell>
              <table:table-cell office:value-type="float" office:value="100768.75">
                <text:p>100768.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50845">
                <text:p>1650845</text:p>
              </table:table-cell>
              <table:table-cell office:value-type="float" office:value="27.13">
                <text:p>27.13</text:p>
              </table:table-cell>
              <table:table-cell office:value-type="float" office:value="1653584">
                <text:p>1653584</text:p>
              </table:table-cell>
              <table:table-cell office:value-type="float" office:value="100764.75">
                <text:p>100764.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50859">
                <text:p>1650859</text:p>
              </table:table-cell>
              <table:table-cell office:value-type="float" office:value="27.16">
                <text:p>27.16</text:p>
              </table:table-cell>
              <table:table-cell office:value-type="float" office:value="1653647">
                <text:p>1653647</text:p>
              </table:table-cell>
              <table:table-cell office:value-type="float" office:value="100767.5">
                <text:p>100767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50908">
                <text:p>1650908</text:p>
              </table:table-cell>
              <table:table-cell office:value-type="float" office:value="27.43">
                <text:p>27.43</text:p>
              </table:table-cell>
              <table:table-cell office:value-type="float" office:value="1653708">
                <text:p>1653708</text:p>
              </table:table-cell>
              <table:table-cell office:value-type="float" office:value="100769.75">
                <text:p>100769.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50921">
                <text:p>1650921</text:p>
              </table:table-cell>
              <table:table-cell office:value-type="float" office:value="28.14">
                <text:p>28.14</text:p>
              </table:table-cell>
              <table:table-cell office:value-type="float" office:value="1653771">
                <text:p>1653771</text:p>
              </table:table-cell>
              <table:table-cell office:value-type="float" office:value="100768.5">
                <text:p>100768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50969">
                <text:p>1650969</text:p>
              </table:table-cell>
              <table:table-cell office:value-type="float" office:value="28.58">
                <text:p>28.58</text:p>
              </table:table-cell>
              <table:table-cell office:value-type="float" office:value="1653832">
                <text:p>1653832</text:p>
              </table:table-cell>
              <table:table-cell office:value-type="float" office:value="100767.75">
                <text:p>100767.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50982">
                <text:p>1650982</text:p>
              </table:table-cell>
              <table:table-cell office:value-type="float" office:value="28.66">
                <text:p>28.66</text:p>
              </table:table-cell>
              <table:table-cell office:value-type="float" office:value="1653895">
                <text:p>1653895</text:p>
              </table:table-cell>
              <table:table-cell office:value-type="float" office:value="100764">
                <text:p>1007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51032">
                <text:p>1651032</text:p>
              </table:table-cell>
              <table:table-cell office:value-type="float" office:value="28.45">
                <text:p>28.45</text:p>
              </table:table-cell>
              <table:table-cell office:value-type="float" office:value="1653956">
                <text:p>1653956</text:p>
              </table:table-cell>
              <table:table-cell office:value-type="float" office:value="100766.25">
                <text:p>100766.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51081">
                <text:p>1651081</text:p>
              </table:table-cell>
              <table:table-cell office:value-type="float" office:value="28.29">
                <text:p>28.29</text:p>
              </table:table-cell>
              <table:table-cell office:value-type="float" office:value="1654018">
                <text:p>1654018</text:p>
              </table:table-cell>
              <table:table-cell office:value-type="float" office:value="100769.5">
                <text:p>100769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51093">
                <text:p>1651093</text:p>
              </table:table-cell>
              <table:table-cell office:value-type="float" office:value="28.4">
                <text:p>28.4</text:p>
              </table:table-cell>
              <table:table-cell office:value-type="float" office:value="1654080">
                <text:p>1654080</text:p>
              </table:table-cell>
              <table:table-cell office:value-type="float" office:value="100773.75">
                <text:p>100773.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51142">
                <text:p>1651142</text:p>
              </table:table-cell>
              <table:table-cell office:value-type="float" office:value="28.4">
                <text:p>28.4</text:p>
              </table:table-cell>
              <table:table-cell office:value-type="float" office:value="1654142">
                <text:p>1654142</text:p>
              </table:table-cell>
              <table:table-cell office:value-type="float" office:value="100779.5">
                <text:p>100779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51155">
                <text:p>1651155</text:p>
              </table:table-cell>
              <table:table-cell office:value-type="float" office:value="28.27">
                <text:p>28.27</text:p>
              </table:table-cell>
              <table:table-cell office:value-type="float" office:value="1654191">
                <text:p>1654191</text:p>
              </table:table-cell>
              <table:table-cell office:value-type="float" office:value="100783.25">
                <text:p>100783.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51206">
                <text:p>1651206</text:p>
              </table:table-cell>
              <table:table-cell office:value-type="float" office:value="28.12">
                <text:p>28.12</text:p>
              </table:table-cell>
              <table:table-cell office:value-type="float" office:value="1654253">
                <text:p>1654253</text:p>
              </table:table-cell>
              <table:table-cell office:value-type="float" office:value="100787.5">
                <text:p>100787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51255">
                <text:p>1651255</text:p>
              </table:table-cell>
              <table:table-cell office:value-type="float" office:value="27.83">
                <text:p>27.83</text:p>
              </table:table-cell>
              <table:table-cell office:value-type="float" office:value="1654315">
                <text:p>1654315</text:p>
              </table:table-cell>
              <table:table-cell office:value-type="float" office:value="100788.75">
                <text:p>100788.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51267">
                <text:p>1651267</text:p>
              </table:table-cell>
              <table:table-cell office:value-type="float" office:value="27.54">
                <text:p>27.54</text:p>
              </table:table-cell>
              <table:table-cell office:value-type="float" office:value="1654364">
                <text:p>1654364</text:p>
              </table:table-cell>
              <table:table-cell office:value-type="float" office:value="100787.75">
                <text:p>100787.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51316">
                <text:p>1651316</text:p>
              </table:table-cell>
              <table:table-cell office:value-type="float" office:value="27.57">
                <text:p>27.57</text:p>
              </table:table-cell>
              <table:table-cell office:value-type="float" office:value="1654426">
                <text:p>1654426</text:p>
              </table:table-cell>
              <table:table-cell office:value-type="float" office:value="100784">
                <text:p>1007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51330">
                <text:p>1651330</text:p>
              </table:table-cell>
              <table:table-cell office:value-type="float" office:value="27.82">
                <text:p>27.82</text:p>
              </table:table-cell>
              <table:table-cell office:value-type="float" office:value="1654488">
                <text:p>1654488</text:p>
              </table:table-cell>
              <table:table-cell office:value-type="float" office:value="100782.75">
                <text:p>100782.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51379">
                <text:p>1651379</text:p>
              </table:table-cell>
              <table:table-cell office:value-type="float" office:value="27.92">
                <text:p>27.92</text:p>
              </table:table-cell>
              <table:table-cell office:value-type="float" office:value="1654550">
                <text:p>1654550</text:p>
              </table:table-cell>
              <table:table-cell office:value-type="float" office:value="100788.25">
                <text:p>100788.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51391">
                <text:p>1651391</text:p>
              </table:table-cell>
              <table:table-cell office:value-type="float" office:value="28.17">
                <text:p>28.17</text:p>
              </table:table-cell>
              <table:table-cell office:value-type="float" office:value="1654611">
                <text:p>1654611</text:p>
              </table:table-cell>
              <table:table-cell office:value-type="float" office:value="100797.25">
                <text:p>100797.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51440">
                <text:p>1651440</text:p>
              </table:table-cell>
              <table:table-cell office:value-type="float" office:value="28.43">
                <text:p>28.43</text:p>
              </table:table-cell>
              <table:table-cell office:value-type="float" office:value="1654662">
                <text:p>1654662</text:p>
              </table:table-cell>
              <table:table-cell office:value-type="float" office:value="100809.25">
                <text:p>100809.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51453">
                <text:p>1651453</text:p>
              </table:table-cell>
              <table:table-cell office:value-type="float" office:value="28.54">
                <text:p>28.54</text:p>
              </table:table-cell>
              <table:table-cell office:value-type="float" office:value="1654712">
                <text:p>1654712</text:p>
              </table:table-cell>
              <table:table-cell office:value-type="float" office:value="100820.5">
                <text:p>100820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51503">
                <text:p>1651503</text:p>
              </table:table-cell>
              <table:table-cell office:value-type="float" office:value="28.75">
                <text:p>28.75</text:p>
              </table:table-cell>
              <table:table-cell office:value-type="float" office:value="1655325">
                <text:p>1655325</text:p>
              </table:table-cell>
              <table:table-cell office:value-type="float" office:value="100828.25">
                <text:p>100828.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51552">
                <text:p>1651552</text:p>
              </table:table-cell>
              <table:table-cell office:value-type="float" office:value="28.71">
                <text:p>28.71</text:p>
              </table:table-cell>
              <table:table-cell office:value-type="float" office:value="1655388">
                <text:p>1655388</text:p>
              </table:table-cell>
              <table:table-cell office:value-type="float" office:value="100832.5">
                <text:p>100832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51564">
                <text:p>1651564</text:p>
              </table:table-cell>
              <table:table-cell office:value-type="float" office:value="28.83">
                <text:p>28.83</text:p>
              </table:table-cell>
              <table:table-cell office:value-type="float" office:value="1655449">
                <text:p>1655449</text:p>
              </table:table-cell>
              <table:table-cell office:value-type="float" office:value="100835.75">
                <text:p>100835.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51613">
                <text:p>1651613</text:p>
              </table:table-cell>
              <table:table-cell office:value-type="float" office:value="28.9">
                <text:p>28.9</text:p>
              </table:table-cell>
              <table:table-cell office:value-type="float" office:value="1655512">
                <text:p>1655512</text:p>
              </table:table-cell>
              <table:table-cell office:value-type="float" office:value="100835.75">
                <text:p>100835.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51627">
                <text:p>1651627</text:p>
              </table:table-cell>
              <table:table-cell office:value-type="float" office:value="28.9">
                <text:p>28.9</text:p>
              </table:table-cell>
              <table:table-cell office:value-type="float" office:value="1655561">
                <text:p>1655561</text:p>
              </table:table-cell>
              <table:table-cell office:value-type="float" office:value="100835">
                <text:p>1008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51676">
                <text:p>1651676</text:p>
              </table:table-cell>
              <table:table-cell office:value-type="float" office:value="29.03">
                <text:p>29.03</text:p>
              </table:table-cell>
              <table:table-cell office:value-type="float" office:value="1655622">
                <text:p>1655622</text:p>
              </table:table-cell>
              <table:table-cell office:value-type="float" office:value="100834">
                <text:p>1008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51688">
                <text:p>1651688</text:p>
              </table:table-cell>
              <table:table-cell office:value-type="float" office:value="29.07">
                <text:p>29.07</text:p>
              </table:table-cell>
              <table:table-cell office:value-type="float" office:value="1655684">
                <text:p>1655684</text:p>
              </table:table-cell>
              <table:table-cell office:value-type="float" office:value="100833.75">
                <text:p>100833.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51737">
                <text:p>1651737</text:p>
              </table:table-cell>
              <table:table-cell office:value-type="float" office:value="29.1">
                <text:p>29.1</text:p>
              </table:table-cell>
              <table:table-cell office:value-type="float" office:value="1655746">
                <text:p>1655746</text:p>
              </table:table-cell>
              <table:table-cell office:value-type="float" office:value="100834.25">
                <text:p>100834.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51750">
                <text:p>1651750</text:p>
              </table:table-cell>
              <table:table-cell office:value-type="float" office:value="29.06">
                <text:p>29.06</text:p>
              </table:table-cell>
              <table:table-cell office:value-type="float" office:value="1655808">
                <text:p>1655808</text:p>
              </table:table-cell>
              <table:table-cell office:value-type="float" office:value="100835">
                <text:p>1008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51800">
                <text:p>1651800</text:p>
              </table:table-cell>
              <table:table-cell office:value-type="float" office:value="28.99">
                <text:p>28.99</text:p>
              </table:table-cell>
              <table:table-cell office:value-type="float" office:value="1655870">
                <text:p>1655870</text:p>
              </table:table-cell>
              <table:table-cell office:value-type="float" office:value="100835.75">
                <text:p>100835.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51849">
                <text:p>1651849</text:p>
              </table:table-cell>
              <table:table-cell office:value-type="float" office:value="28.82">
                <text:p>28.82</text:p>
              </table:table-cell>
              <table:table-cell office:value-type="float" office:value="1655931">
                <text:p>1655931</text:p>
              </table:table-cell>
              <table:table-cell office:value-type="float" office:value="100835.75">
                <text:p>100835.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51861">
                <text:p>1651861</text:p>
              </table:table-cell>
              <table:table-cell office:value-type="float" office:value="28.63">
                <text:p>28.63</text:p>
              </table:table-cell>
              <table:table-cell office:value-type="float" office:value="1655994">
                <text:p>1655994</text:p>
              </table:table-cell>
              <table:table-cell office:value-type="float" office:value="100835.75">
                <text:p>100835.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51910">
                <text:p>1651910</text:p>
              </table:table-cell>
              <table:table-cell office:value-type="float" office:value="28.5">
                <text:p>28.5</text:p>
              </table:table-cell>
              <table:table-cell office:value-type="float" office:value="1656055">
                <text:p>1656055</text:p>
              </table:table-cell>
              <table:table-cell office:value-type="float" office:value="100835.75">
                <text:p>100835.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51923">
                <text:p>1651923</text:p>
              </table:table-cell>
              <table:table-cell office:value-type="float" office:value="27.59">
                <text:p>27.59</text:p>
              </table:table-cell>
              <table:table-cell office:value-type="float" office:value="1656118">
                <text:p>1656118</text:p>
              </table:table-cell>
              <table:table-cell office:value-type="float" office:value="100836.5">
                <text:p>100836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51973">
                <text:p>1651973</text:p>
              </table:table-cell>
              <table:table-cell office:value-type="float" office:value="26.39">
                <text:p>26.39</text:p>
              </table:table-cell>
              <table:table-cell office:value-type="float" office:value="1656179">
                <text:p>1656179</text:p>
              </table:table-cell>
              <table:table-cell office:value-type="float" office:value="100839.75">
                <text:p>100839.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52022">
                <text:p>1652022</text:p>
              </table:table-cell>
              <table:table-cell office:value-type="float" office:value="25.25">
                <text:p>25.25</text:p>
              </table:table-cell>
              <table:table-cell office:value-type="float" office:value="1656242">
                <text:p>1656242</text:p>
              </table:table-cell>
              <table:table-cell office:value-type="float" office:value="100840.5">
                <text:p>100840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52034">
                <text:p>1652034</text:p>
              </table:table-cell>
              <table:table-cell office:value-type="float" office:value="24.2">
                <text:p>24.2</text:p>
              </table:table-cell>
              <table:table-cell office:value-type="float" office:value="1656304">
                <text:p>1656304</text:p>
              </table:table-cell>
              <table:table-cell office:value-type="float" office:value="100840.5">
                <text:p>100840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52083">
                <text:p>1652083</text:p>
              </table:table-cell>
              <table:table-cell office:value-type="float" office:value="23.94">
                <text:p>23.94</text:p>
              </table:table-cell>
              <table:table-cell office:value-type="float" office:value="1656366">
                <text:p>1656366</text:p>
              </table:table-cell>
              <table:table-cell office:value-type="float" office:value="100840.25">
                <text:p>100840.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52097">
                <text:p>1652097</text:p>
              </table:table-cell>
              <table:table-cell office:value-type="float" office:value="24.62">
                <text:p>24.62</text:p>
              </table:table-cell>
              <table:table-cell office:value-type="float" office:value="1656427">
                <text:p>1656427</text:p>
              </table:table-cell>
              <table:table-cell office:value-type="float" office:value="100839">
                <text:p>1008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52146">
                <text:p>1652146</text:p>
              </table:table-cell>
              <table:table-cell office:value-type="float" office:value="25.86">
                <text:p>25.86</text:p>
              </table:table-cell>
              <table:table-cell office:value-type="float" office:value="1656489">
                <text:p>1656489</text:p>
              </table:table-cell>
              <table:table-cell office:value-type="float" office:value="100839">
                <text:p>1008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52158">
                <text:p>1652158</text:p>
              </table:table-cell>
              <table:table-cell office:value-type="float" office:value="27.24">
                <text:p>27.24</text:p>
              </table:table-cell>
              <table:table-cell office:value-type="float" office:value="1656539">
                <text:p>1656539</text:p>
              </table:table-cell>
              <table:table-cell office:value-type="float" office:value="100840.5">
                <text:p>100840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52207">
                <text:p>1652207</text:p>
              </table:table-cell>
              <table:table-cell office:value-type="float" office:value="28.67">
                <text:p>28.67</text:p>
              </table:table-cell>
              <table:table-cell office:value-type="float" office:value="1656600">
                <text:p>1656600</text:p>
              </table:table-cell>
              <table:table-cell office:value-type="float" office:value="100840.25">
                <text:p>100840.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52220">
                <text:p>1652220</text:p>
              </table:table-cell>
              <table:table-cell office:value-type="float" office:value="29.46">
                <text:p>29.46</text:p>
              </table:table-cell>
              <table:table-cell office:value-type="float" office:value="1656663">
                <text:p>1656663</text:p>
              </table:table-cell>
              <table:table-cell office:value-type="float" office:value="100838">
                <text:p>1008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52270">
                <text:p>1652270</text:p>
              </table:table-cell>
              <table:table-cell office:value-type="float" office:value="29.62">
                <text:p>29.62</text:p>
              </table:table-cell>
              <table:table-cell office:value-type="float" office:value="1656712">
                <text:p>1656712</text:p>
              </table:table-cell>
              <table:table-cell office:value-type="float" office:value="100839.75">
                <text:p>100839.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52319">
                <text:p>1652319</text:p>
              </table:table-cell>
              <table:table-cell office:value-type="float" office:value="29.57">
                <text:p>29.57</text:p>
              </table:table-cell>
              <table:table-cell office:value-type="float" office:value="1656773">
                <text:p>1656773</text:p>
              </table:table-cell>
              <table:table-cell office:value-type="float" office:value="100838.5">
                <text:p>100838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2331">
                <text:p>1652331</text:p>
              </table:table-cell>
              <table:table-cell office:value-type="float" office:value="28.97">
                <text:p>28.97</text:p>
              </table:table-cell>
              <table:table-cell office:value-type="float" office:value="1656835">
                <text:p>1656835</text:p>
              </table:table-cell>
              <table:table-cell office:value-type="float" office:value="100837.75">
                <text:p>100837.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52380">
                <text:p>1652380</text:p>
              </table:table-cell>
              <table:table-cell office:value-type="float" office:value="28.28">
                <text:p>28.28</text:p>
              </table:table-cell>
              <table:table-cell office:value-type="float" office:value="1656897">
                <text:p>1656897</text:p>
              </table:table-cell>
              <table:table-cell office:value-type="float" office:value="100838">
                <text:p>1008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52393">
                <text:p>1652393</text:p>
              </table:table-cell>
              <table:table-cell office:value-type="float" office:value="27.17">
                <text:p>27.17</text:p>
              </table:table-cell>
              <table:table-cell office:value-type="float" office:value="1656958">
                <text:p>1656958</text:p>
              </table:table-cell>
              <table:table-cell office:value-type="float" office:value="100837.5">
                <text:p>100837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52443">
                <text:p>1652443</text:p>
              </table:table-cell>
              <table:table-cell office:value-type="float" office:value="25.8">
                <text:p>25.8</text:p>
              </table:table-cell>
              <table:table-cell office:value-type="float" office:value="1657021">
                <text:p>1657021</text:p>
              </table:table-cell>
              <table:table-cell office:value-type="float" office:value="100837">
                <text:p>1008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52492">
                <text:p>1652492</text:p>
              </table:table-cell>
              <table:table-cell office:value-type="float" office:value="24.81">
                <text:p>24.81</text:p>
              </table:table-cell>
              <table:table-cell office:value-type="float" office:value="1657082">
                <text:p>1657082</text:p>
              </table:table-cell>
              <table:table-cell office:value-type="float" office:value="100839.75">
                <text:p>100839.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52504">
                <text:p>1652504</text:p>
              </table:table-cell>
              <table:table-cell office:value-type="float" office:value="23.96">
                <text:p>23.96</text:p>
              </table:table-cell>
              <table:table-cell office:value-type="float" office:value="1657145">
                <text:p>1657145</text:p>
              </table:table-cell>
              <table:table-cell office:value-type="float" office:value="100840.25">
                <text:p>100840.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52553">
                <text:p>1652553</text:p>
              </table:table-cell>
              <table:table-cell office:value-type="float" office:value="23.53">
                <text:p>23.53</text:p>
              </table:table-cell>
              <table:table-cell office:value-type="float" office:value="1657206">
                <text:p>1657206</text:p>
              </table:table-cell>
              <table:table-cell office:value-type="float" office:value="100838.5">
                <text:p>100838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52567">
                <text:p>1652567</text:p>
              </table:table-cell>
              <table:table-cell office:value-type="float" office:value="23.32">
                <text:p>23.32</text:p>
              </table:table-cell>
              <table:table-cell office:value-type="float" office:value="1657269">
                <text:p>1657269</text:p>
              </table:table-cell>
              <table:table-cell office:value-type="float" office:value="100840">
                <text:p>10084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52616">
                <text:p>1652616</text:p>
              </table:table-cell>
              <table:table-cell office:value-type="float" office:value="23.23">
                <text:p>23.23</text:p>
              </table:table-cell>
              <table:table-cell office:value-type="float" office:value="1657330">
                <text:p>1657330</text:p>
              </table:table-cell>
              <table:table-cell office:value-type="float" office:value="100838.75">
                <text:p>100838.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52628">
                <text:p>1652628</text:p>
              </table:table-cell>
              <table:table-cell office:value-type="float" office:value="23.18">
                <text:p>23.18</text:p>
              </table:table-cell>
              <table:table-cell office:value-type="float" office:value="1657392">
                <text:p>1657392</text:p>
              </table:table-cell>
              <table:table-cell office:value-type="float" office:value="100838.5">
                <text:p>100838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52677">
                <text:p>1652677</text:p>
              </table:table-cell>
              <table:table-cell office:value-type="float" office:value="23.11">
                <text:p>23.11</text:p>
              </table:table-cell>
              <table:table-cell office:value-type="float" office:value="1657454">
                <text:p>1657454</text:p>
              </table:table-cell>
              <table:table-cell office:value-type="float" office:value="100839.25">
                <text:p>100839.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52690">
                <text:p>1652690</text:p>
              </table:table-cell>
              <table:table-cell office:value-type="float" office:value="23.24">
                <text:p>23.24</text:p>
              </table:table-cell>
              <table:table-cell office:value-type="float" office:value="1657516">
                <text:p>1657516</text:p>
              </table:table-cell>
              <table:table-cell office:value-type="float" office:value="100837.25">
                <text:p>100837.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52740">
                <text:p>1652740</text:p>
              </table:table-cell>
              <table:table-cell office:value-type="float" office:value="23.48">
                <text:p>23.48</text:p>
              </table:table-cell>
              <table:table-cell office:value-type="float" office:value="1657565">
                <text:p>1657565</text:p>
              </table:table-cell>
              <table:table-cell office:value-type="float" office:value="100836.25">
                <text:p>100836.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52789">
                <text:p>1652789</text:p>
              </table:table-cell>
              <table:table-cell office:value-type="float" office:value="23.65">
                <text:p>23.65</text:p>
              </table:table-cell>
              <table:table-cell office:value-type="float" office:value="1657627">
                <text:p>1657627</text:p>
              </table:table-cell>
              <table:table-cell office:value-type="float" office:value="100836.75">
                <text:p>100836.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52801">
                <text:p>1652801</text:p>
              </table:table-cell>
              <table:table-cell office:value-type="float" office:value="23.85">
                <text:p>23.85</text:p>
              </table:table-cell>
              <table:table-cell office:value-type="float" office:value="1657689">
                <text:p>1657689</text:p>
              </table:table-cell>
              <table:table-cell office:value-type="float" office:value="100835.75">
                <text:p>100835.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2850">
                <text:p>1652850</text:p>
              </table:table-cell>
              <table:table-cell office:value-type="float" office:value="23.79">
                <text:p>23.79</text:p>
              </table:table-cell>
              <table:table-cell office:value-type="float" office:value="1657750">
                <text:p>1657750</text:p>
              </table:table-cell>
              <table:table-cell office:value-type="float" office:value="100836.5">
                <text:p>100836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2864">
                <text:p>1652864</text:p>
              </table:table-cell>
              <table:table-cell office:value-type="float" office:value="23.87">
                <text:p>23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52913">
                <text:p>1652913</text:p>
              </table:table-cell>
              <table:table-cell office:value-type="float" office:value="23.82">
                <text:p>2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52925">
                <text:p>1652925</text:p>
              </table:table-cell>
              <table:table-cell office:value-type="float" office:value="24.12">
                <text:p>24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52974">
                <text:p>1652974</text:p>
              </table:table-cell>
              <table:table-cell office:value-type="float" office:value="25.27">
                <text:p>25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52987">
                <text:p>1652987</text:p>
              </table:table-cell>
              <table:table-cell office:value-type="float" office:value="27.51">
                <text:p>27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53037">
                <text:p>1653037</text:p>
              </table:table-cell>
              <table:table-cell office:value-type="float" office:value="30.13">
                <text:p>30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53086">
                <text:p>1653086</text:p>
              </table:table-cell>
              <table:table-cell office:value-type="float" office:value="31.04">
                <text:p>31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53098">
                <text:p>1653098</text:p>
              </table:table-cell>
              <table:table-cell office:value-type="float" office:value="31.58">
                <text:p>31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53147">
                <text:p>1653147</text:p>
              </table:table-cell>
              <table:table-cell office:value-type="float" office:value="31.43">
                <text:p>31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53160">
                <text:p>1653160</text:p>
              </table:table-cell>
              <table:table-cell office:value-type="float" office:value="30.74">
                <text:p>30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53210">
                <text:p>1653210</text:p>
              </table:table-cell>
              <table:table-cell office:value-type="float" office:value="31.2">
                <text:p>3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53259">
                <text:p>1653259</text:p>
              </table:table-cell>
              <table:table-cell office:value-type="float" office:value="30.94">
                <text:p>30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53271">
                <text:p>1653271</text:p>
              </table:table-cell>
              <table:table-cell office:value-type="float" office:value="29.86">
                <text:p>29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53320">
                <text:p>1653320</text:p>
              </table:table-cell>
              <table:table-cell office:value-type="float" office:value="29.11">
                <text:p>29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53334">
                <text:p>1653334</text:p>
              </table:table-cell>
              <table:table-cell office:value-type="float" office:value="28.59">
                <text:p>28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53383">
                <text:p>1653383</text:p>
              </table:table-cell>
              <table:table-cell office:value-type="float" office:value="28.29">
                <text:p>28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53395">
                <text:p>1653395</text:p>
              </table:table-cell>
              <table:table-cell office:value-type="float" office:value="27.57">
                <text:p>27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53444">
                <text:p>1653444</text:p>
              </table:table-cell>
              <table:table-cell office:value-type="float" office:value="26.65">
                <text:p>26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53457">
                <text:p>1653457</text:p>
              </table:table-cell>
              <table:table-cell office:value-type="float" office:value="25.32">
                <text:p>25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53507">
                <text:p>1653507</text:p>
              </table:table-cell>
              <table:table-cell office:value-type="float" office:value="24.08">
                <text:p>24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53581">
                <text:p>1653581</text:p>
              </table:table-cell>
              <table:table-cell office:value-type="float" office:value="23.19">
                <text:p>23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53630">
                <text:p>1653630</text:p>
              </table:table-cell>
              <table:table-cell office:value-type="float" office:value="22.48">
                <text:p>22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53644">
                <text:p>1653644</text:p>
              </table:table-cell>
              <table:table-cell office:value-type="float" office:value="22.28">
                <text:p>22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53693">
                <text:p>1653693</text:p>
              </table:table-cell>
              <table:table-cell office:value-type="float" office:value="22.18">
                <text:p>22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53705">
                <text:p>1653705</text:p>
              </table:table-cell>
              <table:table-cell office:value-type="float" office:value="22.44">
                <text:p>22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53754">
                <text:p>1653754</text:p>
              </table:table-cell>
              <table:table-cell office:value-type="float" office:value="22.76">
                <text:p>22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53768">
                <text:p>1653768</text:p>
              </table:table-cell>
              <table:table-cell office:value-type="float" office:value="23.02">
                <text:p>23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53817">
                <text:p>1653817</text:p>
              </table:table-cell>
              <table:table-cell office:value-type="float" office:value="23.29">
                <text:p>23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53829">
                <text:p>1653829</text:p>
              </table:table-cell>
              <table:table-cell office:value-type="float" office:value="23.55">
                <text:p>23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53878">
                <text:p>1653878</text:p>
              </table:table-cell>
              <table:table-cell office:value-type="float" office:value="23.79">
                <text:p>23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53892">
                <text:p>1653892</text:p>
              </table:table-cell>
              <table:table-cell office:value-type="float" office:value="23.94">
                <text:p>23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53941">
                <text:p>1653941</text:p>
              </table:table-cell>
              <table:table-cell office:value-type="float" office:value="24.02">
                <text:p>24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53953">
                <text:p>1653953</text:p>
              </table:table-cell>
              <table:table-cell office:value-type="float" office:value="23.9">
                <text:p>2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54002">
                <text:p>1654002</text:p>
              </table:table-cell>
              <table:table-cell office:value-type="float" office:value="23.79">
                <text:p>23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54016">
                <text:p>1654016</text:p>
              </table:table-cell>
              <table:table-cell office:value-type="float" office:value="23.76">
                <text:p>23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54065">
                <text:p>1654065</text:p>
              </table:table-cell>
              <table:table-cell office:value-type="float" office:value="23.75">
                <text:p>2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54077">
                <text:p>1654077</text:p>
              </table:table-cell>
              <table:table-cell office:value-type="float" office:value="23.87">
                <text:p>23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54126">
                <text:p>1654126</text:p>
              </table:table-cell>
              <table:table-cell office:value-type="float" office:value="23.97">
                <text:p>23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54139">
                <text:p>1654139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54189">
                <text:p>1654189</text:p>
              </table:table-cell>
              <table:table-cell office:value-type="float" office:value="24.25">
                <text:p>24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54238">
                <text:p>1654238</text:p>
              </table:table-cell>
              <table:table-cell office:value-type="float" office:value="24.44">
                <text:p>24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54250">
                <text:p>1654250</text:p>
              </table:table-cell>
              <table:table-cell office:value-type="float" office:value="24.64">
                <text:p>24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54299">
                <text:p>1654299</text:p>
              </table:table-cell>
              <table:table-cell office:value-type="float" office:value="24.75">
                <text:p>24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54312">
                <text:p>1654312</text:p>
              </table:table-cell>
              <table:table-cell office:value-type="float" office:value="24.98">
                <text:p>24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54362">
                <text:p>1654362</text:p>
              </table:table-cell>
              <table:table-cell office:value-type="float" office:value="25.13">
                <text:p>25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54411">
                <text:p>1654411</text:p>
              </table:table-cell>
              <table:table-cell office:value-type="float" office:value="25.63">
                <text:p>25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54423">
                <text:p>1654423</text:p>
              </table:table-cell>
              <table:table-cell office:value-type="float" office:value="26.55">
                <text:p>26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54472">
                <text:p>1654472</text:p>
              </table:table-cell>
              <table:table-cell office:value-type="float" office:value="27.16">
                <text:p>27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54486">
                <text:p>1654486</text:p>
              </table:table-cell>
              <table:table-cell office:value-type="float" office:value="29.51">
                <text:p>29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54535">
                <text:p>1654535</text:p>
              </table:table-cell>
              <table:table-cell office:value-type="float" office:value="31.47">
                <text:p>31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54547">
                <text:p>1654547</text:p>
              </table:table-cell>
              <table:table-cell office:value-type="float" office:value="31.44">
                <text:p>31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54596">
                <text:p>1654596</text:p>
              </table:table-cell>
              <table:table-cell office:value-type="float" office:value="32.34">
                <text:p>32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54609">
                <text:p>1654609</text:p>
              </table:table-cell>
              <table:table-cell office:value-type="float" office:value="31.55">
                <text:p>31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54659">
                <text:p>1654659</text:p>
              </table:table-cell>
              <table:table-cell office:value-type="float" office:value="30.84">
                <text:p>30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54709">
                <text:p>1654709</text:p>
              </table:table-cell>
              <table:table-cell office:value-type="float" office:value="28.86">
                <text:p>28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55323">
                <text:p>1655323</text:p>
              </table:table-cell>
              <table:table-cell office:value-type="float" office:value="26.87">
                <text:p>26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55372">
                <text:p>1655372</text:p>
              </table:table-cell>
              <table:table-cell office:value-type="float" office:value="26.96">
                <text:p>26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55385">
                <text:p>1655385</text:p>
              </table:table-cell>
              <table:table-cell office:value-type="float" office:value="27.67">
                <text:p>27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55434">
                <text:p>1655434</text:p>
              </table:table-cell>
              <table:table-cell office:value-type="float" office:value="29.3">
                <text:p>2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55447">
                <text:p>1655447</text:p>
              </table:table-cell>
              <table:table-cell office:value-type="float" office:value="29.27">
                <text:p>29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55495">
                <text:p>1655495</text:p>
              </table:table-cell>
              <table:table-cell office:value-type="float" office:value="27.07">
                <text:p>27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55508">
                <text:p>1655508</text:p>
              </table:table-cell>
              <table:table-cell office:value-type="float" office:value="24.34">
                <text:p>24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55558">
                <text:p>1655558</text:p>
              </table:table-cell>
              <table:table-cell office:value-type="float" office:value="23.92">
                <text:p>23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55607">
                <text:p>1655607</text:p>
              </table:table-cell>
              <table:table-cell office:value-type="float" office:value="25.44">
                <text:p>25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55619">
                <text:p>1655619</text:p>
              </table:table-cell>
              <table:table-cell office:value-type="float" office:value="27.15">
                <text:p>27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55668">
                <text:p>1655668</text:p>
              </table:table-cell>
              <table:table-cell office:value-type="float" office:value="28.38">
                <text:p>28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55682">
                <text:p>1655682</text:p>
              </table:table-cell>
              <table:table-cell office:value-type="float" office:value="28.45">
                <text:p>28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55731">
                <text:p>1655731</text:p>
              </table:table-cell>
              <table:table-cell office:value-type="float" office:value="27.5">
                <text:p>2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55743">
                <text:p>1655743</text:p>
              </table:table-cell>
              <table:table-cell office:value-type="float" office:value="26.45">
                <text:p>26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655792">
                <text:p>1655792</text:p>
              </table:table-cell>
              <table:table-cell office:value-type="float" office:value="25.78">
                <text:p>25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55805">
                <text:p>1655805</text:p>
              </table:table-cell>
              <table:table-cell office:value-type="float" office:value="25.83">
                <text:p>25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55855">
                <text:p>1655855</text:p>
              </table:table-cell>
              <table:table-cell office:value-type="float" office:value="25.88">
                <text:p>25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55867">
                <text:p>1655867</text:p>
              </table:table-cell>
              <table:table-cell office:value-type="float" office:value="25.92">
                <text:p>25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55916">
                <text:p>1655916</text:p>
              </table:table-cell>
              <table:table-cell office:value-type="float" office:value="25.9">
                <text:p>2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55929">
                <text:p>1655929</text:p>
              </table:table-cell>
              <table:table-cell office:value-type="float" office:value="25.92">
                <text:p>25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55977">
                <text:p>1655977</text:p>
              </table:table-cell>
              <table:table-cell office:value-type="float" office:value="25.95">
                <text:p>25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55991">
                <text:p>1655991</text:p>
              </table:table-cell>
              <table:table-cell office:value-type="float" office:value="25.94">
                <text:p>25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56040">
                <text:p>1656040</text:p>
              </table:table-cell>
              <table:table-cell office:value-type="float" office:value="25.93">
                <text:p>25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56052">
                <text:p>1656052</text:p>
              </table:table-cell>
              <table:table-cell office:value-type="float" office:value="25.93">
                <text:p>25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56101">
                <text:p>1656101</text:p>
              </table:table-cell>
              <table:table-cell office:value-type="float" office:value="25.93">
                <text:p>25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56115">
                <text:p>1656115</text:p>
              </table:table-cell>
              <table:table-cell office:value-type="float" office:value="25.92">
                <text:p>25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56164">
                <text:p>1656164</text:p>
              </table:table-cell>
              <table:table-cell office:value-type="float" office:value="25.91">
                <text:p>25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656176">
                <text:p>1656176</text:p>
              </table:table-cell>
              <table:table-cell office:value-type="float" office:value="25.92">
                <text:p>25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56226">
                <text:p>1656226</text:p>
              </table:table-cell>
              <table:table-cell office:value-type="float" office:value="25.91">
                <text:p>25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56239">
                <text:p>1656239</text:p>
              </table:table-cell>
              <table:table-cell office:value-type="float" office:value="25.92">
                <text:p>25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56288">
                <text:p>1656288</text:p>
              </table:table-cell>
              <table:table-cell office:value-type="float" office:value="25.93">
                <text:p>25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56301">
                <text:p>1656301</text:p>
              </table:table-cell>
              <table:table-cell office:value-type="float" office:value="25.92">
                <text:p>25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56350">
                <text:p>1656350</text:p>
              </table:table-cell>
              <table:table-cell office:value-type="float" office:value="25.92">
                <text:p>25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56363">
                <text:p>1656363</text:p>
              </table:table-cell>
              <table:table-cell office:value-type="float" office:value="25.9">
                <text:p>2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56412">
                <text:p>1656412</text:p>
              </table:table-cell>
              <table:table-cell office:value-type="float" office:value="25.9">
                <text:p>2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56425">
                <text:p>1656425</text:p>
              </table:table-cell>
              <table:table-cell office:value-type="float" office:value="25.9">
                <text:p>2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56474">
                <text:p>1656474</text:p>
              </table:table-cell>
              <table:table-cell office:value-type="float" office:value="25.89">
                <text:p>25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56486">
                <text:p>1656486</text:p>
              </table:table-cell>
              <table:table-cell office:value-type="float" office:value="25.9">
                <text:p>2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56536">
                <text:p>1656536</text:p>
              </table:table-cell>
              <table:table-cell office:value-type="float" office:value="25.9">
                <text:p>2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56585">
                <text:p>1656585</text:p>
              </table:table-cell>
              <table:table-cell office:value-type="float" office:value="25.91">
                <text:p>25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56597">
                <text:p>1656597</text:p>
              </table:table-cell>
              <table:table-cell office:value-type="float" office:value="25.92">
                <text:p>25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56646">
                <text:p>1656646</text:p>
              </table:table-cell>
              <table:table-cell office:value-type="float" office:value="25.92">
                <text:p>25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56659">
                <text:p>1656659</text:p>
              </table:table-cell>
              <table:table-cell office:value-type="float" office:value="25.92">
                <text:p>25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56709">
                <text:p>1656709</text:p>
              </table:table-cell>
              <table:table-cell office:value-type="float" office:value="25.92">
                <text:p>25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56758">
                <text:p>1656758</text:p>
              </table:table-cell>
              <table:table-cell office:value-type="float" office:value="25.92">
                <text:p>25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56770">
                <text:p>1656770</text:p>
              </table:table-cell>
              <table:table-cell office:value-type="float" office:value="25.92">
                <text:p>25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56819">
                <text:p>1656819</text:p>
              </table:table-cell>
              <table:table-cell office:value-type="float" office:value="25.91">
                <text:p>25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56833">
                <text:p>1656833</text:p>
              </table:table-cell>
              <table:table-cell office:value-type="float" office:value="25.91">
                <text:p>25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56882">
                <text:p>1656882</text:p>
              </table:table-cell>
              <table:table-cell office:value-type="float" office:value="25.89">
                <text:p>25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56894">
                <text:p>1656894</text:p>
              </table:table-cell>
              <table:table-cell office:value-type="float" office:value="25.89">
                <text:p>25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56943">
                <text:p>1656943</text:p>
              </table:table-cell>
              <table:table-cell office:value-type="float" office:value="25.91">
                <text:p>25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56956">
                <text:p>1656956</text:p>
              </table:table-cell>
              <table:table-cell office:value-type="float" office:value="25.91">
                <text:p>25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57006">
                <text:p>1657006</text:p>
              </table:table-cell>
              <table:table-cell office:value-type="float" office:value="25.92">
                <text:p>25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57018">
                <text:p>1657018</text:p>
              </table:table-cell>
              <table:table-cell office:value-type="float" office:value="25.92">
                <text:p>25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57067">
                <text:p>1657067</text:p>
              </table:table-cell>
              <table:table-cell office:value-type="float" office:value="25.9">
                <text:p>2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57079">
                <text:p>1657079</text:p>
              </table:table-cell>
              <table:table-cell office:value-type="float" office:value="25.91">
                <text:p>25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57128">
                <text:p>1657128</text:p>
              </table:table-cell>
              <table:table-cell office:value-type="float" office:value="25.9">
                <text:p>2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57142">
                <text:p>1657142</text:p>
              </table:table-cell>
              <table:table-cell office:value-type="float" office:value="25.9">
                <text:p>2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57191">
                <text:p>1657191</text:p>
              </table:table-cell>
              <table:table-cell office:value-type="float" office:value="25.9">
                <text:p>2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57203">
                <text:p>1657203</text:p>
              </table:table-cell>
              <table:table-cell office:value-type="float" office:value="25.9">
                <text:p>2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57252">
                <text:p>1657252</text:p>
              </table:table-cell>
              <table:table-cell office:value-type="float" office:value="25.9">
                <text:p>2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57266">
                <text:p>1657266</text:p>
              </table:table-cell>
              <table:table-cell office:value-type="float" office:value="25.9">
                <text:p>2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57315">
                <text:p>1657315</text:p>
              </table:table-cell>
              <table:table-cell office:value-type="float" office:value="25.9">
                <text:p>2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57327">
                <text:p>1657327</text:p>
              </table:table-cell>
              <table:table-cell office:value-type="float" office:value="25.89">
                <text:p>25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57376">
                <text:p>1657376</text:p>
              </table:table-cell>
              <table:table-cell office:value-type="float" office:value="25.9">
                <text:p>2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57390">
                <text:p>1657390</text:p>
              </table:table-cell>
              <table:table-cell office:value-type="float" office:value="25.89">
                <text:p>25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57439">
                <text:p>1657439</text:p>
              </table:table-cell>
              <table:table-cell office:value-type="float" office:value="25.89">
                <text:p>25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57451">
                <text:p>1657451</text:p>
              </table:table-cell>
              <table:table-cell office:value-type="float" office:value="25.9">
                <text:p>2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57500">
                <text:p>1657500</text:p>
              </table:table-cell>
              <table:table-cell office:value-type="float" office:value="25.91">
                <text:p>25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57513">
                <text:p>1657513</text:p>
              </table:table-cell>
              <table:table-cell office:value-type="float" office:value="25.91">
                <text:p>25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57562">
                <text:p>1657562</text:p>
              </table:table-cell>
              <table:table-cell office:value-type="float" office:value="25.91">
                <text:p>25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57611">
                <text:p>1657611</text:p>
              </table:table-cell>
              <table:table-cell office:value-type="float" office:value="25.9">
                <text:p>2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57624">
                <text:p>1657624</text:p>
              </table:table-cell>
              <table:table-cell office:value-type="float" office:value="25.9">
                <text:p>2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57673">
                <text:p>1657673</text:p>
              </table:table-cell>
              <table:table-cell office:value-type="float" office:value="25.89">
                <text:p>25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57686">
                <text:p>1657686</text:p>
              </table:table-cell>
              <table:table-cell office:value-type="float" office:value="25.89">
                <text:p>25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57735">
                <text:p>1657735</text:p>
              </table:table-cell>
              <table:table-cell office:value-type="float" office:value="25.9">
                <text:p>2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57748">
                <text:p>1657748</text:p>
              </table:table-cell>
              <table:table-cell office:value-type="float" office:value="25.9">
                <text:p>2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57797">
                <text:p>1657797</text:p>
              </table:table-cell>
              <table:table-cell office:value-type="float" office:value="25.9">
                <text:p>2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